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3.1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onaMLAT_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rr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653.54" calcext:value-type="float">
            <text:p>653,54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673.53" calcext:value-type="float">
            <text:p>673,53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657.23" calcext:value-type="float">
            <text:p>657,23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579.34" calcext:value-type="float">
            <text:p>579,34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611.65" calcext:value-type="float">
            <text:p>611,65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602.09" calcext:value-type="float">
            <text:p>602,09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587.12" calcext:value-type="float">
            <text:p>587,12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462.83" calcext:value-type="float">
            <text:p>462,83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569.35" calcext:value-type="float">
            <text:p>569,35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512" calcext:value-type="float">
            <text:p>512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543.46" calcext:value-type="float">
            <text:p>543,46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434.7" calcext:value-type="float">
            <text:p>434,7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396.64" calcext:value-type="float">
            <text:p>396,64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324.82" calcext:value-type="float">
            <text:p>324,82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361.4" calcext:value-type="float">
            <text:p>361,4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403.74" calcext:value-type="float">
            <text:p>403,74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418.93" calcext:value-type="float">
            <text:p>418,93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356.51" calcext:value-type="float">
            <text:p>356,51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342.91" calcext:value-type="float">
            <text:p>342,91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379.07" calcext:value-type="float">
            <text:p>379,07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399.73" calcext:value-type="float">
            <text:p>399,73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371.05" calcext:value-type="float">
            <text:p>371,05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345.78" calcext:value-type="float">
            <text:p>345,78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310.88" calcext:value-type="float">
            <text:p>310,88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356.43" calcext:value-type="float">
            <text:p>356,43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296.6" calcext:value-type="float">
            <text:p>296,6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285.66" calcext:value-type="float">
            <text:p>285,66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317.73" calcext:value-type="float">
            <text:p>317,73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315.96" calcext:value-type="float">
            <text:p>315,96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424.18" calcext:value-type="float">
            <text:p>424,18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355.56" calcext:value-type="float">
            <text:p>355,56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363.54" calcext:value-type="float">
            <text:p>363,54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403.64" calcext:value-type="float">
            <text:p>403,64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428.92" calcext:value-type="float">
            <text:p>428,92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522.64" calcext:value-type="float">
            <text:p>522,64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496.39" calcext:value-type="float">
            <text:p>496,39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567.42" calcext:value-type="float">
            <text:p>567,42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446.07" calcext:value-type="float">
            <text:p>446,07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569.5" calcext:value-type="float">
            <text:p>569,5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652.75" calcext:value-type="float">
            <text:p>652,75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504.57" calcext:value-type="float">
            <text:p>504,57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553.47" calcext:value-type="float">
            <text:p>553,47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578.44" calcext:value-type="float">
            <text:p>578,44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99.95" calcext:value-type="float">
            <text:p>499,95</text:p>
          </table:table-cell>
        </table:table-row>
        <table:table-row table:style-name="ro1" table:visibility="filter">
          <table:table-cell office:value-type="float" office:value="55.63744027" calcext:value-type="float">
            <text:p>55,63744027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614.73" calcext:value-type="float">
            <text:p>614,73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686.73" calcext:value-type="float">
            <text:p>686,73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655.46" calcext:value-type="float">
            <text:p>655,46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635.66" calcext:value-type="float">
            <text:p>635,66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657.38" calcext:value-type="float">
            <text:p>657,38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603.74" calcext:value-type="float">
            <text:p>603,74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567.93" calcext:value-type="float">
            <text:p>567,93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590.13" calcext:value-type="float">
            <text:p>590,13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567.87" calcext:value-type="float">
            <text:p>567,87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503.29" calcext:value-type="float">
            <text:p>503,29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559.18" calcext:value-type="float">
            <text:p>559,18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505.5" calcext:value-type="float">
            <text:p>505,5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463.74" calcext:value-type="float">
            <text:p>463,74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477.13" calcext:value-type="float">
            <text:p>477,13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378" calcext:value-type="float">
            <text:p>378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416.75" calcext:value-type="float">
            <text:p>416,75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334.57" calcext:value-type="float">
            <text:p>334,57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280.8" calcext:value-type="float">
            <text:p>280,8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306.85" calcext:value-type="float">
            <text:p>306,85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354.92" calcext:value-type="float">
            <text:p>354,92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341.19" calcext:value-type="float">
            <text:p>341,19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303.85" calcext:value-type="float">
            <text:p>303,85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250.67" calcext:value-type="float">
            <text:p>250,67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315.59" calcext:value-type="float">
            <text:p>315,59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317.5" calcext:value-type="float">
            <text:p>317,5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317.03" calcext:value-type="float">
            <text:p>317,03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351.06" calcext:value-type="float">
            <text:p>351,06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55.5" calcext:value-type="float">
            <text:p>255,5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334.87" calcext:value-type="float">
            <text:p>334,87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470.26" calcext:value-type="float">
            <text:p>470,26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526.17" calcext:value-type="float">
            <text:p>526,17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479.87" calcext:value-type="float">
            <text:p>479,87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453.08" calcext:value-type="float">
            <text:p>453,08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415.46" calcext:value-type="float">
            <text:p>415,46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555.18" calcext:value-type="float">
            <text:p>555,18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485.43" calcext:value-type="float">
            <text:p>485,43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623.23" calcext:value-type="float">
            <text:p>623,23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567.19" calcext:value-type="float">
            <text:p>567,19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497.53" calcext:value-type="float">
            <text:p>497,53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519.34" calcext:value-type="float">
            <text:p>519,34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565.61" calcext:value-type="float">
            <text:p>565,61</text:p>
          </table:table-cell>
        </table:table-row>
        <table:table-row table:style-name="ro1" table:visibility="filter">
          <table:table-cell office:value-type="float" office:value="55.6401397" calcext:value-type="float">
            <text:p>55,6401397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592.83" calcext:value-type="float">
            <text:p>592,83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670.56" calcext:value-type="float">
            <text:p>670,56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635.46" calcext:value-type="float">
            <text:p>635,46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591.64" calcext:value-type="float">
            <text:p>591,64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665.51" calcext:value-type="float">
            <text:p>665,51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597.35" calcext:value-type="float">
            <text:p>597,35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576.57" calcext:value-type="float">
            <text:p>576,57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643.97" calcext:value-type="float">
            <text:p>643,97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593.23" calcext:value-type="float">
            <text:p>593,23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529.33" calcext:value-type="float">
            <text:p>529,33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498.78" calcext:value-type="float">
            <text:p>498,78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491.09" calcext:value-type="float">
            <text:p>491,09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471.5" calcext:value-type="float">
            <text:p>471,5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396.47" calcext:value-type="float">
            <text:p>396,47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400.46" calcext:value-type="float">
            <text:p>400,46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322.73" calcext:value-type="float">
            <text:p>322,73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411.33" calcext:value-type="float">
            <text:p>411,33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356.77" calcext:value-type="float">
            <text:p>356,77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400.78" calcext:value-type="float">
            <text:p>400,78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217.29" calcext:value-type="float">
            <text:p>217,29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324.81" calcext:value-type="float">
            <text:p>324,81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281.56" calcext:value-type="float">
            <text:p>281,56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369.86" calcext:value-type="float">
            <text:p>369,86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302.34" calcext:value-type="float">
            <text:p>302,34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258.97" calcext:value-type="float">
            <text:p>258,97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254.89" calcext:value-type="float">
            <text:p>254,89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288.62" calcext:value-type="float">
            <text:p>288,62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267.08" calcext:value-type="float">
            <text:p>267,08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322.67" calcext:value-type="float">
            <text:p>322,67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372.19" calcext:value-type="float">
            <text:p>372,19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396.85" calcext:value-type="float">
            <text:p>396,85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410.45" calcext:value-type="float">
            <text:p>410,45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426.19" calcext:value-type="float">
            <text:p>426,19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427.38" calcext:value-type="float">
            <text:p>427,38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385.62" calcext:value-type="float">
            <text:p>385,62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409.69" calcext:value-type="float">
            <text:p>409,69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418.5" calcext:value-type="float">
            <text:p>418,5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479.48" calcext:value-type="float">
            <text:p>479,48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495.05" calcext:value-type="float">
            <text:p>495,05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548.24" calcext:value-type="float">
            <text:p>548,24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536.67" calcext:value-type="float">
            <text:p>536,67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528.32" calcext:value-type="float">
            <text:p>528,32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490.59" calcext:value-type="float">
            <text:p>490,59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580.32" calcext:value-type="float">
            <text:p>580,32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71.35" calcext:value-type="float">
            <text:p>471,35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556.44" calcext:value-type="float">
            <text:p>556,44</text:p>
          </table:table-cell>
        </table:table-row>
        <table:table-row table:style-name="ro1" table:visibility="filter">
          <table:table-cell office:value-type="float" office:value="55.64283912" calcext:value-type="float">
            <text:p>55,64283912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25.77" calcext:value-type="float">
            <text:p>425,77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656.97" calcext:value-type="float">
            <text:p>656,97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631.22" calcext:value-type="float">
            <text:p>631,22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643.01" calcext:value-type="float">
            <text:p>643,01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638.78" calcext:value-type="float">
            <text:p>638,78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602.33" calcext:value-type="float">
            <text:p>602,33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554.51" calcext:value-type="float">
            <text:p>554,51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444.69" calcext:value-type="float">
            <text:p>444,69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507.22" calcext:value-type="float">
            <text:p>507,22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508.62" calcext:value-type="float">
            <text:p>508,62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487.59" calcext:value-type="float">
            <text:p>487,59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460.48" calcext:value-type="float">
            <text:p>460,48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399.8" calcext:value-type="float">
            <text:p>399,8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491.77" calcext:value-type="float">
            <text:p>491,77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406.21" calcext:value-type="float">
            <text:p>406,21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412.51" calcext:value-type="float">
            <text:p>412,51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337.28" calcext:value-type="float">
            <text:p>337,28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320.23" calcext:value-type="float">
            <text:p>320,23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263.47" calcext:value-type="float">
            <text:p>263,47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271.4" calcext:value-type="float">
            <text:p>271,4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231.81" calcext:value-type="float">
            <text:p>231,81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228.66" calcext:value-type="float">
            <text:p>228,66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266.6" calcext:value-type="float">
            <text:p>266,6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316.18" calcext:value-type="float">
            <text:p>316,18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278.12" calcext:value-type="float">
            <text:p>278,12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241.93" calcext:value-type="float">
            <text:p>241,93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329.37" calcext:value-type="float">
            <text:p>329,37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347.04" calcext:value-type="float">
            <text:p>347,04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301.81" calcext:value-type="float">
            <text:p>301,81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300.51" calcext:value-type="float">
            <text:p>300,51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360.85" calcext:value-type="float">
            <text:p>360,85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399.85" calcext:value-type="float">
            <text:p>399,85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335.09" calcext:value-type="float">
            <text:p>335,09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358.06" calcext:value-type="float">
            <text:p>358,06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483.9" calcext:value-type="float">
            <text:p>483,9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507.9" calcext:value-type="float">
            <text:p>507,9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458.97" calcext:value-type="float">
            <text:p>458,97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528.66" calcext:value-type="float">
            <text:p>528,66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466.26" calcext:value-type="float">
            <text:p>466,26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527.71" calcext:value-type="float">
            <text:p>527,71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494.67" calcext:value-type="float">
            <text:p>494,67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504.45" calcext:value-type="float">
            <text:p>504,45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553.91" calcext:value-type="float">
            <text:p>553,91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483.9" calcext:value-type="float">
            <text:p>483,9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551.05" calcext:value-type="float">
            <text:p>551,05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595.3" calcext:value-type="float">
            <text:p>595,3</text:p>
          </table:table-cell>
        </table:table-row>
        <table:table-row table:style-name="ro1" table:visibility="filter">
          <table:table-cell office:value-type="float" office:value="55.64553854" calcext:value-type="float">
            <text:p>55,64553854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500.3" calcext:value-type="float">
            <text:p>500,3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678.98" calcext:value-type="float">
            <text:p>678,98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633.37" calcext:value-type="float">
            <text:p>633,37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628.02" calcext:value-type="float">
            <text:p>628,02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620.46" calcext:value-type="float">
            <text:p>620,46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623.44" calcext:value-type="float">
            <text:p>623,44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598.19" calcext:value-type="float">
            <text:p>598,19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550.8" calcext:value-type="float">
            <text:p>550,8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494.26" calcext:value-type="float">
            <text:p>494,26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436.85" calcext:value-type="float">
            <text:p>436,85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514.47" calcext:value-type="float">
            <text:p>514,47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505.37" calcext:value-type="float">
            <text:p>505,37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493.3" calcext:value-type="float">
            <text:p>493,3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430.94" calcext:value-type="float">
            <text:p>430,94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307.7" calcext:value-type="float">
            <text:p>307,7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409.83" calcext:value-type="float">
            <text:p>409,83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249.4" calcext:value-type="float">
            <text:p>249,4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306.24" calcext:value-type="float">
            <text:p>306,24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267.5" calcext:value-type="float">
            <text:p>267,5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273.7" calcext:value-type="float">
            <text:p>273,7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253.29" calcext:value-type="float">
            <text:p>253,29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284.34" calcext:value-type="float">
            <text:p>284,34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208.63" calcext:value-type="float">
            <text:p>208,63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229.43" calcext:value-type="float">
            <text:p>229,43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331.86" calcext:value-type="float">
            <text:p>331,86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275.41" calcext:value-type="float">
            <text:p>275,41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264.97" calcext:value-type="float">
            <text:p>264,97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233.02" calcext:value-type="float">
            <text:p>233,02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302.59" calcext:value-type="float">
            <text:p>302,59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93.84" calcext:value-type="float">
            <text:p>293,84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325.33" calcext:value-type="float">
            <text:p>325,33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340.75" calcext:value-type="float">
            <text:p>340,75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418.08" calcext:value-type="float">
            <text:p>418,08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432.3" calcext:value-type="float">
            <text:p>432,3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383.32" calcext:value-type="float">
            <text:p>383,32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412.76" calcext:value-type="float">
            <text:p>412,76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438.74" calcext:value-type="float">
            <text:p>438,74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440.84" calcext:value-type="float">
            <text:p>440,84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482.97" calcext:value-type="float">
            <text:p>482,97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506.8" calcext:value-type="float">
            <text:p>506,8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540.02" calcext:value-type="float">
            <text:p>540,02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446.29" calcext:value-type="float">
            <text:p>446,29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498.85" calcext:value-type="float">
            <text:p>498,85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552.38" calcext:value-type="float">
            <text:p>552,38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510.82" calcext:value-type="float">
            <text:p>510,82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510.38" calcext:value-type="float">
            <text:p>510,38</text:p>
          </table:table-cell>
        </table:table-row>
        <table:table-row table:style-name="ro1" table:visibility="filter">
          <table:table-cell office:value-type="float" office:value="55.64823797" calcext:value-type="float">
            <text:p>55,64823797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92.08" calcext:value-type="float">
            <text:p>492,08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681.4" calcext:value-type="float">
            <text:p>681,4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657.83" calcext:value-type="float">
            <text:p>657,83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700" calcext:value-type="float">
            <text:p>700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667.45" calcext:value-type="float">
            <text:p>667,45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640.13" calcext:value-type="float">
            <text:p>640,13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600.7" calcext:value-type="float">
            <text:p>600,7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578.47" calcext:value-type="float">
            <text:p>578,47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562" calcext:value-type="float">
            <text:p>562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510.65" calcext:value-type="float">
            <text:p>510,65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509.78" calcext:value-type="float">
            <text:p>509,78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411.35" calcext:value-type="float">
            <text:p>411,35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412.77" calcext:value-type="float">
            <text:p>412,77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367.67" calcext:value-type="float">
            <text:p>367,67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350.49" calcext:value-type="float">
            <text:p>350,49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298.84" calcext:value-type="float">
            <text:p>298,84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384.86" calcext:value-type="float">
            <text:p>384,86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300.38" calcext:value-type="float">
            <text:p>300,38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315.01" calcext:value-type="float">
            <text:p>315,01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247.54" calcext:value-type="float">
            <text:p>247,54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293.51" calcext:value-type="float">
            <text:p>293,51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189.24" calcext:value-type="float">
            <text:p>189,24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207.1" calcext:value-type="float">
            <text:p>207,1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219.66" calcext:value-type="float">
            <text:p>219,66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245.49" calcext:value-type="float">
            <text:p>245,49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255.8" calcext:value-type="float">
            <text:p>255,8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275.04" calcext:value-type="float">
            <text:p>275,04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275.22" calcext:value-type="float">
            <text:p>275,22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256.88" calcext:value-type="float">
            <text:p>256,88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68.58" calcext:value-type="float">
            <text:p>268,58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219.19" calcext:value-type="float">
            <text:p>219,19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286.63" calcext:value-type="float">
            <text:p>286,63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404.23" calcext:value-type="float">
            <text:p>404,23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491.98" calcext:value-type="float">
            <text:p>491,98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389.53" calcext:value-type="float">
            <text:p>389,53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368.49" calcext:value-type="float">
            <text:p>368,49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414.11" calcext:value-type="float">
            <text:p>414,11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513.16" calcext:value-type="float">
            <text:p>513,16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419.4" calcext:value-type="float">
            <text:p>419,4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476.48" calcext:value-type="float">
            <text:p>476,48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409.48" calcext:value-type="float">
            <text:p>409,48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455.71" calcext:value-type="float">
            <text:p>455,71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488.15" calcext:value-type="float">
            <text:p>488,15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549.62" calcext:value-type="float">
            <text:p>549,62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92.59" calcext:value-type="float">
            <text:p>492,59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381.32" calcext:value-type="float">
            <text:p>381,32</text:p>
          </table:table-cell>
        </table:table-row>
        <table:table-row table:style-name="ro1" table:visibility="filter">
          <table:table-cell office:value-type="float" office:value="55.65093739" calcext:value-type="float">
            <text:p>55,65093739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97.64" calcext:value-type="float">
            <text:p>497,64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695.84" calcext:value-type="float">
            <text:p>695,84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632.5" calcext:value-type="float">
            <text:p>632,5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636.11" calcext:value-type="float">
            <text:p>636,11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636.51" calcext:value-type="float">
            <text:p>636,51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615.49" calcext:value-type="float">
            <text:p>615,49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585.93" calcext:value-type="float">
            <text:p>585,93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577.59" calcext:value-type="float">
            <text:p>577,59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606.61" calcext:value-type="float">
            <text:p>606,61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452.74" calcext:value-type="float">
            <text:p>452,74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486.58" calcext:value-type="float">
            <text:p>486,58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490.83" calcext:value-type="float">
            <text:p>490,83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468.14" calcext:value-type="float">
            <text:p>468,14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374.39" calcext:value-type="float">
            <text:p>374,39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317.73" calcext:value-type="float">
            <text:p>317,73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285.57" calcext:value-type="float">
            <text:p>285,57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240.56" calcext:value-type="float">
            <text:p>240,56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289.1" calcext:value-type="float">
            <text:p>289,1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219.55" calcext:value-type="float">
            <text:p>219,55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208.33" calcext:value-type="float">
            <text:p>208,33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209.8" calcext:value-type="float">
            <text:p>209,8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243.36" calcext:value-type="float">
            <text:p>243,36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231.05" calcext:value-type="float">
            <text:p>231,05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230.79" calcext:value-type="float">
            <text:p>230,79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207.79" calcext:value-type="float">
            <text:p>207,79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218.7" calcext:value-type="float">
            <text:p>218,7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255.12" calcext:value-type="float">
            <text:p>255,12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226.45" calcext:value-type="float">
            <text:p>226,45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304.48" calcext:value-type="float">
            <text:p>304,48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92.41" calcext:value-type="float">
            <text:p>292,41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272.7" calcext:value-type="float">
            <text:p>272,7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391.33" calcext:value-type="float">
            <text:p>391,33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352.37" calcext:value-type="float">
            <text:p>352,37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336.31" calcext:value-type="float">
            <text:p>336,31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381.58" calcext:value-type="float">
            <text:p>381,58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406.54" calcext:value-type="float">
            <text:p>406,54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476.46" calcext:value-type="float">
            <text:p>476,46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394.1" calcext:value-type="float">
            <text:p>394,1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424.16" calcext:value-type="float">
            <text:p>424,16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445.66" calcext:value-type="float">
            <text:p>445,66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423.45" calcext:value-type="float">
            <text:p>423,45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359.51" calcext:value-type="float">
            <text:p>359,51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483.76" calcext:value-type="float">
            <text:p>483,76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462.87" calcext:value-type="float">
            <text:p>462,87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520.62" calcext:value-type="float">
            <text:p>520,62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75.89" calcext:value-type="float">
            <text:p>475,89</text:p>
          </table:table-cell>
        </table:table-row>
        <table:table-row table:style-name="ro1" table:visibility="filter">
          <table:table-cell office:value-type="float" office:value="55.65363681" calcext:value-type="float">
            <text:p>55,65363681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532.3" calcext:value-type="float">
            <text:p>532,3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672.6" calcext:value-type="float">
            <text:p>672,6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683.5" calcext:value-type="float">
            <text:p>683,5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650.81" calcext:value-type="float">
            <text:p>650,81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660.62" calcext:value-type="float">
            <text:p>660,62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607.18" calcext:value-type="float">
            <text:p>607,18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510.66" calcext:value-type="float">
            <text:p>510,66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583.75" calcext:value-type="float">
            <text:p>583,75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591.74" calcext:value-type="float">
            <text:p>591,74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479.69" calcext:value-type="float">
            <text:p>479,69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463.03" calcext:value-type="float">
            <text:p>463,03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489.47" calcext:value-type="float">
            <text:p>489,47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385.05" calcext:value-type="float">
            <text:p>385,05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290.98" calcext:value-type="float">
            <text:p>290,98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307.88" calcext:value-type="float">
            <text:p>307,88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327.91" calcext:value-type="float">
            <text:p>327,91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245.37" calcext:value-type="float">
            <text:p>245,37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216.3" calcext:value-type="float">
            <text:p>216,3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89.73" calcext:value-type="float">
            <text:p>189,73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205.82" calcext:value-type="float">
            <text:p>205,82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188.86" calcext:value-type="float">
            <text:p>188,86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161.25" calcext:value-type="float">
            <text:p>161,25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176.61" calcext:value-type="float">
            <text:p>176,61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201.62" calcext:value-type="float">
            <text:p>201,62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200.9" calcext:value-type="float">
            <text:p>200,9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204.88" calcext:value-type="float">
            <text:p>204,88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160.72" calcext:value-type="float">
            <text:p>160,72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218.02" calcext:value-type="float">
            <text:p>218,02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68.27" calcext:value-type="float">
            <text:p>268,27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328.59" calcext:value-type="float">
            <text:p>328,59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335.38" calcext:value-type="float">
            <text:p>335,38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260.86" calcext:value-type="float">
            <text:p>260,86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367.59" calcext:value-type="float">
            <text:p>367,59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329.52" calcext:value-type="float">
            <text:p>329,52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473.26" calcext:value-type="float">
            <text:p>473,26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396.75" calcext:value-type="float">
            <text:p>396,75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341.32" calcext:value-type="float">
            <text:p>341,32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368.46" calcext:value-type="float">
            <text:p>368,46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400.56" calcext:value-type="float">
            <text:p>400,56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31.72" calcext:value-type="float">
            <text:p>331,72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359.3" calcext:value-type="float">
            <text:p>359,3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442.35" calcext:value-type="float">
            <text:p>442,35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417.61" calcext:value-type="float">
            <text:p>417,61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508.8" calcext:value-type="float">
            <text:p>508,8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505.18" calcext:value-type="float">
            <text:p>505,18</text:p>
          </table:table-cell>
        </table:table-row>
        <table:table-row table:style-name="ro1" table:visibility="filter">
          <table:table-cell office:value-type="float" office:value="55.65633623" calcext:value-type="float">
            <text:p>55,65633623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42.48" calcext:value-type="float">
            <text:p>442,48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680.11" calcext:value-type="float">
            <text:p>680,11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684" calcext:value-type="float">
            <text:p>684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647.17" calcext:value-type="float">
            <text:p>647,17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658.35" calcext:value-type="float">
            <text:p>658,35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606.01" calcext:value-type="float">
            <text:p>606,01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647.08" calcext:value-type="float">
            <text:p>647,08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532.06" calcext:value-type="float">
            <text:p>532,06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541.31" calcext:value-type="float">
            <text:p>541,31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468.8" calcext:value-type="float">
            <text:p>468,8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535.8" calcext:value-type="float">
            <text:p>535,8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373.74" calcext:value-type="float">
            <text:p>373,74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420.01" calcext:value-type="float">
            <text:p>420,01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252.69" calcext:value-type="float">
            <text:p>252,69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266.41" calcext:value-type="float">
            <text:p>266,41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284.11" calcext:value-type="float">
            <text:p>284,11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296.63" calcext:value-type="float">
            <text:p>296,63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274.6" calcext:value-type="float">
            <text:p>274,6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232.05" calcext:value-type="float">
            <text:p>232,05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152.72" calcext:value-type="float">
            <text:p>152,72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192.13" calcext:value-type="float">
            <text:p>192,13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173.3" calcext:value-type="float">
            <text:p>173,3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195.62" calcext:value-type="float">
            <text:p>195,62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194.39" calcext:value-type="float">
            <text:p>194,39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161.13" calcext:value-type="float">
            <text:p>161,13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205.91" calcext:value-type="float">
            <text:p>205,91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168.6" calcext:value-type="float">
            <text:p>168,6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249.78" calcext:value-type="float">
            <text:p>249,78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272.68" calcext:value-type="float">
            <text:p>272,68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05.12" calcext:value-type="float">
            <text:p>205,12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263.8" calcext:value-type="float">
            <text:p>263,8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315.85" calcext:value-type="float">
            <text:p>315,85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309.52" calcext:value-type="float">
            <text:p>309,52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350.01" calcext:value-type="float">
            <text:p>350,01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357.32" calcext:value-type="float">
            <text:p>357,32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294.18" calcext:value-type="float">
            <text:p>294,18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376.62" calcext:value-type="float">
            <text:p>376,62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373.53" calcext:value-type="float">
            <text:p>373,53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326.85" calcext:value-type="float">
            <text:p>326,85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361.06" calcext:value-type="float">
            <text:p>361,06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426.34" calcext:value-type="float">
            <text:p>426,34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405.94" calcext:value-type="float">
            <text:p>405,94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520.69" calcext:value-type="float">
            <text:p>520,69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477.8" calcext:value-type="float">
            <text:p>477,8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36.04" calcext:value-type="float">
            <text:p>436,04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92.79" calcext:value-type="float">
            <text:p>492,79</text:p>
          </table:table-cell>
        </table:table-row>
        <table:table-row table:style-name="ro1" table:visibility="filter">
          <table:table-cell office:value-type="float" office:value="55.65903566" calcext:value-type="float">
            <text:p>55,65903566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504.08" calcext:value-type="float">
            <text:p>504,08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700" calcext:value-type="float">
            <text:p>700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693.89" calcext:value-type="float">
            <text:p>693,89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665.87" calcext:value-type="float">
            <text:p>665,87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616.77" calcext:value-type="float">
            <text:p>616,77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651.8" calcext:value-type="float">
            <text:p>651,8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593.61" calcext:value-type="float">
            <text:p>593,61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596.81" calcext:value-type="float">
            <text:p>596,81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558.87" calcext:value-type="float">
            <text:p>558,87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537.42" calcext:value-type="float">
            <text:p>537,42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429.91" calcext:value-type="float">
            <text:p>429,91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376.87" calcext:value-type="float">
            <text:p>376,87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328.89" calcext:value-type="float">
            <text:p>328,89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275.72" calcext:value-type="float">
            <text:p>275,72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226.89" calcext:value-type="float">
            <text:p>226,89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212.52" calcext:value-type="float">
            <text:p>212,52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204.62" calcext:value-type="float">
            <text:p>204,62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159.43" calcext:value-type="float">
            <text:p>159,43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164.07" calcext:value-type="float">
            <text:p>164,07</text:p>
          </table:table-cell>
        </table:table-row>
        <table:table-row table:style-name="ro1">
          <table:table-cell office:value-type="float" office:value="55.66173508" calcext:value-type="float">
            <text:p>55,66173508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129.05" calcext:value-type="float">
            <text:p>129,05</text:p>
          </table:table-cell>
        </table:table-row>
        <table:table-row table:style-name="ro1">
          <table:table-cell office:value-type="float" office:value="55.66173508" calcext:value-type="float">
            <text:p>55,66173508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106.92" calcext:value-type="float">
            <text:p>106,92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225.89" calcext:value-type="float">
            <text:p>225,89</text:p>
          </table:table-cell>
        </table:table-row>
        <table:table-row table:style-name="ro1">
          <table:table-cell office:value-type="float" office:value="55.66173508" calcext:value-type="float">
            <text:p>55,66173508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149.06" calcext:value-type="float">
            <text:p>149,06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159.81" calcext:value-type="float">
            <text:p>159,81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220.43" calcext:value-type="float">
            <text:p>220,43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263.04" calcext:value-type="float">
            <text:p>263,04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202.13" calcext:value-type="float">
            <text:p>202,13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40.82" calcext:value-type="float">
            <text:p>240,82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190.39" calcext:value-type="float">
            <text:p>190,39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205.76" calcext:value-type="float">
            <text:p>205,76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290.87" calcext:value-type="float">
            <text:p>290,87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350.86" calcext:value-type="float">
            <text:p>350,86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326.6" calcext:value-type="float">
            <text:p>326,6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369.76" calcext:value-type="float">
            <text:p>369,76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349.14" calcext:value-type="float">
            <text:p>349,14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313" calcext:value-type="float">
            <text:p>313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342.64" calcext:value-type="float">
            <text:p>342,64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383.26" calcext:value-type="float">
            <text:p>383,26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28.18" calcext:value-type="float">
            <text:p>328,18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334.1" calcext:value-type="float">
            <text:p>334,1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413.52" calcext:value-type="float">
            <text:p>413,52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469.26" calcext:value-type="float">
            <text:p>469,26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23.25" calcext:value-type="float">
            <text:p>423,25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81.02" calcext:value-type="float">
            <text:p>481,02</text:p>
          </table:table-cell>
        </table:table-row>
        <table:table-row table:style-name="ro1" table:visibility="filter">
          <table:table-cell office:value-type="float" office:value="55.66173508" calcext:value-type="float">
            <text:p>55,66173508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99.4" calcext:value-type="float">
            <text:p>499,4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678.04" calcext:value-type="float">
            <text:p>678,04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670.17" calcext:value-type="float">
            <text:p>670,17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657.12" calcext:value-type="float">
            <text:p>657,12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581.93" calcext:value-type="float">
            <text:p>581,93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606.37" calcext:value-type="float">
            <text:p>606,37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630.25" calcext:value-type="float">
            <text:p>630,25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648.06" calcext:value-type="float">
            <text:p>648,06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557.68" calcext:value-type="float">
            <text:p>557,68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536.72" calcext:value-type="float">
            <text:p>536,72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494.8" calcext:value-type="float">
            <text:p>494,8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289.34" calcext:value-type="float">
            <text:p>289,34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307.99" calcext:value-type="float">
            <text:p>307,99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282.82" calcext:value-type="float">
            <text:p>282,82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202.23" calcext:value-type="float">
            <text:p>202,23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249.9" calcext:value-type="float">
            <text:p>249,9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85.14" calcext:value-type="float">
            <text:p>185,14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81.52" calcext:value-type="float">
            <text:p>181,52</text:p>
          </table:table-cell>
        </table:table-row>
        <table:table-row table:style-name="ro1">
          <table:table-cell office:value-type="float" office:value="55.6644345" calcext:value-type="float">
            <text:p>55,6644345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110.7" calcext:value-type="float">
            <text:p>110,7</text:p>
          </table:table-cell>
        </table:table-row>
        <table:table-row table:style-name="ro1">
          <table:table-cell office:value-type="float" office:value="55.6644345" calcext:value-type="float">
            <text:p>55,6644345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138.45" calcext:value-type="float">
            <text:p>138,45</text:p>
          </table:table-cell>
        </table:table-row>
        <table:table-row table:style-name="ro1">
          <table:table-cell office:value-type="float" office:value="55.6644345" calcext:value-type="float">
            <text:p>55,6644345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144.23" calcext:value-type="float">
            <text:p>144,23</text:p>
          </table:table-cell>
        </table:table-row>
        <table:table-row table:style-name="ro1">
          <table:table-cell office:value-type="float" office:value="55.6644345" calcext:value-type="float">
            <text:p>55,6644345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117.12" calcext:value-type="float">
            <text:p>117,12</text:p>
          </table:table-cell>
        </table:table-row>
        <table:table-row table:style-name="ro1">
          <table:table-cell office:value-type="float" office:value="55.6644345" calcext:value-type="float">
            <text:p>55,6644345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111.58" calcext:value-type="float">
            <text:p>111,58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163.26" calcext:value-type="float">
            <text:p>163,26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156.77" calcext:value-type="float">
            <text:p>156,77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177.61" calcext:value-type="float">
            <text:p>177,61</text:p>
          </table:table-cell>
        </table:table-row>
        <table:table-row table:style-name="ro1">
          <table:table-cell office:value-type="float" office:value="55.6644345" calcext:value-type="float">
            <text:p>55,6644345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129.52" calcext:value-type="float">
            <text:p>129,52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166.89" calcext:value-type="float">
            <text:p>166,89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62.95" calcext:value-type="float">
            <text:p>262,95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269.25" calcext:value-type="float">
            <text:p>269,25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268.95" calcext:value-type="float">
            <text:p>268,95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255.56" calcext:value-type="float">
            <text:p>255,56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353.98" calcext:value-type="float">
            <text:p>353,98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306.03" calcext:value-type="float">
            <text:p>306,03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87.72" calcext:value-type="float">
            <text:p>287,72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331.4" calcext:value-type="float">
            <text:p>331,4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409.33" calcext:value-type="float">
            <text:p>409,33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26.97" calcext:value-type="float">
            <text:p>326,97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448.67" calcext:value-type="float">
            <text:p>448,67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412.1" calcext:value-type="float">
            <text:p>412,1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401.89" calcext:value-type="float">
            <text:p>401,89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21.73" calcext:value-type="float">
            <text:p>421,73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06.43" calcext:value-type="float">
            <text:p>406,43</text:p>
          </table:table-cell>
        </table:table-row>
        <table:table-row table:style-name="ro1" table:visibility="filter">
          <table:table-cell office:value-type="float" office:value="55.6644345" calcext:value-type="float">
            <text:p>55,6644345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53.52" calcext:value-type="float">
            <text:p>453,52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520.25" calcext:value-type="float">
            <text:p>520,25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561.75" calcext:value-type="float">
            <text:p>561,75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684.2" calcext:value-type="float">
            <text:p>684,2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681.22" calcext:value-type="float">
            <text:p>681,22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646.7" calcext:value-type="float">
            <text:p>646,7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622.79" calcext:value-type="float">
            <text:p>622,79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614.11" calcext:value-type="float">
            <text:p>614,11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641.35" calcext:value-type="float">
            <text:p>641,35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607" calcext:value-type="float">
            <text:p>607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499.5" calcext:value-type="float">
            <text:p>499,5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392.67" calcext:value-type="float">
            <text:p>392,67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358.32" calcext:value-type="float">
            <text:p>358,32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272.43" calcext:value-type="float">
            <text:p>272,43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242" calcext:value-type="float">
            <text:p>242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209.15" calcext:value-type="float">
            <text:p>209,15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81.43" calcext:value-type="float">
            <text:p>181,43</text:p>
          </table:table-cell>
        </table:table-row>
        <table:table-row table:style-name="ro1">
          <table:table-cell office:value-type="float" office:value="55.66713393" calcext:value-type="float">
            <text:p>55,66713393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41.95" calcext:value-type="float">
            <text:p>141,95</text:p>
          </table:table-cell>
        </table:table-row>
        <table:table-row table:style-name="ro1">
          <table:table-cell office:value-type="float" office:value="55.66713393" calcext:value-type="float">
            <text:p>55,66713393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44.72" calcext:value-type="float">
            <text:p>144,72</text:p>
          </table:table-cell>
        </table:table-row>
        <table:table-row table:style-name="ro1">
          <table:table-cell office:value-type="float" office:value="55.66713393" calcext:value-type="float">
            <text:p>55,66713393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131.47" calcext:value-type="float">
            <text:p>131,47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174.16" calcext:value-type="float">
            <text:p>174,16</text:p>
          </table:table-cell>
        </table:table-row>
        <table:table-row table:style-name="ro1">
          <table:table-cell office:value-type="float" office:value="55.66713393" calcext:value-type="float">
            <text:p>55,66713393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127.38" calcext:value-type="float">
            <text:p>127,38</text:p>
          </table:table-cell>
        </table:table-row>
        <table:table-row table:style-name="ro1">
          <table:table-cell office:value-type="float" office:value="55.66713393" calcext:value-type="float">
            <text:p>55,66713393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126.24" calcext:value-type="float">
            <text:p>126,24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150.21" calcext:value-type="float">
            <text:p>150,21</text:p>
          </table:table-cell>
        </table:table-row>
        <table:table-row table:style-name="ro1">
          <table:table-cell office:value-type="float" office:value="55.66713393" calcext:value-type="float">
            <text:p>55,66713393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122.81" calcext:value-type="float">
            <text:p>122,81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150.49" calcext:value-type="float">
            <text:p>150,49</text:p>
          </table:table-cell>
        </table:table-row>
        <table:table-row table:style-name="ro1">
          <table:table-cell office:value-type="float" office:value="55.66713393" calcext:value-type="float">
            <text:p>55,66713393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107.93" calcext:value-type="float">
            <text:p>107,93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190.63" calcext:value-type="float">
            <text:p>190,63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166.52" calcext:value-type="float">
            <text:p>166,52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03.72" calcext:value-type="float">
            <text:p>203,72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243.31" calcext:value-type="float">
            <text:p>243,31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268.91" calcext:value-type="float">
            <text:p>268,91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230.83" calcext:value-type="float">
            <text:p>230,83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238.76" calcext:value-type="float">
            <text:p>238,76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255.41" calcext:value-type="float">
            <text:p>255,41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204.88" calcext:value-type="float">
            <text:p>204,88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263.56" calcext:value-type="float">
            <text:p>263,56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80.74" calcext:value-type="float">
            <text:p>280,74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325.81" calcext:value-type="float">
            <text:p>325,81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367.25" calcext:value-type="float">
            <text:p>367,25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297.91" calcext:value-type="float">
            <text:p>297,91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312.67" calcext:value-type="float">
            <text:p>312,67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373.4" calcext:value-type="float">
            <text:p>373,4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358.06" calcext:value-type="float">
            <text:p>358,06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322.65" calcext:value-type="float">
            <text:p>322,65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63.38" calcext:value-type="float">
            <text:p>463,38</text:p>
          </table:table-cell>
        </table:table-row>
        <table:table-row table:style-name="ro1" table:visibility="filter">
          <table:table-cell office:value-type="float" office:value="55.66713393" calcext:value-type="float">
            <text:p>55,66713393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93.25" calcext:value-type="float">
            <text:p>493,25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510.49" calcext:value-type="float">
            <text:p>510,49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488" calcext:value-type="float">
            <text:p>488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501.01" calcext:value-type="float">
            <text:p>501,01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474.45" calcext:value-type="float">
            <text:p>474,45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645.91" calcext:value-type="float">
            <text:p>645,91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682.52" calcext:value-type="float">
            <text:p>682,52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558.6" calcext:value-type="float">
            <text:p>558,6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578.98" calcext:value-type="float">
            <text:p>578,98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590.88" calcext:value-type="float">
            <text:p>590,88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419.82" calcext:value-type="float">
            <text:p>419,82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363.51" calcext:value-type="float">
            <text:p>363,51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342.11" calcext:value-type="float">
            <text:p>342,11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258.05" calcext:value-type="float">
            <text:p>258,05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237.17" calcext:value-type="float">
            <text:p>237,17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211.59" calcext:value-type="float">
            <text:p>211,59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84.22" calcext:value-type="float">
            <text:p>184,22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95.35" calcext:value-type="float">
            <text:p>195,35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53.98" calcext:value-type="float">
            <text:p>153,98</text:p>
          </table:table-cell>
        </table:table-row>
        <table:table-row table:style-name="ro1">
          <table:table-cell office:value-type="float" office:value="55.66983335" calcext:value-type="float">
            <text:p>55,66983335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125.38" calcext:value-type="float">
            <text:p>125,38</text:p>
          </table:table-cell>
        </table:table-row>
        <table:table-row table:style-name="ro1">
          <table:table-cell office:value-type="float" office:value="55.66983335" calcext:value-type="float">
            <text:p>55,66983335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106.79" calcext:value-type="float">
            <text:p>106,79</text:p>
          </table:table-cell>
        </table:table-row>
        <table:table-row table:style-name="ro1">
          <table:table-cell office:value-type="float" office:value="55.66983335" calcext:value-type="float">
            <text:p>55,66983335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137.85" calcext:value-type="float">
            <text:p>137,85</text:p>
          </table:table-cell>
        </table:table-row>
        <table:table-row table:style-name="ro1">
          <table:table-cell office:value-type="float" office:value="55.66983335" calcext:value-type="float">
            <text:p>55,66983335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110.25" calcext:value-type="float">
            <text:p>110,25</text:p>
          </table:table-cell>
        </table:table-row>
        <table:table-row table:style-name="ro1">
          <table:table-cell office:value-type="float" office:value="55.66983335" calcext:value-type="float">
            <text:p>55,66983335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107.67" calcext:value-type="float">
            <text:p>107,67</text:p>
          </table:table-cell>
        </table:table-row>
        <table:table-row table:style-name="ro1">
          <table:table-cell office:value-type="float" office:value="55.66983335" calcext:value-type="float">
            <text:p>55,66983335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124.4" calcext:value-type="float">
            <text:p>124,4</text:p>
          </table:table-cell>
        </table:table-row>
        <table:table-row table:style-name="ro1">
          <table:table-cell office:value-type="float" office:value="55.66983335" calcext:value-type="float">
            <text:p>55,66983335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120.42" calcext:value-type="float">
            <text:p>120,42</text:p>
          </table:table-cell>
        </table:table-row>
        <table:table-row table:style-name="ro1">
          <table:table-cell office:value-type="float" office:value="55.66983335" calcext:value-type="float">
            <text:p>55,66983335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112.65" calcext:value-type="float">
            <text:p>112,65</text:p>
          </table:table-cell>
        </table:table-row>
        <table:table-row table:style-name="ro1">
          <table:table-cell office:value-type="float" office:value="55.66983335" calcext:value-type="float">
            <text:p>55,66983335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103.33" calcext:value-type="float">
            <text:p>103,33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182.63" calcext:value-type="float">
            <text:p>182,63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00.91" calcext:value-type="float">
            <text:p>200,91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260.16" calcext:value-type="float">
            <text:p>260,16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202.96" calcext:value-type="float">
            <text:p>202,96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244.54" calcext:value-type="float">
            <text:p>244,54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179.85" calcext:value-type="float">
            <text:p>179,85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273.1" calcext:value-type="float">
            <text:p>273,1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200.44" calcext:value-type="float">
            <text:p>200,44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261.94" calcext:value-type="float">
            <text:p>261,94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88.17" calcext:value-type="float">
            <text:p>288,17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294.62" calcext:value-type="float">
            <text:p>294,62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280.24" calcext:value-type="float">
            <text:p>280,24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40.55" calcext:value-type="float">
            <text:p>340,55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395.53" calcext:value-type="float">
            <text:p>395,53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309.6" calcext:value-type="float">
            <text:p>309,6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388.71" calcext:value-type="float">
            <text:p>388,71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30.36" calcext:value-type="float">
            <text:p>430,36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399.9" calcext:value-type="float">
            <text:p>399,9</text:p>
          </table:table-cell>
        </table:table-row>
        <table:table-row table:style-name="ro1" table:visibility="filter">
          <table:table-cell office:value-type="float" office:value="55.66983335" calcext:value-type="float">
            <text:p>55,66983335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63.21" calcext:value-type="float">
            <text:p>463,21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533.14" calcext:value-type="float">
            <text:p>533,14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578.41" calcext:value-type="float">
            <text:p>578,41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528.67" calcext:value-type="float">
            <text:p>528,67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526.39" calcext:value-type="float">
            <text:p>526,39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461.65" calcext:value-type="float">
            <text:p>461,65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640.02" calcext:value-type="float">
            <text:p>640,02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603.71" calcext:value-type="float">
            <text:p>603,71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623.74" calcext:value-type="float">
            <text:p>623,74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555.9" calcext:value-type="float">
            <text:p>555,9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485.11" calcext:value-type="float">
            <text:p>485,11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364.15" calcext:value-type="float">
            <text:p>364,15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252.21" calcext:value-type="float">
            <text:p>252,21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334.86" calcext:value-type="float">
            <text:p>334,86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183.58" calcext:value-type="float">
            <text:p>183,58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176.21" calcext:value-type="float">
            <text:p>176,21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72.23" calcext:value-type="float">
            <text:p>172,23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51.51" calcext:value-type="float">
            <text:p>151,51</text:p>
          </table:table-cell>
        </table:table-row>
        <table:table-row table:style-name="ro1">
          <table:table-cell office:value-type="float" office:value="55.67253277" calcext:value-type="float">
            <text:p>55,67253277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21.55" calcext:value-type="float">
            <text:p>121,55</text:p>
          </table:table-cell>
        </table:table-row>
        <table:table-row table:style-name="ro1">
          <table:table-cell office:value-type="float" office:value="55.67253277" calcext:value-type="float">
            <text:p>55,67253277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104.89" calcext:value-type="float">
            <text:p>104,89</text:p>
          </table:table-cell>
        </table:table-row>
        <table:table-row table:style-name="ro1">
          <table:table-cell office:value-type="float" office:value="55.67253277" calcext:value-type="float">
            <text:p>55,67253277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108.13" calcext:value-type="float">
            <text:p>108,13</text:p>
          </table:table-cell>
        </table:table-row>
        <table:table-row table:style-name="ro1">
          <table:table-cell office:value-type="float" office:value="55.67253277" calcext:value-type="float">
            <text:p>55,67253277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82.53" calcext:value-type="float">
            <text:p>82,53</text:p>
          </table:table-cell>
        </table:table-row>
        <table:table-row table:style-name="ro1">
          <table:table-cell office:value-type="float" office:value="55.67253277" calcext:value-type="float">
            <text:p>55,67253277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82.67" calcext:value-type="float">
            <text:p>82,67</text:p>
          </table:table-cell>
        </table:table-row>
        <table:table-row table:style-name="ro1">
          <table:table-cell office:value-type="float" office:value="55.67253277" calcext:value-type="float">
            <text:p>55,67253277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98.45" calcext:value-type="float">
            <text:p>98,45</text:p>
          </table:table-cell>
        </table:table-row>
        <table:table-row table:style-name="ro1">
          <table:table-cell office:value-type="float" office:value="55.67253277" calcext:value-type="float">
            <text:p>55,67253277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90.04" calcext:value-type="float">
            <text:p>90,04</text:p>
          </table:table-cell>
        </table:table-row>
        <table:table-row table:style-name="ro1">
          <table:table-cell office:value-type="float" office:value="55.67253277" calcext:value-type="float">
            <text:p>55,67253277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121.47" calcext:value-type="float">
            <text:p>121,47</text:p>
          </table:table-cell>
        </table:table-row>
        <table:table-row table:style-name="ro1">
          <table:table-cell office:value-type="float" office:value="55.67253277" calcext:value-type="float">
            <text:p>55,67253277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110.5" calcext:value-type="float">
            <text:p>110,5</text:p>
          </table:table-cell>
        </table:table-row>
        <table:table-row table:style-name="ro1">
          <table:table-cell office:value-type="float" office:value="55.67253277" calcext:value-type="float">
            <text:p>55,67253277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119.06" calcext:value-type="float">
            <text:p>119,06</text:p>
          </table:table-cell>
        </table:table-row>
        <table:table-row table:style-name="ro1">
          <table:table-cell office:value-type="float" office:value="55.67253277" calcext:value-type="float">
            <text:p>55,67253277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133.52" calcext:value-type="float">
            <text:p>133,52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163.17" calcext:value-type="float">
            <text:p>163,17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170.4" calcext:value-type="float">
            <text:p>170,4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64.34" calcext:value-type="float">
            <text:p>164,34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178.84" calcext:value-type="float">
            <text:p>178,84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187.65" calcext:value-type="float">
            <text:p>187,65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226.89" calcext:value-type="float">
            <text:p>226,89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154.32" calcext:value-type="float">
            <text:p>154,32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256.31" calcext:value-type="float">
            <text:p>256,31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307.74" calcext:value-type="float">
            <text:p>307,74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316.25" calcext:value-type="float">
            <text:p>316,25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273.16" calcext:value-type="float">
            <text:p>273,16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289.89" calcext:value-type="float">
            <text:p>289,89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454.81" calcext:value-type="float">
            <text:p>454,81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372.68" calcext:value-type="float">
            <text:p>372,68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453.69" calcext:value-type="float">
            <text:p>453,69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19.88" calcext:value-type="float">
            <text:p>419,88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33.83" calcext:value-type="float">
            <text:p>433,83</text:p>
          </table:table-cell>
        </table:table-row>
        <table:table-row table:style-name="ro1" table:visibility="filter">
          <table:table-cell office:value-type="float" office:value="55.67253277" calcext:value-type="float">
            <text:p>55,67253277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92" calcext:value-type="float">
            <text:p>492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560.87" calcext:value-type="float">
            <text:p>560,87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477.91" calcext:value-type="float">
            <text:p>477,91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555.97" calcext:value-type="float">
            <text:p>555,97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529.23" calcext:value-type="float">
            <text:p>529,23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491.19" calcext:value-type="float">
            <text:p>491,19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378.17" calcext:value-type="float">
            <text:p>378,17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537" calcext:value-type="float">
            <text:p>537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608.21" calcext:value-type="float">
            <text:p>608,21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495.94" calcext:value-type="float">
            <text:p>495,94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486.89" calcext:value-type="float">
            <text:p>486,89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349.96" calcext:value-type="float">
            <text:p>349,96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352.15" calcext:value-type="float">
            <text:p>352,15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283.08" calcext:value-type="float">
            <text:p>283,08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190.75" calcext:value-type="float">
            <text:p>190,75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154.52" calcext:value-type="float">
            <text:p>154,52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49.52" calcext:value-type="float">
            <text:p>149,52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03.75" calcext:value-type="float">
            <text:p>103,75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02.85" calcext:value-type="float">
            <text:p>102,85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98.51" calcext:value-type="float">
            <text:p>98,51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84.52" calcext:value-type="float">
            <text:p>84,52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83.29" calcext:value-type="float">
            <text:p>83,29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87.87" calcext:value-type="float">
            <text:p>87,87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67.74" calcext:value-type="float">
            <text:p>67,74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87.6" calcext:value-type="float">
            <text:p>87,6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88.3" calcext:value-type="float">
            <text:p>88,3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100.05" calcext:value-type="float">
            <text:p>100,05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123.1" calcext:value-type="float">
            <text:p>123,1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164.52" calcext:value-type="float">
            <text:p>164,52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87.13" calcext:value-type="float">
            <text:p>87,13</text:p>
          </table:table-cell>
        </table:table-row>
        <table:table-row table:style-name="ro1">
          <table:table-cell office:value-type="float" office:value="55.67523219" calcext:value-type="float">
            <text:p>55,67523219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127.44" calcext:value-type="float">
            <text:p>127,44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50.31" calcext:value-type="float">
            <text:p>150,31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202.13" calcext:value-type="float">
            <text:p>202,13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215.6" calcext:value-type="float">
            <text:p>215,6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201.3" calcext:value-type="float">
            <text:p>201,3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208.24" calcext:value-type="float">
            <text:p>208,24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239.24" calcext:value-type="float">
            <text:p>239,24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75.68" calcext:value-type="float">
            <text:p>275,68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301.21" calcext:value-type="float">
            <text:p>301,21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285.86" calcext:value-type="float">
            <text:p>285,86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272.47" calcext:value-type="float">
            <text:p>272,47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276.28" calcext:value-type="float">
            <text:p>276,28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334.7" calcext:value-type="float">
            <text:p>334,7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368.28" calcext:value-type="float">
            <text:p>368,28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510.47" calcext:value-type="float">
            <text:p>510,47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19.59" calcext:value-type="float">
            <text:p>419,59</text:p>
          </table:table-cell>
        </table:table-row>
        <table:table-row table:style-name="ro1" table:visibility="filter">
          <table:table-cell office:value-type="float" office:value="55.67523219" calcext:value-type="float">
            <text:p>55,67523219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40.27" calcext:value-type="float">
            <text:p>440,27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522.26" calcext:value-type="float">
            <text:p>522,26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522.85" calcext:value-type="float">
            <text:p>522,85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511.22" calcext:value-type="float">
            <text:p>511,22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432.24" calcext:value-type="float">
            <text:p>432,24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74.93" calcext:value-type="float">
            <text:p>374,93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378.84" calcext:value-type="float">
            <text:p>378,84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333.41" calcext:value-type="float">
            <text:p>333,41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282.13" calcext:value-type="float">
            <text:p>282,13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303.64" calcext:value-type="float">
            <text:p>303,64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486.06" calcext:value-type="float">
            <text:p>486,06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426.24" calcext:value-type="float">
            <text:p>426,24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307.05" calcext:value-type="float">
            <text:p>307,05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334.07" calcext:value-type="float">
            <text:p>334,07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209.05" calcext:value-type="float">
            <text:p>209,05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175.95" calcext:value-type="float">
            <text:p>175,95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06.37" calcext:value-type="float">
            <text:p>106,37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42.82" calcext:value-type="float">
            <text:p>142,82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93.36" calcext:value-type="float">
            <text:p>93,36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84.25" calcext:value-type="float">
            <text:p>84,25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71.26" calcext:value-type="float">
            <text:p>71,26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71.67" calcext:value-type="float">
            <text:p>71,67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69.21" calcext:value-type="float">
            <text:p>69,21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70.53" calcext:value-type="float">
            <text:p>70,53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95.52" calcext:value-type="float">
            <text:p>95,52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108.32" calcext:value-type="float">
            <text:p>108,32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86.67" calcext:value-type="float">
            <text:p>86,67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90.12" calcext:value-type="float">
            <text:p>90,12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111.86" calcext:value-type="float">
            <text:p>111,86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96.38" calcext:value-type="float">
            <text:p>96,38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41.01" calcext:value-type="float">
            <text:p>141,01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117.89" calcext:value-type="float">
            <text:p>117,89</text:p>
          </table:table-cell>
        </table:table-row>
        <table:table-row table:style-name="ro1">
          <table:table-cell office:value-type="float" office:value="55.67793162" calcext:value-type="float">
            <text:p>55,67793162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139.75" calcext:value-type="float">
            <text:p>139,75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172.37" calcext:value-type="float">
            <text:p>172,37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164.92" calcext:value-type="float">
            <text:p>164,92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235.96" calcext:value-type="float">
            <text:p>235,96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74.27" calcext:value-type="float">
            <text:p>274,27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215.46" calcext:value-type="float">
            <text:p>215,46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320.03" calcext:value-type="float">
            <text:p>320,03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16.48" calcext:value-type="float">
            <text:p>316,48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301.97" calcext:value-type="float">
            <text:p>301,97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342.78" calcext:value-type="float">
            <text:p>342,78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339.43" calcext:value-type="float">
            <text:p>339,43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49.4" calcext:value-type="float">
            <text:p>449,4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07.75" calcext:value-type="float">
            <text:p>407,75</text:p>
          </table:table-cell>
        </table:table-row>
        <table:table-row table:style-name="ro1" table:visibility="filter">
          <table:table-cell office:value-type="float" office:value="55.67793162" calcext:value-type="float">
            <text:p>55,67793162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83.91" calcext:value-type="float">
            <text:p>483,91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82.68" calcext:value-type="float">
            <text:p>482,68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492.39" calcext:value-type="float">
            <text:p>492,39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410.56" calcext:value-type="float">
            <text:p>410,56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85.32" calcext:value-type="float">
            <text:p>385,32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88.04" calcext:value-type="float">
            <text:p>388,04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360.2" calcext:value-type="float">
            <text:p>360,2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21.38" calcext:value-type="float">
            <text:p>221,38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399.15" calcext:value-type="float">
            <text:p>399,15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298.12" calcext:value-type="float">
            <text:p>298,12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251.59" calcext:value-type="float">
            <text:p>251,59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434.73" calcext:value-type="float">
            <text:p>434,73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247.33" calcext:value-type="float">
            <text:p>247,33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138.12" calcext:value-type="float">
            <text:p>138,12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148.83" calcext:value-type="float">
            <text:p>148,83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35.12" calcext:value-type="float">
            <text:p>135,12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07.66" calcext:value-type="float">
            <text:p>107,66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81.48" calcext:value-type="float">
            <text:p>81,48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62.91" calcext:value-type="float">
            <text:p>62,91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61.34" calcext:value-type="float">
            <text:p>61,34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59.64" calcext:value-type="float">
            <text:p>59,64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65.32" calcext:value-type="float">
            <text:p>65,32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64.38" calcext:value-type="float">
            <text:p>64,38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78.55" calcext:value-type="float">
            <text:p>78,55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96.53" calcext:value-type="float">
            <text:p>96,53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109.69" calcext:value-type="float">
            <text:p>109,69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96.52" calcext:value-type="float">
            <text:p>96,52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114.33" calcext:value-type="float">
            <text:p>114,33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30.27" calcext:value-type="float">
            <text:p>130,27</text:p>
          </table:table-cell>
        </table:table-row>
        <table:table-row table:style-name="ro1">
          <table:table-cell office:value-type="float" office:value="55.68063104" calcext:value-type="float">
            <text:p>55,68063104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146.96" calcext:value-type="float">
            <text:p>146,96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189.52" calcext:value-type="float">
            <text:p>189,52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194.67" calcext:value-type="float">
            <text:p>194,67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236.52" calcext:value-type="float">
            <text:p>236,52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255.23" calcext:value-type="float">
            <text:p>255,23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49.69" calcext:value-type="float">
            <text:p>249,69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200.72" calcext:value-type="float">
            <text:p>200,72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270.26" calcext:value-type="float">
            <text:p>270,26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01.07" calcext:value-type="float">
            <text:p>301,07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322.19" calcext:value-type="float">
            <text:p>322,19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319.44" calcext:value-type="float">
            <text:p>319,44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401.18" calcext:value-type="float">
            <text:p>401,18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388.83" calcext:value-type="float">
            <text:p>388,83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10.1" calcext:value-type="float">
            <text:p>410,1</text:p>
          </table:table-cell>
        </table:table-row>
        <table:table-row table:style-name="ro1" table:visibility="filter">
          <table:table-cell office:value-type="float" office:value="55.68063104" calcext:value-type="float">
            <text:p>55,68063104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324.21" calcext:value-type="float">
            <text:p>324,21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81.83" calcext:value-type="float">
            <text:p>481,83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486.65" calcext:value-type="float">
            <text:p>486,65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447.66" calcext:value-type="float">
            <text:p>447,66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58.86" calcext:value-type="float">
            <text:p>358,86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56.86" calcext:value-type="float">
            <text:p>356,86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387.06" calcext:value-type="float">
            <text:p>387,06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356.17" calcext:value-type="float">
            <text:p>356,17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288.36" calcext:value-type="float">
            <text:p>288,36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285.88" calcext:value-type="float">
            <text:p>285,88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206.91" calcext:value-type="float">
            <text:p>206,91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55.98" calcext:value-type="float">
            <text:p>155,98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53.7" calcext:value-type="float">
            <text:p>153,7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215" calcext:value-type="float">
            <text:p>215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194.65" calcext:value-type="float">
            <text:p>194,65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144.44" calcext:value-type="float">
            <text:p>144,44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34.24" calcext:value-type="float">
            <text:p>134,24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13.56" calcext:value-type="float">
            <text:p>113,56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85.11" calcext:value-type="float">
            <text:p>85,11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55.56" calcext:value-type="float">
            <text:p>55,56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60.58" calcext:value-type="float">
            <text:p>60,58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51.72" calcext:value-type="float">
            <text:p>51,72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52.89" calcext:value-type="float">
            <text:p>52,89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60.38" calcext:value-type="float">
            <text:p>60,38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73.88" calcext:value-type="float">
            <text:p>73,88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76.61" calcext:value-type="float">
            <text:p>76,61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98.05" calcext:value-type="float">
            <text:p>98,05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129.46" calcext:value-type="float">
            <text:p>129,46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07.09" calcext:value-type="float">
            <text:p>107,09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150.68" calcext:value-type="float">
            <text:p>150,68</text:p>
          </table:table-cell>
        </table:table-row>
        <table:table-row table:style-name="ro1">
          <table:table-cell office:value-type="float" office:value="55.68333046" calcext:value-type="float">
            <text:p>55,68333046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131.23" calcext:value-type="float">
            <text:p>131,23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190.46" calcext:value-type="float">
            <text:p>190,46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219.8" calcext:value-type="float">
            <text:p>219,8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230.52" calcext:value-type="float">
            <text:p>230,52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182.19" calcext:value-type="float">
            <text:p>182,19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277.21" calcext:value-type="float">
            <text:p>277,21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236.23" calcext:value-type="float">
            <text:p>236,23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09.22" calcext:value-type="float">
            <text:p>309,22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286.59" calcext:value-type="float">
            <text:p>286,59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330.73" calcext:value-type="float">
            <text:p>330,73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385.29" calcext:value-type="float">
            <text:p>385,29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375.35" calcext:value-type="float">
            <text:p>375,35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375.26" calcext:value-type="float">
            <text:p>375,26</text:p>
          </table:table-cell>
        </table:table-row>
        <table:table-row table:style-name="ro1" table:visibility="filter">
          <table:table-cell office:value-type="float" office:value="55.68333046" calcext:value-type="float">
            <text:p>55,68333046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46.56" calcext:value-type="float">
            <text:p>446,56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73.85" calcext:value-type="float">
            <text:p>473,85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456.35" calcext:value-type="float">
            <text:p>456,35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90.4" calcext:value-type="float">
            <text:p>390,4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84.25" calcext:value-type="float">
            <text:p>384,25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69.16" calcext:value-type="float">
            <text:p>369,16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356.07" calcext:value-type="float">
            <text:p>356,07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79.9" calcext:value-type="float">
            <text:p>279,9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232.63" calcext:value-type="float">
            <text:p>232,63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221.37" calcext:value-type="float">
            <text:p>221,37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249.07" calcext:value-type="float">
            <text:p>249,07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56.12" calcext:value-type="float">
            <text:p>156,12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26.72" calcext:value-type="float">
            <text:p>126,72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49.56" calcext:value-type="float">
            <text:p>149,56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108.63" calcext:value-type="float">
            <text:p>108,63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145.98" calcext:value-type="float">
            <text:p>145,98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11.68" calcext:value-type="float">
            <text:p>111,68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01.87" calcext:value-type="float">
            <text:p>101,87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69.61" calcext:value-type="float">
            <text:p>69,61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45.37" calcext:value-type="float">
            <text:p>45,37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44.96" calcext:value-type="float">
            <text:p>44,96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33.67" calcext:value-type="float">
            <text:p>33,67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37.62" calcext:value-type="float">
            <text:p>37,62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32.13" calcext:value-type="float">
            <text:p>32,13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50.99" calcext:value-type="float">
            <text:p>50,99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48.41" calcext:value-type="float">
            <text:p>48,41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52.04" calcext:value-type="float">
            <text:p>52,04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59.61" calcext:value-type="float">
            <text:p>59,61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80.82" calcext:value-type="float">
            <text:p>80,82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119.12" calcext:value-type="float">
            <text:p>119,12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99.29" calcext:value-type="float">
            <text:p>99,29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161.85" calcext:value-type="float">
            <text:p>161,85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165.73" calcext:value-type="float">
            <text:p>165,73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145.02" calcext:value-type="float">
            <text:p>145,02</text:p>
          </table:table-cell>
        </table:table-row>
        <table:table-row table:style-name="ro1">
          <table:table-cell office:value-type="float" office:value="55.68602989" calcext:value-type="float">
            <text:p>55,68602989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145.56" calcext:value-type="float">
            <text:p>145,56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194.76" calcext:value-type="float">
            <text:p>194,76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60.43" calcext:value-type="float">
            <text:p>260,43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314.36" calcext:value-type="float">
            <text:p>314,36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291.21" calcext:value-type="float">
            <text:p>291,21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248.45" calcext:value-type="float">
            <text:p>248,45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369.96" calcext:value-type="float">
            <text:p>369,96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332.33" calcext:value-type="float">
            <text:p>332,33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364.82" calcext:value-type="float">
            <text:p>364,82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21" calcext:value-type="float">
            <text:p>421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14.46" calcext:value-type="float">
            <text:p>414,46</text:p>
          </table:table-cell>
        </table:table-row>
        <table:table-row table:style-name="ro1" table:visibility="filter">
          <table:table-cell office:value-type="float" office:value="55.68602989" calcext:value-type="float">
            <text:p>55,68602989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04.66" calcext:value-type="float">
            <text:p>404,66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95.3" calcext:value-type="float">
            <text:p>495,3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476.53" calcext:value-type="float">
            <text:p>476,53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96.32" calcext:value-type="float">
            <text:p>396,32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92.46" calcext:value-type="float">
            <text:p>392,46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98.22" calcext:value-type="float">
            <text:p>398,22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93.8" calcext:value-type="float">
            <text:p>293,8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309.59" calcext:value-type="float">
            <text:p>309,59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291.38" calcext:value-type="float">
            <text:p>291,38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198.82" calcext:value-type="float">
            <text:p>198,82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168.36" calcext:value-type="float">
            <text:p>168,36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56.19" calcext:value-type="float">
            <text:p>156,19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38.41" calcext:value-type="float">
            <text:p>138,41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85.14" calcext:value-type="float">
            <text:p>85,14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72.03" calcext:value-type="float">
            <text:p>72,03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95.88" calcext:value-type="float">
            <text:p>95,88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81.13" calcext:value-type="float">
            <text:p>81,13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89.38" calcext:value-type="float">
            <text:p>89,38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49.22" calcext:value-type="float">
            <text:p>49,22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50.55" calcext:value-type="float">
            <text:p>50,55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34.41" calcext:value-type="float">
            <text:p>34,41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33.99" calcext:value-type="float">
            <text:p>33,99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29.1" calcext:value-type="float">
            <text:p>29,1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33.54" calcext:value-type="float">
            <text:p>33,54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40.36" calcext:value-type="float">
            <text:p>40,36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41.64" calcext:value-type="float">
            <text:p>41,64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45.53" calcext:value-type="float">
            <text:p>45,53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59.05" calcext:value-type="float">
            <text:p>59,05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70.22" calcext:value-type="float">
            <text:p>70,22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82.42" calcext:value-type="float">
            <text:p>82,42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107.13" calcext:value-type="float">
            <text:p>107,13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12.05" calcext:value-type="float">
            <text:p>112,05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123.5" calcext:value-type="float">
            <text:p>123,5</text:p>
          </table:table-cell>
        </table:table-row>
        <table:table-row table:style-name="ro1">
          <table:table-cell office:value-type="float" office:value="55.68872931" calcext:value-type="float">
            <text:p>55,68872931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145.52" calcext:value-type="float">
            <text:p>145,52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190.43" calcext:value-type="float">
            <text:p>190,43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193.95" calcext:value-type="float">
            <text:p>193,95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178.58" calcext:value-type="float">
            <text:p>178,58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64" calcext:value-type="float">
            <text:p>264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225.06" calcext:value-type="float">
            <text:p>225,06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292.92" calcext:value-type="float">
            <text:p>292,92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231.16" calcext:value-type="float">
            <text:p>231,16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332.12" calcext:value-type="float">
            <text:p>332,12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358.11" calcext:value-type="float">
            <text:p>358,11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335.93" calcext:value-type="float">
            <text:p>335,93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349.33" calcext:value-type="float">
            <text:p>349,33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395.6" calcext:value-type="float">
            <text:p>395,6</text:p>
          </table:table-cell>
        </table:table-row>
        <table:table-row table:style-name="ro1" table:visibility="filter">
          <table:table-cell office:value-type="float" office:value="55.68872931" calcext:value-type="float">
            <text:p>55,68872931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25.41" calcext:value-type="float">
            <text:p>425,41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399.62" calcext:value-type="float">
            <text:p>399,62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439.49" calcext:value-type="float">
            <text:p>439,49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266.77" calcext:value-type="float">
            <text:p>266,77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61.34" calcext:value-type="float">
            <text:p>361,34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76.31" calcext:value-type="float">
            <text:p>376,31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89.72" calcext:value-type="float">
            <text:p>289,72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42.64" calcext:value-type="float">
            <text:p>242,64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254.86" calcext:value-type="float">
            <text:p>254,86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198.86" calcext:value-type="float">
            <text:p>198,86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149.98" calcext:value-type="float">
            <text:p>149,98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53.69" calcext:value-type="float">
            <text:p>153,69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43.36" calcext:value-type="float">
            <text:p>143,36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02.36" calcext:value-type="float">
            <text:p>102,36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67.26" calcext:value-type="float">
            <text:p>67,26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93.08" calcext:value-type="float">
            <text:p>93,08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70.23" calcext:value-type="float">
            <text:p>70,23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58.19" calcext:value-type="float">
            <text:p>58,19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69.99" calcext:value-type="float">
            <text:p>69,99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51.92" calcext:value-type="float">
            <text:p>51,92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40.97" calcext:value-type="float">
            <text:p>40,97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33.51" calcext:value-type="float">
            <text:p>33,51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25.92" calcext:value-type="float">
            <text:p>25,92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27.76" calcext:value-type="float">
            <text:p>27,76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38.91" calcext:value-type="float">
            <text:p>38,91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33.54" calcext:value-type="float">
            <text:p>33,54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47.53" calcext:value-type="float">
            <text:p>47,53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54.15" calcext:value-type="float">
            <text:p>54,15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68.84" calcext:value-type="float">
            <text:p>68,84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87.55" calcext:value-type="float">
            <text:p>87,55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08.06" calcext:value-type="float">
            <text:p>108,06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136.6" calcext:value-type="float">
            <text:p>136,6</text:p>
          </table:table-cell>
        </table:table-row>
        <table:table-row table:style-name="ro1">
          <table:table-cell office:value-type="float" office:value="55.69142873" calcext:value-type="float">
            <text:p>55,69142873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133.8" calcext:value-type="float">
            <text:p>133,8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178.58" calcext:value-type="float">
            <text:p>178,58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175.67" calcext:value-type="float">
            <text:p>175,67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204.9" calcext:value-type="float">
            <text:p>204,9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21.98" calcext:value-type="float">
            <text:p>221,98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214.82" calcext:value-type="float">
            <text:p>214,82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235.6" calcext:value-type="float">
            <text:p>235,6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247.31" calcext:value-type="float">
            <text:p>247,31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323.42" calcext:value-type="float">
            <text:p>323,42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286.84" calcext:value-type="float">
            <text:p>286,84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387.41" calcext:value-type="float">
            <text:p>387,41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38.43" calcext:value-type="float">
            <text:p>438,43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390.92" calcext:value-type="float">
            <text:p>390,92</text:p>
          </table:table-cell>
        </table:table-row>
        <table:table-row table:style-name="ro1" table:visibility="filter">
          <table:table-cell office:value-type="float" office:value="55.69142873" calcext:value-type="float">
            <text:p>55,69142873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53.36" calcext:value-type="float">
            <text:p>453,36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386.11" calcext:value-type="float">
            <text:p>386,11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405.5" calcext:value-type="float">
            <text:p>405,5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64.89" calcext:value-type="float">
            <text:p>364,89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51.07" calcext:value-type="float">
            <text:p>351,07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86.24" calcext:value-type="float">
            <text:p>386,24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97.03" calcext:value-type="float">
            <text:p>297,03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86.17" calcext:value-type="float">
            <text:p>286,17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178.73" calcext:value-type="float">
            <text:p>178,73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181.55" calcext:value-type="float">
            <text:p>181,55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141.71" calcext:value-type="float">
            <text:p>141,71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45.84" calcext:value-type="float">
            <text:p>145,84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31.25" calcext:value-type="float">
            <text:p>131,25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07.74" calcext:value-type="float">
            <text:p>107,74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85.19" calcext:value-type="float">
            <text:p>85,19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96.51" calcext:value-type="float">
            <text:p>96,51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70.02" calcext:value-type="float">
            <text:p>70,02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48.81" calcext:value-type="float">
            <text:p>48,81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44.07" calcext:value-type="float">
            <text:p>44,07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33.58" calcext:value-type="float">
            <text:p>33,58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32.45" calcext:value-type="float">
            <text:p>32,45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37.92" calcext:value-type="float">
            <text:p>37,92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32.28" calcext:value-type="float">
            <text:p>32,28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28.39" calcext:value-type="float">
            <text:p>28,39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35.65" calcext:value-type="float">
            <text:p>35,65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44.67" calcext:value-type="float">
            <text:p>44,67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49.42" calcext:value-type="float">
            <text:p>49,42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44.59" calcext:value-type="float">
            <text:p>44,59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75.72" calcext:value-type="float">
            <text:p>75,72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65.36" calcext:value-type="float">
            <text:p>65,36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83.35" calcext:value-type="float">
            <text:p>83,35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98.85" calcext:value-type="float">
            <text:p>98,85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104.13" calcext:value-type="float">
            <text:p>104,13</text:p>
          </table:table-cell>
        </table:table-row>
        <table:table-row table:style-name="ro1">
          <table:table-cell office:value-type="float" office:value="55.69412815" calcext:value-type="float">
            <text:p>55,69412815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144.05" calcext:value-type="float">
            <text:p>144,05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152.87" calcext:value-type="float">
            <text:p>152,87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197.54" calcext:value-type="float">
            <text:p>197,54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209" calcext:value-type="float">
            <text:p>209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07.87" calcext:value-type="float">
            <text:p>207,87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230.88" calcext:value-type="float">
            <text:p>230,88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288.3" calcext:value-type="float">
            <text:p>288,3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46.94" calcext:value-type="float">
            <text:p>346,94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295.49" calcext:value-type="float">
            <text:p>295,49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397.04" calcext:value-type="float">
            <text:p>397,04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357.91" calcext:value-type="float">
            <text:p>357,91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18.62" calcext:value-type="float">
            <text:p>418,62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25.32" calcext:value-type="float">
            <text:p>425,32</text:p>
          </table:table-cell>
        </table:table-row>
        <table:table-row table:style-name="ro1" table:visibility="filter">
          <table:table-cell office:value-type="float" office:value="55.69412815" calcext:value-type="float">
            <text:p>55,69412815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369.63" calcext:value-type="float">
            <text:p>369,63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362.4" calcext:value-type="float">
            <text:p>362,4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21.84" calcext:value-type="float">
            <text:p>321,84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229.72" calcext:value-type="float">
            <text:p>229,72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69.27" calcext:value-type="float">
            <text:p>369,27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252.09" calcext:value-type="float">
            <text:p>252,09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92.8" calcext:value-type="float">
            <text:p>292,8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85.91" calcext:value-type="float">
            <text:p>285,91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185.98" calcext:value-type="float">
            <text:p>185,98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164.14" calcext:value-type="float">
            <text:p>164,14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192.78" calcext:value-type="float">
            <text:p>192,78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47.61" calcext:value-type="float">
            <text:p>147,61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23.1" calcext:value-type="float">
            <text:p>123,1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01.87" calcext:value-type="float">
            <text:p>101,87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65.64" calcext:value-type="float">
            <text:p>65,64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83.01" calcext:value-type="float">
            <text:p>83,01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56.41" calcext:value-type="float">
            <text:p>56,41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37.22" calcext:value-type="float">
            <text:p>37,22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41.43" calcext:value-type="float">
            <text:p>41,43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35.75" calcext:value-type="float">
            <text:p>35,75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31.05" calcext:value-type="float">
            <text:p>31,05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38.48" calcext:value-type="float">
            <text:p>38,48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36.53" calcext:value-type="float">
            <text:p>36,53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53.55" calcext:value-type="float">
            <text:p>53,55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66.61" calcext:value-type="float">
            <text:p>66,61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76.75" calcext:value-type="float">
            <text:p>76,75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105.51" calcext:value-type="float">
            <text:p>105,51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07.91" calcext:value-type="float">
            <text:p>107,91</text:p>
          </table:table-cell>
        </table:table-row>
        <table:table-row table:style-name="ro1">
          <table:table-cell office:value-type="float" office:value="55.69682758" calcext:value-type="float">
            <text:p>55,69682758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99.35" calcext:value-type="float">
            <text:p>99,35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155.57" calcext:value-type="float">
            <text:p>155,57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167.09" calcext:value-type="float">
            <text:p>167,09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192.65" calcext:value-type="float">
            <text:p>192,65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175.18" calcext:value-type="float">
            <text:p>175,18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00.9" calcext:value-type="float">
            <text:p>200,9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276.95" calcext:value-type="float">
            <text:p>276,95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286.71" calcext:value-type="float">
            <text:p>286,71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33.13" calcext:value-type="float">
            <text:p>333,13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413.84" calcext:value-type="float">
            <text:p>413,84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391.87" calcext:value-type="float">
            <text:p>391,87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428.6" calcext:value-type="float">
            <text:p>428,6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03.18" calcext:value-type="float">
            <text:p>403,18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384.34" calcext:value-type="float">
            <text:p>384,34</text:p>
          </table:table-cell>
        </table:table-row>
        <table:table-row table:style-name="ro1" table:visibility="filter">
          <table:table-cell office:value-type="float" office:value="55.69682758" calcext:value-type="float">
            <text:p>55,69682758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343.05" calcext:value-type="float">
            <text:p>343,05</text:p>
          </table:table-cell>
        </table:table-row>
        <table:table-row table:style-name="ro1" table:visibility="filter">
          <table:table-cell office:value-type="float" office:value="55.699527" calcext:value-type="float">
            <text:p>55,699527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204.82" calcext:value-type="float">
            <text:p>204,82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58.93" calcext:value-type="float">
            <text:p>58,93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31.08" calcext:value-type="float">
            <text:p>31,08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26.57" calcext:value-type="float">
            <text:p>26,57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22.67" calcext:value-type="float">
            <text:p>22,67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2772937" calcext:value-type="float">
            <text:p>37,32772937</text:p>
          </table:table-cell>
          <table:table-cell office:value-type="float" office:value="22.91" calcext:value-type="float">
            <text:p>22,91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3251776" calcext:value-type="float">
            <text:p>37,3325177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28.84" calcext:value-type="float">
            <text:p>28,84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29.64" calcext:value-type="float">
            <text:p>29,64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24.61" calcext:value-type="float">
            <text:p>24,61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1.94" calcext:value-type="float">
            <text:p>1,94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5.61" calcext:value-type="float">
            <text:p>5,61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9.38" calcext:value-type="float">
            <text:p>9,38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8.33" calcext:value-type="float">
            <text:p>8,33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7.13" calcext:value-type="float">
            <text:p>7,13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7.62" calcext:value-type="float">
            <text:p>17,62</text:p>
          </table:table-cell>
        </table:table-row>
        <table:table-row table:style-name="ro1">
          <table:table-cell office:value-type="float" office:value="55.699527" calcext:value-type="float">
            <text:p>55,699527</text:p>
          </table:table-cell>
          <table:table-cell office:value-type="float" office:value="37.40913221" calcext:value-type="float">
            <text:p>37,40913221</text:p>
          </table:table-cell>
          <table:table-cell office:value-type="float" office:value="4.16" calcext:value-type="float">
            <text:p>4,16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09.56" calcext:value-type="float">
            <text:p>409,56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69.6" calcext:value-type="float">
            <text:p>369,6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278.12" calcext:value-type="float">
            <text:p>278,12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03.84" calcext:value-type="float">
            <text:p>303,84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250.82" calcext:value-type="float">
            <text:p>250,82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37.31" calcext:value-type="float">
            <text:p>237,31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55.83" calcext:value-type="float">
            <text:p>255,83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187.14" calcext:value-type="float">
            <text:p>187,14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184.21" calcext:value-type="float">
            <text:p>184,21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159.76" calcext:value-type="float">
            <text:p>159,76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28.2" calcext:value-type="float">
            <text:p>128,2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15.96" calcext:value-type="float">
            <text:p>115,96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14.4" calcext:value-type="float">
            <text:p>114,4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76.4" calcext:value-type="float">
            <text:p>76,4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89.94" calcext:value-type="float">
            <text:p>89,94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75.43" calcext:value-type="float">
            <text:p>75,43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47.54" calcext:value-type="float">
            <text:p>47,54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50.01" calcext:value-type="float">
            <text:p>50,01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39.84" calcext:value-type="float">
            <text:p>39,84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42.31" calcext:value-type="float">
            <text:p>42,31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36.82" calcext:value-type="float">
            <text:p>36,82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48.94" calcext:value-type="float">
            <text:p>48,94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41.95" calcext:value-type="float">
            <text:p>41,95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48.55" calcext:value-type="float">
            <text:p>48,55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58.25" calcext:value-type="float">
            <text:p>58,25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73.9" calcext:value-type="float">
            <text:p>73,9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105.61" calcext:value-type="float">
            <text:p>105,61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98.26" calcext:value-type="float">
            <text:p>98,26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116.44" calcext:value-type="float">
            <text:p>116,44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18.09" calcext:value-type="float">
            <text:p>118,09</text:p>
          </table:table-cell>
        </table:table-row>
        <table:table-row table:style-name="ro1">
          <table:table-cell office:value-type="float" office:value="55.70222642" calcext:value-type="float">
            <text:p>55,70222642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110.91" calcext:value-type="float">
            <text:p>110,91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214.33" calcext:value-type="float">
            <text:p>214,33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159.42" calcext:value-type="float">
            <text:p>159,42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181.85" calcext:value-type="float">
            <text:p>181,85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181.19" calcext:value-type="float">
            <text:p>181,19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16.56" calcext:value-type="float">
            <text:p>216,56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287.26" calcext:value-type="float">
            <text:p>287,26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279.87" calcext:value-type="float">
            <text:p>279,87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28.56" calcext:value-type="float">
            <text:p>328,56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408.9" calcext:value-type="float">
            <text:p>408,9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311.28" calcext:value-type="float">
            <text:p>311,28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357.93" calcext:value-type="float">
            <text:p>357,93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61.21" calcext:value-type="float">
            <text:p>461,21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73.46" calcext:value-type="float">
            <text:p>473,46</text:p>
          </table:table-cell>
        </table:table-row>
        <table:table-row table:style-name="ro1" table:visibility="filter">
          <table:table-cell office:value-type="float" office:value="55.70222642" calcext:value-type="float">
            <text:p>55,70222642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363.64" calcext:value-type="float">
            <text:p>363,64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27.5" calcext:value-type="float">
            <text:p>427,5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26.32" calcext:value-type="float">
            <text:p>326,32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60.93" calcext:value-type="float">
            <text:p>360,93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26.63" calcext:value-type="float">
            <text:p>326,63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263.51" calcext:value-type="float">
            <text:p>263,51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196.19" calcext:value-type="float">
            <text:p>196,19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35.6" calcext:value-type="float">
            <text:p>235,6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145.2" calcext:value-type="float">
            <text:p>145,2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179.35" calcext:value-type="float">
            <text:p>179,35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148.4" calcext:value-type="float">
            <text:p>148,4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19.79" calcext:value-type="float">
            <text:p>119,79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07.46" calcext:value-type="float">
            <text:p>107,46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79.92" calcext:value-type="float">
            <text:p>79,92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82.1" calcext:value-type="float">
            <text:p>82,1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50.65" calcext:value-type="float">
            <text:p>50,65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71.91" calcext:value-type="float">
            <text:p>71,91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64.29" calcext:value-type="float">
            <text:p>64,29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59.17" calcext:value-type="float">
            <text:p>59,17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47.82" calcext:value-type="float">
            <text:p>47,82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52.58" calcext:value-type="float">
            <text:p>52,58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45.79" calcext:value-type="float">
            <text:p>45,79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49.05" calcext:value-type="float">
            <text:p>49,05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54.34" calcext:value-type="float">
            <text:p>54,34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64.24" calcext:value-type="float">
            <text:p>64,24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71.38" calcext:value-type="float">
            <text:p>71,38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100.53" calcext:value-type="float">
            <text:p>100,53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101.84" calcext:value-type="float">
            <text:p>101,84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106.73" calcext:value-type="float">
            <text:p>106,73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17.22" calcext:value-type="float">
            <text:p>117,22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166.09" calcext:value-type="float">
            <text:p>166,09</text:p>
          </table:table-cell>
        </table:table-row>
        <table:table-row table:style-name="ro1">
          <table:table-cell office:value-type="float" office:value="55.70492585" calcext:value-type="float">
            <text:p>55,70492585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147.58" calcext:value-type="float">
            <text:p>147,58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164.72" calcext:value-type="float">
            <text:p>164,72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173.61" calcext:value-type="float">
            <text:p>173,61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232.43" calcext:value-type="float">
            <text:p>232,43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76.69" calcext:value-type="float">
            <text:p>276,69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254.93" calcext:value-type="float">
            <text:p>254,93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270.4" calcext:value-type="float">
            <text:p>270,4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28.21" calcext:value-type="float">
            <text:p>328,21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406.75" calcext:value-type="float">
            <text:p>406,75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356.81" calcext:value-type="float">
            <text:p>356,81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439.31" calcext:value-type="float">
            <text:p>439,31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20.3" calcext:value-type="float">
            <text:p>420,3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52.54" calcext:value-type="float">
            <text:p>452,54</text:p>
          </table:table-cell>
        </table:table-row>
        <table:table-row table:style-name="ro1" table:visibility="filter">
          <table:table-cell office:value-type="float" office:value="55.70492585" calcext:value-type="float">
            <text:p>55,70492585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378.73" calcext:value-type="float">
            <text:p>378,73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352.31" calcext:value-type="float">
            <text:p>352,31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71.26" calcext:value-type="float">
            <text:p>371,26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294.13" calcext:value-type="float">
            <text:p>294,13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27.9" calcext:value-type="float">
            <text:p>327,9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226.92" calcext:value-type="float">
            <text:p>226,92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47.68" calcext:value-type="float">
            <text:p>247,68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45.95" calcext:value-type="float">
            <text:p>245,95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203.57" calcext:value-type="float">
            <text:p>203,57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172.95" calcext:value-type="float">
            <text:p>172,95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162.2" calcext:value-type="float">
            <text:p>162,2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19.8" calcext:value-type="float">
            <text:p>119,8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34.29" calcext:value-type="float">
            <text:p>134,29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25.52" calcext:value-type="float">
            <text:p>125,52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85.76" calcext:value-type="float">
            <text:p>85,76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81.51" calcext:value-type="float">
            <text:p>81,51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76.23" calcext:value-type="float">
            <text:p>76,23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80.46" calcext:value-type="float">
            <text:p>80,46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75.77" calcext:value-type="float">
            <text:p>75,77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64.62" calcext:value-type="float">
            <text:p>64,62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58.11" calcext:value-type="float">
            <text:p>58,11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61.63" calcext:value-type="float">
            <text:p>61,63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52.53" calcext:value-type="float">
            <text:p>52,53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57.62" calcext:value-type="float">
            <text:p>57,62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58.95" calcext:value-type="float">
            <text:p>58,95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79.65" calcext:value-type="float">
            <text:p>79,65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83.13" calcext:value-type="float">
            <text:p>83,13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87.74" calcext:value-type="float">
            <text:p>87,74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134.81" calcext:value-type="float">
            <text:p>134,81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114.7" calcext:value-type="float">
            <text:p>114,7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83.96" calcext:value-type="float">
            <text:p>183,96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153.42" calcext:value-type="float">
            <text:p>153,42</text:p>
          </table:table-cell>
        </table:table-row>
        <table:table-row table:style-name="ro1">
          <table:table-cell office:value-type="float" office:value="55.70762527" calcext:value-type="float">
            <text:p>55,70762527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140.66" calcext:value-type="float">
            <text:p>140,66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152.19" calcext:value-type="float">
            <text:p>152,19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236.82" calcext:value-type="float">
            <text:p>236,82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215.26" calcext:value-type="float">
            <text:p>215,26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335.49" calcext:value-type="float">
            <text:p>335,49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314.01" calcext:value-type="float">
            <text:p>314,01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326.76" calcext:value-type="float">
            <text:p>326,76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11.23" calcext:value-type="float">
            <text:p>311,23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460.26" calcext:value-type="float">
            <text:p>460,26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430.95" calcext:value-type="float">
            <text:p>430,95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452.2" calcext:value-type="float">
            <text:p>452,2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520.99" calcext:value-type="float">
            <text:p>520,99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14.15" calcext:value-type="float">
            <text:p>414,15</text:p>
          </table:table-cell>
        </table:table-row>
        <table:table-row table:style-name="ro1" table:visibility="filter">
          <table:table-cell office:value-type="float" office:value="55.70762527" calcext:value-type="float">
            <text:p>55,70762527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82.95" calcext:value-type="float">
            <text:p>482,95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20.64" calcext:value-type="float">
            <text:p>420,64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75.65" calcext:value-type="float">
            <text:p>375,65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25.81" calcext:value-type="float">
            <text:p>325,81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290.08" calcext:value-type="float">
            <text:p>290,08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46.21" calcext:value-type="float">
            <text:p>346,21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08.13" calcext:value-type="float">
            <text:p>208,13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21.56" calcext:value-type="float">
            <text:p>221,56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120.81" calcext:value-type="float">
            <text:p>120,81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153.82" calcext:value-type="float">
            <text:p>153,82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152.03" calcext:value-type="float">
            <text:p>152,03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24.81" calcext:value-type="float">
            <text:p>124,81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44.95" calcext:value-type="float">
            <text:p>144,95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08.37" calcext:value-type="float">
            <text:p>108,37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95.04" calcext:value-type="float">
            <text:p>95,04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82.49" calcext:value-type="float">
            <text:p>82,49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80.49" calcext:value-type="float">
            <text:p>80,49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95.86" calcext:value-type="float">
            <text:p>95,86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69.31" calcext:value-type="float">
            <text:p>69,31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57.11" calcext:value-type="float">
            <text:p>57,11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74.06" calcext:value-type="float">
            <text:p>74,06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53.58" calcext:value-type="float">
            <text:p>53,58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78.16" calcext:value-type="float">
            <text:p>78,16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60.91" calcext:value-type="float">
            <text:p>60,91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85.59" calcext:value-type="float">
            <text:p>85,59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107.15" calcext:value-type="float">
            <text:p>107,15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113.44" calcext:value-type="float">
            <text:p>113,44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116.78" calcext:value-type="float">
            <text:p>116,78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107.37" calcext:value-type="float">
            <text:p>107,37</text:p>
          </table:table-cell>
        </table:table-row>
        <table:table-row table:style-name="ro1">
          <table:table-cell office:value-type="float" office:value="55.71032469" calcext:value-type="float">
            <text:p>55,71032469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133.34" calcext:value-type="float">
            <text:p>133,34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66.07" calcext:value-type="float">
            <text:p>166,07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172.47" calcext:value-type="float">
            <text:p>172,47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198.76" calcext:value-type="float">
            <text:p>198,76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208.87" calcext:value-type="float">
            <text:p>208,87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273.37" calcext:value-type="float">
            <text:p>273,37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207.49" calcext:value-type="float">
            <text:p>207,49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324.45" calcext:value-type="float">
            <text:p>324,45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335.75" calcext:value-type="float">
            <text:p>335,75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373.99" calcext:value-type="float">
            <text:p>373,99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440.03" calcext:value-type="float">
            <text:p>440,03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373.09" calcext:value-type="float">
            <text:p>373,09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483.59" calcext:value-type="float">
            <text:p>483,59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505.03" calcext:value-type="float">
            <text:p>505,03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57.98" calcext:value-type="float">
            <text:p>457,98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504.18" calcext:value-type="float">
            <text:p>504,18</text:p>
          </table:table-cell>
        </table:table-row>
        <table:table-row table:style-name="ro1" table:visibility="filter">
          <table:table-cell office:value-type="float" office:value="55.71032469" calcext:value-type="float">
            <text:p>55,71032469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53.88" calcext:value-type="float">
            <text:p>453,88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279.26" calcext:value-type="float">
            <text:p>279,26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92.84" calcext:value-type="float">
            <text:p>392,84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04.53" calcext:value-type="float">
            <text:p>304,53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295.15" calcext:value-type="float">
            <text:p>295,15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285.77" calcext:value-type="float">
            <text:p>285,77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53.33" calcext:value-type="float">
            <text:p>253,33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50.92" calcext:value-type="float">
            <text:p>250,92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170.38" calcext:value-type="float">
            <text:p>170,38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164.7" calcext:value-type="float">
            <text:p>164,7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156.1" calcext:value-type="float">
            <text:p>156,1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86.29" calcext:value-type="float">
            <text:p>186,29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20.26" calcext:value-type="float">
            <text:p>120,26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46.3" calcext:value-type="float">
            <text:p>146,3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134.73" calcext:value-type="float">
            <text:p>134,73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73.57" calcext:value-type="float">
            <text:p>73,57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83.34" calcext:value-type="float">
            <text:p>83,34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76.75" calcext:value-type="float">
            <text:p>76,75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83.89" calcext:value-type="float">
            <text:p>83,89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82.17" calcext:value-type="float">
            <text:p>82,17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86.72" calcext:value-type="float">
            <text:p>86,72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75.57" calcext:value-type="float">
            <text:p>75,57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68.12" calcext:value-type="float">
            <text:p>68,12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74.44" calcext:value-type="float">
            <text:p>74,44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94.76" calcext:value-type="float">
            <text:p>94,76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101.63" calcext:value-type="float">
            <text:p>101,63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129.28" calcext:value-type="float">
            <text:p>129,28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157.52" calcext:value-type="float">
            <text:p>157,52</text:p>
          </table:table-cell>
        </table:table-row>
        <table:table-row table:style-name="ro1">
          <table:table-cell office:value-type="float" office:value="55.71302411" calcext:value-type="float">
            <text:p>55,71302411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117.91" calcext:value-type="float">
            <text:p>117,91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157.58" calcext:value-type="float">
            <text:p>157,58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73.4" calcext:value-type="float">
            <text:p>173,4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213.17" calcext:value-type="float">
            <text:p>213,17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287.98" calcext:value-type="float">
            <text:p>287,98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224.69" calcext:value-type="float">
            <text:p>224,69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272.1" calcext:value-type="float">
            <text:p>272,1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364.4" calcext:value-type="float">
            <text:p>364,4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85.72" calcext:value-type="float">
            <text:p>285,72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366.8" calcext:value-type="float">
            <text:p>366,8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405.37" calcext:value-type="float">
            <text:p>405,37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99.23" calcext:value-type="float">
            <text:p>399,23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427.86" calcext:value-type="float">
            <text:p>427,86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508.33" calcext:value-type="float">
            <text:p>508,33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338.79" calcext:value-type="float">
            <text:p>338,79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87.39" calcext:value-type="float">
            <text:p>487,39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502.27" calcext:value-type="float">
            <text:p>502,27</text:p>
          </table:table-cell>
        </table:table-row>
        <table:table-row table:style-name="ro1" table:visibility="filter">
          <table:table-cell office:value-type="float" office:value="55.71302411" calcext:value-type="float">
            <text:p>55,71302411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496.6" calcext:value-type="float">
            <text:p>496,6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56" calcext:value-type="float">
            <text:p>456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46.4" calcext:value-type="float">
            <text:p>346,4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01.03" calcext:value-type="float">
            <text:p>301,03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10.41" calcext:value-type="float">
            <text:p>310,41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239.99" calcext:value-type="float">
            <text:p>239,99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34.85" calcext:value-type="float">
            <text:p>234,85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68.98" calcext:value-type="float">
            <text:p>268,98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231.8" calcext:value-type="float">
            <text:p>231,8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144.8" calcext:value-type="float">
            <text:p>144,8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157.76" calcext:value-type="float">
            <text:p>157,76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39.59" calcext:value-type="float">
            <text:p>139,59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55.32" calcext:value-type="float">
            <text:p>155,32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30.21" calcext:value-type="float">
            <text:p>130,21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109.01" calcext:value-type="float">
            <text:p>109,01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94.91" calcext:value-type="float">
            <text:p>94,91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03.98" calcext:value-type="float">
            <text:p>103,98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79.41" calcext:value-type="float">
            <text:p>79,41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92.65" calcext:value-type="float">
            <text:p>92,65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95.89" calcext:value-type="float">
            <text:p>95,89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82.24" calcext:value-type="float">
            <text:p>82,24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72.86" calcext:value-type="float">
            <text:p>72,86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89.23" calcext:value-type="float">
            <text:p>89,23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83.46" calcext:value-type="float">
            <text:p>83,46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105.13" calcext:value-type="float">
            <text:p>105,13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110.66" calcext:value-type="float">
            <text:p>110,66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116.34" calcext:value-type="float">
            <text:p>116,34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124.89" calcext:value-type="float">
            <text:p>124,89</text:p>
          </table:table-cell>
        </table:table-row>
        <table:table-row table:style-name="ro1">
          <table:table-cell office:value-type="float" office:value="55.71572354" calcext:value-type="float">
            <text:p>55,71572354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128.92" calcext:value-type="float">
            <text:p>128,92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01.43" calcext:value-type="float">
            <text:p>201,43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207.1" calcext:value-type="float">
            <text:p>207,1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190.4" calcext:value-type="float">
            <text:p>190,4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243.55" calcext:value-type="float">
            <text:p>243,55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202.77" calcext:value-type="float">
            <text:p>202,77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264.65" calcext:value-type="float">
            <text:p>264,65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239.12" calcext:value-type="float">
            <text:p>239,12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275.45" calcext:value-type="float">
            <text:p>275,45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284.17" calcext:value-type="float">
            <text:p>284,17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450.59" calcext:value-type="float">
            <text:p>450,59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387.86" calcext:value-type="float">
            <text:p>387,86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514.23" calcext:value-type="float">
            <text:p>514,23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458.1" calcext:value-type="float">
            <text:p>458,1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425.77" calcext:value-type="float">
            <text:p>425,77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513.92" calcext:value-type="float">
            <text:p>513,92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515.15" calcext:value-type="float">
            <text:p>515,15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98.21" calcext:value-type="float">
            <text:p>498,21</text:p>
          </table:table-cell>
        </table:table-row>
        <table:table-row table:style-name="ro1" table:visibility="filter">
          <table:table-cell office:value-type="float" office:value="55.71572354" calcext:value-type="float">
            <text:p>55,71572354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510.5" calcext:value-type="float">
            <text:p>510,5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367.23" calcext:value-type="float">
            <text:p>367,23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255.94" calcext:value-type="float">
            <text:p>255,94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290.7" calcext:value-type="float">
            <text:p>290,7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45.09" calcext:value-type="float">
            <text:p>345,09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274.62" calcext:value-type="float">
            <text:p>274,62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16.2" calcext:value-type="float">
            <text:p>216,2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32.67" calcext:value-type="float">
            <text:p>232,67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207.16" calcext:value-type="float">
            <text:p>207,16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167.87" calcext:value-type="float">
            <text:p>167,87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199.09" calcext:value-type="float">
            <text:p>199,09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71.78" calcext:value-type="float">
            <text:p>171,78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44.12" calcext:value-type="float">
            <text:p>144,12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40.94" calcext:value-type="float">
            <text:p>140,94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133.75" calcext:value-type="float">
            <text:p>133,75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106.43" calcext:value-type="float">
            <text:p>106,43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95.26" calcext:value-type="float">
            <text:p>95,26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01.54" calcext:value-type="float">
            <text:p>101,54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18.99" calcext:value-type="float">
            <text:p>118,99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112.5" calcext:value-type="float">
            <text:p>112,5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90.97" calcext:value-type="float">
            <text:p>90,97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84.37" calcext:value-type="float">
            <text:p>84,37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96.67" calcext:value-type="float">
            <text:p>96,67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98.52" calcext:value-type="float">
            <text:p>98,52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116.67" calcext:value-type="float">
            <text:p>116,67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113.02" calcext:value-type="float">
            <text:p>113,02</text:p>
          </table:table-cell>
        </table:table-row>
        <table:table-row table:style-name="ro1">
          <table:table-cell office:value-type="float" office:value="55.71842296" calcext:value-type="float">
            <text:p>55,71842296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121.42" calcext:value-type="float">
            <text:p>121,42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181.36" calcext:value-type="float">
            <text:p>181,36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223.31" calcext:value-type="float">
            <text:p>223,31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195.1" calcext:value-type="float">
            <text:p>195,1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228.75" calcext:value-type="float">
            <text:p>228,75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247.05" calcext:value-type="float">
            <text:p>247,05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289.8" calcext:value-type="float">
            <text:p>289,8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260.02" calcext:value-type="float">
            <text:p>260,02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221.26" calcext:value-type="float">
            <text:p>221,26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361.21" calcext:value-type="float">
            <text:p>361,21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487.7" calcext:value-type="float">
            <text:p>487,7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381.69" calcext:value-type="float">
            <text:p>381,69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357.31" calcext:value-type="float">
            <text:p>357,31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480.63" calcext:value-type="float">
            <text:p>480,63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410.46" calcext:value-type="float">
            <text:p>410,46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441.23" calcext:value-type="float">
            <text:p>441,23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422.02" calcext:value-type="float">
            <text:p>422,02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488.13" calcext:value-type="float">
            <text:p>488,13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490.36" calcext:value-type="float">
            <text:p>490,36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74.3" calcext:value-type="float">
            <text:p>474,3</text:p>
          </table:table-cell>
        </table:table-row>
        <table:table-row table:style-name="ro1" table:visibility="filter">
          <table:table-cell office:value-type="float" office:value="55.71842296" calcext:value-type="float">
            <text:p>55,71842296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516.49" calcext:value-type="float">
            <text:p>516,49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76.6" calcext:value-type="float">
            <text:p>476,6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63.16" calcext:value-type="float">
            <text:p>363,16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51.1" calcext:value-type="float">
            <text:p>351,1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50.45" calcext:value-type="float">
            <text:p>350,45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23.15" calcext:value-type="float">
            <text:p>323,15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29.27" calcext:value-type="float">
            <text:p>229,27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13.17" calcext:value-type="float">
            <text:p>213,17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189.98" calcext:value-type="float">
            <text:p>189,98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228.17" calcext:value-type="float">
            <text:p>228,17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209.93" calcext:value-type="float">
            <text:p>209,93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90.24" calcext:value-type="float">
            <text:p>190,24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67.48" calcext:value-type="float">
            <text:p>167,48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5.72112238" calcext:value-type="float">
            <text:p>55,72112238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124.17" calcext:value-type="float">
            <text:p>124,17</text:p>
          </table:table-cell>
        </table:table-row>
        <table:table-row table:style-name="ro1">
          <table:table-cell office:value-type="float" office:value="55.72112238" calcext:value-type="float">
            <text:p>55,72112238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143.98" calcext:value-type="float">
            <text:p>143,98</text:p>
          </table:table-cell>
        </table:table-row>
        <table:table-row table:style-name="ro1">
          <table:table-cell office:value-type="float" office:value="55.72112238" calcext:value-type="float">
            <text:p>55,72112238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37.19" calcext:value-type="float">
            <text:p>137,19</text:p>
          </table:table-cell>
        </table:table-row>
        <table:table-row table:style-name="ro1">
          <table:table-cell office:value-type="float" office:value="55.72112238" calcext:value-type="float">
            <text:p>55,72112238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33.79" calcext:value-type="float">
            <text:p>133,79</text:p>
          </table:table-cell>
        </table:table-row>
        <table:table-row table:style-name="ro1">
          <table:table-cell office:value-type="float" office:value="55.72112238" calcext:value-type="float">
            <text:p>55,72112238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18.66" calcext:value-type="float">
            <text:p>118,66</text:p>
          </table:table-cell>
        </table:table-row>
        <table:table-row table:style-name="ro1">
          <table:table-cell office:value-type="float" office:value="55.72112238" calcext:value-type="float">
            <text:p>55,72112238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103.69" calcext:value-type="float">
            <text:p>103,69</text:p>
          </table:table-cell>
        </table:table-row>
        <table:table-row table:style-name="ro1">
          <table:table-cell office:value-type="float" office:value="55.72112238" calcext:value-type="float">
            <text:p>55,72112238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121.39" calcext:value-type="float">
            <text:p>121,39</text:p>
          </table:table-cell>
        </table:table-row>
        <table:table-row table:style-name="ro1">
          <table:table-cell office:value-type="float" office:value="55.72112238" calcext:value-type="float">
            <text:p>55,72112238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111.23" calcext:value-type="float">
            <text:p>111,23</text:p>
          </table:table-cell>
        </table:table-row>
        <table:table-row table:style-name="ro1">
          <table:table-cell office:value-type="float" office:value="55.72112238" calcext:value-type="float">
            <text:p>55,72112238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131.24" calcext:value-type="float">
            <text:p>131,24</text:p>
          </table:table-cell>
        </table:table-row>
        <table:table-row table:style-name="ro1">
          <table:table-cell office:value-type="float" office:value="55.72112238" calcext:value-type="float">
            <text:p>55,72112238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127.9" calcext:value-type="float">
            <text:p>127,9</text:p>
          </table:table-cell>
        </table:table-row>
        <table:table-row table:style-name="ro1">
          <table:table-cell office:value-type="float" office:value="55.72112238" calcext:value-type="float">
            <text:p>55,72112238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100.65" calcext:value-type="float">
            <text:p>100,65</text:p>
          </table:table-cell>
        </table:table-row>
        <table:table-row table:style-name="ro1">
          <table:table-cell office:value-type="float" office:value="55.72112238" calcext:value-type="float">
            <text:p>55,72112238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143.24" calcext:value-type="float">
            <text:p>143,24</text:p>
          </table:table-cell>
        </table:table-row>
        <table:table-row table:style-name="ro1">
          <table:table-cell office:value-type="float" office:value="55.72112238" calcext:value-type="float">
            <text:p>55,72112238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122.8" calcext:value-type="float">
            <text:p>122,8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171.38" calcext:value-type="float">
            <text:p>171,38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283.7" calcext:value-type="float">
            <text:p>283,7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66.58" calcext:value-type="float">
            <text:p>266,58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284.45" calcext:value-type="float">
            <text:p>284,45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291.07" calcext:value-type="float">
            <text:p>291,07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325.42" calcext:value-type="float">
            <text:p>325,42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418.08" calcext:value-type="float">
            <text:p>418,08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439.35" calcext:value-type="float">
            <text:p>439,35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401.91" calcext:value-type="float">
            <text:p>401,91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432.68" calcext:value-type="float">
            <text:p>432,68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391.58" calcext:value-type="float">
            <text:p>391,58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462.68" calcext:value-type="float">
            <text:p>462,68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491.11" calcext:value-type="float">
            <text:p>491,11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387.89" calcext:value-type="float">
            <text:p>387,89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529.09" calcext:value-type="float">
            <text:p>529,09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500.58" calcext:value-type="float">
            <text:p>500,58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624.4" calcext:value-type="float">
            <text:p>624,4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540.09" calcext:value-type="float">
            <text:p>540,09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500.12" calcext:value-type="float">
            <text:p>500,12</text:p>
          </table:table-cell>
        </table:table-row>
        <table:table-row table:style-name="ro1" table:visibility="filter">
          <table:table-cell office:value-type="float" office:value="55.72112238" calcext:value-type="float">
            <text:p>55,72112238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569.95" calcext:value-type="float">
            <text:p>569,95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24.81" calcext:value-type="float">
            <text:p>424,81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15.13" calcext:value-type="float">
            <text:p>315,13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76.39" calcext:value-type="float">
            <text:p>376,39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16.68" calcext:value-type="float">
            <text:p>316,68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19.76" calcext:value-type="float">
            <text:p>319,76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70.02" calcext:value-type="float">
            <text:p>270,02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20.65" calcext:value-type="float">
            <text:p>220,65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206.39" calcext:value-type="float">
            <text:p>206,39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198.9" calcext:value-type="float">
            <text:p>198,9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197.63" calcext:value-type="float">
            <text:p>197,63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71.69" calcext:value-type="float">
            <text:p>171,69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94.07" calcext:value-type="float">
            <text:p>194,07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54.3" calcext:value-type="float">
            <text:p>154,3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165.83" calcext:value-type="float">
            <text:p>165,83</text:p>
          </table:table-cell>
        </table:table-row>
        <table:table-row table:style-name="ro1">
          <table:table-cell office:value-type="float" office:value="55.72382181" calcext:value-type="float">
            <text:p>55,72382181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138.57" calcext:value-type="float">
            <text:p>138,57</text:p>
          </table:table-cell>
        </table:table-row>
        <table:table-row table:style-name="ro1">
          <table:table-cell office:value-type="float" office:value="55.72382181" calcext:value-type="float">
            <text:p>55,72382181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42.3" calcext:value-type="float">
            <text:p>142,3</text:p>
          </table:table-cell>
        </table:table-row>
        <table:table-row table:style-name="ro1">
          <table:table-cell office:value-type="float" office:value="55.72382181" calcext:value-type="float">
            <text:p>55,72382181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25.11" calcext:value-type="float">
            <text:p>125,11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51.43" calcext:value-type="float">
            <text:p>151,43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166.31" calcext:value-type="float">
            <text:p>166,31</text:p>
          </table:table-cell>
        </table:table-row>
        <table:table-row table:style-name="ro1">
          <table:table-cell office:value-type="float" office:value="55.72382181" calcext:value-type="float">
            <text:p>55,72382181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123.19" calcext:value-type="float">
            <text:p>123,19</text:p>
          </table:table-cell>
        </table:table-row>
        <table:table-row table:style-name="ro1">
          <table:table-cell office:value-type="float" office:value="55.72382181" calcext:value-type="float">
            <text:p>55,72382181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136.16" calcext:value-type="float">
            <text:p>136,16</text:p>
          </table:table-cell>
        </table:table-row>
        <table:table-row table:style-name="ro1">
          <table:table-cell office:value-type="float" office:value="55.72382181" calcext:value-type="float">
            <text:p>55,72382181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116.33" calcext:value-type="float">
            <text:p>116,33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165.55" calcext:value-type="float">
            <text:p>165,55</text:p>
          </table:table-cell>
        </table:table-row>
        <table:table-row table:style-name="ro1">
          <table:table-cell office:value-type="float" office:value="55.72382181" calcext:value-type="float">
            <text:p>55,72382181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127.96" calcext:value-type="float">
            <text:p>127,96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174.11" calcext:value-type="float">
            <text:p>174,11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185.89" calcext:value-type="float">
            <text:p>185,89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170.25" calcext:value-type="float">
            <text:p>170,25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211.95" calcext:value-type="float">
            <text:p>211,95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53.17" calcext:value-type="float">
            <text:p>253,17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273.53" calcext:value-type="float">
            <text:p>273,53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279.04" calcext:value-type="float">
            <text:p>279,04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338.42" calcext:value-type="float">
            <text:p>338,42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379.72" calcext:value-type="float">
            <text:p>379,72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430.32" calcext:value-type="float">
            <text:p>430,32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469.07" calcext:value-type="float">
            <text:p>469,07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437.26" calcext:value-type="float">
            <text:p>437,26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398.43" calcext:value-type="float">
            <text:p>398,43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462.11" calcext:value-type="float">
            <text:p>462,11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435.01" calcext:value-type="float">
            <text:p>435,01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538.64" calcext:value-type="float">
            <text:p>538,64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487.92" calcext:value-type="float">
            <text:p>487,92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449.37" calcext:value-type="float">
            <text:p>449,37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579.98" calcext:value-type="float">
            <text:p>579,98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595.3" calcext:value-type="float">
            <text:p>595,3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555.29" calcext:value-type="float">
            <text:p>555,29</text:p>
          </table:table-cell>
        </table:table-row>
        <table:table-row table:style-name="ro1" table:visibility="filter">
          <table:table-cell office:value-type="float" office:value="55.72382181" calcext:value-type="float">
            <text:p>55,72382181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510.76" calcext:value-type="float">
            <text:p>510,76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321.63" calcext:value-type="float">
            <text:p>321,63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35.07" calcext:value-type="float">
            <text:p>335,07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67.77" calcext:value-type="float">
            <text:p>367,77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295.65" calcext:value-type="float">
            <text:p>295,65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07.13" calcext:value-type="float">
            <text:p>307,13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47.81" calcext:value-type="float">
            <text:p>247,81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21.59" calcext:value-type="float">
            <text:p>221,59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318.43" calcext:value-type="float">
            <text:p>318,43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205.46" calcext:value-type="float">
            <text:p>205,46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214.16" calcext:value-type="float">
            <text:p>214,16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93.54" calcext:value-type="float">
            <text:p>193,54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76.74" calcext:value-type="float">
            <text:p>176,74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58.89" calcext:value-type="float">
            <text:p>158,89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163.41" calcext:value-type="float">
            <text:p>163,41</text:p>
          </table:table-cell>
        </table:table-row>
        <table:table-row table:style-name="ro1">
          <table:table-cell office:value-type="float" office:value="55.72652123" calcext:value-type="float">
            <text:p>55,72652123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142.89" calcext:value-type="float">
            <text:p>142,89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76.19" calcext:value-type="float">
            <text:p>176,19</text:p>
          </table:table-cell>
        </table:table-row>
        <table:table-row table:style-name="ro1">
          <table:table-cell office:value-type="float" office:value="55.72652123" calcext:value-type="float">
            <text:p>55,72652123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46.76" calcext:value-type="float">
            <text:p>146,76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62.44" calcext:value-type="float">
            <text:p>162,44</text:p>
          </table:table-cell>
        </table:table-row>
        <table:table-row table:style-name="ro1">
          <table:table-cell office:value-type="float" office:value="55.72652123" calcext:value-type="float">
            <text:p>55,72652123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143.65" calcext:value-type="float">
            <text:p>143,65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160.8" calcext:value-type="float">
            <text:p>160,8</text:p>
          </table:table-cell>
        </table:table-row>
        <table:table-row table:style-name="ro1">
          <table:table-cell office:value-type="float" office:value="55.72652123" calcext:value-type="float">
            <text:p>55,72652123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126.61" calcext:value-type="float">
            <text:p>126,61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177.18" calcext:value-type="float">
            <text:p>177,18</text:p>
          </table:table-cell>
        </table:table-row>
        <table:table-row table:style-name="ro1">
          <table:table-cell office:value-type="float" office:value="55.72652123" calcext:value-type="float">
            <text:p>55,72652123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142.51" calcext:value-type="float">
            <text:p>142,51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202.81" calcext:value-type="float">
            <text:p>202,81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209.71" calcext:value-type="float">
            <text:p>209,71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221.32" calcext:value-type="float">
            <text:p>221,32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236.59" calcext:value-type="float">
            <text:p>236,59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213.84" calcext:value-type="float">
            <text:p>213,84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328.1" calcext:value-type="float">
            <text:p>328,1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383.37" calcext:value-type="float">
            <text:p>383,37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461.11" calcext:value-type="float">
            <text:p>461,11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361.82" calcext:value-type="float">
            <text:p>361,82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378.61" calcext:value-type="float">
            <text:p>378,61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425.59" calcext:value-type="float">
            <text:p>425,59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453.76" calcext:value-type="float">
            <text:p>453,76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582.55" calcext:value-type="float">
            <text:p>582,55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517.64" calcext:value-type="float">
            <text:p>517,64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503.93" calcext:value-type="float">
            <text:p>503,93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461.23" calcext:value-type="float">
            <text:p>461,23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572.5" calcext:value-type="float">
            <text:p>572,5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620.68" calcext:value-type="float">
            <text:p>620,68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473.83" calcext:value-type="float">
            <text:p>473,83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573.74" calcext:value-type="float">
            <text:p>573,74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533.28" calcext:value-type="float">
            <text:p>533,28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466.25" calcext:value-type="float">
            <text:p>466,25</text:p>
          </table:table-cell>
        </table:table-row>
        <table:table-row table:style-name="ro1" table:visibility="filter">
          <table:table-cell office:value-type="float" office:value="55.72652123" calcext:value-type="float">
            <text:p>55,72652123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533.12" calcext:value-type="float">
            <text:p>533,12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23.92" calcext:value-type="float">
            <text:p>423,92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294.96" calcext:value-type="float">
            <text:p>294,96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34.72" calcext:value-type="float">
            <text:p>334,72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412.08" calcext:value-type="float">
            <text:p>412,08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272.28" calcext:value-type="float">
            <text:p>272,28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321.19" calcext:value-type="float">
            <text:p>321,19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63.21" calcext:value-type="float">
            <text:p>263,21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205.39" calcext:value-type="float">
            <text:p>205,39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285.32" calcext:value-type="float">
            <text:p>285,32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185.84" calcext:value-type="float">
            <text:p>185,84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91.87" calcext:value-type="float">
            <text:p>191,87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92.48" calcext:value-type="float">
            <text:p>192,48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69.33" calcext:value-type="float">
            <text:p>169,33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179.04" calcext:value-type="float">
            <text:p>179,04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233.65" calcext:value-type="float">
            <text:p>233,65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79.36" calcext:value-type="float">
            <text:p>179,36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69.95" calcext:value-type="float">
            <text:p>169,95</text:p>
          </table:table-cell>
        </table:table-row>
        <table:table-row table:style-name="ro1">
          <table:table-cell office:value-type="float" office:value="55.72922065" calcext:value-type="float">
            <text:p>55,72922065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23.12" calcext:value-type="float">
            <text:p>123,12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150.25" calcext:value-type="float">
            <text:p>150,25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197.75" calcext:value-type="float">
            <text:p>197,75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182.44" calcext:value-type="float">
            <text:p>182,44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199.77" calcext:value-type="float">
            <text:p>199,77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180.47" calcext:value-type="float">
            <text:p>180,47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191.96" calcext:value-type="float">
            <text:p>191,96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227.81" calcext:value-type="float">
            <text:p>227,81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268.24" calcext:value-type="float">
            <text:p>268,24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239.94" calcext:value-type="float">
            <text:p>239,94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255.61" calcext:value-type="float">
            <text:p>255,61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305.51" calcext:value-type="float">
            <text:p>305,51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498.87" calcext:value-type="float">
            <text:p>498,87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407.2" calcext:value-type="float">
            <text:p>407,2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426.94" calcext:value-type="float">
            <text:p>426,94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510.88" calcext:value-type="float">
            <text:p>510,88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464.28" calcext:value-type="float">
            <text:p>464,28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439.79" calcext:value-type="float">
            <text:p>439,79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547.11" calcext:value-type="float">
            <text:p>547,11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538.28" calcext:value-type="float">
            <text:p>538,28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597.79" calcext:value-type="float">
            <text:p>597,79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608.14" calcext:value-type="float">
            <text:p>608,14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569.88" calcext:value-type="float">
            <text:p>569,88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546.93" calcext:value-type="float">
            <text:p>546,93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525.42" calcext:value-type="float">
            <text:p>525,42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616.2" calcext:value-type="float">
            <text:p>616,2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544.95" calcext:value-type="float">
            <text:p>544,95</text:p>
          </table:table-cell>
        </table:table-row>
        <table:table-row table:style-name="ro1" table:visibility="filter">
          <table:table-cell office:value-type="float" office:value="55.72922065" calcext:value-type="float">
            <text:p>55,72922065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623.04" calcext:value-type="float">
            <text:p>623,04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396.21" calcext:value-type="float">
            <text:p>396,21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56.92" calcext:value-type="float">
            <text:p>356,92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77.34" calcext:value-type="float">
            <text:p>377,34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84.93" calcext:value-type="float">
            <text:p>384,93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71.56" calcext:value-type="float">
            <text:p>371,56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81.06" calcext:value-type="float">
            <text:p>281,06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92.83" calcext:value-type="float">
            <text:p>292,83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332.2" calcext:value-type="float">
            <text:p>332,2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246.14" calcext:value-type="float">
            <text:p>246,14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238.63" calcext:value-type="float">
            <text:p>238,63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205.45" calcext:value-type="float">
            <text:p>205,45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190.3" calcext:value-type="float">
            <text:p>190,3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238.55" calcext:value-type="float">
            <text:p>238,55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190.09" calcext:value-type="float">
            <text:p>190,09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161.21" calcext:value-type="float">
            <text:p>161,21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194.06" calcext:value-type="float">
            <text:p>194,06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83.39" calcext:value-type="float">
            <text:p>183,39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79.38" calcext:value-type="float">
            <text:p>179,38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173.51" calcext:value-type="float">
            <text:p>173,51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210.24" calcext:value-type="float">
            <text:p>210,24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218.66" calcext:value-type="float">
            <text:p>218,66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202.94" calcext:value-type="float">
            <text:p>202,94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209.37" calcext:value-type="float">
            <text:p>209,37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280.43" calcext:value-type="float">
            <text:p>280,43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212.61" calcext:value-type="float">
            <text:p>212,61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246.71" calcext:value-type="float">
            <text:p>246,71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320.29" calcext:value-type="float">
            <text:p>320,29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362.06" calcext:value-type="float">
            <text:p>362,06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87.17" calcext:value-type="float">
            <text:p>287,17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337.26" calcext:value-type="float">
            <text:p>337,26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599.35" calcext:value-type="float">
            <text:p>599,35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537.71" calcext:value-type="float">
            <text:p>537,71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517.5" calcext:value-type="float">
            <text:p>517,5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477.04" calcext:value-type="float">
            <text:p>477,04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590.77" calcext:value-type="float">
            <text:p>590,77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496" calcext:value-type="float">
            <text:p>496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534.34" calcext:value-type="float">
            <text:p>534,34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478.51" calcext:value-type="float">
            <text:p>478,51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543.93" calcext:value-type="float">
            <text:p>543,93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539.57" calcext:value-type="float">
            <text:p>539,57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563.29" calcext:value-type="float">
            <text:p>563,29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588.99" calcext:value-type="float">
            <text:p>588,99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609.79" calcext:value-type="float">
            <text:p>609,79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605.65" calcext:value-type="float">
            <text:p>605,65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564.24" calcext:value-type="float">
            <text:p>564,24</text:p>
          </table:table-cell>
        </table:table-row>
        <table:table-row table:style-name="ro1" table:visibility="filter">
          <table:table-cell office:value-type="float" office:value="55.73192007" calcext:value-type="float">
            <text:p>55,73192007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593.18" calcext:value-type="float">
            <text:p>593,18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01.97" calcext:value-type="float">
            <text:p>401,97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80.5" calcext:value-type="float">
            <text:p>380,5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77.78" calcext:value-type="float">
            <text:p>377,78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407.07" calcext:value-type="float">
            <text:p>407,07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99.1" calcext:value-type="float">
            <text:p>399,1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283.81" calcext:value-type="float">
            <text:p>283,81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227.5" calcext:value-type="float">
            <text:p>227,5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331.22" calcext:value-type="float">
            <text:p>331,22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274.76" calcext:value-type="float">
            <text:p>274,76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248.36" calcext:value-type="float">
            <text:p>248,36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222.01" calcext:value-type="float">
            <text:p>222,01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288.94" calcext:value-type="float">
            <text:p>288,94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176.94" calcext:value-type="float">
            <text:p>176,94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248.78" calcext:value-type="float">
            <text:p>248,78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407.42" calcext:value-type="float">
            <text:p>407,42</text:p>
          </table:table-cell>
        </table:table-row>
        <table:table-row table:style-name="ro1">
          <table:table-cell office:value-type="float" office:value="55.7346195" calcext:value-type="float">
            <text:p>55,7346195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44.03" calcext:value-type="float">
            <text:p>44,03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177.83" calcext:value-type="float">
            <text:p>177,83</text:p>
          </table:table-cell>
        </table:table-row>
        <table:table-row table:style-name="ro1">
          <table:table-cell office:value-type="float" office:value="55.7346195" calcext:value-type="float">
            <text:p>55,7346195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26.76" calcext:value-type="float">
            <text:p>126,76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231.26" calcext:value-type="float">
            <text:p>231,26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206.33" calcext:value-type="float">
            <text:p>206,33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239.44" calcext:value-type="float">
            <text:p>239,44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280.19" calcext:value-type="float">
            <text:p>280,19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196.68" calcext:value-type="float">
            <text:p>196,68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288.91" calcext:value-type="float">
            <text:p>288,91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281.96" calcext:value-type="float">
            <text:p>281,96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255.8" calcext:value-type="float">
            <text:p>255,8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362.25" calcext:value-type="float">
            <text:p>362,25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314.24" calcext:value-type="float">
            <text:p>314,24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361.06" calcext:value-type="float">
            <text:p>361,06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468.91" calcext:value-type="float">
            <text:p>468,91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469.5" calcext:value-type="float">
            <text:p>469,5</text:p>
          </table:table-cell>
        </table:table-row>
        <table:table-row table:style-name="ro1">
          <table:table-cell office:value-type="float" office:value="55.7346195" calcext:value-type="float">
            <text:p>55,7346195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21.35" calcext:value-type="float">
            <text:p>21,35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405.02" calcext:value-type="float">
            <text:p>405,02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649.27" calcext:value-type="float">
            <text:p>649,27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549.93" calcext:value-type="float">
            <text:p>549,93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618.03" calcext:value-type="float">
            <text:p>618,03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627.26" calcext:value-type="float">
            <text:p>627,26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616.01" calcext:value-type="float">
            <text:p>616,01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554.01" calcext:value-type="float">
            <text:p>554,01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601.57" calcext:value-type="float">
            <text:p>601,57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577.07" calcext:value-type="float">
            <text:p>577,07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542.81" calcext:value-type="float">
            <text:p>542,81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581.85" calcext:value-type="float">
            <text:p>581,85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626.68" calcext:value-type="float">
            <text:p>626,68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608.35" calcext:value-type="float">
            <text:p>608,35</text:p>
          </table:table-cell>
        </table:table-row>
        <table:table-row table:style-name="ro1" table:visibility="filter">
          <table:table-cell office:value-type="float" office:value="55.7346195" calcext:value-type="float">
            <text:p>55,7346195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632.85" calcext:value-type="float">
            <text:p>632,85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397.3" calcext:value-type="float">
            <text:p>397,3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419.4" calcext:value-type="float">
            <text:p>419,4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445.51" calcext:value-type="float">
            <text:p>445,51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422.84" calcext:value-type="float">
            <text:p>422,84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26.51" calcext:value-type="float">
            <text:p>326,51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335.31" calcext:value-type="float">
            <text:p>335,31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393.63" calcext:value-type="float">
            <text:p>393,63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309.82" calcext:value-type="float">
            <text:p>309,82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307.87" calcext:value-type="float">
            <text:p>307,87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248.63" calcext:value-type="float">
            <text:p>248,63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324.08" calcext:value-type="float">
            <text:p>324,08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307.75" calcext:value-type="float">
            <text:p>307,75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218.84" calcext:value-type="float">
            <text:p>218,84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205.06" calcext:value-type="float">
            <text:p>205,06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238.78" calcext:value-type="float">
            <text:p>238,78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258.34" calcext:value-type="float">
            <text:p>258,34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211.82" calcext:value-type="float">
            <text:p>211,82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94.28" calcext:value-type="float">
            <text:p>194,28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214.71" calcext:value-type="float">
            <text:p>214,71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218.03" calcext:value-type="float">
            <text:p>218,03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266.6" calcext:value-type="float">
            <text:p>266,6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261.84" calcext:value-type="float">
            <text:p>261,84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272.61" calcext:value-type="float">
            <text:p>272,61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306.6" calcext:value-type="float">
            <text:p>306,6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333.45" calcext:value-type="float">
            <text:p>333,45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376.92" calcext:value-type="float">
            <text:p>376,92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413.08" calcext:value-type="float">
            <text:p>413,08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327.81" calcext:value-type="float">
            <text:p>327,81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275.43" calcext:value-type="float">
            <text:p>275,43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357.65" calcext:value-type="float">
            <text:p>357,65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400.48" calcext:value-type="float">
            <text:p>400,48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536.57" calcext:value-type="float">
            <text:p>536,57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611.4" calcext:value-type="float">
            <text:p>611,4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606.34" calcext:value-type="float">
            <text:p>606,34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587.09" calcext:value-type="float">
            <text:p>587,09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582.26" calcext:value-type="float">
            <text:p>582,26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597.77" calcext:value-type="float">
            <text:p>597,77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565.49" calcext:value-type="float">
            <text:p>565,49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594.95" calcext:value-type="float">
            <text:p>594,95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630.69" calcext:value-type="float">
            <text:p>630,69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562.71" calcext:value-type="float">
            <text:p>562,71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608.34" calcext:value-type="float">
            <text:p>608,34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631.33" calcext:value-type="float">
            <text:p>631,33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669.21" calcext:value-type="float">
            <text:p>669,21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578.2" calcext:value-type="float">
            <text:p>578,2</text:p>
          </table:table-cell>
        </table:table-row>
        <table:table-row table:style-name="ro1" table:visibility="filter">
          <table:table-cell office:value-type="float" office:value="55.73731892" calcext:value-type="float">
            <text:p>55,73731892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619.7" calcext:value-type="float">
            <text:p>619,7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04.13" calcext:value-type="float">
            <text:p>404,13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96.06" calcext:value-type="float">
            <text:p>396,06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404.74" calcext:value-type="float">
            <text:p>404,74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418.7" calcext:value-type="float">
            <text:p>418,7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19.08" calcext:value-type="float">
            <text:p>319,08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388.86" calcext:value-type="float">
            <text:p>388,86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374.78" calcext:value-type="float">
            <text:p>374,78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347.57" calcext:value-type="float">
            <text:p>347,57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325.2" calcext:value-type="float">
            <text:p>325,2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389.26" calcext:value-type="float">
            <text:p>389,26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194.26" calcext:value-type="float">
            <text:p>194,26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267.3" calcext:value-type="float">
            <text:p>267,3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211.12" calcext:value-type="float">
            <text:p>211,12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219.46" calcext:value-type="float">
            <text:p>219,46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247.75" calcext:value-type="float">
            <text:p>247,75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251.56" calcext:value-type="float">
            <text:p>251,56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226.71" calcext:value-type="float">
            <text:p>226,71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199.55" calcext:value-type="float">
            <text:p>199,55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273.7" calcext:value-type="float">
            <text:p>273,7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279.41" calcext:value-type="float">
            <text:p>279,41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331.22" calcext:value-type="float">
            <text:p>331,22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292.7" calcext:value-type="float">
            <text:p>292,7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258.83" calcext:value-type="float">
            <text:p>258,83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314.43" calcext:value-type="float">
            <text:p>314,43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327.56" calcext:value-type="float">
            <text:p>327,56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353.51" calcext:value-type="float">
            <text:p>353,51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435.04" calcext:value-type="float">
            <text:p>435,04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471.01" calcext:value-type="float">
            <text:p>471,01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387.9" calcext:value-type="float">
            <text:p>387,9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405.83" calcext:value-type="float">
            <text:p>405,83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590.14" calcext:value-type="float">
            <text:p>590,14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485.77" calcext:value-type="float">
            <text:p>485,77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609.35" calcext:value-type="float">
            <text:p>609,35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565.68" calcext:value-type="float">
            <text:p>565,68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534.29" calcext:value-type="float">
            <text:p>534,29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609.91" calcext:value-type="float">
            <text:p>609,91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631.85" calcext:value-type="float">
            <text:p>631,85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571.41" calcext:value-type="float">
            <text:p>571,41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597.69" calcext:value-type="float">
            <text:p>597,69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647.68" calcext:value-type="float">
            <text:p>647,68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555.33" calcext:value-type="float">
            <text:p>555,33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615.8" calcext:value-type="float">
            <text:p>615,8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609.87" calcext:value-type="float">
            <text:p>609,87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673.49" calcext:value-type="float">
            <text:p>673,49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599.25" calcext:value-type="float">
            <text:p>599,25</text:p>
          </table:table-cell>
        </table:table-row>
        <table:table-row table:style-name="ro1" table:visibility="filter">
          <table:table-cell office:value-type="float" office:value="55.74001834" calcext:value-type="float">
            <text:p>55,74001834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640.6" calcext:value-type="float">
            <text:p>640,6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34.12" calcext:value-type="float">
            <text:p>434,12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421.07" calcext:value-type="float">
            <text:p>421,07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467.31" calcext:value-type="float">
            <text:p>467,31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416.01" calcext:value-type="float">
            <text:p>416,01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272.5" calcext:value-type="float">
            <text:p>272,5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357.23" calcext:value-type="float">
            <text:p>357,23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361.08" calcext:value-type="float">
            <text:p>361,08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341.04" calcext:value-type="float">
            <text:p>341,04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362.51" calcext:value-type="float">
            <text:p>362,51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314.22" calcext:value-type="float">
            <text:p>314,22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385.34" calcext:value-type="float">
            <text:p>385,34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335.68" calcext:value-type="float">
            <text:p>335,68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310.03" calcext:value-type="float">
            <text:p>310,03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286.97" calcext:value-type="float">
            <text:p>286,97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233.79" calcext:value-type="float">
            <text:p>233,79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254.63" calcext:value-type="float">
            <text:p>254,63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251.32" calcext:value-type="float">
            <text:p>251,32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275.93" calcext:value-type="float">
            <text:p>275,93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324.12" calcext:value-type="float">
            <text:p>324,12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280.8" calcext:value-type="float">
            <text:p>280,8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347.69" calcext:value-type="float">
            <text:p>347,69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298.33" calcext:value-type="float">
            <text:p>298,33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311.32" calcext:value-type="float">
            <text:p>311,32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403.78" calcext:value-type="float">
            <text:p>403,78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381.23" calcext:value-type="float">
            <text:p>381,23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348.35" calcext:value-type="float">
            <text:p>348,35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422.25" calcext:value-type="float">
            <text:p>422,25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482.37" calcext:value-type="float">
            <text:p>482,37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452.13" calcext:value-type="float">
            <text:p>452,13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488.8" calcext:value-type="float">
            <text:p>488,8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488.48" calcext:value-type="float">
            <text:p>488,48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483.46" calcext:value-type="float">
            <text:p>483,46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508.62" calcext:value-type="float">
            <text:p>508,62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608.83" calcext:value-type="float">
            <text:p>608,83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589.25" calcext:value-type="float">
            <text:p>589,25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615.16" calcext:value-type="float">
            <text:p>615,16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606.84" calcext:value-type="float">
            <text:p>606,84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612.85" calcext:value-type="float">
            <text:p>612,85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672" calcext:value-type="float">
            <text:p>672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578" calcext:value-type="float">
            <text:p>578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654.01" calcext:value-type="float">
            <text:p>654,01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649.35" calcext:value-type="float">
            <text:p>649,35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620.83" calcext:value-type="float">
            <text:p>620,83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595.48" calcext:value-type="float">
            <text:p>595,48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647.52" calcext:value-type="float">
            <text:p>647,52</text:p>
          </table:table-cell>
        </table:table-row>
        <table:table-row table:style-name="ro1" table:visibility="filter">
          <table:table-cell office:value-type="float" office:value="55.74271777" calcext:value-type="float">
            <text:p>55,74271777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599.87" calcext:value-type="float">
            <text:p>599,87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368.56" calcext:value-type="float">
            <text:p>368,56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461.15" calcext:value-type="float">
            <text:p>461,15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79.68" calcext:value-type="float">
            <text:p>379,68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92.25" calcext:value-type="float">
            <text:p>392,25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422.82" calcext:value-type="float">
            <text:p>422,82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434.28" calcext:value-type="float">
            <text:p>434,28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383.65" calcext:value-type="float">
            <text:p>383,65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312.9" calcext:value-type="float">
            <text:p>312,9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279.33" calcext:value-type="float">
            <text:p>279,33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375.09" calcext:value-type="float">
            <text:p>375,09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317.47" calcext:value-type="float">
            <text:p>317,47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338.82" calcext:value-type="float">
            <text:p>338,82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303.05" calcext:value-type="float">
            <text:p>303,05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346.12" calcext:value-type="float">
            <text:p>346,12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268.5" calcext:value-type="float">
            <text:p>268,5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290.4" calcext:value-type="float">
            <text:p>290,4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358.42" calcext:value-type="float">
            <text:p>358,42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390.72" calcext:value-type="float">
            <text:p>390,72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319.55" calcext:value-type="float">
            <text:p>319,55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333.51" calcext:value-type="float">
            <text:p>333,51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384.06" calcext:value-type="float">
            <text:p>384,06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432.37" calcext:value-type="float">
            <text:p>432,37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343.85" calcext:value-type="float">
            <text:p>343,85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473.55" calcext:value-type="float">
            <text:p>473,55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353.47" calcext:value-type="float">
            <text:p>353,47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472.47" calcext:value-type="float">
            <text:p>472,47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417.94" calcext:value-type="float">
            <text:p>417,94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432.32" calcext:value-type="float">
            <text:p>432,32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510.5" calcext:value-type="float">
            <text:p>510,5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559.77" calcext:value-type="float">
            <text:p>559,77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493.29" calcext:value-type="float">
            <text:p>493,29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487.36" calcext:value-type="float">
            <text:p>487,36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645.1" calcext:value-type="float">
            <text:p>645,1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584.63" calcext:value-type="float">
            <text:p>584,63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599.21" calcext:value-type="float">
            <text:p>599,21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623.15" calcext:value-type="float">
            <text:p>623,15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665.85" calcext:value-type="float">
            <text:p>665,85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660.39" calcext:value-type="float">
            <text:p>660,39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653.79" calcext:value-type="float">
            <text:p>653,79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674.18" calcext:value-type="float">
            <text:p>674,18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628.23" calcext:value-type="float">
            <text:p>628,23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650.58" calcext:value-type="float">
            <text:p>650,58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608.61" calcext:value-type="float">
            <text:p>608,61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622.46" calcext:value-type="float">
            <text:p>622,46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631.27" calcext:value-type="float">
            <text:p>631,27</text:p>
          </table:table-cell>
        </table:table-row>
        <table:table-row table:style-name="ro1" table:visibility="filter">
          <table:table-cell office:value-type="float" office:value="55.74541719" calcext:value-type="float">
            <text:p>55,74541719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652.34" calcext:value-type="float">
            <text:p>652,34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506.5" calcext:value-type="float">
            <text:p>506,5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386.02" calcext:value-type="float">
            <text:p>386,02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465.61" calcext:value-type="float">
            <text:p>465,61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490.33" calcext:value-type="float">
            <text:p>490,33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94.33" calcext:value-type="float">
            <text:p>394,33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372.66" calcext:value-type="float">
            <text:p>372,66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407.98" calcext:value-type="float">
            <text:p>407,98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468.26" calcext:value-type="float">
            <text:p>468,26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391.91" calcext:value-type="float">
            <text:p>391,91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353.97" calcext:value-type="float">
            <text:p>353,97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424.94" calcext:value-type="float">
            <text:p>424,94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402.46" calcext:value-type="float">
            <text:p>402,46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405.49" calcext:value-type="float">
            <text:p>405,49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263.49" calcext:value-type="float">
            <text:p>263,49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458.5" calcext:value-type="float">
            <text:p>458,5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337.34" calcext:value-type="float">
            <text:p>337,34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352.08" calcext:value-type="float">
            <text:p>352,08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324.15" calcext:value-type="float">
            <text:p>324,15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394.41" calcext:value-type="float">
            <text:p>394,41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405.2" calcext:value-type="float">
            <text:p>405,2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385.01" calcext:value-type="float">
            <text:p>385,01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342.06" calcext:value-type="float">
            <text:p>342,06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375.69" calcext:value-type="float">
            <text:p>375,69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395.31" calcext:value-type="float">
            <text:p>395,31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380.03" calcext:value-type="float">
            <text:p>380,03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503.36" calcext:value-type="float">
            <text:p>503,36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486.22" calcext:value-type="float">
            <text:p>486,22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535.78" calcext:value-type="float">
            <text:p>535,78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473.01" calcext:value-type="float">
            <text:p>473,01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555.22" calcext:value-type="float">
            <text:p>555,22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457.62" calcext:value-type="float">
            <text:p>457,62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554.08" calcext:value-type="float">
            <text:p>554,08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598.17" calcext:value-type="float">
            <text:p>598,17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602.51" calcext:value-type="float">
            <text:p>602,51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640.58" calcext:value-type="float">
            <text:p>640,58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653.7" calcext:value-type="float">
            <text:p>653,7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634.7" calcext:value-type="float">
            <text:p>634,7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608.03" calcext:value-type="float">
            <text:p>608,03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645.41" calcext:value-type="float">
            <text:p>645,41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668" calcext:value-type="float">
            <text:p>668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650.79" calcext:value-type="float">
            <text:p>650,79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659.1" calcext:value-type="float">
            <text:p>659,1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665.43" calcext:value-type="float">
            <text:p>665,43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643.8" calcext:value-type="float">
            <text:p>643,8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647.06" calcext:value-type="float">
            <text:p>647,06</text:p>
          </table:table-cell>
        </table:table-row>
        <table:table-row table:style-name="ro1" table:visibility="filter">
          <table:table-cell office:value-type="float" office:value="55.74811661" calcext:value-type="float">
            <text:p>55,74811661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691.8" calcext:value-type="float">
            <text:p>691,8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26069161" calcext:value-type="float">
            <text:p>37,26069161</text:p>
          </table:table-cell>
          <table:table-cell office:value-type="float" office:value="453.26" calcext:value-type="float">
            <text:p>453,26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26548002" calcext:value-type="float">
            <text:p>37,26548002</text:p>
          </table:table-cell>
          <table:table-cell office:value-type="float" office:value="448.65" calcext:value-type="float">
            <text:p>448,65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27026842" calcext:value-type="float">
            <text:p>37,27026842</text:p>
          </table:table-cell>
          <table:table-cell office:value-type="float" office:value="382.55" calcext:value-type="float">
            <text:p>382,55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27505683" calcext:value-type="float">
            <text:p>37,27505683</text:p>
          </table:table-cell>
          <table:table-cell office:value-type="float" office:value="399.29" calcext:value-type="float">
            <text:p>399,29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27984524" calcext:value-type="float">
            <text:p>37,27984524</text:p>
          </table:table-cell>
          <table:table-cell office:value-type="float" office:value="333.74" calcext:value-type="float">
            <text:p>333,74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28463364" calcext:value-type="float">
            <text:p>37,28463364</text:p>
          </table:table-cell>
          <table:table-cell office:value-type="float" office:value="421.84" calcext:value-type="float">
            <text:p>421,84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28942205" calcext:value-type="float">
            <text:p>37,28942205</text:p>
          </table:table-cell>
          <table:table-cell office:value-type="float" office:value="384.35" calcext:value-type="float">
            <text:p>384,35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29421045" calcext:value-type="float">
            <text:p>37,29421045</text:p>
          </table:table-cell>
          <table:table-cell office:value-type="float" office:value="455.14" calcext:value-type="float">
            <text:p>455,14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29899886" calcext:value-type="float">
            <text:p>37,29899886</text:p>
          </table:table-cell>
          <table:table-cell office:value-type="float" office:value="329.12" calcext:value-type="float">
            <text:p>329,12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0378727" calcext:value-type="float">
            <text:p>37,30378727</text:p>
          </table:table-cell>
          <table:table-cell office:value-type="float" office:value="334.97" calcext:value-type="float">
            <text:p>334,97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0857567" calcext:value-type="float">
            <text:p>37,30857567</text:p>
          </table:table-cell>
          <table:table-cell office:value-type="float" office:value="449.15" calcext:value-type="float">
            <text:p>449,15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1336408" calcext:value-type="float">
            <text:p>37,31336408</text:p>
          </table:table-cell>
          <table:table-cell office:value-type="float" office:value="383.11" calcext:value-type="float">
            <text:p>383,11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1815248" calcext:value-type="float">
            <text:p>37,31815248</text:p>
          </table:table-cell>
          <table:table-cell office:value-type="float" office:value="394.82" calcext:value-type="float">
            <text:p>394,82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2294089" calcext:value-type="float">
            <text:p>37,32294089</text:p>
          </table:table-cell>
          <table:table-cell office:value-type="float" office:value="465.89" calcext:value-type="float">
            <text:p>465,89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277293" calcext:value-type="float">
            <text:p>37,3277293</text:p>
          </table:table-cell>
          <table:table-cell office:value-type="float" office:value="284.29" calcext:value-type="float">
            <text:p>284,29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325177" calcext:value-type="float">
            <text:p>37,3325177</text:p>
          </table:table-cell>
          <table:table-cell office:value-type="float" office:value="352.19" calcext:value-type="float">
            <text:p>352,19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3730611" calcext:value-type="float">
            <text:p>37,33730611</text:p>
          </table:table-cell>
          <table:table-cell office:value-type="float" office:value="380.58" calcext:value-type="float">
            <text:p>380,58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4209451" calcext:value-type="float">
            <text:p>37,34209451</text:p>
          </table:table-cell>
          <table:table-cell office:value-type="float" office:value="371.02" calcext:value-type="float">
            <text:p>371,02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4688292" calcext:value-type="float">
            <text:p>37,34688292</text:p>
          </table:table-cell>
          <table:table-cell office:value-type="float" office:value="399.47" calcext:value-type="float">
            <text:p>399,47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5167133" calcext:value-type="float">
            <text:p>37,35167133</text:p>
          </table:table-cell>
          <table:table-cell office:value-type="float" office:value="417.64" calcext:value-type="float">
            <text:p>417,64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5645973" calcext:value-type="float">
            <text:p>37,35645973</text:p>
          </table:table-cell>
          <table:table-cell office:value-type="float" office:value="449.11" calcext:value-type="float">
            <text:p>449,11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6124814" calcext:value-type="float">
            <text:p>37,36124814</text:p>
          </table:table-cell>
          <table:table-cell office:value-type="float" office:value="482.6" calcext:value-type="float">
            <text:p>482,6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6603654" calcext:value-type="float">
            <text:p>37,36603654</text:p>
          </table:table-cell>
          <table:table-cell office:value-type="float" office:value="375.49" calcext:value-type="float">
            <text:p>375,49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7082495" calcext:value-type="float">
            <text:p>37,37082495</text:p>
          </table:table-cell>
          <table:table-cell office:value-type="float" office:value="366.13" calcext:value-type="float">
            <text:p>366,13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7561336" calcext:value-type="float">
            <text:p>37,37561336</text:p>
          </table:table-cell>
          <table:table-cell office:value-type="float" office:value="437.58" calcext:value-type="float">
            <text:p>437,58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8040176" calcext:value-type="float">
            <text:p>37,38040176</text:p>
          </table:table-cell>
          <table:table-cell office:value-type="float" office:value="431.69" calcext:value-type="float">
            <text:p>431,69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8519017" calcext:value-type="float">
            <text:p>37,38519017</text:p>
          </table:table-cell>
          <table:table-cell office:value-type="float" office:value="428.81" calcext:value-type="float">
            <text:p>428,81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8997857" calcext:value-type="float">
            <text:p>37,38997857</text:p>
          </table:table-cell>
          <table:table-cell office:value-type="float" office:value="500.54" calcext:value-type="float">
            <text:p>500,54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9476698" calcext:value-type="float">
            <text:p>37,39476698</text:p>
          </table:table-cell>
          <table:table-cell office:value-type="float" office:value="417.52" calcext:value-type="float">
            <text:p>417,52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39955539" calcext:value-type="float">
            <text:p>37,39955539</text:p>
          </table:table-cell>
          <table:table-cell office:value-type="float" office:value="489.35" calcext:value-type="float">
            <text:p>489,35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0434379" calcext:value-type="float">
            <text:p>37,40434379</text:p>
          </table:table-cell>
          <table:table-cell office:value-type="float" office:value="598.55" calcext:value-type="float">
            <text:p>598,55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091322" calcext:value-type="float">
            <text:p>37,4091322</text:p>
          </table:table-cell>
          <table:table-cell office:value-type="float" office:value="582.78" calcext:value-type="float">
            <text:p>582,78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139206" calcext:value-type="float">
            <text:p>37,4139206</text:p>
          </table:table-cell>
          <table:table-cell office:value-type="float" office:value="562.6" calcext:value-type="float">
            <text:p>562,6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1870901" calcext:value-type="float">
            <text:p>37,41870901</text:p>
          </table:table-cell>
          <table:table-cell office:value-type="float" office:value="653.97" calcext:value-type="float">
            <text:p>653,97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2349742" calcext:value-type="float">
            <text:p>37,42349742</text:p>
          </table:table-cell>
          <table:table-cell office:value-type="float" office:value="560.31" calcext:value-type="float">
            <text:p>560,31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2828582" calcext:value-type="float">
            <text:p>37,42828582</text:p>
          </table:table-cell>
          <table:table-cell office:value-type="float" office:value="636.42" calcext:value-type="float">
            <text:p>636,42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3307423" calcext:value-type="float">
            <text:p>37,43307423</text:p>
          </table:table-cell>
          <table:table-cell office:value-type="float" office:value="647.3" calcext:value-type="float">
            <text:p>647,3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3786263" calcext:value-type="float">
            <text:p>37,43786263</text:p>
          </table:table-cell>
          <table:table-cell office:value-type="float" office:value="683.3" calcext:value-type="float">
            <text:p>683,3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4265104" calcext:value-type="float">
            <text:p>37,44265104</text:p>
          </table:table-cell>
          <table:table-cell office:value-type="float" office:value="649.68" calcext:value-type="float">
            <text:p>649,68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4743945" calcext:value-type="float">
            <text:p>37,44743945</text:p>
          </table:table-cell>
          <table:table-cell office:value-type="float" office:value="700" calcext:value-type="float">
            <text:p>700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5222785" calcext:value-type="float">
            <text:p>37,45222785</text:p>
          </table:table-cell>
          <table:table-cell office:value-type="float" office:value="674.89" calcext:value-type="float">
            <text:p>674,89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5701626" calcext:value-type="float">
            <text:p>37,45701626</text:p>
          </table:table-cell>
          <table:table-cell office:value-type="float" office:value="663.9" calcext:value-type="float">
            <text:p>663,9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6180466" calcext:value-type="float">
            <text:p>37,46180466</text:p>
          </table:table-cell>
          <table:table-cell office:value-type="float" office:value="678.15" calcext:value-type="float">
            <text:p>678,15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6659307" calcext:value-type="float">
            <text:p>37,46659307</text:p>
          </table:table-cell>
          <table:table-cell office:value-type="float" office:value="668" calcext:value-type="float">
            <text:p>668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7138148" calcext:value-type="float">
            <text:p>37,47138148</text:p>
          </table:table-cell>
          <table:table-cell office:value-type="float" office:value="646.52" calcext:value-type="float">
            <text:p>646,52</text:p>
          </table:table-cell>
        </table:table-row>
        <table:table-row table:style-name="ro1" table:visibility="filter">
          <table:table-cell office:value-type="float" office:value="55.75081603" calcext:value-type="float">
            <text:p>55,75081603</text:p>
          </table:table-cell>
          <table:table-cell office:value-type="float" office:value="37.47616988" calcext:value-type="float">
            <text:p>37,47616988</text:p>
          </table:table-cell>
          <table:table-cell office:value-type="float" office:value="650.53" calcext:value-type="float">
            <text:p>650,53</text:p>
          </table:table-cell>
        </table:table-row>
        <table:table-row table:style-name="ro1" table:visibility="filter">
          <table:table-cell office:value-type="string" calcext:value-type="string">
            <text:p>]</text:p>
          </table:table-cell>
          <table:table-cell table:number-columns-repeated="2"/>
        </table:table-row>
      </table:table>
      <table:table table:name="Лист2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55.66173508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129.05</text:p>
          </table:table-cell>
          <table:table-cell table:formula="of:=CONCATENATE(&quot;{&quot;&quot;lat&quot;&quot;:&quot;;[.A1];&quot;,&quot;&quot;lon&quot;&quot;:&quot;;[.B1];&quot;,&quot;&quot;err&quot;&quot;:&quot;;[.C1];&quot;},&quot;)" office:value-type="string" office:string-value="{&quot;lat&quot;:55.66173508,&quot;lon&quot;:37.35645973,&quot;err&quot;:129.05}," calcext:value-type="string">
            <text:p>{"lat":55.66173508,"lon":37.35645973,"err":129.05},</text:p>
          </table:table-cell>
        </table:table-row>
        <table:table-row table:style-name="ro1">
          <table:table-cell office:value-type="string" calcext:value-type="string">
            <text:p>55.66173508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106.92</text:p>
          </table:table-cell>
          <table:table-cell table:formula="of:=CONCATENATE(&quot;{&quot;&quot;lat&quot;&quot;:&quot;;[.A2];&quot;,&quot;&quot;lon&quot;&quot;:&quot;;[.B2];&quot;,&quot;&quot;err&quot;&quot;:&quot;;[.C2];&quot;},&quot;)" office:value-type="string" office:string-value="{&quot;lat&quot;:55.66173508,&quot;lon&quot;:37.36124814,&quot;err&quot;:106.92}," calcext:value-type="string">
            <text:p>{"lat":55.66173508,"lon":37.36124814,"err":106.92},</text:p>
          </table:table-cell>
        </table:table-row>
        <table:table-row table:style-name="ro1">
          <table:table-cell office:value-type="string" calcext:value-type="string">
            <text:p>55.66173508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149.06</text:p>
          </table:table-cell>
          <table:table-cell table:formula="of:=CONCATENATE(&quot;{&quot;&quot;lat&quot;&quot;:&quot;;[.A3];&quot;,&quot;&quot;lon&quot;&quot;:&quot;;[.B3];&quot;,&quot;&quot;err&quot;&quot;:&quot;;[.C3];&quot;},&quot;)" office:value-type="string" office:string-value="{&quot;lat&quot;:55.66173508,&quot;lon&quot;:37.37082495,&quot;err&quot;:149.06}," calcext:value-type="string">
            <text:p>{"lat":55.66173508,"lon":37.37082495,"err":149.06},</text:p>
          </table:table-cell>
        </table:table-row>
        <table:table-row table:style-name="ro1">
          <table:table-cell office:value-type="string" calcext:value-type="string">
            <text:p>55.6644345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110.7</text:p>
          </table:table-cell>
          <table:table-cell table:formula="of:=CONCATENATE(&quot;{&quot;&quot;lat&quot;&quot;:&quot;;[.A4];&quot;,&quot;&quot;lon&quot;&quot;:&quot;;[.B4];&quot;,&quot;&quot;err&quot;&quot;:&quot;;[.C4];&quot;},&quot;)" office:value-type="string" office:string-value="{&quot;lat&quot;:55.6644345,&quot;lon&quot;:37.34688292,&quot;err&quot;:110.7}," calcext:value-type="string">
            <text:p>{"lat":55.6644345,"lon":37.34688292,"err":110.7},</text:p>
          </table:table-cell>
        </table:table-row>
        <table:table-row table:style-name="ro1">
          <table:table-cell office:value-type="string" calcext:value-type="string">
            <text:p>55.6644345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138.45</text:p>
          </table:table-cell>
          <table:table-cell table:formula="of:=CONCATENATE(&quot;{&quot;&quot;lat&quot;&quot;:&quot;;[.A5];&quot;,&quot;&quot;lon&quot;&quot;:&quot;;[.B5];&quot;,&quot;&quot;err&quot;&quot;:&quot;;[.C5];&quot;},&quot;)" office:value-type="string" office:string-value="{&quot;lat&quot;:55.6644345,&quot;lon&quot;:37.35167133,&quot;err&quot;:138.45}," calcext:value-type="string">
            <text:p>{"lat":55.6644345,"lon":37.35167133,"err":138.45},</text:p>
          </table:table-cell>
        </table:table-row>
        <table:table-row table:style-name="ro1">
          <table:table-cell office:value-type="string" calcext:value-type="string">
            <text:p>55.6644345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144.23</text:p>
          </table:table-cell>
          <table:table-cell table:formula="of:=CONCATENATE(&quot;{&quot;&quot;lat&quot;&quot;:&quot;;[.A6];&quot;,&quot;&quot;lon&quot;&quot;:&quot;;[.B6];&quot;,&quot;&quot;err&quot;&quot;:&quot;;[.C6];&quot;},&quot;)" office:value-type="string" office:string-value="{&quot;lat&quot;:55.6644345,&quot;lon&quot;:37.35645973,&quot;err&quot;:144.23}," calcext:value-type="string">
            <text:p>{"lat":55.6644345,"lon":37.35645973,"err":144.23},</text:p>
          </table:table-cell>
        </table:table-row>
        <table:table-row table:style-name="ro1">
          <table:table-cell office:value-type="string" calcext:value-type="string">
            <text:p>55.6644345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117.12</text:p>
          </table:table-cell>
          <table:table-cell table:formula="of:=CONCATENATE(&quot;{&quot;&quot;lat&quot;&quot;:&quot;;[.A7];&quot;,&quot;&quot;lon&quot;&quot;:&quot;;[.B7];&quot;,&quot;&quot;err&quot;&quot;:&quot;;[.C7];&quot;},&quot;)" office:value-type="string" office:string-value="{&quot;lat&quot;:55.6644345,&quot;lon&quot;:37.36124814,&quot;err&quot;:117.12}," calcext:value-type="string">
            <text:p>{"lat":55.6644345,"lon":37.36124814,"err":117.12},</text:p>
          </table:table-cell>
        </table:table-row>
        <table:table-row table:style-name="ro1">
          <table:table-cell office:value-type="string" calcext:value-type="string">
            <text:p>55.6644345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111.58</text:p>
          </table:table-cell>
          <table:table-cell table:formula="of:=CONCATENATE(&quot;{&quot;&quot;lat&quot;&quot;:&quot;;[.A8];&quot;,&quot;&quot;lon&quot;&quot;:&quot;;[.B8];&quot;,&quot;&quot;err&quot;&quot;:&quot;;[.C8];&quot;},&quot;)" office:value-type="string" office:string-value="{&quot;lat&quot;:55.6644345,&quot;lon&quot;:37.36603654,&quot;err&quot;:111.58}," calcext:value-type="string">
            <text:p>{"lat":55.6644345,"lon":37.36603654,"err":111.58},</text:p>
          </table:table-cell>
        </table:table-row>
        <table:table-row table:style-name="ro1">
          <table:table-cell office:value-type="string" calcext:value-type="string">
            <text:p>55.6644345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129.52</text:p>
          </table:table-cell>
          <table:table-cell table:formula="of:=CONCATENATE(&quot;{&quot;&quot;lat&quot;&quot;:&quot;;[.A9];&quot;,&quot;&quot;lon&quot;&quot;:&quot;;[.B9];&quot;,&quot;&quot;err&quot;&quot;:&quot;;[.C9];&quot;},&quot;)" office:value-type="string" office:string-value="{&quot;lat&quot;:55.6644345,&quot;lon&quot;:37.38519017,&quot;err&quot;:129.52}," calcext:value-type="string">
            <text:p>{"lat":55.6644345,"lon":37.38519017,"err":129.52},</text:p>
          </table:table-cell>
        </table:table-row>
        <table:table-row table:style-name="ro1">
          <table:table-cell office:value-type="string" calcext:value-type="string">
            <text:p>55.66713393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141.95</text:p>
          </table:table-cell>
          <table:table-cell table:formula="of:=CONCATENATE(&quot;{&quot;&quot;lat&quot;&quot;:&quot;;[.A10];&quot;,&quot;&quot;lon&quot;&quot;:&quot;;[.B10];&quot;,&quot;&quot;err&quot;&quot;:&quot;;[.C10];&quot;},&quot;)" office:value-type="string" office:string-value="{&quot;lat&quot;:55.66713393,&quot;lon&quot;:37.33730611,&quot;err&quot;:141.95}," calcext:value-type="string">
            <text:p>{"lat":55.66713393,"lon":37.33730611,"err":141.95},</text:p>
          </table:table-cell>
        </table:table-row>
        <table:table-row table:style-name="ro1">
          <table:table-cell office:value-type="string" calcext:value-type="string">
            <text:p>55.66713393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144.72</text:p>
          </table:table-cell>
          <table:table-cell table:formula="of:=CONCATENATE(&quot;{&quot;&quot;lat&quot;&quot;:&quot;;[.A11];&quot;,&quot;&quot;lon&quot;&quot;:&quot;;[.B11];&quot;,&quot;&quot;err&quot;&quot;:&quot;;[.C11];&quot;},&quot;)" office:value-type="string" office:string-value="{&quot;lat&quot;:55.66713393,&quot;lon&quot;:37.34209451,&quot;err&quot;:144.72}," calcext:value-type="string">
            <text:p>{"lat":55.66713393,"lon":37.34209451,"err":144.72},</text:p>
          </table:table-cell>
        </table:table-row>
        <table:table-row table:style-name="ro1">
          <table:table-cell office:value-type="string" calcext:value-type="string">
            <text:p>55.66713393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131.47</text:p>
          </table:table-cell>
          <table:table-cell table:formula="of:=CONCATENATE(&quot;{&quot;&quot;lat&quot;&quot;:&quot;;[.A12];&quot;,&quot;&quot;lon&quot;&quot;:&quot;;[.B12];&quot;,&quot;&quot;err&quot;&quot;:&quot;;[.C12];&quot;},&quot;)" office:value-type="string" office:string-value="{&quot;lat&quot;:55.66713393,&quot;lon&quot;:37.34688292,&quot;err&quot;:131.47}," calcext:value-type="string">
            <text:p>{"lat":55.66713393,"lon":37.34688292,"err":131.47},</text:p>
          </table:table-cell>
        </table:table-row>
        <table:table-row table:style-name="ro1">
          <table:table-cell office:value-type="string" calcext:value-type="string">
            <text:p>55.66713393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127.38</text:p>
          </table:table-cell>
          <table:table-cell table:formula="of:=CONCATENATE(&quot;{&quot;&quot;lat&quot;&quot;:&quot;;[.A13];&quot;,&quot;&quot;lon&quot;&quot;:&quot;;[.B13];&quot;,&quot;&quot;err&quot;&quot;:&quot;;[.C13];&quot;},&quot;)" office:value-type="string" office:string-value="{&quot;lat&quot;:55.66713393,&quot;lon&quot;:37.35645973,&quot;err&quot;:127.38}," calcext:value-type="string">
            <text:p>{"lat":55.66713393,"lon":37.35645973,"err":127.38},</text:p>
          </table:table-cell>
        </table:table-row>
        <table:table-row table:style-name="ro1">
          <table:table-cell office:value-type="string" calcext:value-type="string">
            <text:p>55.66713393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126.24</text:p>
          </table:table-cell>
          <table:table-cell table:formula="of:=CONCATENATE(&quot;{&quot;&quot;lat&quot;&quot;:&quot;;[.A14];&quot;,&quot;&quot;lon&quot;&quot;:&quot;;[.B14];&quot;,&quot;&quot;err&quot;&quot;:&quot;;[.C14];&quot;},&quot;)" office:value-type="string" office:string-value="{&quot;lat&quot;:55.66713393,&quot;lon&quot;:37.36124814,&quot;err&quot;:126.24}," calcext:value-type="string">
            <text:p>{"lat":55.66713393,"lon":37.36124814,"err":126.24},</text:p>
          </table:table-cell>
        </table:table-row>
        <table:table-row table:style-name="ro1">
          <table:table-cell office:value-type="string" calcext:value-type="string">
            <text:p>55.66713393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122.81</text:p>
          </table:table-cell>
          <table:table-cell table:formula="of:=CONCATENATE(&quot;{&quot;&quot;lat&quot;&quot;:&quot;;[.A15];&quot;,&quot;&quot;lon&quot;&quot;:&quot;;[.B15];&quot;,&quot;&quot;err&quot;&quot;:&quot;;[.C15];&quot;},&quot;)" office:value-type="string" office:string-value="{&quot;lat&quot;:55.66713393,&quot;lon&quot;:37.37082495,&quot;err&quot;:122.81}," calcext:value-type="string">
            <text:p>{"lat":55.66713393,"lon":37.37082495,"err":122.81},</text:p>
          </table:table-cell>
        </table:table-row>
        <table:table-row table:style-name="ro1">
          <table:table-cell office:value-type="string" calcext:value-type="string">
            <text:p>55.66713393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107.93</text:p>
          </table:table-cell>
          <table:table-cell table:formula="of:=CONCATENATE(&quot;{&quot;&quot;lat&quot;&quot;:&quot;;[.A16];&quot;,&quot;&quot;lon&quot;&quot;:&quot;;[.B16];&quot;,&quot;&quot;err&quot;&quot;:&quot;;[.C16];&quot;},&quot;)" office:value-type="string" office:string-value="{&quot;lat&quot;:55.66713393,&quot;lon&quot;:37.38040176,&quot;err&quot;:107.93}," calcext:value-type="string">
            <text:p>{"lat":55.66713393,"lon":37.38040176,"err":107.93},</text:p>
          </table:table-cell>
        </table:table-row>
        <table:table-row table:style-name="ro1">
          <table:table-cell office:value-type="string" calcext:value-type="string">
            <text:p>55.66983335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125.38</text:p>
          </table:table-cell>
          <table:table-cell table:formula="of:=CONCATENATE(&quot;{&quot;&quot;lat&quot;&quot;:&quot;;[.A17];&quot;,&quot;&quot;lon&quot;&quot;:&quot;;[.B17];&quot;,&quot;&quot;err&quot;&quot;:&quot;;[.C17];&quot;},&quot;)" office:value-type="string" office:string-value="{&quot;lat&quot;:55.66983335,&quot;lon&quot;:37.34688292,&quot;err&quot;:125.38}," calcext:value-type="string">
            <text:p>{"lat":55.66983335,"lon":37.34688292,"err":125.38},</text:p>
          </table:table-cell>
        </table:table-row>
        <table:table-row table:style-name="ro1">
          <table:table-cell office:value-type="string" calcext:value-type="string">
            <text:p>55.66983335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106.79</text:p>
          </table:table-cell>
          <table:table-cell table:formula="of:=CONCATENATE(&quot;{&quot;&quot;lat&quot;&quot;:&quot;;[.A18];&quot;,&quot;&quot;lon&quot;&quot;:&quot;;[.B18];&quot;,&quot;&quot;err&quot;&quot;:&quot;;[.C18];&quot;},&quot;)" office:value-type="string" office:string-value="{&quot;lat&quot;:55.66983335,&quot;lon&quot;:37.35167133,&quot;err&quot;:106.79}," calcext:value-type="string">
            <text:p>{"lat":55.66983335,"lon":37.35167133,"err":106.79},</text:p>
          </table:table-cell>
        </table:table-row>
        <table:table-row table:style-name="ro1">
          <table:table-cell office:value-type="string" calcext:value-type="string">
            <text:p>55.66983335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137.85</text:p>
          </table:table-cell>
          <table:table-cell table:formula="of:=CONCATENATE(&quot;{&quot;&quot;lat&quot;&quot;:&quot;;[.A19];&quot;,&quot;&quot;lon&quot;&quot;:&quot;;[.B19];&quot;,&quot;&quot;err&quot;&quot;:&quot;;[.C19];&quot;},&quot;)" office:value-type="string" office:string-value="{&quot;lat&quot;:55.66983335,&quot;lon&quot;:37.35645973,&quot;err&quot;:137.85}," calcext:value-type="string">
            <text:p>{"lat":55.66983335,"lon":37.35645973,"err":137.85},</text:p>
          </table:table-cell>
        </table:table-row>
        <table:table-row table:style-name="ro1">
          <table:table-cell office:value-type="string" calcext:value-type="string">
            <text:p>55.66983335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110.25</text:p>
          </table:table-cell>
          <table:table-cell table:formula="of:=CONCATENATE(&quot;{&quot;&quot;lat&quot;&quot;:&quot;;[.A20];&quot;,&quot;&quot;lon&quot;&quot;:&quot;;[.B20];&quot;,&quot;&quot;err&quot;&quot;:&quot;;[.C20];&quot;},&quot;)" office:value-type="string" office:string-value="{&quot;lat&quot;:55.66983335,&quot;lon&quot;:37.36124814,&quot;err&quot;:110.25}," calcext:value-type="string">
            <text:p>{"lat":55.66983335,"lon":37.36124814,"err":110.25},</text:p>
          </table:table-cell>
        </table:table-row>
        <table:table-row table:style-name="ro1">
          <table:table-cell office:value-type="string" calcext:value-type="string">
            <text:p>55.66983335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107.67</text:p>
          </table:table-cell>
          <table:table-cell table:formula="of:=CONCATENATE(&quot;{&quot;&quot;lat&quot;&quot;:&quot;;[.A21];&quot;,&quot;&quot;lon&quot;&quot;:&quot;;[.B21];&quot;,&quot;&quot;err&quot;&quot;:&quot;;[.C21];&quot;},&quot;)" office:value-type="string" office:string-value="{&quot;lat&quot;:55.66983335,&quot;lon&quot;:37.36603654,&quot;err&quot;:107.67}," calcext:value-type="string">
            <text:p>{"lat":55.66983335,"lon":37.36603654,"err":107.67},</text:p>
          </table:table-cell>
        </table:table-row>
        <table:table-row table:style-name="ro1">
          <table:table-cell office:value-type="string" calcext:value-type="string">
            <text:p>55.66983335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124.4</text:p>
          </table:table-cell>
          <table:table-cell table:formula="of:=CONCATENATE(&quot;{&quot;&quot;lat&quot;&quot;:&quot;;[.A22];&quot;,&quot;&quot;lon&quot;&quot;:&quot;;[.B22];&quot;,&quot;&quot;err&quot;&quot;:&quot;;[.C22];&quot;},&quot;)" office:value-type="string" office:string-value="{&quot;lat&quot;:55.66983335,&quot;lon&quot;:37.37082495,&quot;err&quot;:124.4}," calcext:value-type="string">
            <text:p>{"lat":55.66983335,"lon":37.37082495,"err":124.4},</text:p>
          </table:table-cell>
        </table:table-row>
        <table:table-row table:style-name="ro1">
          <table:table-cell office:value-type="string" calcext:value-type="string">
            <text:p>55.66983335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120.42</text:p>
          </table:table-cell>
          <table:table-cell table:formula="of:=CONCATENATE(&quot;{&quot;&quot;lat&quot;&quot;:&quot;;[.A23];&quot;,&quot;&quot;lon&quot;&quot;:&quot;;[.B23];&quot;,&quot;&quot;err&quot;&quot;:&quot;;[.C23];&quot;},&quot;)" office:value-type="string" office:string-value="{&quot;lat&quot;:55.66983335,&quot;lon&quot;:37.37561336,&quot;err&quot;:120.42}," calcext:value-type="string">
            <text:p>{"lat":55.66983335,"lon":37.37561336,"err":120.42},</text:p>
          </table:table-cell>
        </table:table-row>
        <table:table-row table:style-name="ro1">
          <table:table-cell office:value-type="string" calcext:value-type="string">
            <text:p>55.66983335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112.65</text:p>
          </table:table-cell>
          <table:table-cell table:formula="of:=CONCATENATE(&quot;{&quot;&quot;lat&quot;&quot;:&quot;;[.A24];&quot;,&quot;&quot;lon&quot;&quot;:&quot;;[.B24];&quot;,&quot;&quot;err&quot;&quot;:&quot;;[.C24];&quot;},&quot;)" office:value-type="string" office:string-value="{&quot;lat&quot;:55.66983335,&quot;lon&quot;:37.38040176,&quot;err&quot;:112.65}," calcext:value-type="string">
            <text:p>{"lat":55.66983335,"lon":37.38040176,"err":112.65},</text:p>
          </table:table-cell>
        </table:table-row>
        <table:table-row table:style-name="ro1">
          <table:table-cell office:value-type="string" calcext:value-type="string">
            <text:p>55.66983335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103.33</text:p>
          </table:table-cell>
          <table:table-cell table:formula="of:=CONCATENATE(&quot;{&quot;&quot;lat&quot;&quot;:&quot;;[.A25];&quot;,&quot;&quot;lon&quot;&quot;:&quot;;[.B25];&quot;,&quot;&quot;err&quot;&quot;:&quot;;[.C25];&quot;},&quot;)" office:value-type="string" office:string-value="{&quot;lat&quot;:55.66983335,&quot;lon&quot;:37.38519017,&quot;err&quot;:103.33}," calcext:value-type="string">
            <text:p>{"lat":55.66983335,"lon":37.38519017,"err":103.33},</text:p>
          </table:table-cell>
        </table:table-row>
        <table:table-row table:style-name="ro1">
          <table:table-cell office:value-type="string" calcext:value-type="string">
            <text:p>55.67253277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121.55</text:p>
          </table:table-cell>
          <table:table-cell table:formula="of:=CONCATENATE(&quot;{&quot;&quot;lat&quot;&quot;:&quot;;[.A26];&quot;,&quot;&quot;lon&quot;&quot;:&quot;;[.B26];&quot;,&quot;&quot;err&quot;&quot;:&quot;;[.C26];&quot;},&quot;)" office:value-type="string" office:string-value="{&quot;lat&quot;:55.67253277,&quot;lon&quot;:37.34209451,&quot;err&quot;:121.55}," calcext:value-type="string">
            <text:p>{"lat":55.67253277,"lon":37.34209451,"err":121.55},</text:p>
          </table:table-cell>
        </table:table-row>
        <table:table-row table:style-name="ro1">
          <table:table-cell office:value-type="string" calcext:value-type="string">
            <text:p>55.67253277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104.89</text:p>
          </table:table-cell>
          <table:table-cell table:formula="of:=CONCATENATE(&quot;{&quot;&quot;lat&quot;&quot;:&quot;;[.A27];&quot;,&quot;&quot;lon&quot;&quot;:&quot;;[.B27];&quot;,&quot;&quot;err&quot;&quot;:&quot;;[.C27];&quot;},&quot;)" office:value-type="string" office:string-value="{&quot;lat&quot;:55.67253277,&quot;lon&quot;:37.34688292,&quot;err&quot;:104.89}," calcext:value-type="string">
            <text:p>{"lat":55.67253277,"lon":37.34688292,"err":104.89},</text:p>
          </table:table-cell>
        </table:table-row>
        <table:table-row table:style-name="ro1">
          <table:table-cell office:value-type="string" calcext:value-type="string">
            <text:p>55.67253277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108.13</text:p>
          </table:table-cell>
          <table:table-cell table:formula="of:=CONCATENATE(&quot;{&quot;&quot;lat&quot;&quot;:&quot;;[.A28];&quot;,&quot;&quot;lon&quot;&quot;:&quot;;[.B28];&quot;,&quot;&quot;err&quot;&quot;:&quot;;[.C28];&quot;},&quot;)" office:value-type="string" office:string-value="{&quot;lat&quot;:55.67253277,&quot;lon&quot;:37.35167133,&quot;err&quot;:108.13}," calcext:value-type="string">
            <text:p>{"lat":55.67253277,"lon":37.35167133,"err":108.13},</text:p>
          </table:table-cell>
        </table:table-row>
        <table:table-row table:style-name="ro1">
          <table:table-cell office:value-type="string" calcext:value-type="string">
            <text:p>55.67253277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82.53</text:p>
          </table:table-cell>
          <table:table-cell table:formula="of:=CONCATENATE(&quot;{&quot;&quot;lat&quot;&quot;:&quot;;[.A29];&quot;,&quot;&quot;lon&quot;&quot;:&quot;;[.B29];&quot;,&quot;&quot;err&quot;&quot;:&quot;;[.C29];&quot;},&quot;)" office:value-type="string" office:string-value="{&quot;lat&quot;:55.67253277,&quot;lon&quot;:37.35645973,&quot;err&quot;:82.53}," calcext:value-type="string">
            <text:p>{"lat":55.67253277,"lon":37.35645973,"err":82.53},</text:p>
          </table:table-cell>
        </table:table-row>
        <table:table-row table:style-name="ro1">
          <table:table-cell office:value-type="string" calcext:value-type="string">
            <text:p>55.67253277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82.67</text:p>
          </table:table-cell>
          <table:table-cell table:formula="of:=CONCATENATE(&quot;{&quot;&quot;lat&quot;&quot;:&quot;;[.A30];&quot;,&quot;&quot;lon&quot;&quot;:&quot;;[.B30];&quot;,&quot;&quot;err&quot;&quot;:&quot;;[.C30];&quot;},&quot;)" office:value-type="string" office:string-value="{&quot;lat&quot;:55.67253277,&quot;lon&quot;:37.36124814,&quot;err&quot;:82.67}," calcext:value-type="string">
            <text:p>{"lat":55.67253277,"lon":37.36124814,"err":82.67},</text:p>
          </table:table-cell>
        </table:table-row>
        <table:table-row table:style-name="ro1">
          <table:table-cell office:value-type="string" calcext:value-type="string">
            <text:p>55.67253277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98.45</text:p>
          </table:table-cell>
          <table:table-cell table:formula="of:=CONCATENATE(&quot;{&quot;&quot;lat&quot;&quot;:&quot;;[.A31];&quot;,&quot;&quot;lon&quot;&quot;:&quot;;[.B31];&quot;,&quot;&quot;err&quot;&quot;:&quot;;[.C31];&quot;},&quot;)" office:value-type="string" office:string-value="{&quot;lat&quot;:55.67253277,&quot;lon&quot;:37.36603654,&quot;err&quot;:98.45}," calcext:value-type="string">
            <text:p>{"lat":55.67253277,"lon":37.36603654,"err":98.45},</text:p>
          </table:table-cell>
        </table:table-row>
        <table:table-row table:style-name="ro1">
          <table:table-cell office:value-type="string" calcext:value-type="string">
            <text:p>55.67253277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90.04</text:p>
          </table:table-cell>
          <table:table-cell table:formula="of:=CONCATENATE(&quot;{&quot;&quot;lat&quot;&quot;:&quot;;[.A32];&quot;,&quot;&quot;lon&quot;&quot;:&quot;;[.B32];&quot;,&quot;&quot;err&quot;&quot;:&quot;;[.C32];&quot;},&quot;)" office:value-type="string" office:string-value="{&quot;lat&quot;:55.67253277,&quot;lon&quot;:37.37082495,&quot;err&quot;:90.04}," calcext:value-type="string">
            <text:p>{"lat":55.67253277,"lon":37.37082495,"err":90.04},</text:p>
          </table:table-cell>
        </table:table-row>
        <table:table-row table:style-name="ro1">
          <table:table-cell office:value-type="string" calcext:value-type="string">
            <text:p>55.67253277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121.47</text:p>
          </table:table-cell>
          <table:table-cell table:formula="of:=CONCATENATE(&quot;{&quot;&quot;lat&quot;&quot;:&quot;;[.A33];&quot;,&quot;&quot;lon&quot;&quot;:&quot;;[.B33];&quot;,&quot;&quot;err&quot;&quot;:&quot;;[.C33];&quot;},&quot;)" office:value-type="string" office:string-value="{&quot;lat&quot;:55.67253277,&quot;lon&quot;:37.37561336,&quot;err&quot;:121.47}," calcext:value-type="string">
            <text:p>{"lat":55.67253277,"lon":37.37561336,"err":121.47},</text:p>
          </table:table-cell>
        </table:table-row>
        <table:table-row table:style-name="ro1">
          <table:table-cell office:value-type="string" calcext:value-type="string">
            <text:p>55.67253277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110.5</text:p>
          </table:table-cell>
          <table:table-cell table:formula="of:=CONCATENATE(&quot;{&quot;&quot;lat&quot;&quot;:&quot;;[.A34];&quot;,&quot;&quot;lon&quot;&quot;:&quot;;[.B34];&quot;,&quot;&quot;err&quot;&quot;:&quot;;[.C34];&quot;},&quot;)" office:value-type="string" office:string-value="{&quot;lat&quot;:55.67253277,&quot;lon&quot;:37.38040176,&quot;err&quot;:110.5}," calcext:value-type="string">
            <text:p>{"lat":55.67253277,"lon":37.38040176,"err":110.5},</text:p>
          </table:table-cell>
        </table:table-row>
        <table:table-row table:style-name="ro1">
          <table:table-cell office:value-type="string" calcext:value-type="string">
            <text:p>55.67253277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119.06</text:p>
          </table:table-cell>
          <table:table-cell table:formula="of:=CONCATENATE(&quot;{&quot;&quot;lat&quot;&quot;:&quot;;[.A35];&quot;,&quot;&quot;lon&quot;&quot;:&quot;;[.B35];&quot;,&quot;&quot;err&quot;&quot;:&quot;;[.C35];&quot;},&quot;)" office:value-type="string" office:string-value="{&quot;lat&quot;:55.67253277,&quot;lon&quot;:37.38519017,&quot;err&quot;:119.06}," calcext:value-type="string">
            <text:p>{"lat":55.67253277,"lon":37.38519017,"err":119.06},</text:p>
          </table:table-cell>
        </table:table-row>
        <table:table-row table:style-name="ro1">
          <table:table-cell office:value-type="string" calcext:value-type="string">
            <text:p>55.67253277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133.52</text:p>
          </table:table-cell>
          <table:table-cell table:formula="of:=CONCATENATE(&quot;{&quot;&quot;lat&quot;&quot;:&quot;;[.A36];&quot;,&quot;&quot;lon&quot;&quot;:&quot;;[.B36];&quot;,&quot;&quot;err&quot;&quot;:&quot;;[.C36];&quot;},&quot;)" office:value-type="string" office:string-value="{&quot;lat&quot;:55.67253277,&quot;lon&quot;:37.38997857,&quot;err&quot;:133.52}," calcext:value-type="string">
            <text:p>{"lat":55.67253277,"lon":37.38997857,"err":133.52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149.52</text:p>
          </table:table-cell>
          <table:table-cell table:formula="of:=CONCATENATE(&quot;{&quot;&quot;lat&quot;&quot;:&quot;;[.A37];&quot;,&quot;&quot;lon&quot;&quot;:&quot;;[.B37];&quot;,&quot;&quot;err&quot;&quot;:&quot;;[.C37];&quot;},&quot;)" office:value-type="string" office:string-value="{&quot;lat&quot;:55.67523219,&quot;lon&quot;:37.3325177,&quot;err&quot;:149.52}," calcext:value-type="string">
            <text:p>{"lat":55.67523219,"lon":37.3325177,"err":149.52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103.75</text:p>
          </table:table-cell>
          <table:table-cell table:formula="of:=CONCATENATE(&quot;{&quot;&quot;lat&quot;&quot;:&quot;;[.A38];&quot;,&quot;&quot;lon&quot;&quot;:&quot;;[.B38];&quot;,&quot;&quot;err&quot;&quot;:&quot;;[.C38];&quot;},&quot;)" office:value-type="string" office:string-value="{&quot;lat&quot;:55.67523219,&quot;lon&quot;:37.33730611,&quot;err&quot;:103.75}," calcext:value-type="string">
            <text:p>{"lat":55.67523219,"lon":37.33730611,"err":103.75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102.85</text:p>
          </table:table-cell>
          <table:table-cell table:formula="of:=CONCATENATE(&quot;{&quot;&quot;lat&quot;&quot;:&quot;;[.A39];&quot;,&quot;&quot;lon&quot;&quot;:&quot;;[.B39];&quot;,&quot;&quot;err&quot;&quot;:&quot;;[.C39];&quot;},&quot;)" office:value-type="string" office:string-value="{&quot;lat&quot;:55.67523219,&quot;lon&quot;:37.34209451,&quot;err&quot;:102.85}," calcext:value-type="string">
            <text:p>{"lat":55.67523219,"lon":37.34209451,"err":102.85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98.51</text:p>
          </table:table-cell>
          <table:table-cell table:formula="of:=CONCATENATE(&quot;{&quot;&quot;lat&quot;&quot;:&quot;;[.A40];&quot;,&quot;&quot;lon&quot;&quot;:&quot;;[.B40];&quot;,&quot;&quot;err&quot;&quot;:&quot;;[.C40];&quot;},&quot;)" office:value-type="string" office:string-value="{&quot;lat&quot;:55.67523219,&quot;lon&quot;:37.34688292,&quot;err&quot;:98.51}," calcext:value-type="string">
            <text:p>{"lat":55.67523219,"lon":37.34688292,"err":98.51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84.52</text:p>
          </table:table-cell>
          <table:table-cell table:formula="of:=CONCATENATE(&quot;{&quot;&quot;lat&quot;&quot;:&quot;;[.A41];&quot;,&quot;&quot;lon&quot;&quot;:&quot;;[.B41];&quot;,&quot;&quot;err&quot;&quot;:&quot;;[.C41];&quot;},&quot;)" office:value-type="string" office:string-value="{&quot;lat&quot;:55.67523219,&quot;lon&quot;:37.35167133,&quot;err&quot;:84.52}," calcext:value-type="string">
            <text:p>{"lat":55.67523219,"lon":37.35167133,"err":84.52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83.29</text:p>
          </table:table-cell>
          <table:table-cell table:formula="of:=CONCATENATE(&quot;{&quot;&quot;lat&quot;&quot;:&quot;;[.A42];&quot;,&quot;&quot;lon&quot;&quot;:&quot;;[.B42];&quot;,&quot;&quot;err&quot;&quot;:&quot;;[.C42];&quot;},&quot;)" office:value-type="string" office:string-value="{&quot;lat&quot;:55.67523219,&quot;lon&quot;:37.35645973,&quot;err&quot;:83.29}," calcext:value-type="string">
            <text:p>{"lat":55.67523219,"lon":37.35645973,"err":83.29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87.87</text:p>
          </table:table-cell>
          <table:table-cell table:formula="of:=CONCATENATE(&quot;{&quot;&quot;lat&quot;&quot;:&quot;;[.A43];&quot;,&quot;&quot;lon&quot;&quot;:&quot;;[.B43];&quot;,&quot;&quot;err&quot;&quot;:&quot;;[.C43];&quot;},&quot;)" office:value-type="string" office:string-value="{&quot;lat&quot;:55.67523219,&quot;lon&quot;:37.36124814,&quot;err&quot;:87.87}," calcext:value-type="string">
            <text:p>{"lat":55.67523219,"lon":37.36124814,"err":87.87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67.74</text:p>
          </table:table-cell>
          <table:table-cell table:formula="of:=CONCATENATE(&quot;{&quot;&quot;lat&quot;&quot;:&quot;;[.A44];&quot;,&quot;&quot;lon&quot;&quot;:&quot;;[.B44];&quot;,&quot;&quot;err&quot;&quot;:&quot;;[.C44];&quot;},&quot;)" office:value-type="string" office:string-value="{&quot;lat&quot;:55.67523219,&quot;lon&quot;:37.36603654,&quot;err&quot;:67.74}," calcext:value-type="string">
            <text:p>{"lat":55.67523219,"lon":37.36603654,"err":67.74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87.6</text:p>
          </table:table-cell>
          <table:table-cell table:formula="of:=CONCATENATE(&quot;{&quot;&quot;lat&quot;&quot;:&quot;;[.A45];&quot;,&quot;&quot;lon&quot;&quot;:&quot;;[.B45];&quot;,&quot;&quot;err&quot;&quot;:&quot;;[.C45];&quot;},&quot;)" office:value-type="string" office:string-value="{&quot;lat&quot;:55.67523219,&quot;lon&quot;:37.37082495,&quot;err&quot;:87.6}," calcext:value-type="string">
            <text:p>{"lat":55.67523219,"lon":37.37082495,"err":87.6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88.3</text:p>
          </table:table-cell>
          <table:table-cell table:formula="of:=CONCATENATE(&quot;{&quot;&quot;lat&quot;&quot;:&quot;;[.A46];&quot;,&quot;&quot;lon&quot;&quot;:&quot;;[.B46];&quot;,&quot;&quot;err&quot;&quot;:&quot;;[.C46];&quot;},&quot;)" office:value-type="string" office:string-value="{&quot;lat&quot;:55.67523219,&quot;lon&quot;:37.37561336,&quot;err&quot;:88.3}," calcext:value-type="string">
            <text:p>{"lat":55.67523219,"lon":37.37561336,"err":88.3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100.05</text:p>
          </table:table-cell>
          <table:table-cell table:formula="of:=CONCATENATE(&quot;{&quot;&quot;lat&quot;&quot;:&quot;;[.A47];&quot;,&quot;&quot;lon&quot;&quot;:&quot;;[.B47];&quot;,&quot;&quot;err&quot;&quot;:&quot;;[.C47];&quot;},&quot;)" office:value-type="string" office:string-value="{&quot;lat&quot;:55.67523219,&quot;lon&quot;:37.38040176,&quot;err&quot;:100.05}," calcext:value-type="string">
            <text:p>{"lat":55.67523219,"lon":37.38040176,"err":100.05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123.1</text:p>
          </table:table-cell>
          <table:table-cell table:formula="of:=CONCATENATE(&quot;{&quot;&quot;lat&quot;&quot;:&quot;;[.A48];&quot;,&quot;&quot;lon&quot;&quot;:&quot;;[.B48];&quot;,&quot;&quot;err&quot;&quot;:&quot;;[.C48];&quot;},&quot;)" office:value-type="string" office:string-value="{&quot;lat&quot;:55.67523219,&quot;lon&quot;:37.38519017,&quot;err&quot;:123.1}," calcext:value-type="string">
            <text:p>{"lat":55.67523219,"lon":37.38519017,"err":123.1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9476698</text:p>
          </table:table-cell>
          <table:table-cell office:value-type="string" calcext:value-type="string">
            <text:p>87.13</text:p>
          </table:table-cell>
          <table:table-cell table:formula="of:=CONCATENATE(&quot;{&quot;&quot;lat&quot;&quot;:&quot;;[.A49];&quot;,&quot;&quot;lon&quot;&quot;:&quot;;[.B49];&quot;,&quot;&quot;err&quot;&quot;:&quot;;[.C49];&quot;},&quot;)" office:value-type="string" office:string-value="{&quot;lat&quot;:55.67523219,&quot;lon&quot;:37.39476698,&quot;err&quot;:87.13}," calcext:value-type="string">
            <text:p>{"lat":55.67523219,"lon":37.39476698,"err":87.13},</text:p>
          </table:table-cell>
        </table:table-row>
        <table:table-row table:style-name="ro1">
          <table:table-cell office:value-type="string" calcext:value-type="string">
            <text:p>55.67523219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127.44</text:p>
          </table:table-cell>
          <table:table-cell table:formula="of:=CONCATENATE(&quot;{&quot;&quot;lat&quot;&quot;:&quot;;[.A50];&quot;,&quot;&quot;lon&quot;&quot;:&quot;;[.B50];&quot;,&quot;&quot;err&quot;&quot;:&quot;;[.C50];&quot;},&quot;)" office:value-type="string" office:string-value="{&quot;lat&quot;:55.67523219,&quot;lon&quot;:37.39955539,&quot;err&quot;:127.44}," calcext:value-type="string">
            <text:p>{"lat":55.67523219,"lon":37.39955539,"err":127.44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106.37</text:p>
          </table:table-cell>
          <table:table-cell table:formula="of:=CONCATENATE(&quot;{&quot;&quot;lat&quot;&quot;:&quot;;[.A51];&quot;,&quot;&quot;lon&quot;&quot;:&quot;;[.B51];&quot;,&quot;&quot;err&quot;&quot;:&quot;;[.C51];&quot;},&quot;)" office:value-type="string" office:string-value="{&quot;lat&quot;:55.67793162,&quot;lon&quot;:37.3325177,&quot;err&quot;:106.37}," calcext:value-type="string">
            <text:p>{"lat":55.67793162,"lon":37.3325177,"err":106.37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142.82</text:p>
          </table:table-cell>
          <table:table-cell table:formula="of:=CONCATENATE(&quot;{&quot;&quot;lat&quot;&quot;:&quot;;[.A52];&quot;,&quot;&quot;lon&quot;&quot;:&quot;;[.B52];&quot;,&quot;&quot;err&quot;&quot;:&quot;;[.C52];&quot;},&quot;)" office:value-type="string" office:string-value="{&quot;lat&quot;:55.67793162,&quot;lon&quot;:37.33730611,&quot;err&quot;:142.82}," calcext:value-type="string">
            <text:p>{"lat":55.67793162,"lon":37.33730611,"err":142.82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98.2</text:p>
          </table:table-cell>
          <table:table-cell table:formula="of:=CONCATENATE(&quot;{&quot;&quot;lat&quot;&quot;:&quot;;[.A53];&quot;,&quot;&quot;lon&quot;&quot;:&quot;;[.B53];&quot;,&quot;&quot;err&quot;&quot;:&quot;;[.C53];&quot;},&quot;)" office:value-type="string" office:string-value="{&quot;lat&quot;:55.67793162,&quot;lon&quot;:37.34209451,&quot;err&quot;:98.2}," calcext:value-type="string">
            <text:p>{"lat":55.67793162,"lon":37.34209451,"err":98.2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93.36</text:p>
          </table:table-cell>
          <table:table-cell table:formula="of:=CONCATENATE(&quot;{&quot;&quot;lat&quot;&quot;:&quot;;[.A54];&quot;,&quot;&quot;lon&quot;&quot;:&quot;;[.B54];&quot;,&quot;&quot;err&quot;&quot;:&quot;;[.C54];&quot;},&quot;)" office:value-type="string" office:string-value="{&quot;lat&quot;:55.67793162,&quot;lon&quot;:37.34688292,&quot;err&quot;:93.36}," calcext:value-type="string">
            <text:p>{"lat":55.67793162,"lon":37.34688292,"err":93.36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84.25</text:p>
          </table:table-cell>
          <table:table-cell table:formula="of:=CONCATENATE(&quot;{&quot;&quot;lat&quot;&quot;:&quot;;[.A55];&quot;,&quot;&quot;lon&quot;&quot;:&quot;;[.B55];&quot;,&quot;&quot;err&quot;&quot;:&quot;;[.C55];&quot;},&quot;)" office:value-type="string" office:string-value="{&quot;lat&quot;:55.67793162,&quot;lon&quot;:37.35167133,&quot;err&quot;:84.25}," calcext:value-type="string">
            <text:p>{"lat":55.67793162,"lon":37.35167133,"err":84.25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71.26</text:p>
          </table:table-cell>
          <table:table-cell table:formula="of:=CONCATENATE(&quot;{&quot;&quot;lat&quot;&quot;:&quot;;[.A56];&quot;,&quot;&quot;lon&quot;&quot;:&quot;;[.B56];&quot;,&quot;&quot;err&quot;&quot;:&quot;;[.C56];&quot;},&quot;)" office:value-type="string" office:string-value="{&quot;lat&quot;:55.67793162,&quot;lon&quot;:37.35645973,&quot;err&quot;:71.26}," calcext:value-type="string">
            <text:p>{"lat":55.67793162,"lon":37.35645973,"err":71.26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71.67</text:p>
          </table:table-cell>
          <table:table-cell table:formula="of:=CONCATENATE(&quot;{&quot;&quot;lat&quot;&quot;:&quot;;[.A57];&quot;,&quot;&quot;lon&quot;&quot;:&quot;;[.B57];&quot;,&quot;&quot;err&quot;&quot;:&quot;;[.C57];&quot;},&quot;)" office:value-type="string" office:string-value="{&quot;lat&quot;:55.67793162,&quot;lon&quot;:37.36124814,&quot;err&quot;:71.67}," calcext:value-type="string">
            <text:p>{"lat":55.67793162,"lon":37.36124814,"err":71.67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69.21</text:p>
          </table:table-cell>
          <table:table-cell table:formula="of:=CONCATENATE(&quot;{&quot;&quot;lat&quot;&quot;:&quot;;[.A58];&quot;,&quot;&quot;lon&quot;&quot;:&quot;;[.B58];&quot;,&quot;&quot;err&quot;&quot;:&quot;;[.C58];&quot;},&quot;)" office:value-type="string" office:string-value="{&quot;lat&quot;:55.67793162,&quot;lon&quot;:37.36603654,&quot;err&quot;:69.21}," calcext:value-type="string">
            <text:p>{"lat":55.67793162,"lon":37.36603654,"err":69.21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70.53</text:p>
          </table:table-cell>
          <table:table-cell table:formula="of:=CONCATENATE(&quot;{&quot;&quot;lat&quot;&quot;:&quot;;[.A59];&quot;,&quot;&quot;lon&quot;&quot;:&quot;;[.B59];&quot;,&quot;&quot;err&quot;&quot;:&quot;;[.C59];&quot;},&quot;)" office:value-type="string" office:string-value="{&quot;lat&quot;:55.67793162,&quot;lon&quot;:37.37082495,&quot;err&quot;:70.53}," calcext:value-type="string">
            <text:p>{"lat":55.67793162,"lon":37.37082495,"err":70.53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95.52</text:p>
          </table:table-cell>
          <table:table-cell table:formula="of:=CONCATENATE(&quot;{&quot;&quot;lat&quot;&quot;:&quot;;[.A60];&quot;,&quot;&quot;lon&quot;&quot;:&quot;;[.B60];&quot;,&quot;&quot;err&quot;&quot;:&quot;;[.C60];&quot;},&quot;)" office:value-type="string" office:string-value="{&quot;lat&quot;:55.67793162,&quot;lon&quot;:37.37561336,&quot;err&quot;:95.52}," calcext:value-type="string">
            <text:p>{"lat":55.67793162,"lon":37.37561336,"err":95.52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108.32</text:p>
          </table:table-cell>
          <table:table-cell table:formula="of:=CONCATENATE(&quot;{&quot;&quot;lat&quot;&quot;:&quot;;[.A61];&quot;,&quot;&quot;lon&quot;&quot;:&quot;;[.B61];&quot;,&quot;&quot;err&quot;&quot;:&quot;;[.C61];&quot;},&quot;)" office:value-type="string" office:string-value="{&quot;lat&quot;:55.67793162,&quot;lon&quot;:37.38040176,&quot;err&quot;:108.32}," calcext:value-type="string">
            <text:p>{"lat":55.67793162,"lon":37.38040176,"err":108.32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86.67</text:p>
          </table:table-cell>
          <table:table-cell table:formula="of:=CONCATENATE(&quot;{&quot;&quot;lat&quot;&quot;:&quot;;[.A62];&quot;,&quot;&quot;lon&quot;&quot;:&quot;;[.B62];&quot;,&quot;&quot;err&quot;&quot;:&quot;;[.C62];&quot;},&quot;)" office:value-type="string" office:string-value="{&quot;lat&quot;:55.67793162,&quot;lon&quot;:37.38519017,&quot;err&quot;:86.67}," calcext:value-type="string">
            <text:p>{"lat":55.67793162,"lon":37.38519017,"err":86.67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90.12</text:p>
          </table:table-cell>
          <table:table-cell table:formula="of:=CONCATENATE(&quot;{&quot;&quot;lat&quot;&quot;:&quot;;[.A63];&quot;,&quot;&quot;lon&quot;&quot;:&quot;;[.B63];&quot;,&quot;&quot;err&quot;&quot;:&quot;;[.C63];&quot;},&quot;)" office:value-type="string" office:string-value="{&quot;lat&quot;:55.67793162,&quot;lon&quot;:37.38997857,&quot;err&quot;:90.12}," calcext:value-type="string">
            <text:p>{"lat":55.67793162,"lon":37.38997857,"err":90.12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9476698</text:p>
          </table:table-cell>
          <table:table-cell office:value-type="string" calcext:value-type="string">
            <text:p>111.86</text:p>
          </table:table-cell>
          <table:table-cell table:formula="of:=CONCATENATE(&quot;{&quot;&quot;lat&quot;&quot;:&quot;;[.A64];&quot;,&quot;&quot;lon&quot;&quot;:&quot;;[.B64];&quot;,&quot;&quot;err&quot;&quot;:&quot;;[.C64];&quot;},&quot;)" office:value-type="string" office:string-value="{&quot;lat&quot;:55.67793162,&quot;lon&quot;:37.39476698,&quot;err&quot;:111.86}," calcext:value-type="string">
            <text:p>{"lat":55.67793162,"lon":37.39476698,"err":111.86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96.38</text:p>
          </table:table-cell>
          <table:table-cell table:formula="of:=CONCATENATE(&quot;{&quot;&quot;lat&quot;&quot;:&quot;;[.A65];&quot;,&quot;&quot;lon&quot;&quot;:&quot;;[.B65];&quot;,&quot;&quot;err&quot;&quot;:&quot;;[.C65];&quot;},&quot;)" office:value-type="string" office:string-value="{&quot;lat&quot;:55.67793162,&quot;lon&quot;:37.39955539,&quot;err&quot;:96.38}," calcext:value-type="string">
            <text:p>{"lat":55.67793162,"lon":37.39955539,"err":96.38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40434379</text:p>
          </table:table-cell>
          <table:table-cell office:value-type="string" calcext:value-type="string">
            <text:p>141.01</text:p>
          </table:table-cell>
          <table:table-cell table:formula="of:=CONCATENATE(&quot;{&quot;&quot;lat&quot;&quot;:&quot;;[.A66];&quot;,&quot;&quot;lon&quot;&quot;:&quot;;[.B66];&quot;,&quot;&quot;err&quot;&quot;:&quot;;[.C66];&quot;},&quot;)" office:value-type="string" office:string-value="{&quot;lat&quot;:55.67793162,&quot;lon&quot;:37.40434379,&quot;err&quot;:141.01}," calcext:value-type="string">
            <text:p>{"lat":55.67793162,"lon":37.40434379,"err":141.01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4091322</text:p>
          </table:table-cell>
          <table:table-cell office:value-type="string" calcext:value-type="string">
            <text:p>117.89</text:p>
          </table:table-cell>
          <table:table-cell table:formula="of:=CONCATENATE(&quot;{&quot;&quot;lat&quot;&quot;:&quot;;[.A67];&quot;,&quot;&quot;lon&quot;&quot;:&quot;;[.B67];&quot;,&quot;&quot;err&quot;&quot;:&quot;;[.C67];&quot;},&quot;)" office:value-type="string" office:string-value="{&quot;lat&quot;:55.67793162,&quot;lon&quot;:37.4091322,&quot;err&quot;:117.89}," calcext:value-type="string">
            <text:p>{"lat":55.67793162,"lon":37.4091322,"err":117.89},</text:p>
          </table:table-cell>
        </table:table-row>
        <table:table-row table:style-name="ro1">
          <table:table-cell office:value-type="string" calcext:value-type="string">
            <text:p>55.67793162</text:p>
          </table:table-cell>
          <table:table-cell office:value-type="string" calcext:value-type="string">
            <text:p>37.4139206</text:p>
          </table:table-cell>
          <table:table-cell office:value-type="string" calcext:value-type="string">
            <text:p>139.75</text:p>
          </table:table-cell>
          <table:table-cell table:formula="of:=CONCATENATE(&quot;{&quot;&quot;lat&quot;&quot;:&quot;;[.A68];&quot;,&quot;&quot;lon&quot;&quot;:&quot;;[.B68];&quot;,&quot;&quot;err&quot;&quot;:&quot;;[.C68];&quot;},&quot;)" office:value-type="string" office:string-value="{&quot;lat&quot;:55.67793162,&quot;lon&quot;:37.4139206,&quot;err&quot;:139.75}," calcext:value-type="string">
            <text:p>{"lat":55.67793162,"lon":37.4139206,"err":139.75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138.12</text:p>
          </table:table-cell>
          <table:table-cell table:formula="of:=CONCATENATE(&quot;{&quot;&quot;lat&quot;&quot;:&quot;;[.A69];&quot;,&quot;&quot;lon&quot;&quot;:&quot;;[.B69];&quot;,&quot;&quot;err&quot;&quot;:&quot;;[.C69];&quot;},&quot;)" office:value-type="string" office:string-value="{&quot;lat&quot;:55.68063104,&quot;lon&quot;:37.32294089,&quot;err&quot;:138.12}," calcext:value-type="string">
            <text:p>{"lat":55.68063104,"lon":37.32294089,"err":138.12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148.83</text:p>
          </table:table-cell>
          <table:table-cell table:formula="of:=CONCATENATE(&quot;{&quot;&quot;lat&quot;&quot;:&quot;;[.A70];&quot;,&quot;&quot;lon&quot;&quot;:&quot;;[.B70];&quot;,&quot;&quot;err&quot;&quot;:&quot;;[.C70];&quot;},&quot;)" office:value-type="string" office:string-value="{&quot;lat&quot;:55.68063104,&quot;lon&quot;:37.3277293,&quot;err&quot;:148.83}," calcext:value-type="string">
            <text:p>{"lat":55.68063104,"lon":37.3277293,"err":148.83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135.12</text:p>
          </table:table-cell>
          <table:table-cell table:formula="of:=CONCATENATE(&quot;{&quot;&quot;lat&quot;&quot;:&quot;;[.A71];&quot;,&quot;&quot;lon&quot;&quot;:&quot;;[.B71];&quot;,&quot;&quot;err&quot;&quot;:&quot;;[.C71];&quot;},&quot;)" office:value-type="string" office:string-value="{&quot;lat&quot;:55.68063104,&quot;lon&quot;:37.3325177,&quot;err&quot;:135.12}," calcext:value-type="string">
            <text:p>{"lat":55.68063104,"lon":37.3325177,"err":135.12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107.66</text:p>
          </table:table-cell>
          <table:table-cell table:formula="of:=CONCATENATE(&quot;{&quot;&quot;lat&quot;&quot;:&quot;;[.A72];&quot;,&quot;&quot;lon&quot;&quot;:&quot;;[.B72];&quot;,&quot;&quot;err&quot;&quot;:&quot;;[.C72];&quot;},&quot;)" office:value-type="string" office:string-value="{&quot;lat&quot;:55.68063104,&quot;lon&quot;:37.33730611,&quot;err&quot;:107.66}," calcext:value-type="string">
            <text:p>{"lat":55.68063104,"lon":37.33730611,"err":107.66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81.48</text:p>
          </table:table-cell>
          <table:table-cell table:formula="of:=CONCATENATE(&quot;{&quot;&quot;lat&quot;&quot;:&quot;;[.A73];&quot;,&quot;&quot;lon&quot;&quot;:&quot;;[.B73];&quot;,&quot;&quot;err&quot;&quot;:&quot;;[.C73];&quot;},&quot;)" office:value-type="string" office:string-value="{&quot;lat&quot;:55.68063104,&quot;lon&quot;:37.34209451,&quot;err&quot;:81.48}," calcext:value-type="string">
            <text:p>{"lat":55.68063104,"lon":37.34209451,"err":81.48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58.8</text:p>
          </table:table-cell>
          <table:table-cell table:formula="of:=CONCATENATE(&quot;{&quot;&quot;lat&quot;&quot;:&quot;;[.A74];&quot;,&quot;&quot;lon&quot;&quot;:&quot;;[.B74];&quot;,&quot;&quot;err&quot;&quot;:&quot;;[.C74];&quot;},&quot;)" office:value-type="string" office:string-value="{&quot;lat&quot;:55.68063104,&quot;lon&quot;:37.34688292,&quot;err&quot;:58.8}," calcext:value-type="string">
            <text:p>{"lat":55.68063104,"lon":37.34688292,"err":58.8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62.91</text:p>
          </table:table-cell>
          <table:table-cell table:formula="of:=CONCATENATE(&quot;{&quot;&quot;lat&quot;&quot;:&quot;;[.A75];&quot;,&quot;&quot;lon&quot;&quot;:&quot;;[.B75];&quot;,&quot;&quot;err&quot;&quot;:&quot;;[.C75];&quot;},&quot;)" office:value-type="string" office:string-value="{&quot;lat&quot;:55.68063104,&quot;lon&quot;:37.35167133,&quot;err&quot;:62.91}," calcext:value-type="string">
            <text:p>{"lat":55.68063104,"lon":37.35167133,"err":62.91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61.34</text:p>
          </table:table-cell>
          <table:table-cell table:formula="of:=CONCATENATE(&quot;{&quot;&quot;lat&quot;&quot;:&quot;;[.A76];&quot;,&quot;&quot;lon&quot;&quot;:&quot;;[.B76];&quot;,&quot;&quot;err&quot;&quot;:&quot;;[.C76];&quot;},&quot;)" office:value-type="string" office:string-value="{&quot;lat&quot;:55.68063104,&quot;lon&quot;:37.35645973,&quot;err&quot;:61.34}," calcext:value-type="string">
            <text:p>{"lat":55.68063104,"lon":37.35645973,"err":61.34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50.7</text:p>
          </table:table-cell>
          <table:table-cell table:formula="of:=CONCATENATE(&quot;{&quot;&quot;lat&quot;&quot;:&quot;;[.A77];&quot;,&quot;&quot;lon&quot;&quot;:&quot;;[.B77];&quot;,&quot;&quot;err&quot;&quot;:&quot;;[.C77];&quot;},&quot;)" office:value-type="string" office:string-value="{&quot;lat&quot;:55.68063104,&quot;lon&quot;:37.36124814,&quot;err&quot;:50.7}," calcext:value-type="string">
            <text:p>{"lat":55.68063104,"lon":37.36124814,"err":50.7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59.64</text:p>
          </table:table-cell>
          <table:table-cell table:formula="of:=CONCATENATE(&quot;{&quot;&quot;lat&quot;&quot;:&quot;;[.A78];&quot;,&quot;&quot;lon&quot;&quot;:&quot;;[.B78];&quot;,&quot;&quot;err&quot;&quot;:&quot;;[.C78];&quot;},&quot;)" office:value-type="string" office:string-value="{&quot;lat&quot;:55.68063104,&quot;lon&quot;:37.36603654,&quot;err&quot;:59.64}," calcext:value-type="string">
            <text:p>{"lat":55.68063104,"lon":37.36603654,"err":59.64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65.32</text:p>
          </table:table-cell>
          <table:table-cell table:formula="of:=CONCATENATE(&quot;{&quot;&quot;lat&quot;&quot;:&quot;;[.A79];&quot;,&quot;&quot;lon&quot;&quot;:&quot;;[.B79];&quot;,&quot;&quot;err&quot;&quot;:&quot;;[.C79];&quot;},&quot;)" office:value-type="string" office:string-value="{&quot;lat&quot;:55.68063104,&quot;lon&quot;:37.37082495,&quot;err&quot;:65.32}," calcext:value-type="string">
            <text:p>{"lat":55.68063104,"lon":37.37082495,"err":65.32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64.38</text:p>
          </table:table-cell>
          <table:table-cell table:formula="of:=CONCATENATE(&quot;{&quot;&quot;lat&quot;&quot;:&quot;;[.A80];&quot;,&quot;&quot;lon&quot;&quot;:&quot;;[.B80];&quot;,&quot;&quot;err&quot;&quot;:&quot;;[.C80];&quot;},&quot;)" office:value-type="string" office:string-value="{&quot;lat&quot;:55.68063104,&quot;lon&quot;:37.37561336,&quot;err&quot;:64.38}," calcext:value-type="string">
            <text:p>{"lat":55.68063104,"lon":37.37561336,"err":64.38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78.55</text:p>
          </table:table-cell>
          <table:table-cell table:formula="of:=CONCATENATE(&quot;{&quot;&quot;lat&quot;&quot;:&quot;;[.A81];&quot;,&quot;&quot;lon&quot;&quot;:&quot;;[.B81];&quot;,&quot;&quot;err&quot;&quot;:&quot;;[.C81];&quot;},&quot;)" office:value-type="string" office:string-value="{&quot;lat&quot;:55.68063104,&quot;lon&quot;:37.38040176,&quot;err&quot;:78.55}," calcext:value-type="string">
            <text:p>{"lat":55.68063104,"lon":37.38040176,"err":78.55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96.53</text:p>
          </table:table-cell>
          <table:table-cell table:formula="of:=CONCATENATE(&quot;{&quot;&quot;lat&quot;&quot;:&quot;;[.A82];&quot;,&quot;&quot;lon&quot;&quot;:&quot;;[.B82];&quot;,&quot;&quot;err&quot;&quot;:&quot;;[.C82];&quot;},&quot;)" office:value-type="string" office:string-value="{&quot;lat&quot;:55.68063104,&quot;lon&quot;:37.38519017,&quot;err&quot;:96.53}," calcext:value-type="string">
            <text:p>{"lat":55.68063104,"lon":37.38519017,"err":96.53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109.69</text:p>
          </table:table-cell>
          <table:table-cell table:formula="of:=CONCATENATE(&quot;{&quot;&quot;lat&quot;&quot;:&quot;;[.A83];&quot;,&quot;&quot;lon&quot;&quot;:&quot;;[.B83];&quot;,&quot;&quot;err&quot;&quot;:&quot;;[.C83];&quot;},&quot;)" office:value-type="string" office:string-value="{&quot;lat&quot;:55.68063104,&quot;lon&quot;:37.38997857,&quot;err&quot;:109.69}," calcext:value-type="string">
            <text:p>{"lat":55.68063104,"lon":37.38997857,"err":109.69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9476698</text:p>
          </table:table-cell>
          <table:table-cell office:value-type="string" calcext:value-type="string">
            <text:p>96.52</text:p>
          </table:table-cell>
          <table:table-cell table:formula="of:=CONCATENATE(&quot;{&quot;&quot;lat&quot;&quot;:&quot;;[.A84];&quot;,&quot;&quot;lon&quot;&quot;:&quot;;[.B84];&quot;,&quot;&quot;err&quot;&quot;:&quot;;[.C84];&quot;},&quot;)" office:value-type="string" office:string-value="{&quot;lat&quot;:55.68063104,&quot;lon&quot;:37.39476698,&quot;err&quot;:96.52}," calcext:value-type="string">
            <text:p>{"lat":55.68063104,"lon":37.39476698,"err":96.52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114.33</text:p>
          </table:table-cell>
          <table:table-cell table:formula="of:=CONCATENATE(&quot;{&quot;&quot;lat&quot;&quot;:&quot;;[.A85];&quot;,&quot;&quot;lon&quot;&quot;:&quot;;[.B85];&quot;,&quot;&quot;err&quot;&quot;:&quot;;[.C85];&quot;},&quot;)" office:value-type="string" office:string-value="{&quot;lat&quot;:55.68063104,&quot;lon&quot;:37.39955539,&quot;err&quot;:114.33}," calcext:value-type="string">
            <text:p>{"lat":55.68063104,"lon":37.39955539,"err":114.33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40434379</text:p>
          </table:table-cell>
          <table:table-cell office:value-type="string" calcext:value-type="string">
            <text:p>130.27</text:p>
          </table:table-cell>
          <table:table-cell table:formula="of:=CONCATENATE(&quot;{&quot;&quot;lat&quot;&quot;:&quot;;[.A86];&quot;,&quot;&quot;lon&quot;&quot;:&quot;;[.B86];&quot;,&quot;&quot;err&quot;&quot;:&quot;;[.C86];&quot;},&quot;)" office:value-type="string" office:string-value="{&quot;lat&quot;:55.68063104,&quot;lon&quot;:37.40434379,&quot;err&quot;:130.27}," calcext:value-type="string">
            <text:p>{"lat":55.68063104,"lon":37.40434379,"err":130.27},</text:p>
          </table:table-cell>
        </table:table-row>
        <table:table-row table:style-name="ro1">
          <table:table-cell office:value-type="string" calcext:value-type="string">
            <text:p>55.68063104</text:p>
          </table:table-cell>
          <table:table-cell office:value-type="string" calcext:value-type="string">
            <text:p>37.4091322</text:p>
          </table:table-cell>
          <table:table-cell office:value-type="string" calcext:value-type="string">
            <text:p>146.96</text:p>
          </table:table-cell>
          <table:table-cell table:formula="of:=CONCATENATE(&quot;{&quot;&quot;lat&quot;&quot;:&quot;;[.A87];&quot;,&quot;&quot;lon&quot;&quot;:&quot;;[.B87];&quot;,&quot;&quot;err&quot;&quot;:&quot;;[.C87];&quot;},&quot;)" office:value-type="string" office:string-value="{&quot;lat&quot;:55.68063104,&quot;lon&quot;:37.4091322,&quot;err&quot;:146.96}," calcext:value-type="string">
            <text:p>{"lat":55.68063104,"lon":37.4091322,"err":146.96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144.44</text:p>
          </table:table-cell>
          <table:table-cell table:formula="of:=CONCATENATE(&quot;{&quot;&quot;lat&quot;&quot;:&quot;;[.A88];&quot;,&quot;&quot;lon&quot;&quot;:&quot;;[.B88];&quot;,&quot;&quot;err&quot;&quot;:&quot;;[.C88];&quot;},&quot;)" office:value-type="string" office:string-value="{&quot;lat&quot;:55.68333046,&quot;lon&quot;:37.3277293,&quot;err&quot;:144.44}," calcext:value-type="string">
            <text:p>{"lat":55.68333046,"lon":37.3277293,"err":144.44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134.24</text:p>
          </table:table-cell>
          <table:table-cell table:formula="of:=CONCATENATE(&quot;{&quot;&quot;lat&quot;&quot;:&quot;;[.A89];&quot;,&quot;&quot;lon&quot;&quot;:&quot;;[.B89];&quot;,&quot;&quot;err&quot;&quot;:&quot;;[.C89];&quot;},&quot;)" office:value-type="string" office:string-value="{&quot;lat&quot;:55.68333046,&quot;lon&quot;:37.3325177,&quot;err&quot;:134.24}," calcext:value-type="string">
            <text:p>{"lat":55.68333046,"lon":37.3325177,"err":134.24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113.56</text:p>
          </table:table-cell>
          <table:table-cell table:formula="of:=CONCATENATE(&quot;{&quot;&quot;lat&quot;&quot;:&quot;;[.A90];&quot;,&quot;&quot;lon&quot;&quot;:&quot;;[.B90];&quot;,&quot;&quot;err&quot;&quot;:&quot;;[.C90];&quot;},&quot;)" office:value-type="string" office:string-value="{&quot;lat&quot;:55.68333046,&quot;lon&quot;:37.33730611,&quot;err&quot;:113.56}," calcext:value-type="string">
            <text:p>{"lat":55.68333046,"lon":37.33730611,"err":113.56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85.11</text:p>
          </table:table-cell>
          <table:table-cell table:formula="of:=CONCATENATE(&quot;{&quot;&quot;lat&quot;&quot;:&quot;;[.A91];&quot;,&quot;&quot;lon&quot;&quot;:&quot;;[.B91];&quot;,&quot;&quot;err&quot;&quot;:&quot;;[.C91];&quot;},&quot;)" office:value-type="string" office:string-value="{&quot;lat&quot;:55.68333046,&quot;lon&quot;:37.34209451,&quot;err&quot;:85.11}," calcext:value-type="string">
            <text:p>{"lat":55.68333046,"lon":37.34209451,"err":85.11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55.56</text:p>
          </table:table-cell>
          <table:table-cell table:formula="of:=CONCATENATE(&quot;{&quot;&quot;lat&quot;&quot;:&quot;;[.A92];&quot;,&quot;&quot;lon&quot;&quot;:&quot;;[.B92];&quot;,&quot;&quot;err&quot;&quot;:&quot;;[.C92];&quot;},&quot;)" office:value-type="string" office:string-value="{&quot;lat&quot;:55.68333046,&quot;lon&quot;:37.34688292,&quot;err&quot;:55.56}," calcext:value-type="string">
            <text:p>{"lat":55.68333046,"lon":37.34688292,"err":55.56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60.58</text:p>
          </table:table-cell>
          <table:table-cell table:formula="of:=CONCATENATE(&quot;{&quot;&quot;lat&quot;&quot;:&quot;;[.A93];&quot;,&quot;&quot;lon&quot;&quot;:&quot;;[.B93];&quot;,&quot;&quot;err&quot;&quot;:&quot;;[.C93];&quot;},&quot;)" office:value-type="string" office:string-value="{&quot;lat&quot;:55.68333046,&quot;lon&quot;:37.35167133,&quot;err&quot;:60.58}," calcext:value-type="string">
            <text:p>{"lat":55.68333046,"lon":37.35167133,"err":60.58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51.72</text:p>
          </table:table-cell>
          <table:table-cell table:formula="of:=CONCATENATE(&quot;{&quot;&quot;lat&quot;&quot;:&quot;;[.A94];&quot;,&quot;&quot;lon&quot;&quot;:&quot;;[.B94];&quot;,&quot;&quot;err&quot;&quot;:&quot;;[.C94];&quot;},&quot;)" office:value-type="string" office:string-value="{&quot;lat&quot;:55.68333046,&quot;lon&quot;:37.35645973,&quot;err&quot;:51.72}," calcext:value-type="string">
            <text:p>{"lat":55.68333046,"lon":37.35645973,"err":51.72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52.89</text:p>
          </table:table-cell>
          <table:table-cell table:formula="of:=CONCATENATE(&quot;{&quot;&quot;lat&quot;&quot;:&quot;;[.A95];&quot;,&quot;&quot;lon&quot;&quot;:&quot;;[.B95];&quot;,&quot;&quot;err&quot;&quot;:&quot;;[.C95];&quot;},&quot;)" office:value-type="string" office:string-value="{&quot;lat&quot;:55.68333046,&quot;lon&quot;:37.36124814,&quot;err&quot;:52.89}," calcext:value-type="string">
            <text:p>{"lat":55.68333046,"lon":37.36124814,"err":52.89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60.38</text:p>
          </table:table-cell>
          <table:table-cell table:formula="of:=CONCATENATE(&quot;{&quot;&quot;lat&quot;&quot;:&quot;;[.A96];&quot;,&quot;&quot;lon&quot;&quot;:&quot;;[.B96];&quot;,&quot;&quot;err&quot;&quot;:&quot;;[.C96];&quot;},&quot;)" office:value-type="string" office:string-value="{&quot;lat&quot;:55.68333046,&quot;lon&quot;:37.36603654,&quot;err&quot;:60.38}," calcext:value-type="string">
            <text:p>{"lat":55.68333046,"lon":37.36603654,"err":60.38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55.6</text:p>
          </table:table-cell>
          <table:table-cell table:formula="of:=CONCATENATE(&quot;{&quot;&quot;lat&quot;&quot;:&quot;;[.A97];&quot;,&quot;&quot;lon&quot;&quot;:&quot;;[.B97];&quot;,&quot;&quot;err&quot;&quot;:&quot;;[.C97];&quot;},&quot;)" office:value-type="string" office:string-value="{&quot;lat&quot;:55.68333046,&quot;lon&quot;:37.37082495,&quot;err&quot;:55.6}," calcext:value-type="string">
            <text:p>{"lat":55.68333046,"lon":37.37082495,"err":55.6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57.3</text:p>
          </table:table-cell>
          <table:table-cell table:formula="of:=CONCATENATE(&quot;{&quot;&quot;lat&quot;&quot;:&quot;;[.A98];&quot;,&quot;&quot;lon&quot;&quot;:&quot;;[.B98];&quot;,&quot;&quot;err&quot;&quot;:&quot;;[.C98];&quot;},&quot;)" office:value-type="string" office:string-value="{&quot;lat&quot;:55.68333046,&quot;lon&quot;:37.37561336,&quot;err&quot;:57.3}," calcext:value-type="string">
            <text:p>{"lat":55.68333046,"lon":37.37561336,"err":57.3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73.88</text:p>
          </table:table-cell>
          <table:table-cell table:formula="of:=CONCATENATE(&quot;{&quot;&quot;lat&quot;&quot;:&quot;;[.A99];&quot;,&quot;&quot;lon&quot;&quot;:&quot;;[.B99];&quot;,&quot;&quot;err&quot;&quot;:&quot;;[.C99];&quot;},&quot;)" office:value-type="string" office:string-value="{&quot;lat&quot;:55.68333046,&quot;lon&quot;:37.38040176,&quot;err&quot;:73.88}," calcext:value-type="string">
            <text:p>{"lat":55.68333046,"lon":37.38040176,"err":73.88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76.61</text:p>
          </table:table-cell>
          <table:table-cell table:formula="of:=CONCATENATE(&quot;{&quot;&quot;lat&quot;&quot;:&quot;;[.A100];&quot;,&quot;&quot;lon&quot;&quot;:&quot;;[.B100];&quot;,&quot;&quot;err&quot;&quot;:&quot;;[.C100];&quot;},&quot;)" office:value-type="string" office:string-value="{&quot;lat&quot;:55.68333046,&quot;lon&quot;:37.38519017,&quot;err&quot;:76.61}," calcext:value-type="string">
            <text:p>{"lat":55.68333046,"lon":37.38519017,"err":76.61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87.83</text:p>
          </table:table-cell>
          <table:table-cell table:formula="of:=CONCATENATE(&quot;{&quot;&quot;lat&quot;&quot;:&quot;;[.A101];&quot;,&quot;&quot;lon&quot;&quot;:&quot;;[.B101];&quot;,&quot;&quot;err&quot;&quot;:&quot;;[.C101];&quot;},&quot;)" office:value-type="string" office:string-value="{&quot;lat&quot;:55.68333046,&quot;lon&quot;:37.38997857,&quot;err&quot;:87.83}," calcext:value-type="string">
            <text:p>{"lat":55.68333046,"lon":37.38997857,"err":87.83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9476698</text:p>
          </table:table-cell>
          <table:table-cell office:value-type="string" calcext:value-type="string">
            <text:p>98.05</text:p>
          </table:table-cell>
          <table:table-cell table:formula="of:=CONCATENATE(&quot;{&quot;&quot;lat&quot;&quot;:&quot;;[.A102];&quot;,&quot;&quot;lon&quot;&quot;:&quot;;[.B102];&quot;,&quot;&quot;err&quot;&quot;:&quot;;[.C102];&quot;},&quot;)" office:value-type="string" office:string-value="{&quot;lat&quot;:55.68333046,&quot;lon&quot;:37.39476698,&quot;err&quot;:98.05}," calcext:value-type="string">
            <text:p>{"lat":55.68333046,"lon":37.39476698,"err":98.05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129.46</text:p>
          </table:table-cell>
          <table:table-cell table:formula="of:=CONCATENATE(&quot;{&quot;&quot;lat&quot;&quot;:&quot;;[.A103];&quot;,&quot;&quot;lon&quot;&quot;:&quot;;[.B103];&quot;,&quot;&quot;err&quot;&quot;:&quot;;[.C103];&quot;},&quot;)" office:value-type="string" office:string-value="{&quot;lat&quot;:55.68333046,&quot;lon&quot;:37.39955539,&quot;err&quot;:129.46}," calcext:value-type="string">
            <text:p>{"lat":55.68333046,"lon":37.39955539,"err":129.46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40434379</text:p>
          </table:table-cell>
          <table:table-cell office:value-type="string" calcext:value-type="string">
            <text:p>107.09</text:p>
          </table:table-cell>
          <table:table-cell table:formula="of:=CONCATENATE(&quot;{&quot;&quot;lat&quot;&quot;:&quot;;[.A104];&quot;,&quot;&quot;lon&quot;&quot;:&quot;;[.B104];&quot;,&quot;&quot;err&quot;&quot;:&quot;;[.C104];&quot;},&quot;)" office:value-type="string" office:string-value="{&quot;lat&quot;:55.68333046,&quot;lon&quot;:37.40434379,&quot;err&quot;:107.09}," calcext:value-type="string">
            <text:p>{"lat":55.68333046,"lon":37.40434379,"err":107.09},</text:p>
          </table:table-cell>
        </table:table-row>
        <table:table-row table:style-name="ro1">
          <table:table-cell office:value-type="string" calcext:value-type="string">
            <text:p>55.68333046</text:p>
          </table:table-cell>
          <table:table-cell office:value-type="string" calcext:value-type="string">
            <text:p>37.4139206</text:p>
          </table:table-cell>
          <table:table-cell office:value-type="string" calcext:value-type="string">
            <text:p>131.23</text:p>
          </table:table-cell>
          <table:table-cell table:formula="of:=CONCATENATE(&quot;{&quot;&quot;lat&quot;&quot;:&quot;;[.A105];&quot;,&quot;&quot;lon&quot;&quot;:&quot;;[.B105];&quot;,&quot;&quot;err&quot;&quot;:&quot;;[.C105];&quot;},&quot;)" office:value-type="string" office:string-value="{&quot;lat&quot;:55.68333046,&quot;lon&quot;:37.4139206,&quot;err&quot;:131.23}," calcext:value-type="string">
            <text:p>{"lat":55.68333046,"lon":37.4139206,"err":131.23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1336408</text:p>
          </table:table-cell>
          <table:table-cell office:value-type="string" calcext:value-type="string">
            <text:p>126.72</text:p>
          </table:table-cell>
          <table:table-cell table:formula="of:=CONCATENATE(&quot;{&quot;&quot;lat&quot;&quot;:&quot;;[.A106];&quot;,&quot;&quot;lon&quot;&quot;:&quot;;[.B106];&quot;,&quot;&quot;err&quot;&quot;:&quot;;[.C106];&quot;},&quot;)" office:value-type="string" office:string-value="{&quot;lat&quot;:55.68602989,&quot;lon&quot;:37.31336408,&quot;err&quot;:126.72}," calcext:value-type="string">
            <text:p>{"lat":55.68602989,"lon":37.31336408,"err":126.72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1815248</text:p>
          </table:table-cell>
          <table:table-cell office:value-type="string" calcext:value-type="string">
            <text:p>149.56</text:p>
          </table:table-cell>
          <table:table-cell table:formula="of:=CONCATENATE(&quot;{&quot;&quot;lat&quot;&quot;:&quot;;[.A107];&quot;,&quot;&quot;lon&quot;&quot;:&quot;;[.B107];&quot;,&quot;&quot;err&quot;&quot;:&quot;;[.C107];&quot;},&quot;)" office:value-type="string" office:string-value="{&quot;lat&quot;:55.68602989,&quot;lon&quot;:37.31815248,&quot;err&quot;:149.56}," calcext:value-type="string">
            <text:p>{"lat":55.68602989,"lon":37.31815248,"err":149.56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108.63</text:p>
          </table:table-cell>
          <table:table-cell table:formula="of:=CONCATENATE(&quot;{&quot;&quot;lat&quot;&quot;:&quot;;[.A108];&quot;,&quot;&quot;lon&quot;&quot;:&quot;;[.B108];&quot;,&quot;&quot;err&quot;&quot;:&quot;;[.C108];&quot;},&quot;)" office:value-type="string" office:string-value="{&quot;lat&quot;:55.68602989,&quot;lon&quot;:37.32294089,&quot;err&quot;:108.63}," calcext:value-type="string">
            <text:p>{"lat":55.68602989,"lon":37.32294089,"err":108.63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145.98</text:p>
          </table:table-cell>
          <table:table-cell table:formula="of:=CONCATENATE(&quot;{&quot;&quot;lat&quot;&quot;:&quot;;[.A109];&quot;,&quot;&quot;lon&quot;&quot;:&quot;;[.B109];&quot;,&quot;&quot;err&quot;&quot;:&quot;;[.C109];&quot;},&quot;)" office:value-type="string" office:string-value="{&quot;lat&quot;:55.68602989,&quot;lon&quot;:37.3277293,&quot;err&quot;:145.98}," calcext:value-type="string">
            <text:p>{"lat":55.68602989,"lon":37.3277293,"err":145.98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111.68</text:p>
          </table:table-cell>
          <table:table-cell table:formula="of:=CONCATENATE(&quot;{&quot;&quot;lat&quot;&quot;:&quot;;[.A110];&quot;,&quot;&quot;lon&quot;&quot;:&quot;;[.B110];&quot;,&quot;&quot;err&quot;&quot;:&quot;;[.C110];&quot;},&quot;)" office:value-type="string" office:string-value="{&quot;lat&quot;:55.68602989,&quot;lon&quot;:37.3325177,&quot;err&quot;:111.68}," calcext:value-type="string">
            <text:p>{"lat":55.68602989,"lon":37.3325177,"err":111.68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101.87</text:p>
          </table:table-cell>
          <table:table-cell table:formula="of:=CONCATENATE(&quot;{&quot;&quot;lat&quot;&quot;:&quot;;[.A111];&quot;,&quot;&quot;lon&quot;&quot;:&quot;;[.B111];&quot;,&quot;&quot;err&quot;&quot;:&quot;;[.C111];&quot;},&quot;)" office:value-type="string" office:string-value="{&quot;lat&quot;:55.68602989,&quot;lon&quot;:37.33730611,&quot;err&quot;:101.87}," calcext:value-type="string">
            <text:p>{"lat":55.68602989,"lon":37.33730611,"err":101.87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69.61</text:p>
          </table:table-cell>
          <table:table-cell table:formula="of:=CONCATENATE(&quot;{&quot;&quot;lat&quot;&quot;:&quot;;[.A112];&quot;,&quot;&quot;lon&quot;&quot;:&quot;;[.B112];&quot;,&quot;&quot;err&quot;&quot;:&quot;;[.C112];&quot;},&quot;)" office:value-type="string" office:string-value="{&quot;lat&quot;:55.68602989,&quot;lon&quot;:37.34209451,&quot;err&quot;:69.61}," calcext:value-type="string">
            <text:p>{"lat":55.68602989,"lon":37.34209451,"err":69.61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45.37</text:p>
          </table:table-cell>
          <table:table-cell table:formula="of:=CONCATENATE(&quot;{&quot;&quot;lat&quot;&quot;:&quot;;[.A113];&quot;,&quot;&quot;lon&quot;&quot;:&quot;;[.B113];&quot;,&quot;&quot;err&quot;&quot;:&quot;;[.C113];&quot;},&quot;)" office:value-type="string" office:string-value="{&quot;lat&quot;:55.68602989,&quot;lon&quot;:37.34688292,&quot;err&quot;:45.37}," calcext:value-type="string">
            <text:p>{"lat":55.68602989,"lon":37.34688292,"err":45.37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44.96</text:p>
          </table:table-cell>
          <table:table-cell table:formula="of:=CONCATENATE(&quot;{&quot;&quot;lat&quot;&quot;:&quot;;[.A114];&quot;,&quot;&quot;lon&quot;&quot;:&quot;;[.B114];&quot;,&quot;&quot;err&quot;&quot;:&quot;;[.C114];&quot;},&quot;)" office:value-type="string" office:string-value="{&quot;lat&quot;:55.68602989,&quot;lon&quot;:37.35167133,&quot;err&quot;:44.96}," calcext:value-type="string">
            <text:p>{"lat":55.68602989,"lon":37.35167133,"err":44.96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33.67</text:p>
          </table:table-cell>
          <table:table-cell table:formula="of:=CONCATENATE(&quot;{&quot;&quot;lat&quot;&quot;:&quot;;[.A115];&quot;,&quot;&quot;lon&quot;&quot;:&quot;;[.B115];&quot;,&quot;&quot;err&quot;&quot;:&quot;;[.C115];&quot;},&quot;)" office:value-type="string" office:string-value="{&quot;lat&quot;:55.68602989,&quot;lon&quot;:37.35645973,&quot;err&quot;:33.67}," calcext:value-type="string">
            <text:p>{"lat":55.68602989,"lon":37.35645973,"err":33.67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37.62</text:p>
          </table:table-cell>
          <table:table-cell table:formula="of:=CONCATENATE(&quot;{&quot;&quot;lat&quot;&quot;:&quot;;[.A116];&quot;,&quot;&quot;lon&quot;&quot;:&quot;;[.B116];&quot;,&quot;&quot;err&quot;&quot;:&quot;;[.C116];&quot;},&quot;)" office:value-type="string" office:string-value="{&quot;lat&quot;:55.68602989,&quot;lon&quot;:37.36124814,&quot;err&quot;:37.62}," calcext:value-type="string">
            <text:p>{"lat":55.68602989,"lon":37.36124814,"err":37.62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32.13</text:p>
          </table:table-cell>
          <table:table-cell table:formula="of:=CONCATENATE(&quot;{&quot;&quot;lat&quot;&quot;:&quot;;[.A117];&quot;,&quot;&quot;lon&quot;&quot;:&quot;;[.B117];&quot;,&quot;&quot;err&quot;&quot;:&quot;;[.C117];&quot;},&quot;)" office:value-type="string" office:string-value="{&quot;lat&quot;:55.68602989,&quot;lon&quot;:37.36603654,&quot;err&quot;:32.13}," calcext:value-type="string">
            <text:p>{"lat":55.68602989,"lon":37.36603654,"err":32.13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50.99</text:p>
          </table:table-cell>
          <table:table-cell table:formula="of:=CONCATENATE(&quot;{&quot;&quot;lat&quot;&quot;:&quot;;[.A118];&quot;,&quot;&quot;lon&quot;&quot;:&quot;;[.B118];&quot;,&quot;&quot;err&quot;&quot;:&quot;;[.C118];&quot;},&quot;)" office:value-type="string" office:string-value="{&quot;lat&quot;:55.68602989,&quot;lon&quot;:37.37082495,&quot;err&quot;:50.99}," calcext:value-type="string">
            <text:p>{"lat":55.68602989,"lon":37.37082495,"err":50.99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48.41</text:p>
          </table:table-cell>
          <table:table-cell table:formula="of:=CONCATENATE(&quot;{&quot;&quot;lat&quot;&quot;:&quot;;[.A119];&quot;,&quot;&quot;lon&quot;&quot;:&quot;;[.B119];&quot;,&quot;&quot;err&quot;&quot;:&quot;;[.C119];&quot;},&quot;)" office:value-type="string" office:string-value="{&quot;lat&quot;:55.68602989,&quot;lon&quot;:37.37561336,&quot;err&quot;:48.41}," calcext:value-type="string">
            <text:p>{"lat":55.68602989,"lon":37.37561336,"err":48.41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52.04</text:p>
          </table:table-cell>
          <table:table-cell table:formula="of:=CONCATENATE(&quot;{&quot;&quot;lat&quot;&quot;:&quot;;[.A120];&quot;,&quot;&quot;lon&quot;&quot;:&quot;;[.B120];&quot;,&quot;&quot;err&quot;&quot;:&quot;;[.C120];&quot;},&quot;)" office:value-type="string" office:string-value="{&quot;lat&quot;:55.68602989,&quot;lon&quot;:37.38040176,&quot;err&quot;:52.04}," calcext:value-type="string">
            <text:p>{"lat":55.68602989,"lon":37.38040176,"err":52.04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59.61</text:p>
          </table:table-cell>
          <table:table-cell table:formula="of:=CONCATENATE(&quot;{&quot;&quot;lat&quot;&quot;:&quot;;[.A121];&quot;,&quot;&quot;lon&quot;&quot;:&quot;;[.B121];&quot;,&quot;&quot;err&quot;&quot;:&quot;;[.C121];&quot;},&quot;)" office:value-type="string" office:string-value="{&quot;lat&quot;:55.68602989,&quot;lon&quot;:37.38519017,&quot;err&quot;:59.61}," calcext:value-type="string">
            <text:p>{"lat":55.68602989,"lon":37.38519017,"err":59.61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70.8</text:p>
          </table:table-cell>
          <table:table-cell table:formula="of:=CONCATENATE(&quot;{&quot;&quot;lat&quot;&quot;:&quot;;[.A122];&quot;,&quot;&quot;lon&quot;&quot;:&quot;;[.B122];&quot;,&quot;&quot;err&quot;&quot;:&quot;;[.C122];&quot;},&quot;)" office:value-type="string" office:string-value="{&quot;lat&quot;:55.68602989,&quot;lon&quot;:37.38997857,&quot;err&quot;:70.8}," calcext:value-type="string">
            <text:p>{"lat":55.68602989,"lon":37.38997857,"err":70.8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9476698</text:p>
          </table:table-cell>
          <table:table-cell office:value-type="string" calcext:value-type="string">
            <text:p>80.82</text:p>
          </table:table-cell>
          <table:table-cell table:formula="of:=CONCATENATE(&quot;{&quot;&quot;lat&quot;&quot;:&quot;;[.A123];&quot;,&quot;&quot;lon&quot;&quot;:&quot;;[.B123];&quot;,&quot;&quot;err&quot;&quot;:&quot;;[.C123];&quot;},&quot;)" office:value-type="string" office:string-value="{&quot;lat&quot;:55.68602989,&quot;lon&quot;:37.39476698,&quot;err&quot;:80.82}," calcext:value-type="string">
            <text:p>{"lat":55.68602989,"lon":37.39476698,"err":80.82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119.12</text:p>
          </table:table-cell>
          <table:table-cell table:formula="of:=CONCATENATE(&quot;{&quot;&quot;lat&quot;&quot;:&quot;;[.A124];&quot;,&quot;&quot;lon&quot;&quot;:&quot;;[.B124];&quot;,&quot;&quot;err&quot;&quot;:&quot;;[.C124];&quot;},&quot;)" office:value-type="string" office:string-value="{&quot;lat&quot;:55.68602989,&quot;lon&quot;:37.39955539,&quot;err&quot;:119.12}," calcext:value-type="string">
            <text:p>{"lat":55.68602989,"lon":37.39955539,"err":119.12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40434379</text:p>
          </table:table-cell>
          <table:table-cell office:value-type="string" calcext:value-type="string">
            <text:p>99.29</text:p>
          </table:table-cell>
          <table:table-cell table:formula="of:=CONCATENATE(&quot;{&quot;&quot;lat&quot;&quot;:&quot;;[.A125];&quot;,&quot;&quot;lon&quot;&quot;:&quot;;[.B125];&quot;,&quot;&quot;err&quot;&quot;:&quot;;[.C125];&quot;},&quot;)" office:value-type="string" office:string-value="{&quot;lat&quot;:55.68602989,&quot;lon&quot;:37.40434379,&quot;err&quot;:99.29}," calcext:value-type="string">
            <text:p>{"lat":55.68602989,"lon":37.40434379,"err":99.29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41870901</text:p>
          </table:table-cell>
          <table:table-cell office:value-type="string" calcext:value-type="string">
            <text:p>145.02</text:p>
          </table:table-cell>
          <table:table-cell table:formula="of:=CONCATENATE(&quot;{&quot;&quot;lat&quot;&quot;:&quot;;[.A126];&quot;,&quot;&quot;lon&quot;&quot;:&quot;;[.B126];&quot;,&quot;&quot;err&quot;&quot;:&quot;;[.C126];&quot;},&quot;)" office:value-type="string" office:string-value="{&quot;lat&quot;:55.68602989,&quot;lon&quot;:37.41870901,&quot;err&quot;:145.02}," calcext:value-type="string">
            <text:p>{"lat":55.68602989,"lon":37.41870901,"err":145.02},</text:p>
          </table:table-cell>
        </table:table-row>
        <table:table-row table:style-name="ro1">
          <table:table-cell office:value-type="string" calcext:value-type="string">
            <text:p>55.68602989</text:p>
          </table:table-cell>
          <table:table-cell office:value-type="string" calcext:value-type="string">
            <text:p>37.42349742</text:p>
          </table:table-cell>
          <table:table-cell office:value-type="string" calcext:value-type="string">
            <text:p>145.56</text:p>
          </table:table-cell>
          <table:table-cell table:formula="of:=CONCATENATE(&quot;{&quot;&quot;lat&quot;&quot;:&quot;;[.A127];&quot;,&quot;&quot;lon&quot;&quot;:&quot;;[.B127];&quot;,&quot;&quot;err&quot;&quot;:&quot;;[.C127];&quot;},&quot;)" office:value-type="string" office:string-value="{&quot;lat&quot;:55.68602989,&quot;lon&quot;:37.42349742,&quot;err&quot;:145.56}," calcext:value-type="string">
            <text:p>{"lat":55.68602989,"lon":37.42349742,"err":145.56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1336408</text:p>
          </table:table-cell>
          <table:table-cell office:value-type="string" calcext:value-type="string">
            <text:p>138.41</text:p>
          </table:table-cell>
          <table:table-cell table:formula="of:=CONCATENATE(&quot;{&quot;&quot;lat&quot;&quot;:&quot;;[.A128];&quot;,&quot;&quot;lon&quot;&quot;:&quot;;[.B128];&quot;,&quot;&quot;err&quot;&quot;:&quot;;[.C128];&quot;},&quot;)" office:value-type="string" office:string-value="{&quot;lat&quot;:55.68872931,&quot;lon&quot;:37.31336408,&quot;err&quot;:138.41}," calcext:value-type="string">
            <text:p>{"lat":55.68872931,"lon":37.31336408,"err":138.41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1815248</text:p>
          </table:table-cell>
          <table:table-cell office:value-type="string" calcext:value-type="string">
            <text:p>85.14</text:p>
          </table:table-cell>
          <table:table-cell table:formula="of:=CONCATENATE(&quot;{&quot;&quot;lat&quot;&quot;:&quot;;[.A129];&quot;,&quot;&quot;lon&quot;&quot;:&quot;;[.B129];&quot;,&quot;&quot;err&quot;&quot;:&quot;;[.C129];&quot;},&quot;)" office:value-type="string" office:string-value="{&quot;lat&quot;:55.68872931,&quot;lon&quot;:37.31815248,&quot;err&quot;:85.14}," calcext:value-type="string">
            <text:p>{"lat":55.68872931,"lon":37.31815248,"err":85.14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72.03</text:p>
          </table:table-cell>
          <table:table-cell table:formula="of:=CONCATENATE(&quot;{&quot;&quot;lat&quot;&quot;:&quot;;[.A130];&quot;,&quot;&quot;lon&quot;&quot;:&quot;;[.B130];&quot;,&quot;&quot;err&quot;&quot;:&quot;;[.C130];&quot;},&quot;)" office:value-type="string" office:string-value="{&quot;lat&quot;:55.68872931,&quot;lon&quot;:37.32294089,&quot;err&quot;:72.03}," calcext:value-type="string">
            <text:p>{"lat":55.68872931,"lon":37.32294089,"err":72.03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95.88</text:p>
          </table:table-cell>
          <table:table-cell table:formula="of:=CONCATENATE(&quot;{&quot;&quot;lat&quot;&quot;:&quot;;[.A131];&quot;,&quot;&quot;lon&quot;&quot;:&quot;;[.B131];&quot;,&quot;&quot;err&quot;&quot;:&quot;;[.C131];&quot;},&quot;)" office:value-type="string" office:string-value="{&quot;lat&quot;:55.68872931,&quot;lon&quot;:37.3277293,&quot;err&quot;:95.88}," calcext:value-type="string">
            <text:p>{"lat":55.68872931,"lon":37.3277293,"err":95.88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81.13</text:p>
          </table:table-cell>
          <table:table-cell table:formula="of:=CONCATENATE(&quot;{&quot;&quot;lat&quot;&quot;:&quot;;[.A132];&quot;,&quot;&quot;lon&quot;&quot;:&quot;;[.B132];&quot;,&quot;&quot;err&quot;&quot;:&quot;;[.C132];&quot;},&quot;)" office:value-type="string" office:string-value="{&quot;lat&quot;:55.68872931,&quot;lon&quot;:37.3325177,&quot;err&quot;:81.13}," calcext:value-type="string">
            <text:p>{"lat":55.68872931,"lon":37.3325177,"err":81.13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89.38</text:p>
          </table:table-cell>
          <table:table-cell table:formula="of:=CONCATENATE(&quot;{&quot;&quot;lat&quot;&quot;:&quot;;[.A133];&quot;,&quot;&quot;lon&quot;&quot;:&quot;;[.B133];&quot;,&quot;&quot;err&quot;&quot;:&quot;;[.C133];&quot;},&quot;)" office:value-type="string" office:string-value="{&quot;lat&quot;:55.68872931,&quot;lon&quot;:37.33730611,&quot;err&quot;:89.38}," calcext:value-type="string">
            <text:p>{"lat":55.68872931,"lon":37.33730611,"err":89.38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49.22</text:p>
          </table:table-cell>
          <table:table-cell table:formula="of:=CONCATENATE(&quot;{&quot;&quot;lat&quot;&quot;:&quot;;[.A134];&quot;,&quot;&quot;lon&quot;&quot;:&quot;;[.B134];&quot;,&quot;&quot;err&quot;&quot;:&quot;;[.C134];&quot;},&quot;)" office:value-type="string" office:string-value="{&quot;lat&quot;:55.68872931,&quot;lon&quot;:37.34209451,&quot;err&quot;:49.22}," calcext:value-type="string">
            <text:p>{"lat":55.68872931,"lon":37.34209451,"err":49.22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50.55</text:p>
          </table:table-cell>
          <table:table-cell table:formula="of:=CONCATENATE(&quot;{&quot;&quot;lat&quot;&quot;:&quot;;[.A135];&quot;,&quot;&quot;lon&quot;&quot;:&quot;;[.B135];&quot;,&quot;&quot;err&quot;&quot;:&quot;;[.C135];&quot;},&quot;)" office:value-type="string" office:string-value="{&quot;lat&quot;:55.68872931,&quot;lon&quot;:37.34688292,&quot;err&quot;:50.55}," calcext:value-type="string">
            <text:p>{"lat":55.68872931,"lon":37.34688292,"err":50.55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34.41</text:p>
          </table:table-cell>
          <table:table-cell table:formula="of:=CONCATENATE(&quot;{&quot;&quot;lat&quot;&quot;:&quot;;[.A136];&quot;,&quot;&quot;lon&quot;&quot;:&quot;;[.B136];&quot;,&quot;&quot;err&quot;&quot;:&quot;;[.C136];&quot;},&quot;)" office:value-type="string" office:string-value="{&quot;lat&quot;:55.68872931,&quot;lon&quot;:37.35167133,&quot;err&quot;:34.41}," calcext:value-type="string">
            <text:p>{"lat":55.68872931,"lon":37.35167133,"err":34.41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33.99</text:p>
          </table:table-cell>
          <table:table-cell table:formula="of:=CONCATENATE(&quot;{&quot;&quot;lat&quot;&quot;:&quot;;[.A137];&quot;,&quot;&quot;lon&quot;&quot;:&quot;;[.B137];&quot;,&quot;&quot;err&quot;&quot;:&quot;;[.C137];&quot;},&quot;)" office:value-type="string" office:string-value="{&quot;lat&quot;:55.68872931,&quot;lon&quot;:37.35645973,&quot;err&quot;:33.99}," calcext:value-type="string">
            <text:p>{"lat":55.68872931,"lon":37.35645973,"err":33.99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29.1</text:p>
          </table:table-cell>
          <table:table-cell table:formula="of:=CONCATENATE(&quot;{&quot;&quot;lat&quot;&quot;:&quot;;[.A138];&quot;,&quot;&quot;lon&quot;&quot;:&quot;;[.B138];&quot;,&quot;&quot;err&quot;&quot;:&quot;;[.C138];&quot;},&quot;)" office:value-type="string" office:string-value="{&quot;lat&quot;:55.68872931,&quot;lon&quot;:37.36124814,&quot;err&quot;:29.1}," calcext:value-type="string">
            <text:p>{"lat":55.68872931,"lon":37.36124814,"err":29.1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33.54</text:p>
          </table:table-cell>
          <table:table-cell table:formula="of:=CONCATENATE(&quot;{&quot;&quot;lat&quot;&quot;:&quot;;[.A139];&quot;,&quot;&quot;lon&quot;&quot;:&quot;;[.B139];&quot;,&quot;&quot;err&quot;&quot;:&quot;;[.C139];&quot;},&quot;)" office:value-type="string" office:string-value="{&quot;lat&quot;:55.68872931,&quot;lon&quot;:37.36603654,&quot;err&quot;:33.54}," calcext:value-type="string">
            <text:p>{"lat":55.68872931,"lon":37.36603654,"err":33.54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40.36</text:p>
          </table:table-cell>
          <table:table-cell table:formula="of:=CONCATENATE(&quot;{&quot;&quot;lat&quot;&quot;:&quot;;[.A140];&quot;,&quot;&quot;lon&quot;&quot;:&quot;;[.B140];&quot;,&quot;&quot;err&quot;&quot;:&quot;;[.C140];&quot;},&quot;)" office:value-type="string" office:string-value="{&quot;lat&quot;:55.68872931,&quot;lon&quot;:37.37082495,&quot;err&quot;:40.36}," calcext:value-type="string">
            <text:p>{"lat":55.68872931,"lon":37.37082495,"err":40.36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41.64</text:p>
          </table:table-cell>
          <table:table-cell table:formula="of:=CONCATENATE(&quot;{&quot;&quot;lat&quot;&quot;:&quot;;[.A141];&quot;,&quot;&quot;lon&quot;&quot;:&quot;;[.B141];&quot;,&quot;&quot;err&quot;&quot;:&quot;;[.C141];&quot;},&quot;)" office:value-type="string" office:string-value="{&quot;lat&quot;:55.68872931,&quot;lon&quot;:37.37561336,&quot;err&quot;:41.64}," calcext:value-type="string">
            <text:p>{"lat":55.68872931,"lon":37.37561336,"err":41.64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45.53</text:p>
          </table:table-cell>
          <table:table-cell table:formula="of:=CONCATENATE(&quot;{&quot;&quot;lat&quot;&quot;:&quot;;[.A142];&quot;,&quot;&quot;lon&quot;&quot;:&quot;;[.B142];&quot;,&quot;&quot;err&quot;&quot;:&quot;;[.C142];&quot;},&quot;)" office:value-type="string" office:string-value="{&quot;lat&quot;:55.68872931,&quot;lon&quot;:37.38040176,&quot;err&quot;:45.53}," calcext:value-type="string">
            <text:p>{"lat":55.68872931,"lon":37.38040176,"err":45.53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59.05</text:p>
          </table:table-cell>
          <table:table-cell table:formula="of:=CONCATENATE(&quot;{&quot;&quot;lat&quot;&quot;:&quot;;[.A143];&quot;,&quot;&quot;lon&quot;&quot;:&quot;;[.B143];&quot;,&quot;&quot;err&quot;&quot;:&quot;;[.C143];&quot;},&quot;)" office:value-type="string" office:string-value="{&quot;lat&quot;:55.68872931,&quot;lon&quot;:37.38519017,&quot;err&quot;:59.05}," calcext:value-type="string">
            <text:p>{"lat":55.68872931,"lon":37.38519017,"err":59.05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70.22</text:p>
          </table:table-cell>
          <table:table-cell table:formula="of:=CONCATENATE(&quot;{&quot;&quot;lat&quot;&quot;:&quot;;[.A144];&quot;,&quot;&quot;lon&quot;&quot;:&quot;;[.B144];&quot;,&quot;&quot;err&quot;&quot;:&quot;;[.C144];&quot;},&quot;)" office:value-type="string" office:string-value="{&quot;lat&quot;:55.68872931,&quot;lon&quot;:37.38997857,&quot;err&quot;:70.22}," calcext:value-type="string">
            <text:p>{"lat":55.68872931,"lon":37.38997857,"err":70.22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9476698</text:p>
          </table:table-cell>
          <table:table-cell office:value-type="string" calcext:value-type="string">
            <text:p>82.42</text:p>
          </table:table-cell>
          <table:table-cell table:formula="of:=CONCATENATE(&quot;{&quot;&quot;lat&quot;&quot;:&quot;;[.A145];&quot;,&quot;&quot;lon&quot;&quot;:&quot;;[.B145];&quot;,&quot;&quot;err&quot;&quot;:&quot;;[.C145];&quot;},&quot;)" office:value-type="string" office:string-value="{&quot;lat&quot;:55.68872931,&quot;lon&quot;:37.39476698,&quot;err&quot;:82.42}," calcext:value-type="string">
            <text:p>{"lat":55.68872931,"lon":37.39476698,"err":82.42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107.13</text:p>
          </table:table-cell>
          <table:table-cell table:formula="of:=CONCATENATE(&quot;{&quot;&quot;lat&quot;&quot;:&quot;;[.A146];&quot;,&quot;&quot;lon&quot;&quot;:&quot;;[.B146];&quot;,&quot;&quot;err&quot;&quot;:&quot;;[.C146];&quot;},&quot;)" office:value-type="string" office:string-value="{&quot;lat&quot;:55.68872931,&quot;lon&quot;:37.39955539,&quot;err&quot;:107.13}," calcext:value-type="string">
            <text:p>{"lat":55.68872931,"lon":37.39955539,"err":107.13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40434379</text:p>
          </table:table-cell>
          <table:table-cell office:value-type="string" calcext:value-type="string">
            <text:p>112.05</text:p>
          </table:table-cell>
          <table:table-cell table:formula="of:=CONCATENATE(&quot;{&quot;&quot;lat&quot;&quot;:&quot;;[.A147];&quot;,&quot;&quot;lon&quot;&quot;:&quot;;[.B147];&quot;,&quot;&quot;err&quot;&quot;:&quot;;[.C147];&quot;},&quot;)" office:value-type="string" office:string-value="{&quot;lat&quot;:55.68872931,&quot;lon&quot;:37.40434379,&quot;err&quot;:112.05}," calcext:value-type="string">
            <text:p>{"lat":55.68872931,"lon":37.40434379,"err":112.05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4091322</text:p>
          </table:table-cell>
          <table:table-cell office:value-type="string" calcext:value-type="string">
            <text:p>123.5</text:p>
          </table:table-cell>
          <table:table-cell table:formula="of:=CONCATENATE(&quot;{&quot;&quot;lat&quot;&quot;:&quot;;[.A148];&quot;,&quot;&quot;lon&quot;&quot;:&quot;;[.B148];&quot;,&quot;&quot;err&quot;&quot;:&quot;;[.C148];&quot;},&quot;)" office:value-type="string" office:string-value="{&quot;lat&quot;:55.68872931,&quot;lon&quot;:37.4091322,&quot;err&quot;:123.5}," calcext:value-type="string">
            <text:p>{"lat":55.68872931,"lon":37.4091322,"err":123.5},</text:p>
          </table:table-cell>
        </table:table-row>
        <table:table-row table:style-name="ro1">
          <table:table-cell office:value-type="string" calcext:value-type="string">
            <text:p>55.68872931</text:p>
          </table:table-cell>
          <table:table-cell office:value-type="string" calcext:value-type="string">
            <text:p>37.4139206</text:p>
          </table:table-cell>
          <table:table-cell office:value-type="string" calcext:value-type="string">
            <text:p>145.52</text:p>
          </table:table-cell>
          <table:table-cell table:formula="of:=CONCATENATE(&quot;{&quot;&quot;lat&quot;&quot;:&quot;;[.A149];&quot;,&quot;&quot;lon&quot;&quot;:&quot;;[.B149];&quot;,&quot;&quot;err&quot;&quot;:&quot;;[.C149];&quot;},&quot;)" office:value-type="string" office:string-value="{&quot;lat&quot;:55.68872931,&quot;lon&quot;:37.4139206,&quot;err&quot;:145.52}," calcext:value-type="string">
            <text:p>{"lat":55.68872931,"lon":37.4139206,"err":145.52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0378727</text:p>
          </table:table-cell>
          <table:table-cell office:value-type="string" calcext:value-type="string">
            <text:p>149.98</text:p>
          </table:table-cell>
          <table:table-cell table:formula="of:=CONCATENATE(&quot;{&quot;&quot;lat&quot;&quot;:&quot;;[.A150];&quot;,&quot;&quot;lon&quot;&quot;:&quot;;[.B150];&quot;,&quot;&quot;err&quot;&quot;:&quot;;[.C150];&quot;},&quot;)" office:value-type="string" office:string-value="{&quot;lat&quot;:55.69142873,&quot;lon&quot;:37.30378727,&quot;err&quot;:149.98}," calcext:value-type="string">
            <text:p>{"lat":55.69142873,"lon":37.30378727,"err":149.98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1336408</text:p>
          </table:table-cell>
          <table:table-cell office:value-type="string" calcext:value-type="string">
            <text:p>143.36</text:p>
          </table:table-cell>
          <table:table-cell table:formula="of:=CONCATENATE(&quot;{&quot;&quot;lat&quot;&quot;:&quot;;[.A151];&quot;,&quot;&quot;lon&quot;&quot;:&quot;;[.B151];&quot;,&quot;&quot;err&quot;&quot;:&quot;;[.C151];&quot;},&quot;)" office:value-type="string" office:string-value="{&quot;lat&quot;:55.69142873,&quot;lon&quot;:37.31336408,&quot;err&quot;:143.36}," calcext:value-type="string">
            <text:p>{"lat":55.69142873,"lon":37.31336408,"err":143.36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1815248</text:p>
          </table:table-cell>
          <table:table-cell office:value-type="string" calcext:value-type="string">
            <text:p>102.36</text:p>
          </table:table-cell>
          <table:table-cell table:formula="of:=CONCATENATE(&quot;{&quot;&quot;lat&quot;&quot;:&quot;;[.A152];&quot;,&quot;&quot;lon&quot;&quot;:&quot;;[.B152];&quot;,&quot;&quot;err&quot;&quot;:&quot;;[.C152];&quot;},&quot;)" office:value-type="string" office:string-value="{&quot;lat&quot;:55.69142873,&quot;lon&quot;:37.31815248,&quot;err&quot;:102.36}," calcext:value-type="string">
            <text:p>{"lat":55.69142873,"lon":37.31815248,"err":102.36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67.26</text:p>
          </table:table-cell>
          <table:table-cell table:formula="of:=CONCATENATE(&quot;{&quot;&quot;lat&quot;&quot;:&quot;;[.A153];&quot;,&quot;&quot;lon&quot;&quot;:&quot;;[.B153];&quot;,&quot;&quot;err&quot;&quot;:&quot;;[.C153];&quot;},&quot;)" office:value-type="string" office:string-value="{&quot;lat&quot;:55.69142873,&quot;lon&quot;:37.32294089,&quot;err&quot;:67.26}," calcext:value-type="string">
            <text:p>{"lat":55.69142873,"lon":37.32294089,"err":67.26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93.08</text:p>
          </table:table-cell>
          <table:table-cell table:formula="of:=CONCATENATE(&quot;{&quot;&quot;lat&quot;&quot;:&quot;;[.A154];&quot;,&quot;&quot;lon&quot;&quot;:&quot;;[.B154];&quot;,&quot;&quot;err&quot;&quot;:&quot;;[.C154];&quot;},&quot;)" office:value-type="string" office:string-value="{&quot;lat&quot;:55.69142873,&quot;lon&quot;:37.3277293,&quot;err&quot;:93.08}," calcext:value-type="string">
            <text:p>{"lat":55.69142873,"lon":37.3277293,"err":93.08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70.23</text:p>
          </table:table-cell>
          <table:table-cell table:formula="of:=CONCATENATE(&quot;{&quot;&quot;lat&quot;&quot;:&quot;;[.A155];&quot;,&quot;&quot;lon&quot;&quot;:&quot;;[.B155];&quot;,&quot;&quot;err&quot;&quot;:&quot;;[.C155];&quot;},&quot;)" office:value-type="string" office:string-value="{&quot;lat&quot;:55.69142873,&quot;lon&quot;:37.3325177,&quot;err&quot;:70.23}," calcext:value-type="string">
            <text:p>{"lat":55.69142873,"lon":37.3325177,"err":70.23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58.19</text:p>
          </table:table-cell>
          <table:table-cell table:formula="of:=CONCATENATE(&quot;{&quot;&quot;lat&quot;&quot;:&quot;;[.A156];&quot;,&quot;&quot;lon&quot;&quot;:&quot;;[.B156];&quot;,&quot;&quot;err&quot;&quot;:&quot;;[.C156];&quot;},&quot;)" office:value-type="string" office:string-value="{&quot;lat&quot;:55.69142873,&quot;lon&quot;:37.33730611,&quot;err&quot;:58.19}," calcext:value-type="string">
            <text:p>{"lat":55.69142873,"lon":37.33730611,"err":58.19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69.99</text:p>
          </table:table-cell>
          <table:table-cell table:formula="of:=CONCATENATE(&quot;{&quot;&quot;lat&quot;&quot;:&quot;;[.A157];&quot;,&quot;&quot;lon&quot;&quot;:&quot;;[.B157];&quot;,&quot;&quot;err&quot;&quot;:&quot;;[.C157];&quot;},&quot;)" office:value-type="string" office:string-value="{&quot;lat&quot;:55.69142873,&quot;lon&quot;:37.34209451,&quot;err&quot;:69.99}," calcext:value-type="string">
            <text:p>{"lat":55.69142873,"lon":37.34209451,"err":69.99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51.92</text:p>
          </table:table-cell>
          <table:table-cell table:formula="of:=CONCATENATE(&quot;{&quot;&quot;lat&quot;&quot;:&quot;;[.A158];&quot;,&quot;&quot;lon&quot;&quot;:&quot;;[.B158];&quot;,&quot;&quot;err&quot;&quot;:&quot;;[.C158];&quot;},&quot;)" office:value-type="string" office:string-value="{&quot;lat&quot;:55.69142873,&quot;lon&quot;:37.34688292,&quot;err&quot;:51.92}," calcext:value-type="string">
            <text:p>{"lat":55.69142873,"lon":37.34688292,"err":51.92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40.97</text:p>
          </table:table-cell>
          <table:table-cell table:formula="of:=CONCATENATE(&quot;{&quot;&quot;lat&quot;&quot;:&quot;;[.A159];&quot;,&quot;&quot;lon&quot;&quot;:&quot;;[.B159];&quot;,&quot;&quot;err&quot;&quot;:&quot;;[.C159];&quot;},&quot;)" office:value-type="string" office:string-value="{&quot;lat&quot;:55.69142873,&quot;lon&quot;:37.35167133,&quot;err&quot;:40.97}," calcext:value-type="string">
            <text:p>{"lat":55.69142873,"lon":37.35167133,"err":40.97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33.51</text:p>
          </table:table-cell>
          <table:table-cell table:formula="of:=CONCATENATE(&quot;{&quot;&quot;lat&quot;&quot;:&quot;;[.A160];&quot;,&quot;&quot;lon&quot;&quot;:&quot;;[.B160];&quot;,&quot;&quot;err&quot;&quot;:&quot;;[.C160];&quot;},&quot;)" office:value-type="string" office:string-value="{&quot;lat&quot;:55.69142873,&quot;lon&quot;:37.35645973,&quot;err&quot;:33.51}," calcext:value-type="string">
            <text:p>{"lat":55.69142873,"lon":37.35645973,"err":33.51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25.92</text:p>
          </table:table-cell>
          <table:table-cell table:formula="of:=CONCATENATE(&quot;{&quot;&quot;lat&quot;&quot;:&quot;;[.A161];&quot;,&quot;&quot;lon&quot;&quot;:&quot;;[.B161];&quot;,&quot;&quot;err&quot;&quot;:&quot;;[.C161];&quot;},&quot;)" office:value-type="string" office:string-value="{&quot;lat&quot;:55.69142873,&quot;lon&quot;:37.36124814,&quot;err&quot;:25.92}," calcext:value-type="string">
            <text:p>{"lat":55.69142873,"lon":37.36124814,"err":25.92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27.76</text:p>
          </table:table-cell>
          <table:table-cell table:formula="of:=CONCATENATE(&quot;{&quot;&quot;lat&quot;&quot;:&quot;;[.A162];&quot;,&quot;&quot;lon&quot;&quot;:&quot;;[.B162];&quot;,&quot;&quot;err&quot;&quot;:&quot;;[.C162];&quot;},&quot;)" office:value-type="string" office:string-value="{&quot;lat&quot;:55.69142873,&quot;lon&quot;:37.36603654,&quot;err&quot;:27.76}," calcext:value-type="string">
            <text:p>{"lat":55.69142873,"lon":37.36603654,"err":27.76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38.91</text:p>
          </table:table-cell>
          <table:table-cell table:formula="of:=CONCATENATE(&quot;{&quot;&quot;lat&quot;&quot;:&quot;;[.A163];&quot;,&quot;&quot;lon&quot;&quot;:&quot;;[.B163];&quot;,&quot;&quot;err&quot;&quot;:&quot;;[.C163];&quot;},&quot;)" office:value-type="string" office:string-value="{&quot;lat&quot;:55.69142873,&quot;lon&quot;:37.37082495,&quot;err&quot;:38.91}," calcext:value-type="string">
            <text:p>{"lat":55.69142873,"lon":37.37082495,"err":38.91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33.54</text:p>
          </table:table-cell>
          <table:table-cell table:formula="of:=CONCATENATE(&quot;{&quot;&quot;lat&quot;&quot;:&quot;;[.A164];&quot;,&quot;&quot;lon&quot;&quot;:&quot;;[.B164];&quot;,&quot;&quot;err&quot;&quot;:&quot;;[.C164];&quot;},&quot;)" office:value-type="string" office:string-value="{&quot;lat&quot;:55.69142873,&quot;lon&quot;:37.37561336,&quot;err&quot;:33.54}," calcext:value-type="string">
            <text:p>{"lat":55.69142873,"lon":37.37561336,"err":33.54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47.53</text:p>
          </table:table-cell>
          <table:table-cell table:formula="of:=CONCATENATE(&quot;{&quot;&quot;lat&quot;&quot;:&quot;;[.A165];&quot;,&quot;&quot;lon&quot;&quot;:&quot;;[.B165];&quot;,&quot;&quot;err&quot;&quot;:&quot;;[.C165];&quot;},&quot;)" office:value-type="string" office:string-value="{&quot;lat&quot;:55.69142873,&quot;lon&quot;:37.38040176,&quot;err&quot;:47.53}," calcext:value-type="string">
            <text:p>{"lat":55.69142873,"lon":37.38040176,"err":47.53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54.15</text:p>
          </table:table-cell>
          <table:table-cell table:formula="of:=CONCATENATE(&quot;{&quot;&quot;lat&quot;&quot;:&quot;;[.A166];&quot;,&quot;&quot;lon&quot;&quot;:&quot;;[.B166];&quot;,&quot;&quot;err&quot;&quot;:&quot;;[.C166];&quot;},&quot;)" office:value-type="string" office:string-value="{&quot;lat&quot;:55.69142873,&quot;lon&quot;:37.38519017,&quot;err&quot;:54.15}," calcext:value-type="string">
            <text:p>{"lat":55.69142873,"lon":37.38519017,"err":54.15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68.84</text:p>
          </table:table-cell>
          <table:table-cell table:formula="of:=CONCATENATE(&quot;{&quot;&quot;lat&quot;&quot;:&quot;;[.A167];&quot;,&quot;&quot;lon&quot;&quot;:&quot;;[.B167];&quot;,&quot;&quot;err&quot;&quot;:&quot;;[.C167];&quot;},&quot;)" office:value-type="string" office:string-value="{&quot;lat&quot;:55.69142873,&quot;lon&quot;:37.38997857,&quot;err&quot;:68.84}," calcext:value-type="string">
            <text:p>{"lat":55.69142873,"lon":37.38997857,"err":68.84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9476698</text:p>
          </table:table-cell>
          <table:table-cell office:value-type="float" office:value="80" calcext:value-type="float">
            <text:p>80</text:p>
          </table:table-cell>
          <table:table-cell table:formula="of:=CONCATENATE(&quot;{&quot;&quot;lat&quot;&quot;:&quot;;[.A168];&quot;,&quot;&quot;lon&quot;&quot;:&quot;;[.B168];&quot;,&quot;&quot;err&quot;&quot;:&quot;;[.C168];&quot;},&quot;)" office:value-type="string" office:string-value="{&quot;lat&quot;:55.69142873,&quot;lon&quot;:37.39476698,&quot;err&quot;:80}," calcext:value-type="string">
            <text:p>{"lat":55.69142873,"lon":37.39476698,"err":80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87.55</text:p>
          </table:table-cell>
          <table:table-cell table:formula="of:=CONCATENATE(&quot;{&quot;&quot;lat&quot;&quot;:&quot;;[.A169];&quot;,&quot;&quot;lon&quot;&quot;:&quot;;[.B169];&quot;,&quot;&quot;err&quot;&quot;:&quot;;[.C169];&quot;},&quot;)" office:value-type="string" office:string-value="{&quot;lat&quot;:55.69142873,&quot;lon&quot;:37.39955539,&quot;err&quot;:87.55}," calcext:value-type="string">
            <text:p>{"lat":55.69142873,"lon":37.39955539,"err":87.55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40434379</text:p>
          </table:table-cell>
          <table:table-cell office:value-type="string" calcext:value-type="string">
            <text:p>108.06</text:p>
          </table:table-cell>
          <table:table-cell table:formula="of:=CONCATENATE(&quot;{&quot;&quot;lat&quot;&quot;:&quot;;[.A170];&quot;,&quot;&quot;lon&quot;&quot;:&quot;;[.B170];&quot;,&quot;&quot;err&quot;&quot;:&quot;;[.C170];&quot;},&quot;)" office:value-type="string" office:string-value="{&quot;lat&quot;:55.69142873,&quot;lon&quot;:37.40434379,&quot;err&quot;:108.06}," calcext:value-type="string">
            <text:p>{"lat":55.69142873,"lon":37.40434379,"err":108.06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4091322</text:p>
          </table:table-cell>
          <table:table-cell office:value-type="string" calcext:value-type="string">
            <text:p>136.6</text:p>
          </table:table-cell>
          <table:table-cell table:formula="of:=CONCATENATE(&quot;{&quot;&quot;lat&quot;&quot;:&quot;;[.A171];&quot;,&quot;&quot;lon&quot;&quot;:&quot;;[.B171];&quot;,&quot;&quot;err&quot;&quot;:&quot;;[.C171];&quot;},&quot;)" office:value-type="string" office:string-value="{&quot;lat&quot;:55.69142873,&quot;lon&quot;:37.4091322,&quot;err&quot;:136.6}," calcext:value-type="string">
            <text:p>{"lat":55.69142873,"lon":37.4091322,"err":136.6},</text:p>
          </table:table-cell>
        </table:table-row>
        <table:table-row table:style-name="ro1">
          <table:table-cell office:value-type="string" calcext:value-type="string">
            <text:p>55.69142873</text:p>
          </table:table-cell>
          <table:table-cell office:value-type="string" calcext:value-type="string">
            <text:p>37.4139206</text:p>
          </table:table-cell>
          <table:table-cell office:value-type="string" calcext:value-type="string">
            <text:p>133.8</text:p>
          </table:table-cell>
          <table:table-cell table:formula="of:=CONCATENATE(&quot;{&quot;&quot;lat&quot;&quot;:&quot;;[.A172];&quot;,&quot;&quot;lon&quot;&quot;:&quot;;[.B172];&quot;,&quot;&quot;err&quot;&quot;:&quot;;[.C172];&quot;},&quot;)" office:value-type="string" office:string-value="{&quot;lat&quot;:55.69142873,&quot;lon&quot;:37.4139206,&quot;err&quot;:133.8}," calcext:value-type="string">
            <text:p>{"lat":55.69142873,"lon":37.4139206,"err":133.8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0378727</text:p>
          </table:table-cell>
          <table:table-cell office:value-type="string" calcext:value-type="string">
            <text:p>141.71</text:p>
          </table:table-cell>
          <table:table-cell table:formula="of:=CONCATENATE(&quot;{&quot;&quot;lat&quot;&quot;:&quot;;[.A173];&quot;,&quot;&quot;lon&quot;&quot;:&quot;;[.B173];&quot;,&quot;&quot;err&quot;&quot;:&quot;;[.C173];&quot;},&quot;)" office:value-type="string" office:string-value="{&quot;lat&quot;:55.69412815,&quot;lon&quot;:37.30378727,&quot;err&quot;:141.71}," calcext:value-type="string">
            <text:p>{"lat":55.69412815,"lon":37.30378727,"err":141.71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0857567</text:p>
          </table:table-cell>
          <table:table-cell office:value-type="string" calcext:value-type="string">
            <text:p>145.84</text:p>
          </table:table-cell>
          <table:table-cell table:formula="of:=CONCATENATE(&quot;{&quot;&quot;lat&quot;&quot;:&quot;;[.A174];&quot;,&quot;&quot;lon&quot;&quot;:&quot;;[.B174];&quot;,&quot;&quot;err&quot;&quot;:&quot;;[.C174];&quot;},&quot;)" office:value-type="string" office:string-value="{&quot;lat&quot;:55.69412815,&quot;lon&quot;:37.30857567,&quot;err&quot;:145.84}," calcext:value-type="string">
            <text:p>{"lat":55.69412815,"lon":37.30857567,"err":145.84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1336408</text:p>
          </table:table-cell>
          <table:table-cell office:value-type="string" calcext:value-type="string">
            <text:p>131.25</text:p>
          </table:table-cell>
          <table:table-cell table:formula="of:=CONCATENATE(&quot;{&quot;&quot;lat&quot;&quot;:&quot;;[.A175];&quot;,&quot;&quot;lon&quot;&quot;:&quot;;[.B175];&quot;,&quot;&quot;err&quot;&quot;:&quot;;[.C175];&quot;},&quot;)" office:value-type="string" office:string-value="{&quot;lat&quot;:55.69412815,&quot;lon&quot;:37.31336408,&quot;err&quot;:131.25}," calcext:value-type="string">
            <text:p>{"lat":55.69412815,"lon":37.31336408,"err":131.25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1815248</text:p>
          </table:table-cell>
          <table:table-cell office:value-type="string" calcext:value-type="string">
            <text:p>107.74</text:p>
          </table:table-cell>
          <table:table-cell table:formula="of:=CONCATENATE(&quot;{&quot;&quot;lat&quot;&quot;:&quot;;[.A176];&quot;,&quot;&quot;lon&quot;&quot;:&quot;;[.B176];&quot;,&quot;&quot;err&quot;&quot;:&quot;;[.C176];&quot;},&quot;)" office:value-type="string" office:string-value="{&quot;lat&quot;:55.69412815,&quot;lon&quot;:37.31815248,&quot;err&quot;:107.74}," calcext:value-type="string">
            <text:p>{"lat":55.69412815,"lon":37.31815248,"err":107.74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85.19</text:p>
          </table:table-cell>
          <table:table-cell table:formula="of:=CONCATENATE(&quot;{&quot;&quot;lat&quot;&quot;:&quot;;[.A177];&quot;,&quot;&quot;lon&quot;&quot;:&quot;;[.B177];&quot;,&quot;&quot;err&quot;&quot;:&quot;;[.C177];&quot;},&quot;)" office:value-type="string" office:string-value="{&quot;lat&quot;:55.69412815,&quot;lon&quot;:37.32294089,&quot;err&quot;:85.19}," calcext:value-type="string">
            <text:p>{"lat":55.69412815,"lon":37.32294089,"err":85.19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96.51</text:p>
          </table:table-cell>
          <table:table-cell table:formula="of:=CONCATENATE(&quot;{&quot;&quot;lat&quot;&quot;:&quot;;[.A178];&quot;,&quot;&quot;lon&quot;&quot;:&quot;;[.B178];&quot;,&quot;&quot;err&quot;&quot;:&quot;;[.C178];&quot;},&quot;)" office:value-type="string" office:string-value="{&quot;lat&quot;:55.69412815,&quot;lon&quot;:37.3277293,&quot;err&quot;:96.51}," calcext:value-type="string">
            <text:p>{"lat":55.69412815,"lon":37.3277293,"err":96.51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70.02</text:p>
          </table:table-cell>
          <table:table-cell table:formula="of:=CONCATENATE(&quot;{&quot;&quot;lat&quot;&quot;:&quot;;[.A179];&quot;,&quot;&quot;lon&quot;&quot;:&quot;;[.B179];&quot;,&quot;&quot;err&quot;&quot;:&quot;;[.C179];&quot;},&quot;)" office:value-type="string" office:string-value="{&quot;lat&quot;:55.69412815,&quot;lon&quot;:37.3325177,&quot;err&quot;:70.02}," calcext:value-type="string">
            <text:p>{"lat":55.69412815,"lon":37.3325177,"err":70.02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48.81</text:p>
          </table:table-cell>
          <table:table-cell table:formula="of:=CONCATENATE(&quot;{&quot;&quot;lat&quot;&quot;:&quot;;[.A180];&quot;,&quot;&quot;lon&quot;&quot;:&quot;;[.B180];&quot;,&quot;&quot;err&quot;&quot;:&quot;;[.C180];&quot;},&quot;)" office:value-type="string" office:string-value="{&quot;lat&quot;:55.69412815,&quot;lon&quot;:37.33730611,&quot;err&quot;:48.81}," calcext:value-type="string">
            <text:p>{"lat":55.69412815,"lon":37.33730611,"err":48.81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44.07</text:p>
          </table:table-cell>
          <table:table-cell table:formula="of:=CONCATENATE(&quot;{&quot;&quot;lat&quot;&quot;:&quot;;[.A181];&quot;,&quot;&quot;lon&quot;&quot;:&quot;;[.B181];&quot;,&quot;&quot;err&quot;&quot;:&quot;;[.C181];&quot;},&quot;)" office:value-type="string" office:string-value="{&quot;lat&quot;:55.69412815,&quot;lon&quot;:37.34209451,&quot;err&quot;:44.07}," calcext:value-type="string">
            <text:p>{"lat":55.69412815,"lon":37.34209451,"err":44.07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33.58</text:p>
          </table:table-cell>
          <table:table-cell table:formula="of:=CONCATENATE(&quot;{&quot;&quot;lat&quot;&quot;:&quot;;[.A182];&quot;,&quot;&quot;lon&quot;&quot;:&quot;;[.B182];&quot;,&quot;&quot;err&quot;&quot;:&quot;;[.C182];&quot;},&quot;)" office:value-type="string" office:string-value="{&quot;lat&quot;:55.69412815,&quot;lon&quot;:37.34688292,&quot;err&quot;:33.58}," calcext:value-type="string">
            <text:p>{"lat":55.69412815,"lon":37.34688292,"err":33.58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32.45</text:p>
          </table:table-cell>
          <table:table-cell table:formula="of:=CONCATENATE(&quot;{&quot;&quot;lat&quot;&quot;:&quot;;[.A183];&quot;,&quot;&quot;lon&quot;&quot;:&quot;;[.B183];&quot;,&quot;&quot;err&quot;&quot;:&quot;;[.C183];&quot;},&quot;)" office:value-type="string" office:string-value="{&quot;lat&quot;:55.69412815,&quot;lon&quot;:37.35167133,&quot;err&quot;:32.45}," calcext:value-type="string">
            <text:p>{"lat":55.69412815,"lon":37.35167133,"err":32.45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37.92</text:p>
          </table:table-cell>
          <table:table-cell table:formula="of:=CONCATENATE(&quot;{&quot;&quot;lat&quot;&quot;:&quot;;[.A184];&quot;,&quot;&quot;lon&quot;&quot;:&quot;;[.B184];&quot;,&quot;&quot;err&quot;&quot;:&quot;;[.C184];&quot;},&quot;)" office:value-type="string" office:string-value="{&quot;lat&quot;:55.69412815,&quot;lon&quot;:37.35645973,&quot;err&quot;:37.92}," calcext:value-type="string">
            <text:p>{"lat":55.69412815,"lon":37.35645973,"err":37.92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32.28</text:p>
          </table:table-cell>
          <table:table-cell table:formula="of:=CONCATENATE(&quot;{&quot;&quot;lat&quot;&quot;:&quot;;[.A185];&quot;,&quot;&quot;lon&quot;&quot;:&quot;;[.B185];&quot;,&quot;&quot;err&quot;&quot;:&quot;;[.C185];&quot;},&quot;)" office:value-type="string" office:string-value="{&quot;lat&quot;:55.69412815,&quot;lon&quot;:37.36124814,&quot;err&quot;:32.28}," calcext:value-type="string">
            <text:p>{"lat":55.69412815,"lon":37.36124814,"err":32.28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28.39</text:p>
          </table:table-cell>
          <table:table-cell table:formula="of:=CONCATENATE(&quot;{&quot;&quot;lat&quot;&quot;:&quot;;[.A186];&quot;,&quot;&quot;lon&quot;&quot;:&quot;;[.B186];&quot;,&quot;&quot;err&quot;&quot;:&quot;;[.C186];&quot;},&quot;)" office:value-type="string" office:string-value="{&quot;lat&quot;:55.69412815,&quot;lon&quot;:37.36603654,&quot;err&quot;:28.39}," calcext:value-type="string">
            <text:p>{"lat":55.69412815,"lon":37.36603654,"err":28.39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35.65</text:p>
          </table:table-cell>
          <table:table-cell table:formula="of:=CONCATENATE(&quot;{&quot;&quot;lat&quot;&quot;:&quot;;[.A187];&quot;,&quot;&quot;lon&quot;&quot;:&quot;;[.B187];&quot;,&quot;&quot;err&quot;&quot;:&quot;;[.C187];&quot;},&quot;)" office:value-type="string" office:string-value="{&quot;lat&quot;:55.69412815,&quot;lon&quot;:37.37082495,&quot;err&quot;:35.65}," calcext:value-type="string">
            <text:p>{"lat":55.69412815,"lon":37.37082495,"err":35.65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44.67</text:p>
          </table:table-cell>
          <table:table-cell table:formula="of:=CONCATENATE(&quot;{&quot;&quot;lat&quot;&quot;:&quot;;[.A188];&quot;,&quot;&quot;lon&quot;&quot;:&quot;;[.B188];&quot;,&quot;&quot;err&quot;&quot;:&quot;;[.C188];&quot;},&quot;)" office:value-type="string" office:string-value="{&quot;lat&quot;:55.69412815,&quot;lon&quot;:37.37561336,&quot;err&quot;:44.67}," calcext:value-type="string">
            <text:p>{"lat":55.69412815,"lon":37.37561336,"err":44.67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49.42</text:p>
          </table:table-cell>
          <table:table-cell table:formula="of:=CONCATENATE(&quot;{&quot;&quot;lat&quot;&quot;:&quot;;[.A189];&quot;,&quot;&quot;lon&quot;&quot;:&quot;;[.B189];&quot;,&quot;&quot;err&quot;&quot;:&quot;;[.C189];&quot;},&quot;)" office:value-type="string" office:string-value="{&quot;lat&quot;:55.69412815,&quot;lon&quot;:37.38040176,&quot;err&quot;:49.42}," calcext:value-type="string">
            <text:p>{"lat":55.69412815,"lon":37.38040176,"err":49.42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44.59</text:p>
          </table:table-cell>
          <table:table-cell table:formula="of:=CONCATENATE(&quot;{&quot;&quot;lat&quot;&quot;:&quot;;[.A190];&quot;,&quot;&quot;lon&quot;&quot;:&quot;;[.B190];&quot;,&quot;&quot;err&quot;&quot;:&quot;;[.C190];&quot;},&quot;)" office:value-type="string" office:string-value="{&quot;lat&quot;:55.69412815,&quot;lon&quot;:37.38519017,&quot;err&quot;:44.59}," calcext:value-type="string">
            <text:p>{"lat":55.69412815,"lon":37.38519017,"err":44.59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75.72</text:p>
          </table:table-cell>
          <table:table-cell table:formula="of:=CONCATENATE(&quot;{&quot;&quot;lat&quot;&quot;:&quot;;[.A191];&quot;,&quot;&quot;lon&quot;&quot;:&quot;;[.B191];&quot;,&quot;&quot;err&quot;&quot;:&quot;;[.C191];&quot;},&quot;)" office:value-type="string" office:string-value="{&quot;lat&quot;:55.69412815,&quot;lon&quot;:37.38997857,&quot;err&quot;:75.72}," calcext:value-type="string">
            <text:p>{"lat":55.69412815,"lon":37.38997857,"err":75.72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9476698</text:p>
          </table:table-cell>
          <table:table-cell office:value-type="string" calcext:value-type="string">
            <text:p>65.36</text:p>
          </table:table-cell>
          <table:table-cell table:formula="of:=CONCATENATE(&quot;{&quot;&quot;lat&quot;&quot;:&quot;;[.A192];&quot;,&quot;&quot;lon&quot;&quot;:&quot;;[.B192];&quot;,&quot;&quot;err&quot;&quot;:&quot;;[.C192];&quot;},&quot;)" office:value-type="string" office:string-value="{&quot;lat&quot;:55.69412815,&quot;lon&quot;:37.39476698,&quot;err&quot;:65.36}," calcext:value-type="string">
            <text:p>{"lat":55.69412815,"lon":37.39476698,"err":65.36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83.35</text:p>
          </table:table-cell>
          <table:table-cell table:formula="of:=CONCATENATE(&quot;{&quot;&quot;lat&quot;&quot;:&quot;;[.A193];&quot;,&quot;&quot;lon&quot;&quot;:&quot;;[.B193];&quot;,&quot;&quot;err&quot;&quot;:&quot;;[.C193];&quot;},&quot;)" office:value-type="string" office:string-value="{&quot;lat&quot;:55.69412815,&quot;lon&quot;:37.39955539,&quot;err&quot;:83.35}," calcext:value-type="string">
            <text:p>{"lat":55.69412815,"lon":37.39955539,"err":83.35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40434379</text:p>
          </table:table-cell>
          <table:table-cell office:value-type="string" calcext:value-type="string">
            <text:p>98.85</text:p>
          </table:table-cell>
          <table:table-cell table:formula="of:=CONCATENATE(&quot;{&quot;&quot;lat&quot;&quot;:&quot;;[.A194];&quot;,&quot;&quot;lon&quot;&quot;:&quot;;[.B194];&quot;,&quot;&quot;err&quot;&quot;:&quot;;[.C194];&quot;},&quot;)" office:value-type="string" office:string-value="{&quot;lat&quot;:55.69412815,&quot;lon&quot;:37.40434379,&quot;err&quot;:98.85}," calcext:value-type="string">
            <text:p>{"lat":55.69412815,"lon":37.40434379,"err":98.85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4091322</text:p>
          </table:table-cell>
          <table:table-cell office:value-type="string" calcext:value-type="string">
            <text:p>104.13</text:p>
          </table:table-cell>
          <table:table-cell table:formula="of:=CONCATENATE(&quot;{&quot;&quot;lat&quot;&quot;:&quot;;[.A195];&quot;,&quot;&quot;lon&quot;&quot;:&quot;;[.B195];&quot;,&quot;&quot;err&quot;&quot;:&quot;;[.C195];&quot;},&quot;)" office:value-type="string" office:string-value="{&quot;lat&quot;:55.69412815,&quot;lon&quot;:37.4091322,&quot;err&quot;:104.13}," calcext:value-type="string">
            <text:p>{"lat":55.69412815,"lon":37.4091322,"err":104.13},</text:p>
          </table:table-cell>
        </table:table-row>
        <table:table-row table:style-name="ro1">
          <table:table-cell office:value-type="string" calcext:value-type="string">
            <text:p>55.69412815</text:p>
          </table:table-cell>
          <table:table-cell office:value-type="string" calcext:value-type="string">
            <text:p>37.4139206</text:p>
          </table:table-cell>
          <table:table-cell office:value-type="string" calcext:value-type="string">
            <text:p>144.05</text:p>
          </table:table-cell>
          <table:table-cell table:formula="of:=CONCATENATE(&quot;{&quot;&quot;lat&quot;&quot;:&quot;;[.A196];&quot;,&quot;&quot;lon&quot;&quot;:&quot;;[.B196];&quot;,&quot;&quot;err&quot;&quot;:&quot;;[.C196];&quot;},&quot;)" office:value-type="string" office:string-value="{&quot;lat&quot;:55.69412815,&quot;lon&quot;:37.4139206,&quot;err&quot;:144.05}," calcext:value-type="string">
            <text:p>{"lat":55.69412815,"lon":37.4139206,"err":144.05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0857567</text:p>
          </table:table-cell>
          <table:table-cell office:value-type="string" calcext:value-type="string">
            <text:p>147.61</text:p>
          </table:table-cell>
          <table:table-cell table:formula="of:=CONCATENATE(&quot;{&quot;&quot;lat&quot;&quot;:&quot;;[.A197];&quot;,&quot;&quot;lon&quot;&quot;:&quot;;[.B197];&quot;,&quot;&quot;err&quot;&quot;:&quot;;[.C197];&quot;},&quot;)" office:value-type="string" office:string-value="{&quot;lat&quot;:55.69682758,&quot;lon&quot;:37.30857567,&quot;err&quot;:147.61}," calcext:value-type="string">
            <text:p>{"lat":55.69682758,"lon":37.30857567,"err":147.61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1336408</text:p>
          </table:table-cell>
          <table:table-cell office:value-type="string" calcext:value-type="string">
            <text:p>123.1</text:p>
          </table:table-cell>
          <table:table-cell table:formula="of:=CONCATENATE(&quot;{&quot;&quot;lat&quot;&quot;:&quot;;[.A198];&quot;,&quot;&quot;lon&quot;&quot;:&quot;;[.B198];&quot;,&quot;&quot;err&quot;&quot;:&quot;;[.C198];&quot;},&quot;)" office:value-type="string" office:string-value="{&quot;lat&quot;:55.69682758,&quot;lon&quot;:37.31336408,&quot;err&quot;:123.1}," calcext:value-type="string">
            <text:p>{"lat":55.69682758,"lon":37.31336408,"err":123.1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1815248</text:p>
          </table:table-cell>
          <table:table-cell office:value-type="string" calcext:value-type="string">
            <text:p>101.87</text:p>
          </table:table-cell>
          <table:table-cell table:formula="of:=CONCATENATE(&quot;{&quot;&quot;lat&quot;&quot;:&quot;;[.A199];&quot;,&quot;&quot;lon&quot;&quot;:&quot;;[.B199];&quot;,&quot;&quot;err&quot;&quot;:&quot;;[.C199];&quot;},&quot;)" office:value-type="string" office:string-value="{&quot;lat&quot;:55.69682758,&quot;lon&quot;:37.31815248,&quot;err&quot;:101.87}," calcext:value-type="string">
            <text:p>{"lat":55.69682758,"lon":37.31815248,"err":101.87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2294089</text:p>
          </table:table-cell>
          <table:table-cell office:value-type="float" office:value="87" calcext:value-type="float">
            <text:p>87</text:p>
          </table:table-cell>
          <table:table-cell table:formula="of:=CONCATENATE(&quot;{&quot;&quot;lat&quot;&quot;:&quot;;[.A200];&quot;,&quot;&quot;lon&quot;&quot;:&quot;;[.B200];&quot;,&quot;&quot;err&quot;&quot;:&quot;;[.C200];&quot;},&quot;)" office:value-type="string" office:string-value="{&quot;lat&quot;:55.69682758,&quot;lon&quot;:37.32294089,&quot;err&quot;:87}," calcext:value-type="string">
            <text:p>{"lat":55.69682758,"lon":37.32294089,"err":87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65.64</text:p>
          </table:table-cell>
          <table:table-cell table:formula="of:=CONCATENATE(&quot;{&quot;&quot;lat&quot;&quot;:&quot;;[.A201];&quot;,&quot;&quot;lon&quot;&quot;:&quot;;[.B201];&quot;,&quot;&quot;err&quot;&quot;:&quot;;[.C201];&quot;},&quot;)" office:value-type="string" office:string-value="{&quot;lat&quot;:55.69682758,&quot;lon&quot;:37.3277293,&quot;err&quot;:65.64}," calcext:value-type="string">
            <text:p>{"lat":55.69682758,"lon":37.3277293,"err":65.64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83.01</text:p>
          </table:table-cell>
          <table:table-cell table:formula="of:=CONCATENATE(&quot;{&quot;&quot;lat&quot;&quot;:&quot;;[.A202];&quot;,&quot;&quot;lon&quot;&quot;:&quot;;[.B202];&quot;,&quot;&quot;err&quot;&quot;:&quot;;[.C202];&quot;},&quot;)" office:value-type="string" office:string-value="{&quot;lat&quot;:55.69682758,&quot;lon&quot;:37.3325177,&quot;err&quot;:83.01}," calcext:value-type="string">
            <text:p>{"lat":55.69682758,"lon":37.3325177,"err":83.01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56.41</text:p>
          </table:table-cell>
          <table:table-cell table:formula="of:=CONCATENATE(&quot;{&quot;&quot;lat&quot;&quot;:&quot;;[.A203];&quot;,&quot;&quot;lon&quot;&quot;:&quot;;[.B203];&quot;,&quot;&quot;err&quot;&quot;:&quot;;[.C203];&quot;},&quot;)" office:value-type="string" office:string-value="{&quot;lat&quot;:55.69682758,&quot;lon&quot;:37.33730611,&quot;err&quot;:56.41}," calcext:value-type="string">
            <text:p>{"lat":55.69682758,"lon":37.33730611,"err":56.41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37.22</text:p>
          </table:table-cell>
          <table:table-cell table:formula="of:=CONCATENATE(&quot;{&quot;&quot;lat&quot;&quot;:&quot;;[.A204];&quot;,&quot;&quot;lon&quot;&quot;:&quot;;[.B204];&quot;,&quot;&quot;err&quot;&quot;:&quot;;[.C204];&quot;},&quot;)" office:value-type="string" office:string-value="{&quot;lat&quot;:55.69682758,&quot;lon&quot;:37.34209451,&quot;err&quot;:37.22}," calcext:value-type="string">
            <text:p>{"lat":55.69682758,"lon":37.34209451,"err":37.22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41.43</text:p>
          </table:table-cell>
          <table:table-cell table:formula="of:=CONCATENATE(&quot;{&quot;&quot;lat&quot;&quot;:&quot;;[.A205];&quot;,&quot;&quot;lon&quot;&quot;:&quot;;[.B205];&quot;,&quot;&quot;err&quot;&quot;:&quot;;[.C205];&quot;},&quot;)" office:value-type="string" office:string-value="{&quot;lat&quot;:55.69682758,&quot;lon&quot;:37.34688292,&quot;err&quot;:41.43}," calcext:value-type="string">
            <text:p>{"lat":55.69682758,"lon":37.34688292,"err":41.43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35.75</text:p>
          </table:table-cell>
          <table:table-cell table:formula="of:=CONCATENATE(&quot;{&quot;&quot;lat&quot;&quot;:&quot;;[.A206];&quot;,&quot;&quot;lon&quot;&quot;:&quot;;[.B206];&quot;,&quot;&quot;err&quot;&quot;:&quot;;[.C206];&quot;},&quot;)" office:value-type="string" office:string-value="{&quot;lat&quot;:55.69682758,&quot;lon&quot;:37.35167133,&quot;err&quot;:35.75}," calcext:value-type="string">
            <text:p>{"lat":55.69682758,"lon":37.35167133,"err":35.75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32.2</text:p>
          </table:table-cell>
          <table:table-cell table:formula="of:=CONCATENATE(&quot;{&quot;&quot;lat&quot;&quot;:&quot;;[.A207];&quot;,&quot;&quot;lon&quot;&quot;:&quot;;[.B207];&quot;,&quot;&quot;err&quot;&quot;:&quot;;[.C207];&quot;},&quot;)" office:value-type="string" office:string-value="{&quot;lat&quot;:55.69682758,&quot;lon&quot;:37.35645973,&quot;err&quot;:32.2}," calcext:value-type="string">
            <text:p>{"lat":55.69682758,"lon":37.35645973,"err":32.2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31.05</text:p>
          </table:table-cell>
          <table:table-cell table:formula="of:=CONCATENATE(&quot;{&quot;&quot;lat&quot;&quot;:&quot;;[.A208];&quot;,&quot;&quot;lon&quot;&quot;:&quot;;[.B208];&quot;,&quot;&quot;err&quot;&quot;:&quot;;[.C208];&quot;},&quot;)" office:value-type="string" office:string-value="{&quot;lat&quot;:55.69682758,&quot;lon&quot;:37.36124814,&quot;err&quot;:31.05}," calcext:value-type="string">
            <text:p>{"lat":55.69682758,"lon":37.36124814,"err":31.05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32.1</text:p>
          </table:table-cell>
          <table:table-cell table:formula="of:=CONCATENATE(&quot;{&quot;&quot;lat&quot;&quot;:&quot;;[.A209];&quot;,&quot;&quot;lon&quot;&quot;:&quot;;[.B209];&quot;,&quot;&quot;err&quot;&quot;:&quot;;[.C209];&quot;},&quot;)" office:value-type="string" office:string-value="{&quot;lat&quot;:55.69682758,&quot;lon&quot;:37.36603654,&quot;err&quot;:32.1}," calcext:value-type="string">
            <text:p>{"lat":55.69682758,"lon":37.36603654,"err":32.1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38.48</text:p>
          </table:table-cell>
          <table:table-cell table:formula="of:=CONCATENATE(&quot;{&quot;&quot;lat&quot;&quot;:&quot;;[.A210];&quot;,&quot;&quot;lon&quot;&quot;:&quot;;[.B210];&quot;,&quot;&quot;err&quot;&quot;:&quot;;[.C210];&quot;},&quot;)" office:value-type="string" office:string-value="{&quot;lat&quot;:55.69682758,&quot;lon&quot;:37.37082495,&quot;err&quot;:38.48}," calcext:value-type="string">
            <text:p>{"lat":55.69682758,"lon":37.37082495,"err":38.48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36.53</text:p>
          </table:table-cell>
          <table:table-cell table:formula="of:=CONCATENATE(&quot;{&quot;&quot;lat&quot;&quot;:&quot;;[.A211];&quot;,&quot;&quot;lon&quot;&quot;:&quot;;[.B211];&quot;,&quot;&quot;err&quot;&quot;:&quot;;[.C211];&quot;},&quot;)" office:value-type="string" office:string-value="{&quot;lat&quot;:55.69682758,&quot;lon&quot;:37.37561336,&quot;err&quot;:36.53}," calcext:value-type="string">
            <text:p>{"lat":55.69682758,"lon":37.37561336,"err":36.53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53.55</text:p>
          </table:table-cell>
          <table:table-cell table:formula="of:=CONCATENATE(&quot;{&quot;&quot;lat&quot;&quot;:&quot;;[.A212];&quot;,&quot;&quot;lon&quot;&quot;:&quot;;[.B212];&quot;,&quot;&quot;err&quot;&quot;:&quot;;[.C212];&quot;},&quot;)" office:value-type="string" office:string-value="{&quot;lat&quot;:55.69682758,&quot;lon&quot;:37.38040176,&quot;err&quot;:53.55}," calcext:value-type="string">
            <text:p>{"lat":55.69682758,"lon":37.38040176,"err":53.55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66.61</text:p>
          </table:table-cell>
          <table:table-cell table:formula="of:=CONCATENATE(&quot;{&quot;&quot;lat&quot;&quot;:&quot;;[.A213];&quot;,&quot;&quot;lon&quot;&quot;:&quot;;[.B213];&quot;,&quot;&quot;err&quot;&quot;:&quot;;[.C213];&quot;},&quot;)" office:value-type="string" office:string-value="{&quot;lat&quot;:55.69682758,&quot;lon&quot;:37.38519017,&quot;err&quot;:66.61}," calcext:value-type="string">
            <text:p>{"lat":55.69682758,"lon":37.38519017,"err":66.61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76.75</text:p>
          </table:table-cell>
          <table:table-cell table:formula="of:=CONCATENATE(&quot;{&quot;&quot;lat&quot;&quot;:&quot;;[.A214];&quot;,&quot;&quot;lon&quot;&quot;:&quot;;[.B214];&quot;,&quot;&quot;err&quot;&quot;:&quot;;[.C214];&quot;},&quot;)" office:value-type="string" office:string-value="{&quot;lat&quot;:55.69682758,&quot;lon&quot;:37.38997857,&quot;err&quot;:76.75}," calcext:value-type="string">
            <text:p>{"lat":55.69682758,"lon":37.38997857,"err":76.75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9476698</text:p>
          </table:table-cell>
          <table:table-cell office:value-type="float" office:value="74" calcext:value-type="float">
            <text:p>74</text:p>
          </table:table-cell>
          <table:table-cell table:formula="of:=CONCATENATE(&quot;{&quot;&quot;lat&quot;&quot;:&quot;;[.A215];&quot;,&quot;&quot;lon&quot;&quot;:&quot;;[.B215];&quot;,&quot;&quot;err&quot;&quot;:&quot;;[.C215];&quot;},&quot;)" office:value-type="string" office:string-value="{&quot;lat&quot;:55.69682758,&quot;lon&quot;:37.39476698,&quot;err&quot;:74}," calcext:value-type="string">
            <text:p>{"lat":55.69682758,"lon":37.39476698,"err":74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105.51</text:p>
          </table:table-cell>
          <table:table-cell table:formula="of:=CONCATENATE(&quot;{&quot;&quot;lat&quot;&quot;:&quot;;[.A216];&quot;,&quot;&quot;lon&quot;&quot;:&quot;;[.B216];&quot;,&quot;&quot;err&quot;&quot;:&quot;;[.C216];&quot;},&quot;)" office:value-type="string" office:string-value="{&quot;lat&quot;:55.69682758,&quot;lon&quot;:37.39955539,&quot;err&quot;:105.51}," calcext:value-type="string">
            <text:p>{"lat":55.69682758,"lon":37.39955539,"err":105.51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40434379</text:p>
          </table:table-cell>
          <table:table-cell office:value-type="string" calcext:value-type="string">
            <text:p>107.91</text:p>
          </table:table-cell>
          <table:table-cell table:formula="of:=CONCATENATE(&quot;{&quot;&quot;lat&quot;&quot;:&quot;;[.A217];&quot;,&quot;&quot;lon&quot;&quot;:&quot;;[.B217];&quot;,&quot;&quot;err&quot;&quot;:&quot;;[.C217];&quot;},&quot;)" office:value-type="string" office:string-value="{&quot;lat&quot;:55.69682758,&quot;lon&quot;:37.40434379,&quot;err&quot;:107.91}," calcext:value-type="string">
            <text:p>{"lat":55.69682758,"lon":37.40434379,"err":107.91},</text:p>
          </table:table-cell>
        </table:table-row>
        <table:table-row table:style-name="ro1">
          <table:table-cell office:value-type="string" calcext:value-type="string">
            <text:p>55.69682758</text:p>
          </table:table-cell>
          <table:table-cell office:value-type="string" calcext:value-type="string">
            <text:p>37.4091322</text:p>
          </table:table-cell>
          <table:table-cell office:value-type="string" calcext:value-type="string">
            <text:p>99.35</text:p>
          </table:table-cell>
          <table:table-cell table:formula="of:=CONCATENATE(&quot;{&quot;&quot;lat&quot;&quot;:&quot;;[.A218];&quot;,&quot;&quot;lon&quot;&quot;:&quot;;[.B218];&quot;,&quot;&quot;err&quot;&quot;:&quot;;[.C218];&quot;},&quot;)" office:value-type="string" office:string-value="{&quot;lat&quot;:55.69682758,&quot;lon&quot;:37.4091322,&quot;err&quot;:99.35}," calcext:value-type="string">
            <text:p>{"lat":55.69682758,"lon":37.4091322,"err":99.35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29899886</text:p>
          </table:table-cell>
          <table:table-cell office:value-type="string" calcext:value-type="string">
            <text:p>58.93</text:p>
          </table:table-cell>
          <table:table-cell table:formula="of:=CONCATENATE(&quot;{&quot;&quot;lat&quot;&quot;:&quot;;[.A219];&quot;,&quot;&quot;lon&quot;&quot;:&quot;;[.B219];&quot;,&quot;&quot;err&quot;&quot;:&quot;;[.C219];&quot;},&quot;)" office:value-type="string" office:string-value="{&quot;lat&quot;:55.699527,&quot;lon&quot;:37.29899886,&quot;err&quot;:58.93}," calcext:value-type="string">
            <text:p>{"lat":55.699527,"lon":37.29899886,"err":58.93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0378727</text:p>
          </table:table-cell>
          <table:table-cell office:value-type="string" calcext:value-type="string">
            <text:p>31.08</text:p>
          </table:table-cell>
          <table:table-cell table:formula="of:=CONCATENATE(&quot;{&quot;&quot;lat&quot;&quot;:&quot;;[.A220];&quot;,&quot;&quot;lon&quot;&quot;:&quot;;[.B220];&quot;,&quot;&quot;err&quot;&quot;:&quot;;[.C220];&quot;},&quot;)" office:value-type="string" office:string-value="{&quot;lat&quot;:55.699527,&quot;lon&quot;:37.30378727,&quot;err&quot;:31.08}," calcext:value-type="string">
            <text:p>{"lat":55.699527,"lon":37.30378727,"err":31.08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0857567</text:p>
          </table:table-cell>
          <table:table-cell office:value-type="string" calcext:value-type="string">
            <text:p>41.27</text:p>
          </table:table-cell>
          <table:table-cell table:formula="of:=CONCATENATE(&quot;{&quot;&quot;lat&quot;&quot;:&quot;;[.A221];&quot;,&quot;&quot;lon&quot;&quot;:&quot;;[.B221];&quot;,&quot;&quot;err&quot;&quot;:&quot;;[.C221];&quot;},&quot;)" office:value-type="string" office:string-value="{&quot;lat&quot;:55.699527,&quot;lon&quot;:37.30857567,&quot;err&quot;:41.27}," calcext:value-type="string">
            <text:p>{"lat":55.699527,"lon":37.30857567,"err":41.27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1336408</text:p>
          </table:table-cell>
          <table:table-cell office:value-type="string" calcext:value-type="string">
            <text:p>26.57</text:p>
          </table:table-cell>
          <table:table-cell table:formula="of:=CONCATENATE(&quot;{&quot;&quot;lat&quot;&quot;:&quot;;[.A222];&quot;,&quot;&quot;lon&quot;&quot;:&quot;;[.B222];&quot;,&quot;&quot;err&quot;&quot;:&quot;;[.C222];&quot;},&quot;)" office:value-type="string" office:string-value="{&quot;lat&quot;:55.699527,&quot;lon&quot;:37.31336408,&quot;err&quot;:26.57}," calcext:value-type="string">
            <text:p>{"lat":55.699527,"lon":37.31336408,"err":26.57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1815248</text:p>
          </table:table-cell>
          <table:table-cell office:value-type="string" calcext:value-type="string">
            <text:p>27.9</text:p>
          </table:table-cell>
          <table:table-cell table:formula="of:=CONCATENATE(&quot;{&quot;&quot;lat&quot;&quot;:&quot;;[.A223];&quot;,&quot;&quot;lon&quot;&quot;:&quot;;[.B223];&quot;,&quot;&quot;err&quot;&quot;:&quot;;[.C223];&quot;},&quot;)" office:value-type="string" office:string-value="{&quot;lat&quot;:55.699527,&quot;lon&quot;:37.31815248,&quot;err&quot;:27.9}," calcext:value-type="string">
            <text:p>{"lat":55.699527,"lon":37.31815248,"err":27.9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22.67</text:p>
          </table:table-cell>
          <table:table-cell table:formula="of:=CONCATENATE(&quot;{&quot;&quot;lat&quot;&quot;:&quot;;[.A224];&quot;,&quot;&quot;lon&quot;&quot;:&quot;;[.B224];&quot;,&quot;&quot;err&quot;&quot;:&quot;;[.C224];&quot;},&quot;)" office:value-type="string" office:string-value="{&quot;lat&quot;:55.699527,&quot;lon&quot;:37.32294089,&quot;err&quot;:22.67}," calcext:value-type="string">
            <text:p>{"lat":55.699527,"lon":37.32294089,"err":22.67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2772937</text:p>
          </table:table-cell>
          <table:table-cell office:value-type="string" calcext:value-type="string">
            <text:p>22.91</text:p>
          </table:table-cell>
          <table:table-cell table:formula="of:=CONCATENATE(&quot;{&quot;&quot;lat&quot;&quot;:&quot;;[.A225];&quot;,&quot;&quot;lon&quot;&quot;:&quot;;[.B225];&quot;,&quot;&quot;err&quot;&quot;:&quot;;[.C225];&quot;},&quot;)" office:value-type="string" office:string-value="{&quot;lat&quot;:55.699527,&quot;lon&quot;:37.32772937,&quot;err&quot;:22.91}," calcext:value-type="string">
            <text:p>{"lat":55.699527,"lon":37.32772937,"err":22.91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3251776</text:p>
          </table:table-cell>
          <table:table-cell office:value-type="string" calcext:value-type="string">
            <text:p>2.6</text:p>
          </table:table-cell>
          <table:table-cell table:formula="of:=CONCATENATE(&quot;{&quot;&quot;lat&quot;&quot;:&quot;;[.A226];&quot;,&quot;&quot;lon&quot;&quot;:&quot;;[.B226];&quot;,&quot;&quot;err&quot;&quot;:&quot;;[.C226];&quot;},&quot;)" office:value-type="string" office:string-value="{&quot;lat&quot;:55.699527,&quot;lon&quot;:37.33251776,&quot;err&quot;:2.6}," calcext:value-type="string">
            <text:p>{"lat":55.699527,"lon":37.33251776,"err":2.6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28.84</text:p>
          </table:table-cell>
          <table:table-cell table:formula="of:=CONCATENATE(&quot;{&quot;&quot;lat&quot;&quot;:&quot;;[.A227];&quot;,&quot;&quot;lon&quot;&quot;:&quot;;[.B227];&quot;,&quot;&quot;err&quot;&quot;:&quot;;[.C227];&quot;},&quot;)" office:value-type="string" office:string-value="{&quot;lat&quot;:55.699527,&quot;lon&quot;:37.33730611,&quot;err&quot;:28.84}," calcext:value-type="string">
            <text:p>{"lat":55.699527,"lon":37.33730611,"err":28.84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29.64</text:p>
          </table:table-cell>
          <table:table-cell table:formula="of:=CONCATENATE(&quot;{&quot;&quot;lat&quot;&quot;:&quot;;[.A228];&quot;,&quot;&quot;lon&quot;&quot;:&quot;;[.B228];&quot;,&quot;&quot;err&quot;&quot;:&quot;;[.C228];&quot;},&quot;)" office:value-type="string" office:string-value="{&quot;lat&quot;:55.699527,&quot;lon&quot;:37.34209451,&quot;err&quot;:29.64}," calcext:value-type="string">
            <text:p>{"lat":55.699527,"lon":37.34209451,"err":29.64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24.61</text:p>
          </table:table-cell>
          <table:table-cell table:formula="of:=CONCATENATE(&quot;{&quot;&quot;lat&quot;&quot;:&quot;;[.A229];&quot;,&quot;&quot;lon&quot;&quot;:&quot;;[.B229];&quot;,&quot;&quot;err&quot;&quot;:&quot;;[.C229];&quot;},&quot;)" office:value-type="string" office:string-value="{&quot;lat&quot;:55.699527,&quot;lon&quot;:37.34688292,&quot;err&quot;:24.61}," calcext:value-type="string">
            <text:p>{"lat":55.699527,"lon":37.34688292,"err":24.61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29.2</text:p>
          </table:table-cell>
          <table:table-cell table:formula="of:=CONCATENATE(&quot;{&quot;&quot;lat&quot;&quot;:&quot;;[.A230];&quot;,&quot;&quot;lon&quot;&quot;:&quot;;[.B230];&quot;,&quot;&quot;err&quot;&quot;:&quot;;[.C230];&quot;},&quot;)" office:value-type="string" office:string-value="{&quot;lat&quot;:55.699527,&quot;lon&quot;:37.35167133,&quot;err&quot;:29.2}," calcext:value-type="string">
            <text:p>{"lat":55.699527,"lon":37.35167133,"err":29.2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1.94</text:p>
          </table:table-cell>
          <table:table-cell table:formula="of:=CONCATENATE(&quot;{&quot;&quot;lat&quot;&quot;:&quot;;[.A231];&quot;,&quot;&quot;lon&quot;&quot;:&quot;;[.B231];&quot;,&quot;&quot;err&quot;&quot;:&quot;;[.C231];&quot;},&quot;)" office:value-type="string" office:string-value="{&quot;lat&quot;:55.699527,&quot;lon&quot;:37.35645973,&quot;err&quot;:1.94}," calcext:value-type="string">
            <text:p>{"lat":55.699527,"lon":37.35645973,"err":1.94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0.24</text:p>
          </table:table-cell>
          <table:table-cell table:formula="of:=CONCATENATE(&quot;{&quot;&quot;lat&quot;&quot;:&quot;;[.A232];&quot;,&quot;&quot;lon&quot;&quot;:&quot;;[.B232];&quot;,&quot;&quot;err&quot;&quot;:&quot;;[.C232];&quot;},&quot;)" office:value-type="string" office:string-value="{&quot;lat&quot;:55.699527,&quot;lon&quot;:37.36124814,&quot;err&quot;:0.24}," calcext:value-type="string">
            <text:p>{"lat":55.699527,"lon":37.36124814,"err":0.24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6.25</text:p>
          </table:table-cell>
          <table:table-cell table:formula="of:=CONCATENATE(&quot;{&quot;&quot;lat&quot;&quot;:&quot;;[.A233];&quot;,&quot;&quot;lon&quot;&quot;:&quot;;[.B233];&quot;,&quot;&quot;err&quot;&quot;:&quot;;[.C233];&quot;},&quot;)" office:value-type="string" office:string-value="{&quot;lat&quot;:55.699527,&quot;lon&quot;:37.36603654,&quot;err&quot;:6.25}," calcext:value-type="string">
            <text:p>{"lat":55.699527,"lon":37.36603654,"err":6.25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1.86</text:p>
          </table:table-cell>
          <table:table-cell table:formula="of:=CONCATENATE(&quot;{&quot;&quot;lat&quot;&quot;:&quot;;[.A234];&quot;,&quot;&quot;lon&quot;&quot;:&quot;;[.B234];&quot;,&quot;&quot;err&quot;&quot;:&quot;;[.C234];&quot;},&quot;)" office:value-type="string" office:string-value="{&quot;lat&quot;:55.699527,&quot;lon&quot;:37.37082495,&quot;err&quot;:1.86}," calcext:value-type="string">
            <text:p>{"lat":55.699527,"lon":37.37082495,"err":1.86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5.01</text:p>
          </table:table-cell>
          <table:table-cell table:formula="of:=CONCATENATE(&quot;{&quot;&quot;lat&quot;&quot;:&quot;;[.A235];&quot;,&quot;&quot;lon&quot;&quot;:&quot;;[.B235];&quot;,&quot;&quot;err&quot;&quot;:&quot;;[.C235];&quot;},&quot;)" office:value-type="string" office:string-value="{&quot;lat&quot;:55.699527,&quot;lon&quot;:37.37561336,&quot;err&quot;:5.01}," calcext:value-type="string">
            <text:p>{"lat":55.699527,"lon":37.37561336,"err":5.01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6.7</text:p>
          </table:table-cell>
          <table:table-cell table:formula="of:=CONCATENATE(&quot;{&quot;&quot;lat&quot;&quot;:&quot;;[.A236];&quot;,&quot;&quot;lon&quot;&quot;:&quot;;[.B236];&quot;,&quot;&quot;err&quot;&quot;:&quot;;[.C236];&quot;},&quot;)" office:value-type="string" office:string-value="{&quot;lat&quot;:55.699527,&quot;lon&quot;:37.38040176,&quot;err&quot;:6.7}," calcext:value-type="string">
            <text:p>{"lat":55.699527,"lon":37.38040176,"err":6.7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5.61</text:p>
          </table:table-cell>
          <table:table-cell table:formula="of:=CONCATENATE(&quot;{&quot;&quot;lat&quot;&quot;:&quot;;[.A237];&quot;,&quot;&quot;lon&quot;&quot;:&quot;;[.B237];&quot;,&quot;&quot;err&quot;&quot;:&quot;;[.C237];&quot;},&quot;)" office:value-type="string" office:string-value="{&quot;lat&quot;:55.699527,&quot;lon&quot;:37.38519017,&quot;err&quot;:5.61}," calcext:value-type="string">
            <text:p>{"lat":55.699527,"lon":37.38519017,"err":5.61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9.38</text:p>
          </table:table-cell>
          <table:table-cell table:formula="of:=CONCATENATE(&quot;{&quot;&quot;lat&quot;&quot;:&quot;;[.A238];&quot;,&quot;&quot;lon&quot;&quot;:&quot;;[.B238];&quot;,&quot;&quot;err&quot;&quot;:&quot;;[.C238];&quot;},&quot;)" office:value-type="string" office:string-value="{&quot;lat&quot;:55.699527,&quot;lon&quot;:37.38997857,&quot;err&quot;:9.38}," calcext:value-type="string">
            <text:p>{"lat":55.699527,"lon":37.38997857,"err":9.38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9476698</text:p>
          </table:table-cell>
          <table:table-cell office:value-type="string" calcext:value-type="string">
            <text:p>8.33</text:p>
          </table:table-cell>
          <table:table-cell table:formula="of:=CONCATENATE(&quot;{&quot;&quot;lat&quot;&quot;:&quot;;[.A239];&quot;,&quot;&quot;lon&quot;&quot;:&quot;;[.B239];&quot;,&quot;&quot;err&quot;&quot;:&quot;;[.C239];&quot;},&quot;)" office:value-type="string" office:string-value="{&quot;lat&quot;:55.699527,&quot;lon&quot;:37.39476698,&quot;err&quot;:8.33}," calcext:value-type="string">
            <text:p>{"lat":55.699527,"lon":37.39476698,"err":8.33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7.13</text:p>
          </table:table-cell>
          <table:table-cell table:formula="of:=CONCATENATE(&quot;{&quot;&quot;lat&quot;&quot;:&quot;;[.A240];&quot;,&quot;&quot;lon&quot;&quot;:&quot;;[.B240];&quot;,&quot;&quot;err&quot;&quot;:&quot;;[.C240];&quot;},&quot;)" office:value-type="string" office:string-value="{&quot;lat&quot;:55.699527,&quot;lon&quot;:37.39955539,&quot;err&quot;:7.13}," calcext:value-type="string">
            <text:p>{"lat":55.699527,"lon":37.39955539,"err":7.13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40434379</text:p>
          </table:table-cell>
          <table:table-cell office:value-type="string" calcext:value-type="string">
            <text:p>17.62</text:p>
          </table:table-cell>
          <table:table-cell table:formula="of:=CONCATENATE(&quot;{&quot;&quot;lat&quot;&quot;:&quot;;[.A241];&quot;,&quot;&quot;lon&quot;&quot;:&quot;;[.B241];&quot;,&quot;&quot;err&quot;&quot;:&quot;;[.C241];&quot;},&quot;)" office:value-type="string" office:string-value="{&quot;lat&quot;:55.699527,&quot;lon&quot;:37.40434379,&quot;err&quot;:17.62}," calcext:value-type="string">
            <text:p>{"lat":55.699527,"lon":37.40434379,"err":17.62},</text:p>
          </table:table-cell>
        </table:table-row>
        <table:table-row table:style-name="ro1">
          <table:table-cell office:value-type="string" calcext:value-type="string">
            <text:p>55.699527</text:p>
          </table:table-cell>
          <table:table-cell office:value-type="string" calcext:value-type="string">
            <text:p>37.40913221</text:p>
          </table:table-cell>
          <table:table-cell office:value-type="string" calcext:value-type="string">
            <text:p>4.16</text:p>
          </table:table-cell>
          <table:table-cell table:formula="of:=CONCATENATE(&quot;{&quot;&quot;lat&quot;&quot;:&quot;;[.A242];&quot;,&quot;&quot;lon&quot;&quot;:&quot;;[.B242];&quot;,&quot;&quot;err&quot;&quot;:&quot;;[.C242];&quot;},&quot;)" office:value-type="string" office:string-value="{&quot;lat&quot;:55.699527,&quot;lon&quot;:37.40913221,&quot;err&quot;:4.16}," calcext:value-type="string">
            <text:p>{"lat":55.699527,"lon":37.40913221,"err":4.16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0857567</text:p>
          </table:table-cell>
          <table:table-cell office:value-type="string" calcext:value-type="string">
            <text:p>128.2</text:p>
          </table:table-cell>
          <table:table-cell table:formula="of:=CONCATENATE(&quot;{&quot;&quot;lat&quot;&quot;:&quot;;[.A243];&quot;,&quot;&quot;lon&quot;&quot;:&quot;;[.B243];&quot;,&quot;&quot;err&quot;&quot;:&quot;;[.C243];&quot;},&quot;)" office:value-type="string" office:string-value="{&quot;lat&quot;:55.70222642,&quot;lon&quot;:37.30857567,&quot;err&quot;:128.2}," calcext:value-type="string">
            <text:p>{"lat":55.70222642,"lon":37.30857567,"err":128.2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1336408</text:p>
          </table:table-cell>
          <table:table-cell office:value-type="string" calcext:value-type="string">
            <text:p>115.96</text:p>
          </table:table-cell>
          <table:table-cell table:formula="of:=CONCATENATE(&quot;{&quot;&quot;lat&quot;&quot;:&quot;;[.A244];&quot;,&quot;&quot;lon&quot;&quot;:&quot;;[.B244];&quot;,&quot;&quot;err&quot;&quot;:&quot;;[.C244];&quot;},&quot;)" office:value-type="string" office:string-value="{&quot;lat&quot;:55.70222642,&quot;lon&quot;:37.31336408,&quot;err&quot;:115.96}," calcext:value-type="string">
            <text:p>{"lat":55.70222642,"lon":37.31336408,"err":115.96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1815248</text:p>
          </table:table-cell>
          <table:table-cell office:value-type="string" calcext:value-type="string">
            <text:p>114.4</text:p>
          </table:table-cell>
          <table:table-cell table:formula="of:=CONCATENATE(&quot;{&quot;&quot;lat&quot;&quot;:&quot;;[.A245];&quot;,&quot;&quot;lon&quot;&quot;:&quot;;[.B245];&quot;,&quot;&quot;err&quot;&quot;:&quot;;[.C245];&quot;},&quot;)" office:value-type="string" office:string-value="{&quot;lat&quot;:55.70222642,&quot;lon&quot;:37.31815248,&quot;err&quot;:114.4}," calcext:value-type="string">
            <text:p>{"lat":55.70222642,"lon":37.31815248,"err":114.4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76.4</text:p>
          </table:table-cell>
          <table:table-cell table:formula="of:=CONCATENATE(&quot;{&quot;&quot;lat&quot;&quot;:&quot;;[.A246];&quot;,&quot;&quot;lon&quot;&quot;:&quot;;[.B246];&quot;,&quot;&quot;err&quot;&quot;:&quot;;[.C246];&quot;},&quot;)" office:value-type="string" office:string-value="{&quot;lat&quot;:55.70222642,&quot;lon&quot;:37.32294089,&quot;err&quot;:76.4}," calcext:value-type="string">
            <text:p>{"lat":55.70222642,"lon":37.32294089,"err":76.4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89.94</text:p>
          </table:table-cell>
          <table:table-cell table:formula="of:=CONCATENATE(&quot;{&quot;&quot;lat&quot;&quot;:&quot;;[.A247];&quot;,&quot;&quot;lon&quot;&quot;:&quot;;[.B247];&quot;,&quot;&quot;err&quot;&quot;:&quot;;[.C247];&quot;},&quot;)" office:value-type="string" office:string-value="{&quot;lat&quot;:55.70222642,&quot;lon&quot;:37.3277293,&quot;err&quot;:89.94}," calcext:value-type="string">
            <text:p>{"lat":55.70222642,"lon":37.3277293,"err":89.94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75.43</text:p>
          </table:table-cell>
          <table:table-cell table:formula="of:=CONCATENATE(&quot;{&quot;&quot;lat&quot;&quot;:&quot;;[.A248];&quot;,&quot;&quot;lon&quot;&quot;:&quot;;[.B248];&quot;,&quot;&quot;err&quot;&quot;:&quot;;[.C248];&quot;},&quot;)" office:value-type="string" office:string-value="{&quot;lat&quot;:55.70222642,&quot;lon&quot;:37.3325177,&quot;err&quot;:75.43}," calcext:value-type="string">
            <text:p>{"lat":55.70222642,"lon":37.3325177,"err":75.43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47.54</text:p>
          </table:table-cell>
          <table:table-cell table:formula="of:=CONCATENATE(&quot;{&quot;&quot;lat&quot;&quot;:&quot;;[.A249];&quot;,&quot;&quot;lon&quot;&quot;:&quot;;[.B249];&quot;,&quot;&quot;err&quot;&quot;:&quot;;[.C249];&quot;},&quot;)" office:value-type="string" office:string-value="{&quot;lat&quot;:55.70222642,&quot;lon&quot;:37.33730611,&quot;err&quot;:47.54}," calcext:value-type="string">
            <text:p>{"lat":55.70222642,"lon":37.33730611,"err":47.54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51.8</text:p>
          </table:table-cell>
          <table:table-cell table:formula="of:=CONCATENATE(&quot;{&quot;&quot;lat&quot;&quot;:&quot;;[.A250];&quot;,&quot;&quot;lon&quot;&quot;:&quot;;[.B250];&quot;,&quot;&quot;err&quot;&quot;:&quot;;[.C250];&quot;},&quot;)" office:value-type="string" office:string-value="{&quot;lat&quot;:55.70222642,&quot;lon&quot;:37.34209451,&quot;err&quot;:51.8}," calcext:value-type="string">
            <text:p>{"lat":55.70222642,"lon":37.34209451,"err":51.8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50.01</text:p>
          </table:table-cell>
          <table:table-cell table:formula="of:=CONCATENATE(&quot;{&quot;&quot;lat&quot;&quot;:&quot;;[.A251];&quot;,&quot;&quot;lon&quot;&quot;:&quot;;[.B251];&quot;,&quot;&quot;err&quot;&quot;:&quot;;[.C251];&quot;},&quot;)" office:value-type="string" office:string-value="{&quot;lat&quot;:55.70222642,&quot;lon&quot;:37.34688292,&quot;err&quot;:50.01}," calcext:value-type="string">
            <text:p>{"lat":55.70222642,"lon":37.34688292,"err":50.01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39.84</text:p>
          </table:table-cell>
          <table:table-cell table:formula="of:=CONCATENATE(&quot;{&quot;&quot;lat&quot;&quot;:&quot;;[.A252];&quot;,&quot;&quot;lon&quot;&quot;:&quot;;[.B252];&quot;,&quot;&quot;err&quot;&quot;:&quot;;[.C252];&quot;},&quot;)" office:value-type="string" office:string-value="{&quot;lat&quot;:55.70222642,&quot;lon&quot;:37.35167133,&quot;err&quot;:39.84}," calcext:value-type="string">
            <text:p>{"lat":55.70222642,"lon":37.35167133,"err":39.84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42.31</text:p>
          </table:table-cell>
          <table:table-cell table:formula="of:=CONCATENATE(&quot;{&quot;&quot;lat&quot;&quot;:&quot;;[.A253];&quot;,&quot;&quot;lon&quot;&quot;:&quot;;[.B253];&quot;,&quot;&quot;err&quot;&quot;:&quot;;[.C253];&quot;},&quot;)" office:value-type="string" office:string-value="{&quot;lat&quot;:55.70222642,&quot;lon&quot;:37.35645973,&quot;err&quot;:42.31}," calcext:value-type="string">
            <text:p>{"lat":55.70222642,"lon":37.35645973,"err":42.31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36.82</text:p>
          </table:table-cell>
          <table:table-cell table:formula="of:=CONCATENATE(&quot;{&quot;&quot;lat&quot;&quot;:&quot;;[.A254];&quot;,&quot;&quot;lon&quot;&quot;:&quot;;[.B254];&quot;,&quot;&quot;err&quot;&quot;:&quot;;[.C254];&quot;},&quot;)" office:value-type="string" office:string-value="{&quot;lat&quot;:55.70222642,&quot;lon&quot;:37.36124814,&quot;err&quot;:36.82}," calcext:value-type="string">
            <text:p>{"lat":55.70222642,"lon":37.36124814,"err":36.82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48.94</text:p>
          </table:table-cell>
          <table:table-cell table:formula="of:=CONCATENATE(&quot;{&quot;&quot;lat&quot;&quot;:&quot;;[.A255];&quot;,&quot;&quot;lon&quot;&quot;:&quot;;[.B255];&quot;,&quot;&quot;err&quot;&quot;:&quot;;[.C255];&quot;},&quot;)" office:value-type="string" office:string-value="{&quot;lat&quot;:55.70222642,&quot;lon&quot;:37.36603654,&quot;err&quot;:48.94}," calcext:value-type="string">
            <text:p>{"lat":55.70222642,"lon":37.36603654,"err":48.94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41.95</text:p>
          </table:table-cell>
          <table:table-cell table:formula="of:=CONCATENATE(&quot;{&quot;&quot;lat&quot;&quot;:&quot;;[.A256];&quot;,&quot;&quot;lon&quot;&quot;:&quot;;[.B256];&quot;,&quot;&quot;err&quot;&quot;:&quot;;[.C256];&quot;},&quot;)" office:value-type="string" office:string-value="{&quot;lat&quot;:55.70222642,&quot;lon&quot;:37.37082495,&quot;err&quot;:41.95}," calcext:value-type="string">
            <text:p>{"lat":55.70222642,"lon":37.37082495,"err":41.95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48.55</text:p>
          </table:table-cell>
          <table:table-cell table:formula="of:=CONCATENATE(&quot;{&quot;&quot;lat&quot;&quot;:&quot;;[.A257];&quot;,&quot;&quot;lon&quot;&quot;:&quot;;[.B257];&quot;,&quot;&quot;err&quot;&quot;:&quot;;[.C257];&quot;},&quot;)" office:value-type="string" office:string-value="{&quot;lat&quot;:55.70222642,&quot;lon&quot;:37.37561336,&quot;err&quot;:48.55}," calcext:value-type="string">
            <text:p>{"lat":55.70222642,"lon":37.37561336,"err":48.55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58.25</text:p>
          </table:table-cell>
          <table:table-cell table:formula="of:=CONCATENATE(&quot;{&quot;&quot;lat&quot;&quot;:&quot;;[.A258];&quot;,&quot;&quot;lon&quot;&quot;:&quot;;[.B258];&quot;,&quot;&quot;err&quot;&quot;:&quot;;[.C258];&quot;},&quot;)" office:value-type="string" office:string-value="{&quot;lat&quot;:55.70222642,&quot;lon&quot;:37.38040176,&quot;err&quot;:58.25}," calcext:value-type="string">
            <text:p>{"lat":55.70222642,"lon":37.38040176,"err":58.25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73.9</text:p>
          </table:table-cell>
          <table:table-cell table:formula="of:=CONCATENATE(&quot;{&quot;&quot;lat&quot;&quot;:&quot;;[.A259];&quot;,&quot;&quot;lon&quot;&quot;:&quot;;[.B259];&quot;,&quot;&quot;err&quot;&quot;:&quot;;[.C259];&quot;},&quot;)" office:value-type="string" office:string-value="{&quot;lat&quot;:55.70222642,&quot;lon&quot;:37.38519017,&quot;err&quot;:73.9}," calcext:value-type="string">
            <text:p>{"lat":55.70222642,"lon":37.38519017,"err":73.9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105.61</text:p>
          </table:table-cell>
          <table:table-cell table:formula="of:=CONCATENATE(&quot;{&quot;&quot;lat&quot;&quot;:&quot;;[.A260];&quot;,&quot;&quot;lon&quot;&quot;:&quot;;[.B260];&quot;,&quot;&quot;err&quot;&quot;:&quot;;[.C260];&quot;},&quot;)" office:value-type="string" office:string-value="{&quot;lat&quot;:55.70222642,&quot;lon&quot;:37.38997857,&quot;err&quot;:105.61}," calcext:value-type="string">
            <text:p>{"lat":55.70222642,"lon":37.38997857,"err":105.61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9476698</text:p>
          </table:table-cell>
          <table:table-cell office:value-type="string" calcext:value-type="string">
            <text:p>98.26</text:p>
          </table:table-cell>
          <table:table-cell table:formula="of:=CONCATENATE(&quot;{&quot;&quot;lat&quot;&quot;:&quot;;[.A261];&quot;,&quot;&quot;lon&quot;&quot;:&quot;;[.B261];&quot;,&quot;&quot;err&quot;&quot;:&quot;;[.C261];&quot;},&quot;)" office:value-type="string" office:string-value="{&quot;lat&quot;:55.70222642,&quot;lon&quot;:37.39476698,&quot;err&quot;:98.26}," calcext:value-type="string">
            <text:p>{"lat":55.70222642,"lon":37.39476698,"err":98.26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116.44</text:p>
          </table:table-cell>
          <table:table-cell table:formula="of:=CONCATENATE(&quot;{&quot;&quot;lat&quot;&quot;:&quot;;[.A262];&quot;,&quot;&quot;lon&quot;&quot;:&quot;;[.B262];&quot;,&quot;&quot;err&quot;&quot;:&quot;;[.C262];&quot;},&quot;)" office:value-type="string" office:string-value="{&quot;lat&quot;:55.70222642,&quot;lon&quot;:37.39955539,&quot;err&quot;:116.44}," calcext:value-type="string">
            <text:p>{"lat":55.70222642,"lon":37.39955539,"err":116.44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40434379</text:p>
          </table:table-cell>
          <table:table-cell office:value-type="string" calcext:value-type="string">
            <text:p>118.09</text:p>
          </table:table-cell>
          <table:table-cell table:formula="of:=CONCATENATE(&quot;{&quot;&quot;lat&quot;&quot;:&quot;;[.A263];&quot;,&quot;&quot;lon&quot;&quot;:&quot;;[.B263];&quot;,&quot;&quot;err&quot;&quot;:&quot;;[.C263];&quot;},&quot;)" office:value-type="string" office:string-value="{&quot;lat&quot;:55.70222642,&quot;lon&quot;:37.40434379,&quot;err&quot;:118.09}," calcext:value-type="string">
            <text:p>{"lat":55.70222642,"lon":37.40434379,"err":118.09},</text:p>
          </table:table-cell>
        </table:table-row>
        <table:table-row table:style-name="ro1">
          <table:table-cell office:value-type="string" calcext:value-type="string">
            <text:p>55.70222642</text:p>
          </table:table-cell>
          <table:table-cell office:value-type="string" calcext:value-type="string">
            <text:p>37.4091322</text:p>
          </table:table-cell>
          <table:table-cell office:value-type="string" calcext:value-type="string">
            <text:p>110.91</text:p>
          </table:table-cell>
          <table:table-cell table:formula="of:=CONCATENATE(&quot;{&quot;&quot;lat&quot;&quot;:&quot;;[.A264];&quot;,&quot;&quot;lon&quot;&quot;:&quot;;[.B264];&quot;,&quot;&quot;err&quot;&quot;:&quot;;[.C264];&quot;},&quot;)" office:value-type="string" office:string-value="{&quot;lat&quot;:55.70222642,&quot;lon&quot;:37.4091322,&quot;err&quot;:110.91}," calcext:value-type="string">
            <text:p>{"lat":55.70222642,"lon":37.4091322,"err":110.91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29421045</text:p>
          </table:table-cell>
          <table:table-cell office:value-type="string" calcext:value-type="string">
            <text:p>145.2</text:p>
          </table:table-cell>
          <table:table-cell table:formula="of:=CONCATENATE(&quot;{&quot;&quot;lat&quot;&quot;:&quot;;[.A265];&quot;,&quot;&quot;lon&quot;&quot;:&quot;;[.B265];&quot;,&quot;&quot;err&quot;&quot;:&quot;;[.C265];&quot;},&quot;)" office:value-type="string" office:string-value="{&quot;lat&quot;:55.70492585,&quot;lon&quot;:37.29421045,&quot;err&quot;:145.2}," calcext:value-type="string">
            <text:p>{"lat":55.70492585,"lon":37.29421045,"err":145.2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0378727</text:p>
          </table:table-cell>
          <table:table-cell office:value-type="string" calcext:value-type="string">
            <text:p>148.4</text:p>
          </table:table-cell>
          <table:table-cell table:formula="of:=CONCATENATE(&quot;{&quot;&quot;lat&quot;&quot;:&quot;;[.A266];&quot;,&quot;&quot;lon&quot;&quot;:&quot;;[.B266];&quot;,&quot;&quot;err&quot;&quot;:&quot;;[.C266];&quot;},&quot;)" office:value-type="string" office:string-value="{&quot;lat&quot;:55.70492585,&quot;lon&quot;:37.30378727,&quot;err&quot;:148.4}," calcext:value-type="string">
            <text:p>{"lat":55.70492585,"lon":37.30378727,"err":148.4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0857567</text:p>
          </table:table-cell>
          <table:table-cell office:value-type="string" calcext:value-type="string">
            <text:p>119.79</text:p>
          </table:table-cell>
          <table:table-cell table:formula="of:=CONCATENATE(&quot;{&quot;&quot;lat&quot;&quot;:&quot;;[.A267];&quot;,&quot;&quot;lon&quot;&quot;:&quot;;[.B267];&quot;,&quot;&quot;err&quot;&quot;:&quot;;[.C267];&quot;},&quot;)" office:value-type="string" office:string-value="{&quot;lat&quot;:55.70492585,&quot;lon&quot;:37.30857567,&quot;err&quot;:119.79}," calcext:value-type="string">
            <text:p>{"lat":55.70492585,"lon":37.30857567,"err":119.79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1336408</text:p>
          </table:table-cell>
          <table:table-cell office:value-type="string" calcext:value-type="string">
            <text:p>107.46</text:p>
          </table:table-cell>
          <table:table-cell table:formula="of:=CONCATENATE(&quot;{&quot;&quot;lat&quot;&quot;:&quot;;[.A268];&quot;,&quot;&quot;lon&quot;&quot;:&quot;;[.B268];&quot;,&quot;&quot;err&quot;&quot;:&quot;;[.C268];&quot;},&quot;)" office:value-type="string" office:string-value="{&quot;lat&quot;:55.70492585,&quot;lon&quot;:37.31336408,&quot;err&quot;:107.46}," calcext:value-type="string">
            <text:p>{"lat":55.70492585,"lon":37.31336408,"err":107.46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1815248</text:p>
          </table:table-cell>
          <table:table-cell office:value-type="string" calcext:value-type="string">
            <text:p>79.92</text:p>
          </table:table-cell>
          <table:table-cell table:formula="of:=CONCATENATE(&quot;{&quot;&quot;lat&quot;&quot;:&quot;;[.A269];&quot;,&quot;&quot;lon&quot;&quot;:&quot;;[.B269];&quot;,&quot;&quot;err&quot;&quot;:&quot;;[.C269];&quot;},&quot;)" office:value-type="string" office:string-value="{&quot;lat&quot;:55.70492585,&quot;lon&quot;:37.31815248,&quot;err&quot;:79.92}," calcext:value-type="string">
            <text:p>{"lat":55.70492585,"lon":37.31815248,"err":79.92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82.1</text:p>
          </table:table-cell>
          <table:table-cell table:formula="of:=CONCATENATE(&quot;{&quot;&quot;lat&quot;&quot;:&quot;;[.A270];&quot;,&quot;&quot;lon&quot;&quot;:&quot;;[.B270];&quot;,&quot;&quot;err&quot;&quot;:&quot;;[.C270];&quot;},&quot;)" office:value-type="string" office:string-value="{&quot;lat&quot;:55.70492585,&quot;lon&quot;:37.32294089,&quot;err&quot;:82.1}," calcext:value-type="string">
            <text:p>{"lat":55.70492585,"lon":37.32294089,"err":82.1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50.65</text:p>
          </table:table-cell>
          <table:table-cell table:formula="of:=CONCATENATE(&quot;{&quot;&quot;lat&quot;&quot;:&quot;;[.A271];&quot;,&quot;&quot;lon&quot;&quot;:&quot;;[.B271];&quot;,&quot;&quot;err&quot;&quot;:&quot;;[.C271];&quot;},&quot;)" office:value-type="string" office:string-value="{&quot;lat&quot;:55.70492585,&quot;lon&quot;:37.3277293,&quot;err&quot;:50.65}," calcext:value-type="string">
            <text:p>{"lat":55.70492585,"lon":37.3277293,"err":50.65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71.91</text:p>
          </table:table-cell>
          <table:table-cell table:formula="of:=CONCATENATE(&quot;{&quot;&quot;lat&quot;&quot;:&quot;;[.A272];&quot;,&quot;&quot;lon&quot;&quot;:&quot;;[.B272];&quot;,&quot;&quot;err&quot;&quot;:&quot;;[.C272];&quot;},&quot;)" office:value-type="string" office:string-value="{&quot;lat&quot;:55.70492585,&quot;lon&quot;:37.3325177,&quot;err&quot;:71.91}," calcext:value-type="string">
            <text:p>{"lat":55.70492585,"lon":37.3325177,"err":71.91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64.29</text:p>
          </table:table-cell>
          <table:table-cell table:formula="of:=CONCATENATE(&quot;{&quot;&quot;lat&quot;&quot;:&quot;;[.A273];&quot;,&quot;&quot;lon&quot;&quot;:&quot;;[.B273];&quot;,&quot;&quot;err&quot;&quot;:&quot;;[.C273];&quot;},&quot;)" office:value-type="string" office:string-value="{&quot;lat&quot;:55.70492585,&quot;lon&quot;:37.33730611,&quot;err&quot;:64.29}," calcext:value-type="string">
            <text:p>{"lat":55.70492585,"lon":37.33730611,"err":64.29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59.17</text:p>
          </table:table-cell>
          <table:table-cell table:formula="of:=CONCATENATE(&quot;{&quot;&quot;lat&quot;&quot;:&quot;;[.A274];&quot;,&quot;&quot;lon&quot;&quot;:&quot;;[.B274];&quot;,&quot;&quot;err&quot;&quot;:&quot;;[.C274];&quot;},&quot;)" office:value-type="string" office:string-value="{&quot;lat&quot;:55.70492585,&quot;lon&quot;:37.34209451,&quot;err&quot;:59.17}," calcext:value-type="string">
            <text:p>{"lat":55.70492585,"lon":37.34209451,"err":59.17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47.82</text:p>
          </table:table-cell>
          <table:table-cell table:formula="of:=CONCATENATE(&quot;{&quot;&quot;lat&quot;&quot;:&quot;;[.A275];&quot;,&quot;&quot;lon&quot;&quot;:&quot;;[.B275];&quot;,&quot;&quot;err&quot;&quot;:&quot;;[.C275];&quot;},&quot;)" office:value-type="string" office:string-value="{&quot;lat&quot;:55.70492585,&quot;lon&quot;:37.34688292,&quot;err&quot;:47.82}," calcext:value-type="string">
            <text:p>{"lat":55.70492585,"lon":37.34688292,"err":47.82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48.6</text:p>
          </table:table-cell>
          <table:table-cell table:formula="of:=CONCATENATE(&quot;{&quot;&quot;lat&quot;&quot;:&quot;;[.A276];&quot;,&quot;&quot;lon&quot;&quot;:&quot;;[.B276];&quot;,&quot;&quot;err&quot;&quot;:&quot;;[.C276];&quot;},&quot;)" office:value-type="string" office:string-value="{&quot;lat&quot;:55.70492585,&quot;lon&quot;:37.35167133,&quot;err&quot;:48.6}," calcext:value-type="string">
            <text:p>{"lat":55.70492585,"lon":37.35167133,"err":48.6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52.58</text:p>
          </table:table-cell>
          <table:table-cell table:formula="of:=CONCATENATE(&quot;{&quot;&quot;lat&quot;&quot;:&quot;;[.A277];&quot;,&quot;&quot;lon&quot;&quot;:&quot;;[.B277];&quot;,&quot;&quot;err&quot;&quot;:&quot;;[.C277];&quot;},&quot;)" office:value-type="string" office:string-value="{&quot;lat&quot;:55.70492585,&quot;lon&quot;:37.35645973,&quot;err&quot;:52.58}," calcext:value-type="string">
            <text:p>{"lat":55.70492585,"lon":37.35645973,"err":52.58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43.6</text:p>
          </table:table-cell>
          <table:table-cell table:formula="of:=CONCATENATE(&quot;{&quot;&quot;lat&quot;&quot;:&quot;;[.A278];&quot;,&quot;&quot;lon&quot;&quot;:&quot;;[.B278];&quot;,&quot;&quot;err&quot;&quot;:&quot;;[.C278];&quot;},&quot;)" office:value-type="string" office:string-value="{&quot;lat&quot;:55.70492585,&quot;lon&quot;:37.36124814,&quot;err&quot;:43.6}," calcext:value-type="string">
            <text:p>{"lat":55.70492585,"lon":37.36124814,"err":43.6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45.79</text:p>
          </table:table-cell>
          <table:table-cell table:formula="of:=CONCATENATE(&quot;{&quot;&quot;lat&quot;&quot;:&quot;;[.A279];&quot;,&quot;&quot;lon&quot;&quot;:&quot;;[.B279];&quot;,&quot;&quot;err&quot;&quot;:&quot;;[.C279];&quot;},&quot;)" office:value-type="string" office:string-value="{&quot;lat&quot;:55.70492585,&quot;lon&quot;:37.36603654,&quot;err&quot;:45.79}," calcext:value-type="string">
            <text:p>{"lat":55.70492585,"lon":37.36603654,"err":45.79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49.05</text:p>
          </table:table-cell>
          <table:table-cell table:formula="of:=CONCATENATE(&quot;{&quot;&quot;lat&quot;&quot;:&quot;;[.A280];&quot;,&quot;&quot;lon&quot;&quot;:&quot;;[.B280];&quot;,&quot;&quot;err&quot;&quot;:&quot;;[.C280];&quot;},&quot;)" office:value-type="string" office:string-value="{&quot;lat&quot;:55.70492585,&quot;lon&quot;:37.37082495,&quot;err&quot;:49.05}," calcext:value-type="string">
            <text:p>{"lat":55.70492585,"lon":37.37082495,"err":49.05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54.34</text:p>
          </table:table-cell>
          <table:table-cell table:formula="of:=CONCATENATE(&quot;{&quot;&quot;lat&quot;&quot;:&quot;;[.A281];&quot;,&quot;&quot;lon&quot;&quot;:&quot;;[.B281];&quot;,&quot;&quot;err&quot;&quot;:&quot;;[.C281];&quot;},&quot;)" office:value-type="string" office:string-value="{&quot;lat&quot;:55.70492585,&quot;lon&quot;:37.37561336,&quot;err&quot;:54.34}," calcext:value-type="string">
            <text:p>{"lat":55.70492585,"lon":37.37561336,"err":54.34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64.24</text:p>
          </table:table-cell>
          <table:table-cell table:formula="of:=CONCATENATE(&quot;{&quot;&quot;lat&quot;&quot;:&quot;;[.A282];&quot;,&quot;&quot;lon&quot;&quot;:&quot;;[.B282];&quot;,&quot;&quot;err&quot;&quot;:&quot;;[.C282];&quot;},&quot;)" office:value-type="string" office:string-value="{&quot;lat&quot;:55.70492585,&quot;lon&quot;:37.38040176,&quot;err&quot;:64.24}," calcext:value-type="string">
            <text:p>{"lat":55.70492585,"lon":37.38040176,"err":64.24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71.38</text:p>
          </table:table-cell>
          <table:table-cell table:formula="of:=CONCATENATE(&quot;{&quot;&quot;lat&quot;&quot;:&quot;;[.A283];&quot;,&quot;&quot;lon&quot;&quot;:&quot;;[.B283];&quot;,&quot;&quot;err&quot;&quot;:&quot;;[.C283];&quot;},&quot;)" office:value-type="string" office:string-value="{&quot;lat&quot;:55.70492585,&quot;lon&quot;:37.38519017,&quot;err&quot;:71.38}," calcext:value-type="string">
            <text:p>{"lat":55.70492585,"lon":37.38519017,"err":71.38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100.53</text:p>
          </table:table-cell>
          <table:table-cell table:formula="of:=CONCATENATE(&quot;{&quot;&quot;lat&quot;&quot;:&quot;;[.A284];&quot;,&quot;&quot;lon&quot;&quot;:&quot;;[.B284];&quot;,&quot;&quot;err&quot;&quot;:&quot;;[.C284];&quot;},&quot;)" office:value-type="string" office:string-value="{&quot;lat&quot;:55.70492585,&quot;lon&quot;:37.38997857,&quot;err&quot;:100.53}," calcext:value-type="string">
            <text:p>{"lat":55.70492585,"lon":37.38997857,"err":100.53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9476698</text:p>
          </table:table-cell>
          <table:table-cell office:value-type="string" calcext:value-type="string">
            <text:p>101.84</text:p>
          </table:table-cell>
          <table:table-cell table:formula="of:=CONCATENATE(&quot;{&quot;&quot;lat&quot;&quot;:&quot;;[.A285];&quot;,&quot;&quot;lon&quot;&quot;:&quot;;[.B285];&quot;,&quot;&quot;err&quot;&quot;:&quot;;[.C285];&quot;},&quot;)" office:value-type="string" office:string-value="{&quot;lat&quot;:55.70492585,&quot;lon&quot;:37.39476698,&quot;err&quot;:101.84}," calcext:value-type="string">
            <text:p>{"lat":55.70492585,"lon":37.39476698,"err":101.84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106.73</text:p>
          </table:table-cell>
          <table:table-cell table:formula="of:=CONCATENATE(&quot;{&quot;&quot;lat&quot;&quot;:&quot;;[.A286];&quot;,&quot;&quot;lon&quot;&quot;:&quot;;[.B286];&quot;,&quot;&quot;err&quot;&quot;:&quot;;[.C286];&quot;},&quot;)" office:value-type="string" office:string-value="{&quot;lat&quot;:55.70492585,&quot;lon&quot;:37.39955539,&quot;err&quot;:106.73}," calcext:value-type="string">
            <text:p>{"lat":55.70492585,"lon":37.39955539,"err":106.73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40434379</text:p>
          </table:table-cell>
          <table:table-cell office:value-type="string" calcext:value-type="string">
            <text:p>117.22</text:p>
          </table:table-cell>
          <table:table-cell table:formula="of:=CONCATENATE(&quot;{&quot;&quot;lat&quot;&quot;:&quot;;[.A287];&quot;,&quot;&quot;lon&quot;&quot;:&quot;;[.B287];&quot;,&quot;&quot;err&quot;&quot;:&quot;;[.C287];&quot;},&quot;)" office:value-type="string" office:string-value="{&quot;lat&quot;:55.70492585,&quot;lon&quot;:37.40434379,&quot;err&quot;:117.22}," calcext:value-type="string">
            <text:p>{"lat":55.70492585,"lon":37.40434379,"err":117.22},</text:p>
          </table:table-cell>
        </table:table-row>
        <table:table-row table:style-name="ro1">
          <table:table-cell office:value-type="string" calcext:value-type="string">
            <text:p>55.70492585</text:p>
          </table:table-cell>
          <table:table-cell office:value-type="string" calcext:value-type="string">
            <text:p>37.4139206</text:p>
          </table:table-cell>
          <table:table-cell office:value-type="string" calcext:value-type="string">
            <text:p>147.58</text:p>
          </table:table-cell>
          <table:table-cell table:formula="of:=CONCATENATE(&quot;{&quot;&quot;lat&quot;&quot;:&quot;;[.A288];&quot;,&quot;&quot;lon&quot;&quot;:&quot;;[.B288];&quot;,&quot;&quot;err&quot;&quot;:&quot;;[.C288];&quot;},&quot;)" office:value-type="string" office:string-value="{&quot;lat&quot;:55.70492585,&quot;lon&quot;:37.4139206,&quot;err&quot;:147.58}," calcext:value-type="string">
            <text:p>{"lat":55.70492585,"lon":37.4139206,"err":147.58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0857567</text:p>
          </table:table-cell>
          <table:table-cell office:value-type="string" calcext:value-type="string">
            <text:p>119.8</text:p>
          </table:table-cell>
          <table:table-cell table:formula="of:=CONCATENATE(&quot;{&quot;&quot;lat&quot;&quot;:&quot;;[.A289];&quot;,&quot;&quot;lon&quot;&quot;:&quot;;[.B289];&quot;,&quot;&quot;err&quot;&quot;:&quot;;[.C289];&quot;},&quot;)" office:value-type="string" office:string-value="{&quot;lat&quot;:55.70762527,&quot;lon&quot;:37.30857567,&quot;err&quot;:119.8}," calcext:value-type="string">
            <text:p>{"lat":55.70762527,"lon":37.30857567,"err":119.8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1336408</text:p>
          </table:table-cell>
          <table:table-cell office:value-type="string" calcext:value-type="string">
            <text:p>134.29</text:p>
          </table:table-cell>
          <table:table-cell table:formula="of:=CONCATENATE(&quot;{&quot;&quot;lat&quot;&quot;:&quot;;[.A290];&quot;,&quot;&quot;lon&quot;&quot;:&quot;;[.B290];&quot;,&quot;&quot;err&quot;&quot;:&quot;;[.C290];&quot;},&quot;)" office:value-type="string" office:string-value="{&quot;lat&quot;:55.70762527,&quot;lon&quot;:37.31336408,&quot;err&quot;:134.29}," calcext:value-type="string">
            <text:p>{"lat":55.70762527,"lon":37.31336408,"err":134.29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1815248</text:p>
          </table:table-cell>
          <table:table-cell office:value-type="string" calcext:value-type="string">
            <text:p>125.52</text:p>
          </table:table-cell>
          <table:table-cell table:formula="of:=CONCATENATE(&quot;{&quot;&quot;lat&quot;&quot;:&quot;;[.A291];&quot;,&quot;&quot;lon&quot;&quot;:&quot;;[.B291];&quot;,&quot;&quot;err&quot;&quot;:&quot;;[.C291];&quot;},&quot;)" office:value-type="string" office:string-value="{&quot;lat&quot;:55.70762527,&quot;lon&quot;:37.31815248,&quot;err&quot;:125.52}," calcext:value-type="string">
            <text:p>{"lat":55.70762527,"lon":37.31815248,"err":125.52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85.76</text:p>
          </table:table-cell>
          <table:table-cell table:formula="of:=CONCATENATE(&quot;{&quot;&quot;lat&quot;&quot;:&quot;;[.A292];&quot;,&quot;&quot;lon&quot;&quot;:&quot;;[.B292];&quot;,&quot;&quot;err&quot;&quot;:&quot;;[.C292];&quot;},&quot;)" office:value-type="string" office:string-value="{&quot;lat&quot;:55.70762527,&quot;lon&quot;:37.32294089,&quot;err&quot;:85.76}," calcext:value-type="string">
            <text:p>{"lat":55.70762527,"lon":37.32294089,"err":85.76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81.51</text:p>
          </table:table-cell>
          <table:table-cell table:formula="of:=CONCATENATE(&quot;{&quot;&quot;lat&quot;&quot;:&quot;;[.A293];&quot;,&quot;&quot;lon&quot;&quot;:&quot;;[.B293];&quot;,&quot;&quot;err&quot;&quot;:&quot;;[.C293];&quot;},&quot;)" office:value-type="string" office:string-value="{&quot;lat&quot;:55.70762527,&quot;lon&quot;:37.3277293,&quot;err&quot;:81.51}," calcext:value-type="string">
            <text:p>{"lat":55.70762527,"lon":37.3277293,"err":81.51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76.23</text:p>
          </table:table-cell>
          <table:table-cell table:formula="of:=CONCATENATE(&quot;{&quot;&quot;lat&quot;&quot;:&quot;;[.A294];&quot;,&quot;&quot;lon&quot;&quot;:&quot;;[.B294];&quot;,&quot;&quot;err&quot;&quot;:&quot;;[.C294];&quot;},&quot;)" office:value-type="string" office:string-value="{&quot;lat&quot;:55.70762527,&quot;lon&quot;:37.3325177,&quot;err&quot;:76.23}," calcext:value-type="string">
            <text:p>{"lat":55.70762527,"lon":37.3325177,"err":76.23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80.46</text:p>
          </table:table-cell>
          <table:table-cell table:formula="of:=CONCATENATE(&quot;{&quot;&quot;lat&quot;&quot;:&quot;;[.A295];&quot;,&quot;&quot;lon&quot;&quot;:&quot;;[.B295];&quot;,&quot;&quot;err&quot;&quot;:&quot;;[.C295];&quot;},&quot;)" office:value-type="string" office:string-value="{&quot;lat&quot;:55.70762527,&quot;lon&quot;:37.33730611,&quot;err&quot;:80.46}," calcext:value-type="string">
            <text:p>{"lat":55.70762527,"lon":37.33730611,"err":80.46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75.77</text:p>
          </table:table-cell>
          <table:table-cell table:formula="of:=CONCATENATE(&quot;{&quot;&quot;lat&quot;&quot;:&quot;;[.A296];&quot;,&quot;&quot;lon&quot;&quot;:&quot;;[.B296];&quot;,&quot;&quot;err&quot;&quot;:&quot;;[.C296];&quot;},&quot;)" office:value-type="string" office:string-value="{&quot;lat&quot;:55.70762527,&quot;lon&quot;:37.34209451,&quot;err&quot;:75.77}," calcext:value-type="string">
            <text:p>{"lat":55.70762527,"lon":37.34209451,"err":75.77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64.62</text:p>
          </table:table-cell>
          <table:table-cell table:formula="of:=CONCATENATE(&quot;{&quot;&quot;lat&quot;&quot;:&quot;;[.A297];&quot;,&quot;&quot;lon&quot;&quot;:&quot;;[.B297];&quot;,&quot;&quot;err&quot;&quot;:&quot;;[.C297];&quot;},&quot;)" office:value-type="string" office:string-value="{&quot;lat&quot;:55.70762527,&quot;lon&quot;:37.34688292,&quot;err&quot;:64.62}," calcext:value-type="string">
            <text:p>{"lat":55.70762527,"lon":37.34688292,"err":64.62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58.11</text:p>
          </table:table-cell>
          <table:table-cell table:formula="of:=CONCATENATE(&quot;{&quot;&quot;lat&quot;&quot;:&quot;;[.A298];&quot;,&quot;&quot;lon&quot;&quot;:&quot;;[.B298];&quot;,&quot;&quot;err&quot;&quot;:&quot;;[.C298];&quot;},&quot;)" office:value-type="string" office:string-value="{&quot;lat&quot;:55.70762527,&quot;lon&quot;:37.35167133,&quot;err&quot;:58.11}," calcext:value-type="string">
            <text:p>{"lat":55.70762527,"lon":37.35167133,"err":58.11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61.63</text:p>
          </table:table-cell>
          <table:table-cell table:formula="of:=CONCATENATE(&quot;{&quot;&quot;lat&quot;&quot;:&quot;;[.A299];&quot;,&quot;&quot;lon&quot;&quot;:&quot;;[.B299];&quot;,&quot;&quot;err&quot;&quot;:&quot;;[.C299];&quot;},&quot;)" office:value-type="string" office:string-value="{&quot;lat&quot;:55.70762527,&quot;lon&quot;:37.35645973,&quot;err&quot;:61.63}," calcext:value-type="string">
            <text:p>{"lat":55.70762527,"lon":37.35645973,"err":61.63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52.53</text:p>
          </table:table-cell>
          <table:table-cell table:formula="of:=CONCATENATE(&quot;{&quot;&quot;lat&quot;&quot;:&quot;;[.A300];&quot;,&quot;&quot;lon&quot;&quot;:&quot;;[.B300];&quot;,&quot;&quot;err&quot;&quot;:&quot;;[.C300];&quot;},&quot;)" office:value-type="string" office:string-value="{&quot;lat&quot;:55.70762527,&quot;lon&quot;:37.36124814,&quot;err&quot;:52.53}," calcext:value-type="string">
            <text:p>{"lat":55.70762527,"lon":37.36124814,"err":52.53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58.9</text:p>
          </table:table-cell>
          <table:table-cell table:formula="of:=CONCATENATE(&quot;{&quot;&quot;lat&quot;&quot;:&quot;;[.A301];&quot;,&quot;&quot;lon&quot;&quot;:&quot;;[.B301];&quot;,&quot;&quot;err&quot;&quot;:&quot;;[.C301];&quot;},&quot;)" office:value-type="string" office:string-value="{&quot;lat&quot;:55.70762527,&quot;lon&quot;:37.36603654,&quot;err&quot;:58.9}," calcext:value-type="string">
            <text:p>{"lat":55.70762527,"lon":37.36603654,"err":58.9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57.62</text:p>
          </table:table-cell>
          <table:table-cell table:formula="of:=CONCATENATE(&quot;{&quot;&quot;lat&quot;&quot;:&quot;;[.A302];&quot;,&quot;&quot;lon&quot;&quot;:&quot;;[.B302];&quot;,&quot;&quot;err&quot;&quot;:&quot;;[.C302];&quot;},&quot;)" office:value-type="string" office:string-value="{&quot;lat&quot;:55.70762527,&quot;lon&quot;:37.37082495,&quot;err&quot;:57.62}," calcext:value-type="string">
            <text:p>{"lat":55.70762527,"lon":37.37082495,"err":57.62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58.95</text:p>
          </table:table-cell>
          <table:table-cell table:formula="of:=CONCATENATE(&quot;{&quot;&quot;lat&quot;&quot;:&quot;;[.A303];&quot;,&quot;&quot;lon&quot;&quot;:&quot;;[.B303];&quot;,&quot;&quot;err&quot;&quot;:&quot;;[.C303];&quot;},&quot;)" office:value-type="string" office:string-value="{&quot;lat&quot;:55.70762527,&quot;lon&quot;:37.37561336,&quot;err&quot;:58.95}," calcext:value-type="string">
            <text:p>{"lat":55.70762527,"lon":37.37561336,"err":58.95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79.65</text:p>
          </table:table-cell>
          <table:table-cell table:formula="of:=CONCATENATE(&quot;{&quot;&quot;lat&quot;&quot;:&quot;;[.A304];&quot;,&quot;&quot;lon&quot;&quot;:&quot;;[.B304];&quot;,&quot;&quot;err&quot;&quot;:&quot;;[.C304];&quot;},&quot;)" office:value-type="string" office:string-value="{&quot;lat&quot;:55.70762527,&quot;lon&quot;:37.38040176,&quot;err&quot;:79.65}," calcext:value-type="string">
            <text:p>{"lat":55.70762527,"lon":37.38040176,"err":79.65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83.13</text:p>
          </table:table-cell>
          <table:table-cell table:formula="of:=CONCATENATE(&quot;{&quot;&quot;lat&quot;&quot;:&quot;;[.A305];&quot;,&quot;&quot;lon&quot;&quot;:&quot;;[.B305];&quot;,&quot;&quot;err&quot;&quot;:&quot;;[.C305];&quot;},&quot;)" office:value-type="string" office:string-value="{&quot;lat&quot;:55.70762527,&quot;lon&quot;:37.38519017,&quot;err&quot;:83.13}," calcext:value-type="string">
            <text:p>{"lat":55.70762527,"lon":37.38519017,"err":83.13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87.74</text:p>
          </table:table-cell>
          <table:table-cell table:formula="of:=CONCATENATE(&quot;{&quot;&quot;lat&quot;&quot;:&quot;;[.A306];&quot;,&quot;&quot;lon&quot;&quot;:&quot;;[.B306];&quot;,&quot;&quot;err&quot;&quot;:&quot;;[.C306];&quot;},&quot;)" office:value-type="string" office:string-value="{&quot;lat&quot;:55.70762527,&quot;lon&quot;:37.38997857,&quot;err&quot;:87.74}," calcext:value-type="string">
            <text:p>{"lat":55.70762527,"lon":37.38997857,"err":87.74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9476698</text:p>
          </table:table-cell>
          <table:table-cell office:value-type="string" calcext:value-type="string">
            <text:p>134.81</text:p>
          </table:table-cell>
          <table:table-cell table:formula="of:=CONCATENATE(&quot;{&quot;&quot;lat&quot;&quot;:&quot;;[.A307];&quot;,&quot;&quot;lon&quot;&quot;:&quot;;[.B307];&quot;,&quot;&quot;err&quot;&quot;:&quot;;[.C307];&quot;},&quot;)" office:value-type="string" office:string-value="{&quot;lat&quot;:55.70762527,&quot;lon&quot;:37.39476698,&quot;err&quot;:134.81}," calcext:value-type="string">
            <text:p>{"lat":55.70762527,"lon":37.39476698,"err":134.81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114.7</text:p>
          </table:table-cell>
          <table:table-cell table:formula="of:=CONCATENATE(&quot;{&quot;&quot;lat&quot;&quot;:&quot;;[.A308];&quot;,&quot;&quot;lon&quot;&quot;:&quot;;[.B308];&quot;,&quot;&quot;err&quot;&quot;:&quot;;[.C308];&quot;},&quot;)" office:value-type="string" office:string-value="{&quot;lat&quot;:55.70762527,&quot;lon&quot;:37.39955539,&quot;err&quot;:114.7}," calcext:value-type="string">
            <text:p>{"lat":55.70762527,"lon":37.39955539,"err":114.7},</text:p>
          </table:table-cell>
        </table:table-row>
        <table:table-row table:style-name="ro1">
          <table:table-cell office:value-type="string" calcext:value-type="string">
            <text:p>55.70762527</text:p>
          </table:table-cell>
          <table:table-cell office:value-type="string" calcext:value-type="string">
            <text:p>37.4139206</text:p>
          </table:table-cell>
          <table:table-cell office:value-type="string" calcext:value-type="string">
            <text:p>140.66</text:p>
          </table:table-cell>
          <table:table-cell table:formula="of:=CONCATENATE(&quot;{&quot;&quot;lat&quot;&quot;:&quot;;[.A309];&quot;,&quot;&quot;lon&quot;&quot;:&quot;;[.B309];&quot;,&quot;&quot;err&quot;&quot;:&quot;;[.C309];&quot;},&quot;)" office:value-type="string" office:string-value="{&quot;lat&quot;:55.70762527,&quot;lon&quot;:37.4139206,&quot;err&quot;:140.66}," calcext:value-type="string">
            <text:p>{"lat":55.70762527,"lon":37.4139206,"err":140.66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29421045</text:p>
          </table:table-cell>
          <table:table-cell office:value-type="string" calcext:value-type="string">
            <text:p>120.81</text:p>
          </table:table-cell>
          <table:table-cell table:formula="of:=CONCATENATE(&quot;{&quot;&quot;lat&quot;&quot;:&quot;;[.A310];&quot;,&quot;&quot;lon&quot;&quot;:&quot;;[.B310];&quot;,&quot;&quot;err&quot;&quot;:&quot;;[.C310];&quot;},&quot;)" office:value-type="string" office:string-value="{&quot;lat&quot;:55.71032469,&quot;lon&quot;:37.29421045,&quot;err&quot;:120.81}," calcext:value-type="string">
            <text:p>{"lat":55.71032469,"lon":37.29421045,"err":120.81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0857567</text:p>
          </table:table-cell>
          <table:table-cell office:value-type="string" calcext:value-type="string">
            <text:p>124.81</text:p>
          </table:table-cell>
          <table:table-cell table:formula="of:=CONCATENATE(&quot;{&quot;&quot;lat&quot;&quot;:&quot;;[.A311];&quot;,&quot;&quot;lon&quot;&quot;:&quot;;[.B311];&quot;,&quot;&quot;err&quot;&quot;:&quot;;[.C311];&quot;},&quot;)" office:value-type="string" office:string-value="{&quot;lat&quot;:55.71032469,&quot;lon&quot;:37.30857567,&quot;err&quot;:124.81}," calcext:value-type="string">
            <text:p>{"lat":55.71032469,"lon":37.30857567,"err":124.81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1336408</text:p>
          </table:table-cell>
          <table:table-cell office:value-type="string" calcext:value-type="string">
            <text:p>144.95</text:p>
          </table:table-cell>
          <table:table-cell table:formula="of:=CONCATENATE(&quot;{&quot;&quot;lat&quot;&quot;:&quot;;[.A312];&quot;,&quot;&quot;lon&quot;&quot;:&quot;;[.B312];&quot;,&quot;&quot;err&quot;&quot;:&quot;;[.C312];&quot;},&quot;)" office:value-type="string" office:string-value="{&quot;lat&quot;:55.71032469,&quot;lon&quot;:37.31336408,&quot;err&quot;:144.95}," calcext:value-type="string">
            <text:p>{"lat":55.71032469,"lon":37.31336408,"err":144.95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1815248</text:p>
          </table:table-cell>
          <table:table-cell office:value-type="string" calcext:value-type="string">
            <text:p>108.37</text:p>
          </table:table-cell>
          <table:table-cell table:formula="of:=CONCATENATE(&quot;{&quot;&quot;lat&quot;&quot;:&quot;;[.A313];&quot;,&quot;&quot;lon&quot;&quot;:&quot;;[.B313];&quot;,&quot;&quot;err&quot;&quot;:&quot;;[.C313];&quot;},&quot;)" office:value-type="string" office:string-value="{&quot;lat&quot;:55.71032469,&quot;lon&quot;:37.31815248,&quot;err&quot;:108.37}," calcext:value-type="string">
            <text:p>{"lat":55.71032469,"lon":37.31815248,"err":108.37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95.04</text:p>
          </table:table-cell>
          <table:table-cell table:formula="of:=CONCATENATE(&quot;{&quot;&quot;lat&quot;&quot;:&quot;;[.A314];&quot;,&quot;&quot;lon&quot;&quot;:&quot;;[.B314];&quot;,&quot;&quot;err&quot;&quot;:&quot;;[.C314];&quot;},&quot;)" office:value-type="string" office:string-value="{&quot;lat&quot;:55.71032469,&quot;lon&quot;:37.32294089,&quot;err&quot;:95.04}," calcext:value-type="string">
            <text:p>{"lat":55.71032469,"lon":37.32294089,"err":95.04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82.49</text:p>
          </table:table-cell>
          <table:table-cell table:formula="of:=CONCATENATE(&quot;{&quot;&quot;lat&quot;&quot;:&quot;;[.A315];&quot;,&quot;&quot;lon&quot;&quot;:&quot;;[.B315];&quot;,&quot;&quot;err&quot;&quot;:&quot;;[.C315];&quot;},&quot;)" office:value-type="string" office:string-value="{&quot;lat&quot;:55.71032469,&quot;lon&quot;:37.3277293,&quot;err&quot;:82.49}," calcext:value-type="string">
            <text:p>{"lat":55.71032469,"lon":37.3277293,"err":82.49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80.49</text:p>
          </table:table-cell>
          <table:table-cell table:formula="of:=CONCATENATE(&quot;{&quot;&quot;lat&quot;&quot;:&quot;;[.A316];&quot;,&quot;&quot;lon&quot;&quot;:&quot;;[.B316];&quot;,&quot;&quot;err&quot;&quot;:&quot;;[.C316];&quot;},&quot;)" office:value-type="string" office:string-value="{&quot;lat&quot;:55.71032469,&quot;lon&quot;:37.3325177,&quot;err&quot;:80.49}," calcext:value-type="string">
            <text:p>{"lat":55.71032469,"lon":37.3325177,"err":80.49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95.86</text:p>
          </table:table-cell>
          <table:table-cell table:formula="of:=CONCATENATE(&quot;{&quot;&quot;lat&quot;&quot;:&quot;;[.A317];&quot;,&quot;&quot;lon&quot;&quot;:&quot;;[.B317];&quot;,&quot;&quot;err&quot;&quot;:&quot;;[.C317];&quot;},&quot;)" office:value-type="string" office:string-value="{&quot;lat&quot;:55.71032469,&quot;lon&quot;:37.33730611,&quot;err&quot;:95.86}," calcext:value-type="string">
            <text:p>{"lat":55.71032469,"lon":37.33730611,"err":95.86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69.31</text:p>
          </table:table-cell>
          <table:table-cell table:formula="of:=CONCATENATE(&quot;{&quot;&quot;lat&quot;&quot;:&quot;;[.A318];&quot;,&quot;&quot;lon&quot;&quot;:&quot;;[.B318];&quot;,&quot;&quot;err&quot;&quot;:&quot;;[.C318];&quot;},&quot;)" office:value-type="string" office:string-value="{&quot;lat&quot;:55.71032469,&quot;lon&quot;:37.34209451,&quot;err&quot;:69.31}," calcext:value-type="string">
            <text:p>{"lat":55.71032469,"lon":37.34209451,"err":69.31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57.11</text:p>
          </table:table-cell>
          <table:table-cell table:formula="of:=CONCATENATE(&quot;{&quot;&quot;lat&quot;&quot;:&quot;;[.A319];&quot;,&quot;&quot;lon&quot;&quot;:&quot;;[.B319];&quot;,&quot;&quot;err&quot;&quot;:&quot;;[.C319];&quot;},&quot;)" office:value-type="string" office:string-value="{&quot;lat&quot;:55.71032469,&quot;lon&quot;:37.34688292,&quot;err&quot;:57.11}," calcext:value-type="string">
            <text:p>{"lat":55.71032469,"lon":37.34688292,"err":57.11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74.06</text:p>
          </table:table-cell>
          <table:table-cell table:formula="of:=CONCATENATE(&quot;{&quot;&quot;lat&quot;&quot;:&quot;;[.A320];&quot;,&quot;&quot;lon&quot;&quot;:&quot;;[.B320];&quot;,&quot;&quot;err&quot;&quot;:&quot;;[.C320];&quot;},&quot;)" office:value-type="string" office:string-value="{&quot;lat&quot;:55.71032469,&quot;lon&quot;:37.35167133,&quot;err&quot;:74.06}," calcext:value-type="string">
            <text:p>{"lat":55.71032469,"lon":37.35167133,"err":74.06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53.58</text:p>
          </table:table-cell>
          <table:table-cell table:formula="of:=CONCATENATE(&quot;{&quot;&quot;lat&quot;&quot;:&quot;;[.A321];&quot;,&quot;&quot;lon&quot;&quot;:&quot;;[.B321];&quot;,&quot;&quot;err&quot;&quot;:&quot;;[.C321];&quot;},&quot;)" office:value-type="string" office:string-value="{&quot;lat&quot;:55.71032469,&quot;lon&quot;:37.35645973,&quot;err&quot;:53.58}," calcext:value-type="string">
            <text:p>{"lat":55.71032469,"lon":37.35645973,"err":53.58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52.7</text:p>
          </table:table-cell>
          <table:table-cell table:formula="of:=CONCATENATE(&quot;{&quot;&quot;lat&quot;&quot;:&quot;;[.A322];&quot;,&quot;&quot;lon&quot;&quot;:&quot;;[.B322];&quot;,&quot;&quot;err&quot;&quot;:&quot;;[.C322];&quot;},&quot;)" office:value-type="string" office:string-value="{&quot;lat&quot;:55.71032469,&quot;lon&quot;:37.36124814,&quot;err&quot;:52.7}," calcext:value-type="string">
            <text:p>{"lat":55.71032469,"lon":37.36124814,"err":52.7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78.16</text:p>
          </table:table-cell>
          <table:table-cell table:formula="of:=CONCATENATE(&quot;{&quot;&quot;lat&quot;&quot;:&quot;;[.A323];&quot;,&quot;&quot;lon&quot;&quot;:&quot;;[.B323];&quot;,&quot;&quot;err&quot;&quot;:&quot;;[.C323];&quot;},&quot;)" office:value-type="string" office:string-value="{&quot;lat&quot;:55.71032469,&quot;lon&quot;:37.36603654,&quot;err&quot;:78.16}," calcext:value-type="string">
            <text:p>{"lat":55.71032469,"lon":37.36603654,"err":78.16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60.91</text:p>
          </table:table-cell>
          <table:table-cell table:formula="of:=CONCATENATE(&quot;{&quot;&quot;lat&quot;&quot;:&quot;;[.A324];&quot;,&quot;&quot;lon&quot;&quot;:&quot;;[.B324];&quot;,&quot;&quot;err&quot;&quot;:&quot;;[.C324];&quot;},&quot;)" office:value-type="string" office:string-value="{&quot;lat&quot;:55.71032469,&quot;lon&quot;:37.37082495,&quot;err&quot;:60.91}," calcext:value-type="string">
            <text:p>{"lat":55.71032469,"lon":37.37082495,"err":60.91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85.59</text:p>
          </table:table-cell>
          <table:table-cell table:formula="of:=CONCATENATE(&quot;{&quot;&quot;lat&quot;&quot;:&quot;;[.A325];&quot;,&quot;&quot;lon&quot;&quot;:&quot;;[.B325];&quot;,&quot;&quot;err&quot;&quot;:&quot;;[.C325];&quot;},&quot;)" office:value-type="string" office:string-value="{&quot;lat&quot;:55.71032469,&quot;lon&quot;:37.37561336,&quot;err&quot;:85.59}," calcext:value-type="string">
            <text:p>{"lat":55.71032469,"lon":37.37561336,"err":85.59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107.15</text:p>
          </table:table-cell>
          <table:table-cell table:formula="of:=CONCATENATE(&quot;{&quot;&quot;lat&quot;&quot;:&quot;;[.A326];&quot;,&quot;&quot;lon&quot;&quot;:&quot;;[.B326];&quot;,&quot;&quot;err&quot;&quot;:&quot;;[.C326];&quot;},&quot;)" office:value-type="string" office:string-value="{&quot;lat&quot;:55.71032469,&quot;lon&quot;:37.38040176,&quot;err&quot;:107.15}," calcext:value-type="string">
            <text:p>{"lat":55.71032469,"lon":37.38040176,"err":107.15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113.44</text:p>
          </table:table-cell>
          <table:table-cell table:formula="of:=CONCATENATE(&quot;{&quot;&quot;lat&quot;&quot;:&quot;;[.A327];&quot;,&quot;&quot;lon&quot;&quot;:&quot;;[.B327];&quot;,&quot;&quot;err&quot;&quot;:&quot;;[.C327];&quot;},&quot;)" office:value-type="string" office:string-value="{&quot;lat&quot;:55.71032469,&quot;lon&quot;:37.38519017,&quot;err&quot;:113.44}," calcext:value-type="string">
            <text:p>{"lat":55.71032469,"lon":37.38519017,"err":113.44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116.78</text:p>
          </table:table-cell>
          <table:table-cell table:formula="of:=CONCATENATE(&quot;{&quot;&quot;lat&quot;&quot;:&quot;;[.A328];&quot;,&quot;&quot;lon&quot;&quot;:&quot;;[.B328];&quot;,&quot;&quot;err&quot;&quot;:&quot;;[.C328];&quot;},&quot;)" office:value-type="string" office:string-value="{&quot;lat&quot;:55.71032469,&quot;lon&quot;:37.38997857,&quot;err&quot;:116.78}," calcext:value-type="string">
            <text:p>{"lat":55.71032469,"lon":37.38997857,"err":116.78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9476698</text:p>
          </table:table-cell>
          <table:table-cell office:value-type="string" calcext:value-type="string">
            <text:p>107.37</text:p>
          </table:table-cell>
          <table:table-cell table:formula="of:=CONCATENATE(&quot;{&quot;&quot;lat&quot;&quot;:&quot;;[.A329];&quot;,&quot;&quot;lon&quot;&quot;:&quot;;[.B329];&quot;,&quot;&quot;err&quot;&quot;:&quot;;[.C329];&quot;},&quot;)" office:value-type="string" office:string-value="{&quot;lat&quot;:55.71032469,&quot;lon&quot;:37.39476698,&quot;err&quot;:107.37}," calcext:value-type="string">
            <text:p>{"lat":55.71032469,"lon":37.39476698,"err":107.37},</text:p>
          </table:table-cell>
        </table:table-row>
        <table:table-row table:style-name="ro1">
          <table:table-cell office:value-type="string" calcext:value-type="string">
            <text:p>55.71032469</text:p>
          </table:table-cell>
          <table:table-cell office:value-type="string" calcext:value-type="string">
            <text:p>37.39955539</text:p>
          </table:table-cell>
          <table:table-cell office:value-type="string" calcext:value-type="string">
            <text:p>133.34</text:p>
          </table:table-cell>
          <table:table-cell table:formula="of:=CONCATENATE(&quot;{&quot;&quot;lat&quot;&quot;:&quot;;[.A330];&quot;,&quot;&quot;lon&quot;&quot;:&quot;;[.B330];&quot;,&quot;&quot;err&quot;&quot;:&quot;;[.C330];&quot;},&quot;)" office:value-type="string" office:string-value="{&quot;lat&quot;:55.71032469,&quot;lon&quot;:37.39955539,&quot;err&quot;:133.34}," calcext:value-type="string">
            <text:p>{"lat":55.71032469,"lon":37.39955539,"err":133.34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1336408</text:p>
          </table:table-cell>
          <table:table-cell office:value-type="string" calcext:value-type="string">
            <text:p>120.26</text:p>
          </table:table-cell>
          <table:table-cell table:formula="of:=CONCATENATE(&quot;{&quot;&quot;lat&quot;&quot;:&quot;;[.A331];&quot;,&quot;&quot;lon&quot;&quot;:&quot;;[.B331];&quot;,&quot;&quot;err&quot;&quot;:&quot;;[.C331];&quot;},&quot;)" office:value-type="string" office:string-value="{&quot;lat&quot;:55.71302411,&quot;lon&quot;:37.31336408,&quot;err&quot;:120.26}," calcext:value-type="string">
            <text:p>{"lat":55.71302411,"lon":37.31336408,"err":120.26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1815248</text:p>
          </table:table-cell>
          <table:table-cell office:value-type="string" calcext:value-type="string">
            <text:p>146.3</text:p>
          </table:table-cell>
          <table:table-cell table:formula="of:=CONCATENATE(&quot;{&quot;&quot;lat&quot;&quot;:&quot;;[.A332];&quot;,&quot;&quot;lon&quot;&quot;:&quot;;[.B332];&quot;,&quot;&quot;err&quot;&quot;:&quot;;[.C332];&quot;},&quot;)" office:value-type="string" office:string-value="{&quot;lat&quot;:55.71302411,&quot;lon&quot;:37.31815248,&quot;err&quot;:146.3}," calcext:value-type="string">
            <text:p>{"lat":55.71302411,"lon":37.31815248,"err":146.3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134.73</text:p>
          </table:table-cell>
          <table:table-cell table:formula="of:=CONCATENATE(&quot;{&quot;&quot;lat&quot;&quot;:&quot;;[.A333];&quot;,&quot;&quot;lon&quot;&quot;:&quot;;[.B333];&quot;,&quot;&quot;err&quot;&quot;:&quot;;[.C333];&quot;},&quot;)" office:value-type="string" office:string-value="{&quot;lat&quot;:55.71302411,&quot;lon&quot;:37.32294089,&quot;err&quot;:134.73}," calcext:value-type="string">
            <text:p>{"lat":55.71302411,"lon":37.32294089,"err":134.73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73.57</text:p>
          </table:table-cell>
          <table:table-cell table:formula="of:=CONCATENATE(&quot;{&quot;&quot;lat&quot;&quot;:&quot;;[.A334];&quot;,&quot;&quot;lon&quot;&quot;:&quot;;[.B334];&quot;,&quot;&quot;err&quot;&quot;:&quot;;[.C334];&quot;},&quot;)" office:value-type="string" office:string-value="{&quot;lat&quot;:55.71302411,&quot;lon&quot;:37.3277293,&quot;err&quot;:73.57}," calcext:value-type="string">
            <text:p>{"lat":55.71302411,"lon":37.3277293,"err":73.57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83.34</text:p>
          </table:table-cell>
          <table:table-cell table:formula="of:=CONCATENATE(&quot;{&quot;&quot;lat&quot;&quot;:&quot;;[.A335];&quot;,&quot;&quot;lon&quot;&quot;:&quot;;[.B335];&quot;,&quot;&quot;err&quot;&quot;:&quot;;[.C335];&quot;},&quot;)" office:value-type="string" office:string-value="{&quot;lat&quot;:55.71302411,&quot;lon&quot;:37.3325177,&quot;err&quot;:83.34}," calcext:value-type="string">
            <text:p>{"lat":55.71302411,"lon":37.3325177,"err":83.34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76.75</text:p>
          </table:table-cell>
          <table:table-cell table:formula="of:=CONCATENATE(&quot;{&quot;&quot;lat&quot;&quot;:&quot;;[.A336];&quot;,&quot;&quot;lon&quot;&quot;:&quot;;[.B336];&quot;,&quot;&quot;err&quot;&quot;:&quot;;[.C336];&quot;},&quot;)" office:value-type="string" office:string-value="{&quot;lat&quot;:55.71302411,&quot;lon&quot;:37.33730611,&quot;err&quot;:76.75}," calcext:value-type="string">
            <text:p>{"lat":55.71302411,"lon":37.33730611,"err":76.75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83.89</text:p>
          </table:table-cell>
          <table:table-cell table:formula="of:=CONCATENATE(&quot;{&quot;&quot;lat&quot;&quot;:&quot;;[.A337];&quot;,&quot;&quot;lon&quot;&quot;:&quot;;[.B337];&quot;,&quot;&quot;err&quot;&quot;:&quot;;[.C337];&quot;},&quot;)" office:value-type="string" office:string-value="{&quot;lat&quot;:55.71302411,&quot;lon&quot;:37.34209451,&quot;err&quot;:83.89}," calcext:value-type="string">
            <text:p>{"lat":55.71302411,"lon":37.34209451,"err":83.89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82.17</text:p>
          </table:table-cell>
          <table:table-cell table:formula="of:=CONCATENATE(&quot;{&quot;&quot;lat&quot;&quot;:&quot;;[.A338];&quot;,&quot;&quot;lon&quot;&quot;:&quot;;[.B338];&quot;,&quot;&quot;err&quot;&quot;:&quot;;[.C338];&quot;},&quot;)" office:value-type="string" office:string-value="{&quot;lat&quot;:55.71302411,&quot;lon&quot;:37.34688292,&quot;err&quot;:82.17}," calcext:value-type="string">
            <text:p>{"lat":55.71302411,"lon":37.34688292,"err":82.17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86.72</text:p>
          </table:table-cell>
          <table:table-cell table:formula="of:=CONCATENATE(&quot;{&quot;&quot;lat&quot;&quot;:&quot;;[.A339];&quot;,&quot;&quot;lon&quot;&quot;:&quot;;[.B339];&quot;,&quot;&quot;err&quot;&quot;:&quot;;[.C339];&quot;},&quot;)" office:value-type="string" office:string-value="{&quot;lat&quot;:55.71302411,&quot;lon&quot;:37.35167133,&quot;err&quot;:86.72}," calcext:value-type="string">
            <text:p>{"lat":55.71302411,"lon":37.35167133,"err":86.72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75.57</text:p>
          </table:table-cell>
          <table:table-cell table:formula="of:=CONCATENATE(&quot;{&quot;&quot;lat&quot;&quot;:&quot;;[.A340];&quot;,&quot;&quot;lon&quot;&quot;:&quot;;[.B340];&quot;,&quot;&quot;err&quot;&quot;:&quot;;[.C340];&quot;},&quot;)" office:value-type="string" office:string-value="{&quot;lat&quot;:55.71302411,&quot;lon&quot;:37.35645973,&quot;err&quot;:75.57}," calcext:value-type="string">
            <text:p>{"lat":55.71302411,"lon":37.35645973,"err":75.57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68.12</text:p>
          </table:table-cell>
          <table:table-cell table:formula="of:=CONCATENATE(&quot;{&quot;&quot;lat&quot;&quot;:&quot;;[.A341];&quot;,&quot;&quot;lon&quot;&quot;:&quot;;[.B341];&quot;,&quot;&quot;err&quot;&quot;:&quot;;[.C341];&quot;},&quot;)" office:value-type="string" office:string-value="{&quot;lat&quot;:55.71302411,&quot;lon&quot;:37.36124814,&quot;err&quot;:68.12}," calcext:value-type="string">
            <text:p>{"lat":55.71302411,"lon":37.36124814,"err":68.12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74.44</text:p>
          </table:table-cell>
          <table:table-cell table:formula="of:=CONCATENATE(&quot;{&quot;&quot;lat&quot;&quot;:&quot;;[.A342];&quot;,&quot;&quot;lon&quot;&quot;:&quot;;[.B342];&quot;,&quot;&quot;err&quot;&quot;:&quot;;[.C342];&quot;},&quot;)" office:value-type="string" office:string-value="{&quot;lat&quot;:55.71302411,&quot;lon&quot;:37.36603654,&quot;err&quot;:74.44}," calcext:value-type="string">
            <text:p>{"lat":55.71302411,"lon":37.36603654,"err":74.44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74.57</text:p>
          </table:table-cell>
          <table:table-cell table:formula="of:=CONCATENATE(&quot;{&quot;&quot;lat&quot;&quot;:&quot;;[.A343];&quot;,&quot;&quot;lon&quot;&quot;:&quot;;[.B343];&quot;,&quot;&quot;err&quot;&quot;:&quot;;[.C343];&quot;},&quot;)" office:value-type="string" office:string-value="{&quot;lat&quot;:55.71302411,&quot;lon&quot;:37.37082495,&quot;err&quot;:74.57}," calcext:value-type="string">
            <text:p>{"lat":55.71302411,"lon":37.37082495,"err":74.57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94.76</text:p>
          </table:table-cell>
          <table:table-cell table:formula="of:=CONCATENATE(&quot;{&quot;&quot;lat&quot;&quot;:&quot;;[.A344];&quot;,&quot;&quot;lon&quot;&quot;:&quot;;[.B344];&quot;,&quot;&quot;err&quot;&quot;:&quot;;[.C344];&quot;},&quot;)" office:value-type="string" office:string-value="{&quot;lat&quot;:55.71302411,&quot;lon&quot;:37.37561336,&quot;err&quot;:94.76}," calcext:value-type="string">
            <text:p>{"lat":55.71302411,"lon":37.37561336,"err":94.76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101.63</text:p>
          </table:table-cell>
          <table:table-cell table:formula="of:=CONCATENATE(&quot;{&quot;&quot;lat&quot;&quot;:&quot;;[.A345];&quot;,&quot;&quot;lon&quot;&quot;:&quot;;[.B345];&quot;,&quot;&quot;err&quot;&quot;:&quot;;[.C345];&quot;},&quot;)" office:value-type="string" office:string-value="{&quot;lat&quot;:55.71302411,&quot;lon&quot;:37.38040176,&quot;err&quot;:101.63}," calcext:value-type="string">
            <text:p>{"lat":55.71302411,"lon":37.38040176,"err":101.63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129.28</text:p>
          </table:table-cell>
          <table:table-cell table:formula="of:=CONCATENATE(&quot;{&quot;&quot;lat&quot;&quot;:&quot;;[.A346];&quot;,&quot;&quot;lon&quot;&quot;:&quot;;[.B346];&quot;,&quot;&quot;err&quot;&quot;:&quot;;[.C346];&quot;},&quot;)" office:value-type="string" office:string-value="{&quot;lat&quot;:55.71302411,&quot;lon&quot;:37.38519017,&quot;err&quot;:129.28}," calcext:value-type="string">
            <text:p>{"lat":55.71302411,"lon":37.38519017,"err":129.28},</text:p>
          </table:table-cell>
        </table:table-row>
        <table:table-row table:style-name="ro1">
          <table:table-cell office:value-type="string" calcext:value-type="string">
            <text:p>55.71302411</text:p>
          </table:table-cell>
          <table:table-cell office:value-type="string" calcext:value-type="string">
            <text:p>37.39476698</text:p>
          </table:table-cell>
          <table:table-cell office:value-type="string" calcext:value-type="string">
            <text:p>117.91</text:p>
          </table:table-cell>
          <table:table-cell table:formula="of:=CONCATENATE(&quot;{&quot;&quot;lat&quot;&quot;:&quot;;[.A347];&quot;,&quot;&quot;lon&quot;&quot;:&quot;;[.B347];&quot;,&quot;&quot;err&quot;&quot;:&quot;;[.C347];&quot;},&quot;)" office:value-type="string" office:string-value="{&quot;lat&quot;:55.71302411,&quot;lon&quot;:37.39476698,&quot;err&quot;:117.91}," calcext:value-type="string">
            <text:p>{"lat":55.71302411,"lon":37.39476698,"err":117.91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29899886</text:p>
          </table:table-cell>
          <table:table-cell office:value-type="string" calcext:value-type="string">
            <text:p>144.8</text:p>
          </table:table-cell>
          <table:table-cell table:formula="of:=CONCATENATE(&quot;{&quot;&quot;lat&quot;&quot;:&quot;;[.A348];&quot;,&quot;&quot;lon&quot;&quot;:&quot;;[.B348];&quot;,&quot;&quot;err&quot;&quot;:&quot;;[.C348];&quot;},&quot;)" office:value-type="string" office:string-value="{&quot;lat&quot;:55.71572354,&quot;lon&quot;:37.29899886,&quot;err&quot;:144.8}," calcext:value-type="string">
            <text:p>{"lat":55.71572354,"lon":37.29899886,"err":144.8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0857567</text:p>
          </table:table-cell>
          <table:table-cell office:value-type="string" calcext:value-type="string">
            <text:p>139.59</text:p>
          </table:table-cell>
          <table:table-cell table:formula="of:=CONCATENATE(&quot;{&quot;&quot;lat&quot;&quot;:&quot;;[.A349];&quot;,&quot;&quot;lon&quot;&quot;:&quot;;[.B349];&quot;,&quot;&quot;err&quot;&quot;:&quot;;[.C349];&quot;},&quot;)" office:value-type="string" office:string-value="{&quot;lat&quot;:55.71572354,&quot;lon&quot;:37.30857567,&quot;err&quot;:139.59}," calcext:value-type="string">
            <text:p>{"lat":55.71572354,"lon":37.30857567,"err":139.59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1815248</text:p>
          </table:table-cell>
          <table:table-cell office:value-type="string" calcext:value-type="string">
            <text:p>130.21</text:p>
          </table:table-cell>
          <table:table-cell table:formula="of:=CONCATENATE(&quot;{&quot;&quot;lat&quot;&quot;:&quot;;[.A350];&quot;,&quot;&quot;lon&quot;&quot;:&quot;;[.B350];&quot;,&quot;&quot;err&quot;&quot;:&quot;;[.C350];&quot;},&quot;)" office:value-type="string" office:string-value="{&quot;lat&quot;:55.71572354,&quot;lon&quot;:37.31815248,&quot;err&quot;:130.21}," calcext:value-type="string">
            <text:p>{"lat":55.71572354,"lon":37.31815248,"err":130.21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109.01</text:p>
          </table:table-cell>
          <table:table-cell table:formula="of:=CONCATENATE(&quot;{&quot;&quot;lat&quot;&quot;:&quot;;[.A351];&quot;,&quot;&quot;lon&quot;&quot;:&quot;;[.B351];&quot;,&quot;&quot;err&quot;&quot;:&quot;;[.C351];&quot;},&quot;)" office:value-type="string" office:string-value="{&quot;lat&quot;:55.71572354,&quot;lon&quot;:37.32294089,&quot;err&quot;:109.01}," calcext:value-type="string">
            <text:p>{"lat":55.71572354,"lon":37.32294089,"err":109.01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94.91</text:p>
          </table:table-cell>
          <table:table-cell table:formula="of:=CONCATENATE(&quot;{&quot;&quot;lat&quot;&quot;:&quot;;[.A352];&quot;,&quot;&quot;lon&quot;&quot;:&quot;;[.B352];&quot;,&quot;&quot;err&quot;&quot;:&quot;;[.C352];&quot;},&quot;)" office:value-type="string" office:string-value="{&quot;lat&quot;:55.71572354,&quot;lon&quot;:37.3277293,&quot;err&quot;:94.91}," calcext:value-type="string">
            <text:p>{"lat":55.71572354,"lon":37.3277293,"err":94.91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103.98</text:p>
          </table:table-cell>
          <table:table-cell table:formula="of:=CONCATENATE(&quot;{&quot;&quot;lat&quot;&quot;:&quot;;[.A353];&quot;,&quot;&quot;lon&quot;&quot;:&quot;;[.B353];&quot;,&quot;&quot;err&quot;&quot;:&quot;;[.C353];&quot;},&quot;)" office:value-type="string" office:string-value="{&quot;lat&quot;:55.71572354,&quot;lon&quot;:37.3325177,&quot;err&quot;:103.98}," calcext:value-type="string">
            <text:p>{"lat":55.71572354,"lon":37.3325177,"err":103.98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79.41</text:p>
          </table:table-cell>
          <table:table-cell table:formula="of:=CONCATENATE(&quot;{&quot;&quot;lat&quot;&quot;:&quot;;[.A354];&quot;,&quot;&quot;lon&quot;&quot;:&quot;;[.B354];&quot;,&quot;&quot;err&quot;&quot;:&quot;;[.C354];&quot;},&quot;)" office:value-type="string" office:string-value="{&quot;lat&quot;:55.71572354,&quot;lon&quot;:37.33730611,&quot;err&quot;:79.41}," calcext:value-type="string">
            <text:p>{"lat":55.71572354,"lon":37.33730611,"err":79.41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92.65</text:p>
          </table:table-cell>
          <table:table-cell table:formula="of:=CONCATENATE(&quot;{&quot;&quot;lat&quot;&quot;:&quot;;[.A355];&quot;,&quot;&quot;lon&quot;&quot;:&quot;;[.B355];&quot;,&quot;&quot;err&quot;&quot;:&quot;;[.C355];&quot;},&quot;)" office:value-type="string" office:string-value="{&quot;lat&quot;:55.71572354,&quot;lon&quot;:37.34209451,&quot;err&quot;:92.65}," calcext:value-type="string">
            <text:p>{"lat":55.71572354,"lon":37.34209451,"err":92.65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95.89</text:p>
          </table:table-cell>
          <table:table-cell table:formula="of:=CONCATENATE(&quot;{&quot;&quot;lat&quot;&quot;:&quot;;[.A356];&quot;,&quot;&quot;lon&quot;&quot;:&quot;;[.B356];&quot;,&quot;&quot;err&quot;&quot;:&quot;;[.C356];&quot;},&quot;)" office:value-type="string" office:string-value="{&quot;lat&quot;:55.71572354,&quot;lon&quot;:37.34688292,&quot;err&quot;:95.89}," calcext:value-type="string">
            <text:p>{"lat":55.71572354,"lon":37.34688292,"err":95.89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82.24</text:p>
          </table:table-cell>
          <table:table-cell table:formula="of:=CONCATENATE(&quot;{&quot;&quot;lat&quot;&quot;:&quot;;[.A357];&quot;,&quot;&quot;lon&quot;&quot;:&quot;;[.B357];&quot;,&quot;&quot;err&quot;&quot;:&quot;;[.C357];&quot;},&quot;)" office:value-type="string" office:string-value="{&quot;lat&quot;:55.71572354,&quot;lon&quot;:37.35167133,&quot;err&quot;:82.24}," calcext:value-type="string">
            <text:p>{"lat":55.71572354,"lon":37.35167133,"err":82.24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72.86</text:p>
          </table:table-cell>
          <table:table-cell table:formula="of:=CONCATENATE(&quot;{&quot;&quot;lat&quot;&quot;:&quot;;[.A358];&quot;,&quot;&quot;lon&quot;&quot;:&quot;;[.B358];&quot;,&quot;&quot;err&quot;&quot;:&quot;;[.C358];&quot;},&quot;)" office:value-type="string" office:string-value="{&quot;lat&quot;:55.71572354,&quot;lon&quot;:37.35645973,&quot;err&quot;:72.86}," calcext:value-type="string">
            <text:p>{"lat":55.71572354,"lon":37.35645973,"err":72.86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89.23</text:p>
          </table:table-cell>
          <table:table-cell table:formula="of:=CONCATENATE(&quot;{&quot;&quot;lat&quot;&quot;:&quot;;[.A359];&quot;,&quot;&quot;lon&quot;&quot;:&quot;;[.B359];&quot;,&quot;&quot;err&quot;&quot;:&quot;;[.C359];&quot;},&quot;)" office:value-type="string" office:string-value="{&quot;lat&quot;:55.71572354,&quot;lon&quot;:37.36124814,&quot;err&quot;:89.23}," calcext:value-type="string">
            <text:p>{"lat":55.71572354,"lon":37.36124814,"err":89.23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83.46</text:p>
          </table:table-cell>
          <table:table-cell table:formula="of:=CONCATENATE(&quot;{&quot;&quot;lat&quot;&quot;:&quot;;[.A360];&quot;,&quot;&quot;lon&quot;&quot;:&quot;;[.B360];&quot;,&quot;&quot;err&quot;&quot;:&quot;;[.C360];&quot;},&quot;)" office:value-type="string" office:string-value="{&quot;lat&quot;:55.71572354,&quot;lon&quot;:37.36603654,&quot;err&quot;:83.46}," calcext:value-type="string">
            <text:p>{"lat":55.71572354,"lon":37.36603654,"err":83.46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105.13</text:p>
          </table:table-cell>
          <table:table-cell table:formula="of:=CONCATENATE(&quot;{&quot;&quot;lat&quot;&quot;:&quot;;[.A361];&quot;,&quot;&quot;lon&quot;&quot;:&quot;;[.B361];&quot;,&quot;&quot;err&quot;&quot;:&quot;;[.C361];&quot;},&quot;)" office:value-type="string" office:string-value="{&quot;lat&quot;:55.71572354,&quot;lon&quot;:37.37082495,&quot;err&quot;:105.13}," calcext:value-type="string">
            <text:p>{"lat":55.71572354,"lon":37.37082495,"err":105.13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110.66</text:p>
          </table:table-cell>
          <table:table-cell table:formula="of:=CONCATENATE(&quot;{&quot;&quot;lat&quot;&quot;:&quot;;[.A362];&quot;,&quot;&quot;lon&quot;&quot;:&quot;;[.B362];&quot;,&quot;&quot;err&quot;&quot;:&quot;;[.C362];&quot;},&quot;)" office:value-type="string" office:string-value="{&quot;lat&quot;:55.71572354,&quot;lon&quot;:37.37561336,&quot;err&quot;:110.66}," calcext:value-type="string">
            <text:p>{"lat":55.71572354,"lon":37.37561336,"err":110.66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116.34</text:p>
          </table:table-cell>
          <table:table-cell table:formula="of:=CONCATENATE(&quot;{&quot;&quot;lat&quot;&quot;:&quot;;[.A363];&quot;,&quot;&quot;lon&quot;&quot;:&quot;;[.B363];&quot;,&quot;&quot;err&quot;&quot;:&quot;;[.C363];&quot;},&quot;)" office:value-type="string" office:string-value="{&quot;lat&quot;:55.71572354,&quot;lon&quot;:37.38040176,&quot;err&quot;:116.34}," calcext:value-type="string">
            <text:p>{"lat":55.71572354,"lon":37.38040176,"err":116.34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8519017</text:p>
          </table:table-cell>
          <table:table-cell office:value-type="string" calcext:value-type="string">
            <text:p>124.89</text:p>
          </table:table-cell>
          <table:table-cell table:formula="of:=CONCATENATE(&quot;{&quot;&quot;lat&quot;&quot;:&quot;;[.A364];&quot;,&quot;&quot;lon&quot;&quot;:&quot;;[.B364];&quot;,&quot;&quot;err&quot;&quot;:&quot;;[.C364];&quot;},&quot;)" office:value-type="string" office:string-value="{&quot;lat&quot;:55.71572354,&quot;lon&quot;:37.38519017,&quot;err&quot;:124.89}," calcext:value-type="string">
            <text:p>{"lat":55.71572354,"lon":37.38519017,"err":124.89},</text:p>
          </table:table-cell>
        </table:table-row>
        <table:table-row table:style-name="ro1">
          <table:table-cell office:value-type="string" calcext:value-type="string">
            <text:p>55.71572354</text:p>
          </table:table-cell>
          <table:table-cell office:value-type="string" calcext:value-type="string">
            <text:p>37.38997857</text:p>
          </table:table-cell>
          <table:table-cell office:value-type="string" calcext:value-type="string">
            <text:p>128.92</text:p>
          </table:table-cell>
          <table:table-cell table:formula="of:=CONCATENATE(&quot;{&quot;&quot;lat&quot;&quot;:&quot;;[.A365];&quot;,&quot;&quot;lon&quot;&quot;:&quot;;[.B365];&quot;,&quot;&quot;err&quot;&quot;:&quot;;[.C365];&quot;},&quot;)" office:value-type="string" office:string-value="{&quot;lat&quot;:55.71572354,&quot;lon&quot;:37.38997857,&quot;err&quot;:128.92}," calcext:value-type="string">
            <text:p>{"lat":55.71572354,"lon":37.38997857,"err":128.92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1336408</text:p>
          </table:table-cell>
          <table:table-cell office:value-type="string" calcext:value-type="string">
            <text:p>144.12</text:p>
          </table:table-cell>
          <table:table-cell table:formula="of:=CONCATENATE(&quot;{&quot;&quot;lat&quot;&quot;:&quot;;[.A366];&quot;,&quot;&quot;lon&quot;&quot;:&quot;;[.B366];&quot;,&quot;&quot;err&quot;&quot;:&quot;;[.C366];&quot;},&quot;)" office:value-type="string" office:string-value="{&quot;lat&quot;:55.71842296,&quot;lon&quot;:37.31336408,&quot;err&quot;:144.12}," calcext:value-type="string">
            <text:p>{"lat":55.71842296,"lon":37.31336408,"err":144.12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1815248</text:p>
          </table:table-cell>
          <table:table-cell office:value-type="string" calcext:value-type="string">
            <text:p>140.94</text:p>
          </table:table-cell>
          <table:table-cell table:formula="of:=CONCATENATE(&quot;{&quot;&quot;lat&quot;&quot;:&quot;;[.A367];&quot;,&quot;&quot;lon&quot;&quot;:&quot;;[.B367];&quot;,&quot;&quot;err&quot;&quot;:&quot;;[.C367];&quot;},&quot;)" office:value-type="string" office:string-value="{&quot;lat&quot;:55.71842296,&quot;lon&quot;:37.31815248,&quot;err&quot;:140.94}," calcext:value-type="string">
            <text:p>{"lat":55.71842296,"lon":37.31815248,"err":140.94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133.75</text:p>
          </table:table-cell>
          <table:table-cell table:formula="of:=CONCATENATE(&quot;{&quot;&quot;lat&quot;&quot;:&quot;;[.A368];&quot;,&quot;&quot;lon&quot;&quot;:&quot;;[.B368];&quot;,&quot;&quot;err&quot;&quot;:&quot;;[.C368];&quot;},&quot;)" office:value-type="string" office:string-value="{&quot;lat&quot;:55.71842296,&quot;lon&quot;:37.32294089,&quot;err&quot;:133.75}," calcext:value-type="string">
            <text:p>{"lat":55.71842296,"lon":37.32294089,"err":133.75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106.43</text:p>
          </table:table-cell>
          <table:table-cell table:formula="of:=CONCATENATE(&quot;{&quot;&quot;lat&quot;&quot;:&quot;;[.A369];&quot;,&quot;&quot;lon&quot;&quot;:&quot;;[.B369];&quot;,&quot;&quot;err&quot;&quot;:&quot;;[.C369];&quot;},&quot;)" office:value-type="string" office:string-value="{&quot;lat&quot;:55.71842296,&quot;lon&quot;:37.3277293,&quot;err&quot;:106.43}," calcext:value-type="string">
            <text:p>{"lat":55.71842296,"lon":37.3277293,"err":106.43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95.26</text:p>
          </table:table-cell>
          <table:table-cell table:formula="of:=CONCATENATE(&quot;{&quot;&quot;lat&quot;&quot;:&quot;;[.A370];&quot;,&quot;&quot;lon&quot;&quot;:&quot;;[.B370];&quot;,&quot;&quot;err&quot;&quot;:&quot;;[.C370];&quot;},&quot;)" office:value-type="string" office:string-value="{&quot;lat&quot;:55.71842296,&quot;lon&quot;:37.3325177,&quot;err&quot;:95.26}," calcext:value-type="string">
            <text:p>{"lat":55.71842296,"lon":37.3325177,"err":95.26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101.54</text:p>
          </table:table-cell>
          <table:table-cell table:formula="of:=CONCATENATE(&quot;{&quot;&quot;lat&quot;&quot;:&quot;;[.A371];&quot;,&quot;&quot;lon&quot;&quot;:&quot;;[.B371];&quot;,&quot;&quot;err&quot;&quot;:&quot;;[.C371];&quot;},&quot;)" office:value-type="string" office:string-value="{&quot;lat&quot;:55.71842296,&quot;lon&quot;:37.33730611,&quot;err&quot;:101.54}," calcext:value-type="string">
            <text:p>{"lat":55.71842296,"lon":37.33730611,"err":101.54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118.99</text:p>
          </table:table-cell>
          <table:table-cell table:formula="of:=CONCATENATE(&quot;{&quot;&quot;lat&quot;&quot;:&quot;;[.A372];&quot;,&quot;&quot;lon&quot;&quot;:&quot;;[.B372];&quot;,&quot;&quot;err&quot;&quot;:&quot;;[.C372];&quot;},&quot;)" office:value-type="string" office:string-value="{&quot;lat&quot;:55.71842296,&quot;lon&quot;:37.34209451,&quot;err&quot;:118.99}," calcext:value-type="string">
            <text:p>{"lat":55.71842296,"lon":37.34209451,"err":118.99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112.5</text:p>
          </table:table-cell>
          <table:table-cell table:formula="of:=CONCATENATE(&quot;{&quot;&quot;lat&quot;&quot;:&quot;;[.A373];&quot;,&quot;&quot;lon&quot;&quot;:&quot;;[.B373];&quot;,&quot;&quot;err&quot;&quot;:&quot;;[.C373];&quot;},&quot;)" office:value-type="string" office:string-value="{&quot;lat&quot;:55.71842296,&quot;lon&quot;:37.34688292,&quot;err&quot;:112.5}," calcext:value-type="string">
            <text:p>{"lat":55.71842296,"lon":37.34688292,"err":112.5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90.97</text:p>
          </table:table-cell>
          <table:table-cell table:formula="of:=CONCATENATE(&quot;{&quot;&quot;lat&quot;&quot;:&quot;;[.A374];&quot;,&quot;&quot;lon&quot;&quot;:&quot;;[.B374];&quot;,&quot;&quot;err&quot;&quot;:&quot;;[.C374];&quot;},&quot;)" office:value-type="string" office:string-value="{&quot;lat&quot;:55.71842296,&quot;lon&quot;:37.35167133,&quot;err&quot;:90.97}," calcext:value-type="string">
            <text:p>{"lat":55.71842296,"lon":37.35167133,"err":90.97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84.37</text:p>
          </table:table-cell>
          <table:table-cell table:formula="of:=CONCATENATE(&quot;{&quot;&quot;lat&quot;&quot;:&quot;;[.A375];&quot;,&quot;&quot;lon&quot;&quot;:&quot;;[.B375];&quot;,&quot;&quot;err&quot;&quot;:&quot;;[.C375];&quot;},&quot;)" office:value-type="string" office:string-value="{&quot;lat&quot;:55.71842296,&quot;lon&quot;:37.35645973,&quot;err&quot;:84.37}," calcext:value-type="string">
            <text:p>{"lat":55.71842296,"lon":37.35645973,"err":84.37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96.67</text:p>
          </table:table-cell>
          <table:table-cell table:formula="of:=CONCATENATE(&quot;{&quot;&quot;lat&quot;&quot;:&quot;;[.A376];&quot;,&quot;&quot;lon&quot;&quot;:&quot;;[.B376];&quot;,&quot;&quot;err&quot;&quot;:&quot;;[.C376];&quot;},&quot;)" office:value-type="string" office:string-value="{&quot;lat&quot;:55.71842296,&quot;lon&quot;:37.36124814,&quot;err&quot;:96.67}," calcext:value-type="string">
            <text:p>{"lat":55.71842296,"lon":37.36124814,"err":96.67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98.52</text:p>
          </table:table-cell>
          <table:table-cell table:formula="of:=CONCATENATE(&quot;{&quot;&quot;lat&quot;&quot;:&quot;;[.A377];&quot;,&quot;&quot;lon&quot;&quot;:&quot;;[.B377];&quot;,&quot;&quot;err&quot;&quot;:&quot;;[.C377];&quot;},&quot;)" office:value-type="string" office:string-value="{&quot;lat&quot;:55.71842296,&quot;lon&quot;:37.36603654,&quot;err&quot;:98.52}," calcext:value-type="string">
            <text:p>{"lat":55.71842296,"lon":37.36603654,"err":98.52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116.67</text:p>
          </table:table-cell>
          <table:table-cell table:formula="of:=CONCATENATE(&quot;{&quot;&quot;lat&quot;&quot;:&quot;;[.A378];&quot;,&quot;&quot;lon&quot;&quot;:&quot;;[.B378];&quot;,&quot;&quot;err&quot;&quot;:&quot;;[.C378];&quot;},&quot;)" office:value-type="string" office:string-value="{&quot;lat&quot;:55.71842296,&quot;lon&quot;:37.37082495,&quot;err&quot;:116.67}," calcext:value-type="string">
            <text:p>{"lat":55.71842296,"lon":37.37082495,"err":116.67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113.02</text:p>
          </table:table-cell>
          <table:table-cell table:formula="of:=CONCATENATE(&quot;{&quot;&quot;lat&quot;&quot;:&quot;;[.A379];&quot;,&quot;&quot;lon&quot;&quot;:&quot;;[.B379];&quot;,&quot;&quot;err&quot;&quot;:&quot;;[.C379];&quot;},&quot;)" office:value-type="string" office:string-value="{&quot;lat&quot;:55.71842296,&quot;lon&quot;:37.37561336,&quot;err&quot;:113.02}," calcext:value-type="string">
            <text:p>{"lat":55.71842296,"lon":37.37561336,"err":113.02},</text:p>
          </table:table-cell>
        </table:table-row>
        <table:table-row table:style-name="ro1">
          <table:table-cell office:value-type="string" calcext:value-type="string">
            <text:p>55.71842296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121.42</text:p>
          </table:table-cell>
          <table:table-cell table:formula="of:=CONCATENATE(&quot;{&quot;&quot;lat&quot;&quot;:&quot;;[.A380];&quot;,&quot;&quot;lon&quot;&quot;:&quot;;[.B380];&quot;,&quot;&quot;err&quot;&quot;:&quot;;[.C380];&quot;},&quot;)" office:value-type="string" office:string-value="{&quot;lat&quot;:55.71842296,&quot;lon&quot;:37.38040176,&quot;err&quot;:121.42}," calcext:value-type="string">
            <text:p>{"lat":55.71842296,"lon":37.38040176,"err":121.42},</text:p>
          </table:table-cell>
        </table:table-row>
        <table:table-row table:style-name="ro1">
          <table:table-cell office:value-type="string" calcext:value-type="string">
            <text:p>55.72112238</text:p>
          </table:table-cell>
          <table:table-cell office:value-type="string" calcext:value-type="string">
            <text:p>37.32294089</text:p>
          </table:table-cell>
          <table:table-cell office:value-type="string" calcext:value-type="string">
            <text:p>124.17</text:p>
          </table:table-cell>
          <table:table-cell table:formula="of:=CONCATENATE(&quot;{&quot;&quot;lat&quot;&quot;:&quot;;[.A381];&quot;,&quot;&quot;lon&quot;&quot;:&quot;;[.B381];&quot;,&quot;&quot;err&quot;&quot;:&quot;;[.C381];&quot;},&quot;)" office:value-type="string" office:string-value="{&quot;lat&quot;:55.72112238,&quot;lon&quot;:37.32294089,&quot;err&quot;:124.17}," calcext:value-type="string">
            <text:p>{"lat":55.72112238,"lon":37.32294089,"err":124.17},</text:p>
          </table:table-cell>
        </table:table-row>
        <table:table-row table:style-name="ro1">
          <table:table-cell office:value-type="string" calcext:value-type="string">
            <text:p>55.72112238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143.98</text:p>
          </table:table-cell>
          <table:table-cell table:formula="of:=CONCATENATE(&quot;{&quot;&quot;lat&quot;&quot;:&quot;;[.A382];&quot;,&quot;&quot;lon&quot;&quot;:&quot;;[.B382];&quot;,&quot;&quot;err&quot;&quot;:&quot;;[.C382];&quot;},&quot;)" office:value-type="string" office:string-value="{&quot;lat&quot;:55.72112238,&quot;lon&quot;:37.3277293,&quot;err&quot;:143.98}," calcext:value-type="string">
            <text:p>{"lat":55.72112238,"lon":37.3277293,"err":143.98},</text:p>
          </table:table-cell>
        </table:table-row>
        <table:table-row table:style-name="ro1">
          <table:table-cell office:value-type="string" calcext:value-type="string">
            <text:p>55.72112238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137.19</text:p>
          </table:table-cell>
          <table:table-cell table:formula="of:=CONCATENATE(&quot;{&quot;&quot;lat&quot;&quot;:&quot;;[.A383];&quot;,&quot;&quot;lon&quot;&quot;:&quot;;[.B383];&quot;,&quot;&quot;err&quot;&quot;:&quot;;[.C383];&quot;},&quot;)" office:value-type="string" office:string-value="{&quot;lat&quot;:55.72112238,&quot;lon&quot;:37.3325177,&quot;err&quot;:137.19}," calcext:value-type="string">
            <text:p>{"lat":55.72112238,"lon":37.3325177,"err":137.19},</text:p>
          </table:table-cell>
        </table:table-row>
        <table:table-row table:style-name="ro1">
          <table:table-cell office:value-type="string" calcext:value-type="string">
            <text:p>55.72112238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133.79</text:p>
          </table:table-cell>
          <table:table-cell table:formula="of:=CONCATENATE(&quot;{&quot;&quot;lat&quot;&quot;:&quot;;[.A384];&quot;,&quot;&quot;lon&quot;&quot;:&quot;;[.B384];&quot;,&quot;&quot;err&quot;&quot;:&quot;;[.C384];&quot;},&quot;)" office:value-type="string" office:string-value="{&quot;lat&quot;:55.72112238,&quot;lon&quot;:37.33730611,&quot;err&quot;:133.79}," calcext:value-type="string">
            <text:p>{"lat":55.72112238,"lon":37.33730611,"err":133.79},</text:p>
          </table:table-cell>
        </table:table-row>
        <table:table-row table:style-name="ro1">
          <table:table-cell office:value-type="string" calcext:value-type="string">
            <text:p>55.72112238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118.66</text:p>
          </table:table-cell>
          <table:table-cell table:formula="of:=CONCATENATE(&quot;{&quot;&quot;lat&quot;&quot;:&quot;;[.A385];&quot;,&quot;&quot;lon&quot;&quot;:&quot;;[.B385];&quot;,&quot;&quot;err&quot;&quot;:&quot;;[.C385];&quot;},&quot;)" office:value-type="string" office:string-value="{&quot;lat&quot;:55.72112238,&quot;lon&quot;:37.34209451,&quot;err&quot;:118.66}," calcext:value-type="string">
            <text:p>{"lat":55.72112238,"lon":37.34209451,"err":118.66},</text:p>
          </table:table-cell>
        </table:table-row>
        <table:table-row table:style-name="ro1">
          <table:table-cell office:value-type="string" calcext:value-type="string">
            <text:p>55.72112238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103.69</text:p>
          </table:table-cell>
          <table:table-cell table:formula="of:=CONCATENATE(&quot;{&quot;&quot;lat&quot;&quot;:&quot;;[.A386];&quot;,&quot;&quot;lon&quot;&quot;:&quot;;[.B386];&quot;,&quot;&quot;err&quot;&quot;:&quot;;[.C386];&quot;},&quot;)" office:value-type="string" office:string-value="{&quot;lat&quot;:55.72112238,&quot;lon&quot;:37.34688292,&quot;err&quot;:103.69}," calcext:value-type="string">
            <text:p>{"lat":55.72112238,"lon":37.34688292,"err":103.69},</text:p>
          </table:table-cell>
        </table:table-row>
        <table:table-row table:style-name="ro1">
          <table:table-cell office:value-type="string" calcext:value-type="string">
            <text:p>55.72112238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121.39</text:p>
          </table:table-cell>
          <table:table-cell table:formula="of:=CONCATENATE(&quot;{&quot;&quot;lat&quot;&quot;:&quot;;[.A387];&quot;,&quot;&quot;lon&quot;&quot;:&quot;;[.B387];&quot;,&quot;&quot;err&quot;&quot;:&quot;;[.C387];&quot;},&quot;)" office:value-type="string" office:string-value="{&quot;lat&quot;:55.72112238,&quot;lon&quot;:37.35167133,&quot;err&quot;:121.39}," calcext:value-type="string">
            <text:p>{"lat":55.72112238,"lon":37.35167133,"err":121.39},</text:p>
          </table:table-cell>
        </table:table-row>
        <table:table-row table:style-name="ro1">
          <table:table-cell office:value-type="string" calcext:value-type="string">
            <text:p>55.72112238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111.23</text:p>
          </table:table-cell>
          <table:table-cell table:formula="of:=CONCATENATE(&quot;{&quot;&quot;lat&quot;&quot;:&quot;;[.A388];&quot;,&quot;&quot;lon&quot;&quot;:&quot;;[.B388];&quot;,&quot;&quot;err&quot;&quot;:&quot;;[.C388];&quot;},&quot;)" office:value-type="string" office:string-value="{&quot;lat&quot;:55.72112238,&quot;lon&quot;:37.35645973,&quot;err&quot;:111.23}," calcext:value-type="string">
            <text:p>{"lat":55.72112238,"lon":37.35645973,"err":111.23},</text:p>
          </table:table-cell>
        </table:table-row>
        <table:table-row table:style-name="ro1">
          <table:table-cell office:value-type="string" calcext:value-type="string">
            <text:p>55.72112238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131.24</text:p>
          </table:table-cell>
          <table:table-cell table:formula="of:=CONCATENATE(&quot;{&quot;&quot;lat&quot;&quot;:&quot;;[.A389];&quot;,&quot;&quot;lon&quot;&quot;:&quot;;[.B389];&quot;,&quot;&quot;err&quot;&quot;:&quot;;[.C389];&quot;},&quot;)" office:value-type="string" office:string-value="{&quot;lat&quot;:55.72112238,&quot;lon&quot;:37.36124814,&quot;err&quot;:131.24}," calcext:value-type="string">
            <text:p>{"lat":55.72112238,"lon":37.36124814,"err":131.24},</text:p>
          </table:table-cell>
        </table:table-row>
        <table:table-row table:style-name="ro1">
          <table:table-cell office:value-type="string" calcext:value-type="string">
            <text:p>55.72112238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127.9</text:p>
          </table:table-cell>
          <table:table-cell table:formula="of:=CONCATENATE(&quot;{&quot;&quot;lat&quot;&quot;:&quot;;[.A390];&quot;,&quot;&quot;lon&quot;&quot;:&quot;;[.B390];&quot;,&quot;&quot;err&quot;&quot;:&quot;;[.C390];&quot;},&quot;)" office:value-type="string" office:string-value="{&quot;lat&quot;:55.72112238,&quot;lon&quot;:37.36603654,&quot;err&quot;:127.9}," calcext:value-type="string">
            <text:p>{"lat":55.72112238,"lon":37.36603654,"err":127.9},</text:p>
          </table:table-cell>
        </table:table-row>
        <table:table-row table:style-name="ro1">
          <table:table-cell office:value-type="string" calcext:value-type="string">
            <text:p>55.72112238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100.65</text:p>
          </table:table-cell>
          <table:table-cell table:formula="of:=CONCATENATE(&quot;{&quot;&quot;lat&quot;&quot;:&quot;;[.A391];&quot;,&quot;&quot;lon&quot;&quot;:&quot;;[.B391];&quot;,&quot;&quot;err&quot;&quot;:&quot;;[.C391];&quot;},&quot;)" office:value-type="string" office:string-value="{&quot;lat&quot;:55.72112238,&quot;lon&quot;:37.37082495,&quot;err&quot;:100.65}," calcext:value-type="string">
            <text:p>{"lat":55.72112238,"lon":37.37082495,"err":100.65},</text:p>
          </table:table-cell>
        </table:table-row>
        <table:table-row table:style-name="ro1">
          <table:table-cell office:value-type="string" calcext:value-type="string">
            <text:p>55.72112238</text:p>
          </table:table-cell>
          <table:table-cell office:value-type="string" calcext:value-type="string">
            <text:p>37.37561336</text:p>
          </table:table-cell>
          <table:table-cell office:value-type="string" calcext:value-type="string">
            <text:p>143.24</text:p>
          </table:table-cell>
          <table:table-cell table:formula="of:=CONCATENATE(&quot;{&quot;&quot;lat&quot;&quot;:&quot;;[.A392];&quot;,&quot;&quot;lon&quot;&quot;:&quot;;[.B392];&quot;,&quot;&quot;err&quot;&quot;:&quot;;[.C392];&quot;},&quot;)" office:value-type="string" office:string-value="{&quot;lat&quot;:55.72112238,&quot;lon&quot;:37.37561336,&quot;err&quot;:143.24}," calcext:value-type="string">
            <text:p>{"lat":55.72112238,"lon":37.37561336,"err":143.24},</text:p>
          </table:table-cell>
        </table:table-row>
        <table:table-row table:style-name="ro1">
          <table:table-cell office:value-type="string" calcext:value-type="string">
            <text:p>55.72112238</text:p>
          </table:table-cell>
          <table:table-cell office:value-type="string" calcext:value-type="string">
            <text:p>37.38040176</text:p>
          </table:table-cell>
          <table:table-cell office:value-type="string" calcext:value-type="string">
            <text:p>122.8</text:p>
          </table:table-cell>
          <table:table-cell table:formula="of:=CONCATENATE(&quot;{&quot;&quot;lat&quot;&quot;:&quot;;[.A393];&quot;,&quot;&quot;lon&quot;&quot;:&quot;;[.B393];&quot;,&quot;&quot;err&quot;&quot;:&quot;;[.C393];&quot;},&quot;)" office:value-type="string" office:string-value="{&quot;lat&quot;:55.72112238,&quot;lon&quot;:37.38040176,&quot;err&quot;:122.8}," calcext:value-type="string">
            <text:p>{"lat":55.72112238,"lon":37.38040176,"err":122.8},</text:p>
          </table:table-cell>
        </table:table-row>
        <table:table-row table:style-name="ro1">
          <table:table-cell office:value-type="string" calcext:value-type="string">
            <text:p>55.72382181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138.57</text:p>
          </table:table-cell>
          <table:table-cell table:formula="of:=CONCATENATE(&quot;{&quot;&quot;lat&quot;&quot;:&quot;;[.A394];&quot;,&quot;&quot;lon&quot;&quot;:&quot;;[.B394];&quot;,&quot;&quot;err&quot;&quot;:&quot;;[.C394];&quot;},&quot;)" office:value-type="string" office:string-value="{&quot;lat&quot;:55.72382181,&quot;lon&quot;:37.3277293,&quot;err&quot;:138.57}," calcext:value-type="string">
            <text:p>{"lat":55.72382181,"lon":37.3277293,"err":138.57},</text:p>
          </table:table-cell>
        </table:table-row>
        <table:table-row table:style-name="ro1">
          <table:table-cell office:value-type="string" calcext:value-type="string">
            <text:p>55.72382181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142.3</text:p>
          </table:table-cell>
          <table:table-cell table:formula="of:=CONCATENATE(&quot;{&quot;&quot;lat&quot;&quot;:&quot;;[.A395];&quot;,&quot;&quot;lon&quot;&quot;:&quot;;[.B395];&quot;,&quot;&quot;err&quot;&quot;:&quot;;[.C395];&quot;},&quot;)" office:value-type="string" office:string-value="{&quot;lat&quot;:55.72382181,&quot;lon&quot;:37.3325177,&quot;err&quot;:142.3}," calcext:value-type="string">
            <text:p>{"lat":55.72382181,"lon":37.3325177,"err":142.3},</text:p>
          </table:table-cell>
        </table:table-row>
        <table:table-row table:style-name="ro1">
          <table:table-cell office:value-type="string" calcext:value-type="string">
            <text:p>55.72382181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125.11</text:p>
          </table:table-cell>
          <table:table-cell table:formula="of:=CONCATENATE(&quot;{&quot;&quot;lat&quot;&quot;:&quot;;[.A396];&quot;,&quot;&quot;lon&quot;&quot;:&quot;;[.B396];&quot;,&quot;&quot;err&quot;&quot;:&quot;;[.C396];&quot;},&quot;)" office:value-type="string" office:string-value="{&quot;lat&quot;:55.72382181,&quot;lon&quot;:37.33730611,&quot;err&quot;:125.11}," calcext:value-type="string">
            <text:p>{"lat":55.72382181,"lon":37.33730611,"err":125.11},</text:p>
          </table:table-cell>
        </table:table-row>
        <table:table-row table:style-name="ro1">
          <table:table-cell office:value-type="string" calcext:value-type="string">
            <text:p>55.72382181</text:p>
          </table:table-cell>
          <table:table-cell office:value-type="string" calcext:value-type="string">
            <text:p>37.35167133</text:p>
          </table:table-cell>
          <table:table-cell office:value-type="string" calcext:value-type="string">
            <text:p>123.19</text:p>
          </table:table-cell>
          <table:table-cell table:formula="of:=CONCATENATE(&quot;{&quot;&quot;lat&quot;&quot;:&quot;;[.A397];&quot;,&quot;&quot;lon&quot;&quot;:&quot;;[.B397];&quot;,&quot;&quot;err&quot;&quot;:&quot;;[.C397];&quot;},&quot;)" office:value-type="string" office:string-value="{&quot;lat&quot;:55.72382181,&quot;lon&quot;:37.35167133,&quot;err&quot;:123.19}," calcext:value-type="string">
            <text:p>{"lat":55.72382181,"lon":37.35167133,"err":123.19},</text:p>
          </table:table-cell>
        </table:table-row>
        <table:table-row table:style-name="ro1">
          <table:table-cell office:value-type="string" calcext:value-type="string">
            <text:p>55.72382181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136.16</text:p>
          </table:table-cell>
          <table:table-cell table:formula="of:=CONCATENATE(&quot;{&quot;&quot;lat&quot;&quot;:&quot;;[.A398];&quot;,&quot;&quot;lon&quot;&quot;:&quot;;[.B398];&quot;,&quot;&quot;err&quot;&quot;:&quot;;[.C398];&quot;},&quot;)" office:value-type="string" office:string-value="{&quot;lat&quot;:55.72382181,&quot;lon&quot;:37.35645973,&quot;err&quot;:136.16}," calcext:value-type="string">
            <text:p>{"lat":55.72382181,"lon":37.35645973,"err":136.16},</text:p>
          </table:table-cell>
        </table:table-row>
        <table:table-row table:style-name="ro1">
          <table:table-cell office:value-type="string" calcext:value-type="string">
            <text:p>55.72382181</text:p>
          </table:table-cell>
          <table:table-cell office:value-type="string" calcext:value-type="string">
            <text:p>37.36124814</text:p>
          </table:table-cell>
          <table:table-cell office:value-type="string" calcext:value-type="string">
            <text:p>116.33</text:p>
          </table:table-cell>
          <table:table-cell table:formula="of:=CONCATENATE(&quot;{&quot;&quot;lat&quot;&quot;:&quot;;[.A399];&quot;,&quot;&quot;lon&quot;&quot;:&quot;;[.B399];&quot;,&quot;&quot;err&quot;&quot;:&quot;;[.C399];&quot;},&quot;)" office:value-type="string" office:string-value="{&quot;lat&quot;:55.72382181,&quot;lon&quot;:37.36124814,&quot;err&quot;:116.33}," calcext:value-type="string">
            <text:p>{"lat":55.72382181,"lon":37.36124814,"err":116.33},</text:p>
          </table:table-cell>
        </table:table-row>
        <table:table-row table:style-name="ro1">
          <table:table-cell office:value-type="string" calcext:value-type="string">
            <text:p>55.72382181</text:p>
          </table:table-cell>
          <table:table-cell office:value-type="string" calcext:value-type="string">
            <text:p>37.37082495</text:p>
          </table:table-cell>
          <table:table-cell office:value-type="string" calcext:value-type="string">
            <text:p>127.96</text:p>
          </table:table-cell>
          <table:table-cell table:formula="of:=CONCATENATE(&quot;{&quot;&quot;lat&quot;&quot;:&quot;;[.A400];&quot;,&quot;&quot;lon&quot;&quot;:&quot;;[.B400];&quot;,&quot;&quot;err&quot;&quot;:&quot;;[.C400];&quot;},&quot;)" office:value-type="string" office:string-value="{&quot;lat&quot;:55.72382181,&quot;lon&quot;:37.37082495,&quot;err&quot;:127.96}," calcext:value-type="string">
            <text:p>{"lat":55.72382181,"lon":37.37082495,"err":127.96},</text:p>
          </table:table-cell>
        </table:table-row>
        <table:table-row table:style-name="ro1">
          <table:table-cell office:value-type="string" calcext:value-type="string">
            <text:p>55.72652123</text:p>
          </table:table-cell>
          <table:table-cell office:value-type="string" calcext:value-type="string">
            <text:p>37.3277293</text:p>
          </table:table-cell>
          <table:table-cell office:value-type="string" calcext:value-type="string">
            <text:p>142.89</text:p>
          </table:table-cell>
          <table:table-cell table:formula="of:=CONCATENATE(&quot;{&quot;&quot;lat&quot;&quot;:&quot;;[.A401];&quot;,&quot;&quot;lon&quot;&quot;:&quot;;[.B401];&quot;,&quot;&quot;err&quot;&quot;:&quot;;[.C401];&quot;},&quot;)" office:value-type="string" office:string-value="{&quot;lat&quot;:55.72652123,&quot;lon&quot;:37.3277293,&quot;err&quot;:142.89}," calcext:value-type="string">
            <text:p>{"lat":55.72652123,"lon":37.3277293,"err":142.89},</text:p>
          </table:table-cell>
        </table:table-row>
        <table:table-row table:style-name="ro1">
          <table:table-cell office:value-type="string" calcext:value-type="string">
            <text:p>55.72652123</text:p>
          </table:table-cell>
          <table:table-cell office:value-type="string" calcext:value-type="string">
            <text:p>37.33730611</text:p>
          </table:table-cell>
          <table:table-cell office:value-type="string" calcext:value-type="string">
            <text:p>146.76</text:p>
          </table:table-cell>
          <table:table-cell table:formula="of:=CONCATENATE(&quot;{&quot;&quot;lat&quot;&quot;:&quot;;[.A402];&quot;,&quot;&quot;lon&quot;&quot;:&quot;;[.B402];&quot;,&quot;&quot;err&quot;&quot;:&quot;;[.C402];&quot;},&quot;)" office:value-type="string" office:string-value="{&quot;lat&quot;:55.72652123,&quot;lon&quot;:37.33730611,&quot;err&quot;:146.76}," calcext:value-type="string">
            <text:p>{"lat":55.72652123,"lon":37.33730611,"err":146.76},</text:p>
          </table:table-cell>
        </table:table-row>
        <table:table-row table:style-name="ro1">
          <table:table-cell office:value-type="string" calcext:value-type="string">
            <text:p>55.72652123</text:p>
          </table:table-cell>
          <table:table-cell office:value-type="string" calcext:value-type="string">
            <text:p>37.34688292</text:p>
          </table:table-cell>
          <table:table-cell office:value-type="string" calcext:value-type="string">
            <text:p>143.65</text:p>
          </table:table-cell>
          <table:table-cell table:formula="of:=CONCATENATE(&quot;{&quot;&quot;lat&quot;&quot;:&quot;;[.A403];&quot;,&quot;&quot;lon&quot;&quot;:&quot;;[.B403];&quot;,&quot;&quot;err&quot;&quot;:&quot;;[.C403];&quot;},&quot;)" office:value-type="string" office:string-value="{&quot;lat&quot;:55.72652123,&quot;lon&quot;:37.34688292,&quot;err&quot;:143.65}," calcext:value-type="string">
            <text:p>{"lat":55.72652123,"lon":37.34688292,"err":143.65},</text:p>
          </table:table-cell>
        </table:table-row>
        <table:table-row table:style-name="ro1">
          <table:table-cell office:value-type="string" calcext:value-type="string">
            <text:p>55.72652123</text:p>
          </table:table-cell>
          <table:table-cell office:value-type="string" calcext:value-type="string">
            <text:p>37.35645973</text:p>
          </table:table-cell>
          <table:table-cell office:value-type="string" calcext:value-type="string">
            <text:p>126.61</text:p>
          </table:table-cell>
          <table:table-cell table:formula="of:=CONCATENATE(&quot;{&quot;&quot;lat&quot;&quot;:&quot;;[.A404];&quot;,&quot;&quot;lon&quot;&quot;:&quot;;[.B404];&quot;,&quot;&quot;err&quot;&quot;:&quot;;[.C404];&quot;},&quot;)" office:value-type="string" office:string-value="{&quot;lat&quot;:55.72652123,&quot;lon&quot;:37.35645973,&quot;err&quot;:126.61}," calcext:value-type="string">
            <text:p>{"lat":55.72652123,"lon":37.35645973,"err":126.61},</text:p>
          </table:table-cell>
        </table:table-row>
        <table:table-row table:style-name="ro1">
          <table:table-cell office:value-type="string" calcext:value-type="string">
            <text:p>55.72652123</text:p>
          </table:table-cell>
          <table:table-cell office:value-type="string" calcext:value-type="string">
            <text:p>37.36603654</text:p>
          </table:table-cell>
          <table:table-cell office:value-type="string" calcext:value-type="string">
            <text:p>142.51</text:p>
          </table:table-cell>
          <table:table-cell table:formula="of:=CONCATENATE(&quot;{&quot;&quot;lat&quot;&quot;:&quot;;[.A405];&quot;,&quot;&quot;lon&quot;&quot;:&quot;;[.B405];&quot;,&quot;&quot;err&quot;&quot;:&quot;;[.C405];&quot;},&quot;)" office:value-type="string" office:string-value="{&quot;lat&quot;:55.72652123,&quot;lon&quot;:37.36603654,&quot;err&quot;:142.51}," calcext:value-type="string">
            <text:p>{"lat":55.72652123,"lon":37.36603654,"err":142.51},</text:p>
          </table:table-cell>
        </table:table-row>
        <table:table-row table:style-name="ro1">
          <table:table-cell office:value-type="string" calcext:value-type="string">
            <text:p>55.72922065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123.12</text:p>
          </table:table-cell>
          <table:table-cell table:formula="of:=CONCATENATE(&quot;{&quot;&quot;lat&quot;&quot;:&quot;;[.A406];&quot;,&quot;&quot;lon&quot;&quot;:&quot;;[.B406];&quot;,&quot;&quot;err&quot;&quot;:&quot;;[.C406];&quot;},&quot;)" office:value-type="string" office:string-value="{&quot;lat&quot;:55.72922065,&quot;lon&quot;:37.34209451,&quot;err&quot;:123.12}," calcext:value-type="string">
            <text:p>{"lat":55.72922065,"lon":37.34209451,"err":123.12},</text:p>
          </table:table-cell>
        </table:table-row>
        <table:table-row table:style-name="ro1">
          <table:table-cell office:value-type="string" calcext:value-type="string">
            <text:p>55.7346195</text:p>
          </table:table-cell>
          <table:table-cell office:value-type="string" calcext:value-type="string">
            <text:p>37.3325177</text:p>
          </table:table-cell>
          <table:table-cell office:value-type="string" calcext:value-type="string">
            <text:p>44.03</text:p>
          </table:table-cell>
          <table:table-cell table:formula="of:=CONCATENATE(&quot;{&quot;&quot;lat&quot;&quot;:&quot;;[.A407];&quot;,&quot;&quot;lon&quot;&quot;:&quot;;[.B407];&quot;,&quot;&quot;err&quot;&quot;:&quot;;[.C407];&quot;},&quot;)" office:value-type="string" office:string-value="{&quot;lat&quot;:55.7346195,&quot;lon&quot;:37.3325177,&quot;err&quot;:44.03}," calcext:value-type="string">
            <text:p>{"lat":55.7346195,"lon":37.3325177,"err":44.03},</text:p>
          </table:table-cell>
        </table:table-row>
        <table:table-row table:style-name="ro1">
          <table:table-cell office:value-type="string" calcext:value-type="string">
            <text:p>55.7346195</text:p>
          </table:table-cell>
          <table:table-cell office:value-type="string" calcext:value-type="string">
            <text:p>37.34209451</text:p>
          </table:table-cell>
          <table:table-cell office:value-type="string" calcext:value-type="string">
            <text:p>126.76</text:p>
          </table:table-cell>
          <table:table-cell table:formula="of:=CONCATENATE(&quot;{&quot;&quot;lat&quot;&quot;:&quot;;[.A408];&quot;,&quot;&quot;lon&quot;&quot;:&quot;;[.B408];&quot;,&quot;&quot;err&quot;&quot;:&quot;;[.C408];&quot;},&quot;)" office:value-type="string" office:string-value="{&quot;lat&quot;:55.7346195,&quot;lon&quot;:37.34209451,&quot;err&quot;:126.76}," calcext:value-type="string">
            <text:p>{"lat":55.7346195,"lon":37.34209451,"err":126.76},</text:p>
          </table:table-cell>
        </table:table-row>
        <table:table-row table:style-name="ro1">
          <table:table-cell office:value-type="string" calcext:value-type="string">
            <text:p>55.7346195</text:p>
          </table:table-cell>
          <table:table-cell office:value-type="string" calcext:value-type="string">
            <text:p>37.4091322</text:p>
          </table:table-cell>
          <table:table-cell office:value-type="string" calcext:value-type="string">
            <text:p>21.35</text:p>
          </table:table-cell>
          <table:table-cell table:formula="of:=CONCATENATE(&quot;{&quot;&quot;lat&quot;&quot;:&quot;;[.A409];&quot;,&quot;&quot;lon&quot;&quot;:&quot;;[.B409];&quot;,&quot;&quot;err&quot;&quot;:&quot;;[.C409];&quot;},&quot;)" office:value-type="string" office:string-value="{&quot;lat&quot;:55.7346195,&quot;lon&quot;:37.4091322,&quot;err&quot;:21.35}," calcext:value-type="string">
            <text:p>{"lat":55.7346195,"lon":37.4091322,"err":21.35},</text:p>
          </table:table-cell>
        </table:table-row>
      </table:table>
      <table:named-expressions/>
      <table:database-ranges>
        <table:database-range table:name="__Anonymous_Sheet_DB__0" table:target-range-address="zonaMLAT_S.A1:zonaMLAT_S.C1947" table:display-filter-buttons="true">
          <table:filter>
            <table:filter-and>
              <table:filter-condition table:field-number="2" table:data-type="number" table:value="150" table:operator="&lt;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2-05-25T05:38:17.857367349</dc:date>
    <meta:editing-duration>PT16H21M5S</meta:editing-duration>
    <meta:editing-cycles>2</meta:editing-cycles>
    <meta:document-statistic meta:table-count="2" meta:cell-count="7475" meta:object-count="0"/>
    <meta:generator>LibreOffice/6.4.7.2$Linux_X86_64 LibreOffice_project/72d9d5113b23a0ed474720f9d366fcde9a2744dd</meta:generator>
  </office:meta>
</office:document-meta>
</file>